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62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4.108cm"/>
    </style:style>
    <style:style style:name="co10" style:family="table-column">
      <style:table-column-properties fo:break-before="auto" style:column-width="4.274cm"/>
    </style:style>
    <style:style style:name="co11" style:family="table-column">
      <style:table-column-properties fo:break-before="auto" style:column-width="3.985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4.979cm"/>
    </style:style>
    <style:style style:name="co14" style:family="table-column">
      <style:table-column-properties fo:break-before="auto" style:column-width="1.558cm"/>
    </style:style>
    <style:style style:name="co15" style:family="table-column">
      <style:table-column-properties fo:break-before="auto" style:column-width="1.947cm"/>
    </style:style>
    <style:style style:name="co16" style:family="table-column">
      <style:table-column-properties fo:break-before="auto" style:column-width="3.29cm"/>
    </style:style>
    <style:style style:name="co17" style:family="table-column">
      <style:table-column-properties fo:break-before="auto" style:column-width="3.096cm"/>
    </style:style>
    <style:style style:name="co18" style:family="table-column">
      <style:table-column-properties fo:break-before="auto" style:column-width="0.667cm"/>
    </style:style>
    <style:style style:name="co19" style:family="table-column">
      <style:table-column-properties fo:break-before="auto" style:column-width="18.022cm"/>
    </style:style>
    <style:style style:name="co20" style:family="table-column">
      <style:table-column-properties fo:break-before="auto" style:column-width="4.009cm"/>
    </style:style>
    <style:style style:name="co21" style:family="table-column">
      <style:table-column-properties fo:break-before="auto" style:column-width="0.912cm"/>
    </style:style>
    <style:style style:name="co22" style:family="table-column">
      <style:table-column-properties fo:break-before="auto" style:column-width="1.229cm"/>
    </style:style>
    <style:style style:name="co23" style:family="table-column">
      <style:table-column-properties fo:break-before="auto" style:column-width="0.893cm"/>
    </style:style>
    <style:style style:name="co24" style:family="table-column">
      <style:table-column-properties fo:break-before="auto" style:column-width="1.349cm"/>
    </style:style>
    <style:style style:name="co25" style:family="table-column">
      <style:table-column-properties fo:break-before="auto" style:column-width="0.84cm"/>
    </style:style>
    <style:style style:name="co26" style:family="table-column">
      <style:table-column-properties fo:break-before="auto" style:column-width="1.328cm"/>
    </style:style>
    <style:style style:name="co27" style:family="table-column">
      <style:table-column-properties fo:break-before="auto" style:column-width="1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14"/>
    <style:style style:name="ce2" style:family="table-cell" style:parent-style-name="Default" style:data-style-name="N2"/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115"/>
    <style:style style:name="ce12" style:family="table-cell" style:parent-style-name="Default">
      <style:table-cell-properties fo:background-color="#dddddd" style:rotation-angle="90" style:vertical-align="middle"/>
    </style:style>
    <style:style style:name="ce13" style:family="table-cell" style:parent-style-name="Default">
      <style:table-cell-properties fo:background-color="#b2b2b2" style:rotation-angle="90" style:vertical-align="middle"/>
    </style:style>
    <style:style style:name="ce14" style:family="table-cell" style:parent-style-name="Default">
      <style:table-cell-properties fo:background-color="#666666" style:rotation-angle="90" style:vertical-align="middle"/>
    </style:style>
    <style:style style:name="ce15" style:family="table-cell" style:parent-style-name="Default">
      <style:table-cell-properties fo:background-color="#666666"/>
    </style:style>
    <style:style style:name="ce16" style:family="table-cell" style:parent-style-name="Default">
      <style:table-cell-properties fo:background-color="#333333" style:rotation-angle="90" style:vertical-align="middl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rotation-angle="90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 #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0__Fid=8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2:.H2])" office:value-type="float" office:value="7.16666666666667" calcext:value-type="float">
            <text:p>7,167</text:p>
          </table:table-cell>
          <table:table-cell table:style-name="ce6" table:formula="of:=STDEV([.B2:.H2])" office:value-type="float" office:value="2.13697605664328" calcext:value-type="float">
            <text:p>2,137</text:p>
          </table:table-cell>
        </table:table-row>
        <table:table-row table:style-name="ro1">
          <table:table-cell office:value-type="string" calcext:value-type="string">
            <text:p>100__Fid=8_M02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3:.H3])" office:value-type="float" office:value="1" calcext:value-type="float">
            <text:p>1,000</text:p>
          </table:table-cell>
          <table:table-cell table:style-name="ce6" table:formula="of:=STDEV([.B3:.H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0__Fid=8_M03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4:.H4])" office:value-type="float" office:value="8.16666666666667" calcext:value-type="float">
            <text:p>8,167</text:p>
          </table:table-cell>
          <table:table-cell table:style-name="ce6" table:formula="of:=STDEV([.B4:.H4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100__Fid=8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:.H5])" office:value-type="float" office:value="8.16666666666667" calcext:value-type="float">
            <text:p>8,167</text:p>
          </table:table-cell>
          <table:table-cell table:style-name="ce6" table:formula="of:=STDEV([.B5:.H5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100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6:.H6])" office:value-type="float" office:value="4.83333333333333" calcext:value-type="float">
            <text:p>4,833</text:p>
          </table:table-cell>
          <table:table-cell table:style-name="ce6" table:formula="of:=STDEV([.B6:.H6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100__Fid=8_M06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7:.H7])" office:value-type="float" office:value="7.83333333333333" calcext:value-type="float">
            <text:p>7,833</text:p>
          </table:table-cell>
          <table:table-cell table:style-name="ce6" table:formula="of:=STDEV([.B7:.H7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100__Fid=8_M07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8:.H8])" office:value-type="float" office:value="8.5" calcext:value-type="float">
            <text:p>8,500</text:p>
          </table:table-cell>
          <table:table-cell table:style-name="ce6" table:formula="of:=STDEV([.B8:.H8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0__Fid=8_M08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9:.H9])" office:value-type="float" office:value="8.5" calcext:value-type="float">
            <text:p>8,500</text:p>
          </table:table-cell>
          <table:table-cell table:style-name="ce6" table:formula="of:=STDEV([.B9:.H9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0__Fid=8_M09.nrr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0:.H10])" office:value-type="float" office:value="7.5" calcext:value-type="float">
            <text:p>7,500</text:p>
          </table:table-cell>
          <table:table-cell table:style-name="ce6" table:formula="of:=STDEV([.B10:.H10])" office:value-type="float" office:value="1.97484176581315" calcext:value-type="float">
            <text:p>1,975</text:p>
          </table:table-cell>
        </table:table-row>
        <table:table-row table:style-name="ro1">
          <table:table-cell office:value-type="string" calcext:value-type="string">
            <text:p>100__Fid=8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11:.H11])" office:value-type="float" office:value="1" calcext:value-type="float">
            <text:p>1,000</text:p>
          </table:table-cell>
          <table:table-cell table:style-name="ce6" table:formula="of:=STDEV([.B11:.H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2__Fid=9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12:.H12])" office:value-type="float" office:value="4.66666666666667" calcext:value-type="float">
            <text:p>4,667</text:p>
          </table:table-cell>
          <table:table-cell table:style-name="ce6" table:formula="of:=STDEV([.B12:.H12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12__Fid=9_M02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3:.H13])" office:value-type="float" office:value="4.66666666666667" calcext:value-type="float">
            <text:p>4,667</text:p>
          </table:table-cell>
          <table:table-cell table:style-name="ce6" table:formula="of:=STDEV([.B13:.H13])" office:value-type="float" office:value="2.06559111797729" calcext:value-type="float">
            <text:p>2,066</text:p>
          </table:table-cell>
        </table:table-row>
        <table:table-row table:style-name="ro1">
          <table:table-cell office:value-type="string" calcext:value-type="string">
            <text:p>112__Fid=9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4:.H14])" office:value-type="float" office:value="5" calcext:value-type="float">
            <text:p>5,000</text:p>
          </table:table-cell>
          <table:table-cell table:style-name="ce6" table:formula="of:=STDEV([.B14:.H14])" office:value-type="float" office:value="2" calcext:value-type="float">
            <text:p>2,000</text:p>
          </table:table-cell>
        </table:table-row>
        <table:table-row table:style-name="ro1">
          <table:table-cell office:value-type="string" calcext:value-type="string">
            <text:p>112__Fid=9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15:.H15])" office:value-type="float" office:value="7.33333333333333" calcext:value-type="float">
            <text:p>7,333</text:p>
          </table:table-cell>
          <table:table-cell table:style-name="ce6" table:formula="of:=STDEV([.B15:.H15])" office:value-type="float" office:value="1.211060141639" calcext:value-type="float">
            <text:p>1,211</text:p>
          </table:table-cell>
        </table:table-row>
        <table:table-row table:style-name="ro1">
          <table:table-cell office:value-type="string" calcext:value-type="string">
            <text:p>112__Fid=9_M05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16:.H16])" office:value-type="float" office:value="1.16666666666667" calcext:value-type="float">
            <text:p>1,167</text:p>
          </table:table-cell>
          <table:table-cell table:style-name="ce6" table:formula="of:=STDEV([.B16:.H16])" office:value-type="float" office:value="0.408248290463863" calcext:value-type="float">
            <text:p>0,408</text:p>
          </table:table-cell>
        </table:table-row>
        <table:table-row table:style-name="ro1">
          <table:table-cell office:value-type="string" calcext:value-type="string">
            <text:p>112__Fid=9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7:.H17])" office:value-type="float" office:value="3.5" calcext:value-type="float">
            <text:p>3,500</text:p>
          </table:table-cell>
          <table:table-cell table:style-name="ce6" table:formula="of:=STDEV([.B17:.H17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12__Fid=9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18:.H18])" office:value-type="float" office:value="2" calcext:value-type="float">
            <text:p>2,000</text:p>
          </table:table-cell>
          <table:table-cell table:style-name="ce6" table:formula="of:=STDEV([.B18:.H18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12__Fid=9_M08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AVERAGE([.B19:.H19])" office:value-type="float" office:value="1.16666666666667" calcext:value-type="float">
            <text:p>1,167</text:p>
          </table:table-cell>
          <table:table-cell table:style-name="ce6" table:formula="of:=STDEV([.B19:.H19])" office:value-type="float" office:value="0.408248290463863" calcext:value-type="float">
            <text:p>0,408</text:p>
          </table:table-cell>
        </table:table-row>
        <table:table-row table:style-name="ro1">
          <table:table-cell office:value-type="string" calcext:value-type="string">
            <text:p>112__Fid=9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20:.H20])" office:value-type="float" office:value="5.66666666666667" calcext:value-type="float">
            <text:p>5,667</text:p>
          </table:table-cell>
          <table:table-cell table:style-name="ce6" table:formula="of:=STDEV([.B20:.H20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12__Fid=9_M10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21:.H21])" office:value-type="float" office:value="4.66666666666667" calcext:value-type="float">
            <text:p>4,667</text:p>
          </table:table-cell>
          <table:table-cell table:style-name="ce6" table:formula="of:=STDEV([.B21:.H21])" office:value-type="float" office:value="1.211060141639" calcext:value-type="float">
            <text:p>1,211</text:p>
          </table:table-cell>
        </table:table-row>
        <table:table-row table:style-name="ro1">
          <table:table-cell office:value-type="string" calcext:value-type="string">
            <text:p>118__Fid=10_M0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22:.H22])" office:value-type="float" office:value="7" calcext:value-type="float">
            <text:p>7,000</text:p>
          </table:table-cell>
          <table:table-cell table:style-name="ce6" table:formula="of:=STDEV([.B22:.H22])" office:value-type="float" office:value="1.89736659610103" calcext:value-type="float">
            <text:p>1,897</text:p>
          </table:table-cell>
        </table:table-row>
        <table:table-row table:style-name="ro1">
          <table:table-cell office:value-type="string" calcext:value-type="string">
            <text:p>118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23:.H23])" office:value-type="float" office:value="6.83333333333333" calcext:value-type="float">
            <text:p>6,833</text:p>
          </table:table-cell>
          <table:table-cell table:style-name="ce6" table:formula="of:=STDEV([.B23:.H23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118__Fid=10_M03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24:.H24])" office:value-type="float" office:value="5.5" calcext:value-type="float">
            <text:p>5,500</text:p>
          </table:table-cell>
          <table:table-cell table:style-name="ce6" table:formula="of:=STDEV([.B24:.H24])" office:value-type="float" office:value="2.50998007960223" calcext:value-type="float">
            <text:p>2,510</text:p>
          </table:table-cell>
        </table:table-row>
        <table:table-row table:style-name="ro1">
          <table:table-cell office:value-type="string" calcext:value-type="string">
            <text:p>118__Fid=10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25:.H25])" office:value-type="float" office:value="7.16666666666667" calcext:value-type="float">
            <text:p>7,167</text:p>
          </table:table-cell>
          <table:table-cell table:style-name="ce6" table:formula="of:=STDEV([.B25:.H25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118__Fid=10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26:.H26])" office:value-type="float" office:value="7.33333333333333" calcext:value-type="float">
            <text:p>7,333</text:p>
          </table:table-cell>
          <table:table-cell table:style-name="ce6" table:formula="of:=STDEV([.B26:.H26])" office:value-type="float" office:value="1.50554530541816" calcext:value-type="float">
            <text:p>1,506</text:p>
          </table:table-cell>
        </table:table-row>
        <table:table-row table:style-name="ro1">
          <table:table-cell office:value-type="string" calcext:value-type="string">
            <text:p>118__Fid=10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27:.H27])" office:value-type="float" office:value="7.83333333333333" calcext:value-type="float">
            <text:p>7,833</text:p>
          </table:table-cell>
          <table:table-cell table:style-name="ce6" table:formula="of:=STDEV([.B27:.H27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118__Fid=10_M07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28:.H28])" office:value-type="float" office:value="5.66666666666667" calcext:value-type="float">
            <text:p>5,667</text:p>
          </table:table-cell>
          <table:table-cell table:style-name="ce6" table:formula="of:=STDEV([.B28:.H28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18__Fid=10_M08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6" table:formula="of:=AVERAGE([.B29:.H29])" office:value-type="float" office:value="9.33333333333333" calcext:value-type="float">
            <text:p>9,333</text:p>
          </table:table-cell>
          <table:table-cell table:style-name="ce6" table:formula="of:=STDEV([.B29:.H29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118__Fid=10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30:.H30])" office:value-type="float" office:value="5" calcext:value-type="float">
            <text:p>5,000</text:p>
          </table:table-cell>
          <table:table-cell table:style-name="ce6" table:formula="of:=STDEV([.B30:.H30])" office:value-type="float" office:value="1.78885438199983" calcext:value-type="float">
            <text:p>1,789</text:p>
          </table:table-cell>
        </table:table-row>
        <table:table-row table:style-name="ro1">
          <table:table-cell office:value-type="string" calcext:value-type="string">
            <text:p>118__Fid=10_M10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31:.H31])" office:value-type="float" office:value="6.5" calcext:value-type="float">
            <text:p>6,500</text:p>
          </table:table-cell>
          <table:table-cell table:style-name="ce6" table:formula="of:=STDEV([.B31:.H31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149__Fid=11_M01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32:.H32])" office:value-type="float" office:value="6.5" calcext:value-type="float">
            <text:p>6,500</text:p>
          </table:table-cell>
          <table:table-cell table:style-name="ce6" table:formula="of:=STDEV([.B32:.H32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149__Fid=11_M02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33:.H33])" office:value-type="float" office:value="4.83333333333333" calcext:value-type="float">
            <text:p>4,833</text:p>
          </table:table-cell>
          <table:table-cell table:style-name="ce6" table:formula="of:=STDEV([.B33:.H33])" office:value-type="float" office:value="2.40138848724372" calcext:value-type="float">
            <text:p>2,401</text:p>
          </table:table-cell>
        </table:table-row>
        <table:table-row table:style-name="ro1">
          <table:table-cell office:value-type="string" calcext:value-type="string">
            <text:p>149__Fid=11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34:.H34])" office:value-type="float" office:value="5.33333333333333" calcext:value-type="float">
            <text:p>5,333</text:p>
          </table:table-cell>
          <table:table-cell table:style-name="ce6" table:formula="of:=STDEV([.B34:.H34])" office:value-type="float" office:value="1.86189867250253" calcext:value-type="float">
            <text:p>1,862</text:p>
          </table:table-cell>
        </table:table-row>
        <table:table-row table:style-name="ro1">
          <table:table-cell office:value-type="string" calcext:value-type="string">
            <text:p>149__Fid=11_M04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35:.H35])" office:value-type="float" office:value="1" calcext:value-type="float">
            <text:p>1,000</text:p>
          </table:table-cell>
          <table:table-cell table:style-name="ce6" table:formula="of:=STDEV([.B35:.H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9__Fid=11_M05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6" table:formula="of:=AVERAGE([.B36:.H36])" office:value-type="float" office:value="6.33333333333333" calcext:value-type="float">
            <text:p>6,333</text:p>
          </table:table-cell>
          <table:table-cell table:style-name="ce6" table:formula="of:=STDEV([.B36:.H36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49__Fid=11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37:.H37])" office:value-type="float" office:value="7.83333333333333" calcext:value-type="float">
            <text:p>7,833</text:p>
          </table:table-cell>
          <table:table-cell table:style-name="ce6" table:formula="of:=STDEV([.B37:.H37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149__Fid=11_M07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38:.H38])" office:value-type="float" office:value="7.66666666666667" calcext:value-type="float">
            <text:p>7,667</text:p>
          </table:table-cell>
          <table:table-cell table:style-name="ce6" table:formula="of:=STDEV([.B38:.H38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49__Fid=11_M08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39:.H39])" office:value-type="float" office:value="8.5" calcext:value-type="float">
            <text:p>8,500</text:p>
          </table:table-cell>
          <table:table-cell table:style-name="ce6" table:formula="of:=STDEV([.B39:.H39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49__Fid=11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6" table:formula="of:=AVERAGE([.B40:.H40])" office:value-type="float" office:value="7.83333333333333" calcext:value-type="float">
            <text:p>7,833</text:p>
          </table:table-cell>
          <table:table-cell table:style-name="ce6" table:formula="of:=STDEV([.B40:.H40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149__Fid=11_M10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41:.H41])" office:value-type="float" office:value="8.33333333333333" calcext:value-type="float">
            <text:p>8,333</text:p>
          </table:table-cell>
          <table:table-cell table:style-name="ce6" table:formula="of:=STDEV([.B41:.H41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54__Fid=12_M01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42:.H42])" office:value-type="float" office:value="4.33333333333333" calcext:value-type="float">
            <text:p>4,333</text:p>
          </table:table-cell>
          <table:table-cell table:style-name="ce6" table:formula="of:=STDEV([.B42:.H42])" office:value-type="float" office:value="1.96638416050035" calcext:value-type="float">
            <text:p>1,966</text:p>
          </table:table-cell>
        </table:table-row>
        <table:table-row table:style-name="ro1">
          <table:table-cell office:value-type="string" calcext:value-type="string">
            <text:p>154__Fid=12_M02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43:.H43])" office:value-type="float" office:value="6" calcext:value-type="float">
            <text:p>6,000</text:p>
          </table:table-cell>
          <table:table-cell table:style-name="ce6" table:formula="of:=STDEV([.B43:.H43])" office:value-type="float" office:value="2.60768096208106" calcext:value-type="float">
            <text:p>2,608</text:p>
          </table:table-cell>
        </table:table-row>
        <table:table-row table:style-name="ro1">
          <table:table-cell office:value-type="string" calcext:value-type="string">
            <text:p>154__Fid=12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44:.H44])" office:value-type="float" office:value="4.5" calcext:value-type="float">
            <text:p>4,500</text:p>
          </table:table-cell>
          <table:table-cell table:style-name="ce6" table:formula="of:=STDEV([.B44:.H44])" office:value-type="float" office:value="2.07364413533277" calcext:value-type="float">
            <text:p>2,074</text:p>
          </table:table-cell>
        </table:table-row>
        <table:table-row table:style-name="ro1">
          <table:table-cell office:value-type="string" calcext:value-type="string">
            <text:p>154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45:.H45])" office:value-type="float" office:value="3" calcext:value-type="float">
            <text:p>3,000</text:p>
          </table:table-cell>
          <table:table-cell table:style-name="ce6" table:formula="of:=STDEV([.B45:.H45])" office:value-type="float" office:value="1.89736659610103" calcext:value-type="float">
            <text:p>1,897</text:p>
          </table:table-cell>
        </table:table-row>
        <table:table-row table:style-name="ro1">
          <table:table-cell office:value-type="string" calcext:value-type="string">
            <text:p>154__Fid=12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46:.H46])" office:value-type="float" office:value="4.5" calcext:value-type="float">
            <text:p>4,500</text:p>
          </table:table-cell>
          <table:table-cell table:style-name="ce6" table:formula="of:=STDEV([.B46:.H46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154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6" table:formula="of:=AVERAGE([.B47:.H47])" office:value-type="float" office:value="3.66666666666667" calcext:value-type="float">
            <text:p>3,667</text:p>
          </table:table-cell>
          <table:table-cell table:style-name="ce6" table:formula="of:=STDEV([.B47:.H47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54__Fid=12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48:.H48])" office:value-type="float" office:value="5.66666666666667" calcext:value-type="float">
            <text:p>5,667</text:p>
          </table:table-cell>
          <table:table-cell table:style-name="ce6" table:formula="of:=STDEV([.B48:.H48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54__Fid=12_M08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6" table:formula="of:=AVERAGE([.B49:.H49])" office:value-type="float" office:value="6" calcext:value-type="float">
            <text:p>6,000</text:p>
          </table:table-cell>
          <table:table-cell table:style-name="ce6" table:formula="of:=STDEV([.B49:.H49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54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6" table:formula="of:=AVERAGE([.B50:.H50])" office:value-type="float" office:value="4.83333333333333" calcext:value-type="float">
            <text:p>4,833</text:p>
          </table:table-cell>
          <table:table-cell table:style-name="ce6" table:formula="of:=STDEV([.B50:.H50])" office:value-type="float" office:value="1.72240142436851" calcext:value-type="float">
            <text:p>1,722</text:p>
          </table:table-cell>
        </table:table-row>
        <table:table-row table:style-name="ro1">
          <table:table-cell office:value-type="string" calcext:value-type="string">
            <text:p>154__Fid=12_M10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1:.H51])" office:value-type="float" office:value="4.5" calcext:value-type="float">
            <text:p>4,500</text:p>
          </table:table-cell>
          <table:table-cell table:style-name="ce6" table:formula="of:=STDEV([.B51:.H51])" office:value-type="float" office:value="2.50998007960223" calcext:value-type="float">
            <text:p>2,510</text:p>
          </table:table-cell>
        </table:table-row>
        <table:table-row table:style-name="ro1">
          <table:table-cell office:value-type="string" calcext:value-type="string">
            <text:p>160__Fid=13_M01.nr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52:.H52])" office:value-type="float" office:value="5.66666666666667" calcext:value-type="float">
            <text:p>5,667</text:p>
          </table:table-cell>
          <table:table-cell table:style-name="ce6" table:formula="of:=STDEV([.B52:.H52])" office:value-type="float" office:value="2.50333111406915" calcext:value-type="float">
            <text:p>2,503</text:p>
          </table:table-cell>
        </table:table-row>
        <table:table-row table:style-name="ro1">
          <table:table-cell office:value-type="string" calcext:value-type="string">
            <text:p>160__Fid=13_M02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53:.H53])" office:value-type="float" office:value="6.66666666666667" calcext:value-type="float">
            <text:p>6,667</text:p>
          </table:table-cell>
          <table:table-cell table:style-name="ce6" table:formula="of:=STDEV([.B53:.H53])" office:value-type="float" office:value="2.42212028327799" calcext:value-type="float">
            <text:p>2,422</text:p>
          </table:table-cell>
        </table:table-row>
        <table:table-row table:style-name="ro1">
          <table:table-cell office:value-type="string" calcext:value-type="string">
            <text:p>160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6" table:formula="of:=AVERAGE([.B54:.H54])" office:value-type="float" office:value="6.33333333333333" calcext:value-type="float">
            <text:p>6,333</text:p>
          </table:table-cell>
          <table:table-cell table:style-name="ce6" table:formula="of:=STDEV([.B54:.H54])" office:value-type="float" office:value="1.50554530541816" calcext:value-type="float">
            <text:p>1,506</text:p>
          </table:table-cell>
        </table:table-row>
        <table:table-row table:style-name="ro1">
          <table:table-cell office:value-type="string" calcext:value-type="string">
            <text:p>160__Fid=13_M04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55:.H55])" office:value-type="float" office:value="7.5" calcext:value-type="float">
            <text:p>7,500</text:p>
          </table:table-cell>
          <table:table-cell table:style-name="ce6" table:formula="of:=STDEV([.B55:.H55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160__Fid=13_M05.nrrd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56:.H56])" office:value-type="float" office:value="7.16666666666667" calcext:value-type="float">
            <text:p>7,167</text:p>
          </table:table-cell>
          <table:table-cell table:style-name="ce6" table:formula="of:=STDEV([.B56:.H56])" office:value-type="float" office:value="0.408248290463863" calcext:value-type="float">
            <text:p>0,408</text:p>
          </table:table-cell>
        </table:table-row>
        <table:table-row table:style-name="ro1">
          <table:table-cell office:value-type="string" calcext:value-type="string">
            <text:p>160__Fid=13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7:.H57])" office:value-type="float" office:value="7.33333333333333" calcext:value-type="float">
            <text:p>7,333</text:p>
          </table:table-cell>
          <table:table-cell table:style-name="ce6" table:formula="of:=STDEV([.B57:.H57])" office:value-type="float" office:value="1.211060141639" calcext:value-type="float">
            <text:p>1,211</text:p>
          </table:table-cell>
        </table:table-row>
        <table:table-row table:style-name="ro1">
          <table:table-cell office:value-type="string" calcext:value-type="string">
            <text:p>160__Fid=13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8:.H58])" office:value-type="float" office:value="7.16666666666667" calcext:value-type="float">
            <text:p>7,167</text:p>
          </table:table-cell>
          <table:table-cell table:style-name="ce6" table:formula="of:=STDEV([.B58:.H58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160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9:.H59])" office:value-type="float" office:value="6.33333333333333" calcext:value-type="float">
            <text:p>6,333</text:p>
          </table:table-cell>
          <table:table-cell table:style-name="ce6" table:formula="of:=STDEV([.B59:.H59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160__Fid=13_M09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60:.H60])" office:value-type="float" office:value="8.33333333333333" calcext:value-type="float">
            <text:p>8,333</text:p>
          </table:table-cell>
          <table:table-cell table:style-name="ce6" table:formula="of:=STDEV([.B60:.H60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160__Fid=13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61:.H61])" office:value-type="float" office:value="7.33333333333333" calcext:value-type="float">
            <text:p>7,333</text:p>
          </table:table-cell>
          <table:table-cell table:style-name="ce6" table:formula="of:=STDEV([.B61:.H61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8__Fid=2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62:.H62])" office:value-type="float" office:value="1.33333333333333" calcext:value-type="float">
            <text:p>1,333</text:p>
          </table:table-cell>
          <table:table-cell table:style-name="ce6" table:formula="of:=STDEV([.B62:.H62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18__Fid=2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AVERAGE([.B63:.H63])" office:value-type="float" office:value="1.66666666666667" calcext:value-type="float">
            <text:p>1,667</text:p>
          </table:table-cell>
          <table:table-cell table:style-name="ce6" table:formula="of:=STDEV([.B63:.H63])" office:value-type="float" office:value="1.211060141639" calcext:value-type="float">
            <text:p>1,211</text:p>
          </table:table-cell>
        </table:table-row>
        <table:table-row table:style-name="ro1">
          <table:table-cell office:value-type="string" calcext:value-type="string">
            <text:p>18__Fid=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64:.H64])" office:value-type="float" office:value="1.5" calcext:value-type="float">
            <text:p>1,500</text:p>
          </table:table-cell>
          <table:table-cell table:style-name="ce6" table:formula="of:=STDEV([.B64:.H64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8__Fid=2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65:.H65])" office:value-type="float" office:value="1.33333333333333" calcext:value-type="float">
            <text:p>1,333</text:p>
          </table:table-cell>
          <table:table-cell table:style-name="ce6" table:formula="of:=STDEV([.B65:.H65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18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66:.H66])" office:value-type="float" office:value="4" calcext:value-type="float">
            <text:p>4,000</text:p>
          </table:table-cell>
          <table:table-cell table:style-name="ce6" table:formula="of:=STDEV([.B66:.H66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8__Fid=2_M06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67:.H67])" office:value-type="float" office:value="2.16666666666667" calcext:value-type="float">
            <text:p>2,167</text:p>
          </table:table-cell>
          <table:table-cell table:style-name="ce6" table:formula="of:=STDEV([.B67:.H67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18__Fid=2_M07.nrrd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68:.H68])" office:value-type="float" office:value="4.83333333333333" calcext:value-type="float">
            <text:p>4,833</text:p>
          </table:table-cell>
          <table:table-cell table:style-name="ce6" table:formula="of:=STDEV([.B68:.H68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18__Fid=2_M08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69:.H69])" office:value-type="float" office:value="1" calcext:value-type="float">
            <text:p>1,000</text:p>
          </table:table-cell>
          <table:table-cell table:style-name="ce6" table:formula="of:=STDEV([.B69:.H6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8__Fid=2_M09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70:.H70])" office:value-type="float" office:value="1.16666666666667" calcext:value-type="float">
            <text:p>1,167</text:p>
          </table:table-cell>
          <table:table-cell table:style-name="ce6" table:formula="of:=STDEV([.B70:.H70])" office:value-type="float" office:value="0.408248290463863" calcext:value-type="float">
            <text:p>0,408</text:p>
          </table:table-cell>
        </table:table-row>
        <table:table-row table:style-name="ro1">
          <table:table-cell office:value-type="string" calcext:value-type="string">
            <text:p>18__Fid=2_M10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6" table:formula="of:=AVERAGE([.B71:.H71])" office:value-type="float" office:value="2.66666666666667" calcext:value-type="float">
            <text:p>2,667</text:p>
          </table:table-cell>
          <table:table-cell table:style-name="ce6" table:formula="of:=STDEV([.B71:.H71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24__Fid=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72:.H72])" office:value-type="float" office:value="3.66666666666667" calcext:value-type="float">
            <text:p>3,667</text:p>
          </table:table-cell>
          <table:table-cell table:style-name="ce6" table:formula="of:=STDEV([.B72:.H72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24__Fid=3_M02.nrrd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6" table:formula="of:=AVERAGE([.B73:.H73])" office:value-type="float" office:value="6.5" calcext:value-type="float">
            <text:p>6,500</text:p>
          </table:table-cell>
          <table:table-cell table:style-name="ce6" table:formula="of:=STDEV([.B73:.H73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24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74:.H74])" office:value-type="float" office:value="6.33333333333333" calcext:value-type="float">
            <text:p>6,333</text:p>
          </table:table-cell>
          <table:table-cell table:style-name="ce6" table:formula="of:=STDEV([.B74:.H74])" office:value-type="float" office:value="1.86189867250253" calcext:value-type="float">
            <text:p>1,862</text:p>
          </table:table-cell>
        </table:table-row>
        <table:table-row table:style-name="ro1">
          <table:table-cell office:value-type="string" calcext:value-type="string">
            <text:p>24__Fid=3_M04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75:.H75])" office:value-type="float" office:value="1.5" calcext:value-type="float">
            <text:p>1,500</text:p>
          </table:table-cell>
          <table:table-cell table:style-name="ce6" table:formula="of:=STDEV([.B75:.H75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24__Fid=3_M05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76:.H76])" office:value-type="float" office:value="1" calcext:value-type="float">
            <text:p>1,000</text:p>
          </table:table-cell>
          <table:table-cell table:style-name="ce6" table:formula="of:=STDEV([.B76:.H7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4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77:.H77])" office:value-type="float" office:value="2.5" calcext:value-type="float">
            <text:p>2,500</text:p>
          </table:table-cell>
          <table:table-cell table:style-name="ce6" table:formula="of:=STDEV([.B77:.H77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24__Fid=3_M07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78:.H78])" office:value-type="float" office:value="1.66666666666667" calcext:value-type="float">
            <text:p>1,667</text:p>
          </table:table-cell>
          <table:table-cell table:style-name="ce6" table:formula="of:=STDEV([.B78:.H78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24__Fid=3_M08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79:.H79])" office:value-type="float" office:value="4" calcext:value-type="float">
            <text:p>4,000</text:p>
          </table:table-cell>
          <table:table-cell table:style-name="ce6" table:formula="of:=STDEV([.B79:.H79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24__Fid=3_M09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80:.H80])" office:value-type="float" office:value="3.5" calcext:value-type="float">
            <text:p>3,500</text:p>
          </table:table-cell>
          <table:table-cell table:style-name="ce6" table:formula="of:=STDEV([.B80:.H80])" office:value-type="float" office:value="1.6431676725155" calcext:value-type="float">
            <text:p>1,643</text:p>
          </table:table-cell>
        </table:table-row>
        <table:table-row table:style-name="ro1">
          <table:table-cell office:value-type="string" calcext:value-type="string">
            <text:p>24__Fid=3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81:.H81])" office:value-type="float" office:value="3.5" calcext:value-type="float">
            <text:p>3,500</text:p>
          </table:table-cell>
          <table:table-cell table:style-name="ce6" table:formula="of:=STDEV([.B81:.H81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30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82:.H82])" office:value-type="float" office:value="4.5" calcext:value-type="float">
            <text:p>4,500</text:p>
          </table:table-cell>
          <table:table-cell table:style-name="ce6" table:formula="of:=STDEV([.B82:.H82])" office:value-type="float" office:value="1.37840487520902" calcext:value-type="float">
            <text:p>1,378</text:p>
          </table:table-cell>
        </table:table-row>
        <table:table-row table:style-name="ro1">
          <table:table-cell office:value-type="string" calcext:value-type="string">
            <text:p>30__Fid=4_M02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83:.H83])" office:value-type="float" office:value="5.33333333333333" calcext:value-type="float">
            <text:p>5,333</text:p>
          </table:table-cell>
          <table:table-cell table:style-name="ce6" table:formula="of:=STDEV([.B83:.H83])" office:value-type="float" office:value="2.25092573548455" calcext:value-type="float">
            <text:p>2,251</text:p>
          </table:table-cell>
        </table:table-row>
        <table:table-row table:style-name="ro1">
          <table:table-cell office:value-type="string" calcext:value-type="string">
            <text:p>30__Fid=4_M03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84:.H84])" office:value-type="float" office:value="4.66666666666667" calcext:value-type="float">
            <text:p>4,667</text:p>
          </table:table-cell>
          <table:table-cell table:style-name="ce6" table:formula="of:=STDEV([.B84:.H84])" office:value-type="float" office:value="1.96638416050035" calcext:value-type="float">
            <text:p>1,966</text:p>
          </table:table-cell>
        </table:table-row>
        <table:table-row table:style-name="ro1">
          <table:table-cell office:value-type="string" calcext:value-type="string">
            <text:p>30__Fid=4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85:.H85])" office:value-type="float" office:value="6" calcext:value-type="float">
            <text:p>6,000</text:p>
          </table:table-cell>
          <table:table-cell table:style-name="ce6" table:formula="of:=STDEV([.B85:.H85])" office:value-type="float" office:value="2.28035085019828" calcext:value-type="float">
            <text:p>2,280</text:p>
          </table:table-cell>
        </table:table-row>
        <table:table-row table:style-name="ro1">
          <table:table-cell office:value-type="string" calcext:value-type="string">
            <text:p>30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86:.H86])" office:value-type="float" office:value="4.83333333333333" calcext:value-type="float">
            <text:p>4,833</text:p>
          </table:table-cell>
          <table:table-cell table:style-name="ce6" table:formula="of:=STDEV([.B86:.H86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30__Fid=4_M06.nrr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87:.H87])" office:value-type="float" office:value="4.16666666666667" calcext:value-type="float">
            <text:p>4,167</text:p>
          </table:table-cell>
          <table:table-cell table:style-name="ce6" table:formula="of:=STDEV([.B87:.H87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30__Fid=4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88:.H88])" office:value-type="float" office:value="4.16666666666667" calcext:value-type="float">
            <text:p>4,167</text:p>
          </table:table-cell>
          <table:table-cell table:style-name="ce6" table:formula="of:=STDEV([.B88:.H88])" office:value-type="float" office:value="2.04124145231932" calcext:value-type="float">
            <text:p>2,041</text:p>
          </table:table-cell>
        </table:table-row>
        <table:table-row table:style-name="ro1">
          <table:table-cell office:value-type="string" calcext:value-type="string">
            <text:p>30__Fid=4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89:.H89])" office:value-type="float" office:value="6.33333333333333" calcext:value-type="float">
            <text:p>6,333</text:p>
          </table:table-cell>
          <table:table-cell table:style-name="ce6" table:formula="of:=STDEV([.B89:.H89])" office:value-type="float" office:value="2.06559111797729" calcext:value-type="float">
            <text:p>2,066</text:p>
          </table:table-cell>
        </table:table-row>
        <table:table-row table:style-name="ro1">
          <table:table-cell office:value-type="string" calcext:value-type="string">
            <text:p>30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90:.H90])" office:value-type="float" office:value="3.66666666666667" calcext:value-type="float">
            <text:p>3,667</text:p>
          </table:table-cell>
          <table:table-cell table:style-name="ce6" table:formula="of:=STDEV([.B90:.H90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30__Fid=4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91:.H91])" office:value-type="float" office:value="3.5" calcext:value-type="float">
            <text:p>3,500</text:p>
          </table:table-cell>
          <table:table-cell table:style-name="ce6" table:formula="of:=STDEV([.B91:.H91])" office:value-type="float" office:value="1.37840487520902" calcext:value-type="float">
            <text:p>1,378</text:p>
          </table:table-cell>
        </table:table-row>
        <table:table-row table:style-name="ro1">
          <table:table-cell office:value-type="string" calcext:value-type="string">
            <text:p>36__Fid=14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92:.H92])" office:value-type="float" office:value="6" calcext:value-type="float">
            <text:p>6,000</text:p>
          </table:table-cell>
          <table:table-cell table:style-name="ce6" table:formula="of:=STDEV([.B92:.H92])" office:value-type="float" office:value="1.26491106406735" calcext:value-type="float">
            <text:p>1,265</text:p>
          </table:table-cell>
        </table:table-row>
        <table:table-row table:style-name="ro1">
          <table:table-cell office:value-type="string" calcext:value-type="string">
            <text:p>36__Fid=14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93:.H93])" office:value-type="float" office:value="6.5" calcext:value-type="float">
            <text:p>6,500</text:p>
          </table:table-cell>
          <table:table-cell table:style-name="ce6" table:formula="of:=STDEV([.B93:.H93])" office:value-type="float" office:value="2.07364413533277" calcext:value-type="float">
            <text:p>2,074</text:p>
          </table:table-cell>
        </table:table-row>
        <table:table-row table:style-name="ro1">
          <table:table-cell office:value-type="string" calcext:value-type="string">
            <text:p>36__Fid=14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94:.H94])" office:value-type="float" office:value="6.5" calcext:value-type="float">
            <text:p>6,500</text:p>
          </table:table-cell>
          <table:table-cell table:style-name="ce6" table:formula="of:=STDEV([.B94:.H94])" office:value-type="float" office:value="1.37840487520902" calcext:value-type="float">
            <text:p>1,378</text:p>
          </table:table-cell>
        </table:table-row>
        <table:table-row table:style-name="ro1">
          <table:table-cell office:value-type="string" calcext:value-type="string">
            <text:p>36__Fid=14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95:.H95])" office:value-type="float" office:value="7.83333333333333" calcext:value-type="float">
            <text:p>7,833</text:p>
          </table:table-cell>
          <table:table-cell table:style-name="ce6" table:formula="of:=STDEV([.B95:.H95])" office:value-type="float" office:value="2.13697605664328" calcext:value-type="float">
            <text:p>2,137</text:p>
          </table:table-cell>
        </table:table-row>
        <table:table-row table:style-name="ro1">
          <table:table-cell office:value-type="string" calcext:value-type="string">
            <text:p>36__Fid=14_M05.nrr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style-name="ce6" table:formula="of:=AVERAGE([.B96:.H96])" office:value-type="float" office:value="9" calcext:value-type="float">
            <text:p>9,000</text:p>
          </table:table-cell>
          <table:table-cell table:style-name="ce6" table:formula="of:=STDEV([.B96:.H96])" office:value-type="float" office:value="0.632455532033676" calcext:value-type="float">
            <text:p>0,632</text:p>
          </table:table-cell>
        </table:table-row>
        <table:table-row table:style-name="ro1">
          <table:table-cell office:value-type="string" calcext:value-type="string">
            <text:p>36__Fid=14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97:.H97])" office:value-type="float" office:value="4.16666666666667" calcext:value-type="float">
            <text:p>4,167</text:p>
          </table:table-cell>
          <table:table-cell table:style-name="ce6" table:formula="of:=STDEV([.B97:.H97])" office:value-type="float" office:value="1.32916013582513" calcext:value-type="float">
            <text:p>1,329</text:p>
          </table:table-cell>
        </table:table-row>
        <table:table-row table:style-name="ro1">
          <table:table-cell office:value-type="string" calcext:value-type="string">
            <text:p>36__Fid=14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98:.H98])" office:value-type="float" office:value="5.16666666666667" calcext:value-type="float">
            <text:p>5,167</text:p>
          </table:table-cell>
          <table:table-cell table:style-name="ce6" table:formula="of:=STDEV([.B98:.H98])" office:value-type="float" office:value="2.48327740429189" calcext:value-type="float">
            <text:p>2,483</text:p>
          </table:table-cell>
        </table:table-row>
        <table:table-row table:style-name="ro1">
          <table:table-cell office:value-type="string" calcext:value-type="string">
            <text:p>36__Fid=14_M08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99:.H99])" office:value-type="float" office:value="6.16666666666667" calcext:value-type="float">
            <text:p>6,167</text:p>
          </table:table-cell>
          <table:table-cell table:style-name="ce6" table:formula="of:=STDEV([.B99:.H99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36__Fid=14_M09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100:.H100])" office:value-type="float" office:value="1" calcext:value-type="float">
            <text:p>1,000</text:p>
          </table:table-cell>
          <table:table-cell table:style-name="ce6" table:formula="of:=STDEV([.B100:.H10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6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01:.H101])" office:value-type="float" office:value="6.33333333333333" calcext:value-type="float">
            <text:p>6,333</text:p>
          </table:table-cell>
          <table:table-cell table:style-name="ce6" table:formula="of:=STDEV([.B101:.H101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42__Fid=5_M01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102:.H102])" office:value-type="float" office:value="2.66666666666667" calcext:value-type="float">
            <text:p>2,667</text:p>
          </table:table-cell>
          <table:table-cell table:style-name="ce6" table:formula="of:=STDEV([.B102:.H102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42__Fid=5_M02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103:.H103])" office:value-type="float" office:value="5.5" calcext:value-type="float">
            <text:p>5,500</text:p>
          </table:table-cell>
          <table:table-cell table:style-name="ce6" table:formula="of:=STDEV([.B103:.H103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42__Fid=5_M03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04:.H104])" office:value-type="float" office:value="6" calcext:value-type="float">
            <text:p>6,000</text:p>
          </table:table-cell>
          <table:table-cell table:style-name="ce6" table:formula="of:=STDEV([.B104:.H104])" office:value-type="float" office:value="1.26491106406735" calcext:value-type="float">
            <text:p>1,265</text:p>
          </table:table-cell>
        </table:table-row>
        <table:table-row table:style-name="ro1">
          <table:table-cell office:value-type="string" calcext:value-type="string">
            <text:p>42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05:.H105])" office:value-type="float" office:value="5.66666666666667" calcext:value-type="float">
            <text:p>5,667</text:p>
          </table:table-cell>
          <table:table-cell table:style-name="ce6" table:formula="of:=STDEV([.B105:.H105])" office:value-type="float" office:value="1.63299316185545" calcext:value-type="float">
            <text:p>1,633</text:p>
          </table:table-cell>
        </table:table-row>
        <table:table-row table:style-name="ro1">
          <table:table-cell office:value-type="string" calcext:value-type="string">
            <text:p>42__Fid=5_M05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06:.H106])" office:value-type="float" office:value="4.83333333333333" calcext:value-type="float">
            <text:p>4,833</text:p>
          </table:table-cell>
          <table:table-cell table:style-name="ce6" table:formula="of:=STDEV([.B106:.H106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42__Fid=5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style-name="ce6" table:formula="of:=AVERAGE([.B107:.H107])" office:value-type="float" office:value="7.5" calcext:value-type="float">
            <text:p>7,500</text:p>
          </table:table-cell>
          <table:table-cell table:style-name="ce6" table:formula="of:=STDEV([.B107:.H107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42__Fid=5_M07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08:.H108])" office:value-type="float" office:value="2" calcext:value-type="float">
            <text:p>2,000</text:p>
          </table:table-cell>
          <table:table-cell table:style-name="ce6" table:formula="of:=STDEV([.B108:.H108])" office:value-type="float" office:value="1.54919333848297" calcext:value-type="float">
            <text:p>1,549</text:p>
          </table:table-cell>
        </table:table-row>
        <table:table-row table:style-name="ro1">
          <table:table-cell office:value-type="string" calcext:value-type="string">
            <text:p>42__Fid=5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109:.H109])" office:value-type="float" office:value="1.33333333333333" calcext:value-type="float">
            <text:p>1,333</text:p>
          </table:table-cell>
          <table:table-cell table:style-name="ce6" table:formula="of:=STDEV([.B109:.H109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42__Fid=5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10:.H110])" office:value-type="float" office:value="5.83333333333333" calcext:value-type="float">
            <text:p>5,833</text:p>
          </table:table-cell>
          <table:table-cell table:style-name="ce6" table:formula="of:=STDEV([.B110:.H110])" office:value-type="float" office:value="1.94079021706795" calcext:value-type="float">
            <text:p>1,941</text:p>
          </table:table-cell>
        </table:table-row>
        <table:table-row table:style-name="ro1">
          <table:table-cell office:value-type="string" calcext:value-type="string">
            <text:p>42__Fid=5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111:.H111])" office:value-type="float" office:value="1" calcext:value-type="float">
            <text:p>1,000</text:p>
          </table:table-cell>
          <table:table-cell table:style-name="ce6" table:formula="of:=STDEV([.B111:.H1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8__Fid=15_M01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12:.H112])" office:value-type="float" office:value="3.66666666666667" calcext:value-type="float">
            <text:p>3,667</text:p>
          </table:table-cell>
          <table:table-cell table:style-name="ce6" table:formula="of:=STDEV([.B112:.H112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48__Fid=15_M02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113:.H113])" office:value-type="float" office:value="6.33333333333333" calcext:value-type="float">
            <text:p>6,333</text:p>
          </table:table-cell>
          <table:table-cell table:style-name="ce6" table:formula="of:=STDEV([.B113:.H113])" office:value-type="float" office:value="1.63299316185545" calcext:value-type="float">
            <text:p>1,633</text:p>
          </table:table-cell>
        </table:table-row>
        <table:table-row table:style-name="ro1">
          <table:table-cell office:value-type="string" calcext:value-type="string">
            <text:p>48__Fid=15_M03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14:.H114])" office:value-type="float" office:value="2.66666666666667" calcext:value-type="float">
            <text:p>2,667</text:p>
          </table:table-cell>
          <table:table-cell table:style-name="ce6" table:formula="of:=STDEV([.B114:.H114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48__Fid=15_M04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15:.H115])" office:value-type="float" office:value="1.5" calcext:value-type="float">
            <text:p>1,500</text:p>
          </table:table-cell>
          <table:table-cell table:style-name="ce6" table:formula="of:=STDEV([.B115:.H115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48__Fid=15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16:.H116])" office:value-type="float" office:value="4.16666666666667" calcext:value-type="float">
            <text:p>4,167</text:p>
          </table:table-cell>
          <table:table-cell table:style-name="ce6" table:formula="of:=STDEV([.B116:.H116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48__Fid=15_M06.nr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ce6" table:formula="of:=AVERAGE([.B117:.H117])" office:value-type="float" office:value="5.16666666666667" calcext:value-type="float">
            <text:p>5,167</text:p>
          </table:table-cell>
          <table:table-cell table:style-name="ce6" table:formula="of:=STDEV([.B117:.H117])" office:value-type="float" office:value="1.72240142436851" calcext:value-type="float">
            <text:p>1,722</text:p>
          </table:table-cell>
        </table:table-row>
        <table:table-row table:style-name="ro1">
          <table:table-cell office:value-type="string" calcext:value-type="string">
            <text:p>48__Fid=15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18:.H118])" office:value-type="float" office:value="4" calcext:value-type="float">
            <text:p>4,000</text:p>
          </table:table-cell>
          <table:table-cell table:style-name="ce6" table:formula="of:=STDEV([.B118:.H118])" office:value-type="float" office:value="2" calcext:value-type="float">
            <text:p>2,000</text:p>
          </table:table-cell>
        </table:table-row>
        <table:table-row table:style-name="ro1">
          <table:table-cell office:value-type="string" calcext:value-type="string">
            <text:p>48__Fid=1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119:.H119])" office:value-type="float" office:value="2.33333333333333" calcext:value-type="float">
            <text:p>2,333</text:p>
          </table:table-cell>
          <table:table-cell table:style-name="ce6" table:formula="of:=STDEV([.B119:.H119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48__Fid=15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120:.H120])" office:value-type="float" office:value="2.16666666666667" calcext:value-type="float">
            <text:p>2,167</text:p>
          </table:table-cell>
          <table:table-cell table:style-name="ce6" table:formula="of:=STDEV([.B120:.H120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48__Fid=15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21:.H121])" office:value-type="float" office:value="4.16666666666667" calcext:value-type="float">
            <text:p>4,167</text:p>
          </table:table-cell>
          <table:table-cell table:style-name="ce6" table:formula="of:=STDEV([.B121:.H121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60__Fid=6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22:.H122])" office:value-type="float" office:value="3.16666666666667" calcext:value-type="float">
            <text:p>3,167</text:p>
          </table:table-cell>
          <table:table-cell table:style-name="ce6" table:formula="of:=STDEV([.B122:.H122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60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6" table:formula="of:=AVERAGE([.B123:.H123])" office:value-type="float" office:value="6.5" calcext:value-type="float">
            <text:p>6,500</text:p>
          </table:table-cell>
          <table:table-cell table:style-name="ce6" table:formula="of:=STDEV([.B123:.H123])" office:value-type="float" office:value="1.6431676725155" calcext:value-type="float">
            <text:p>1,643</text:p>
          </table:table-cell>
        </table:table-row>
        <table:table-row table:style-name="ro1">
          <table:table-cell office:value-type="string" calcext:value-type="string">
            <text:p>60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24:.H124])" office:value-type="float" office:value="4.33333333333333" calcext:value-type="float">
            <text:p>4,333</text:p>
          </table:table-cell>
          <table:table-cell table:style-name="ce6" table:formula="of:=STDEV([.B124:.H124])" office:value-type="float" office:value="1.75119007154183" calcext:value-type="float">
            <text:p>1,751</text:p>
          </table:table-cell>
        </table:table-row>
        <table:table-row table:style-name="ro1">
          <table:table-cell office:value-type="string" calcext:value-type="string">
            <text:p>60__Fid=6_M04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125:.H125])" office:value-type="float" office:value="7.16666666666667" calcext:value-type="float">
            <text:p>7,167</text:p>
          </table:table-cell>
          <table:table-cell table:style-name="ce6" table:formula="of:=STDEV([.B125:.H125])" office:value-type="float" office:value="1.60208197875972" calcext:value-type="float">
            <text:p>1,602</text:p>
          </table:table-cell>
        </table:table-row>
        <table:table-row table:style-name="ro1">
          <table:table-cell office:value-type="string" calcext:value-type="string">
            <text:p>60__Fid=6_M05.nrr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style-name="ce6" table:formula="of:=AVERAGE([.B126:.H126])" office:value-type="float" office:value="3.66666666666667" calcext:value-type="float">
            <text:p>3,667</text:p>
          </table:table-cell>
          <table:table-cell table:style-name="ce6" table:formula="of:=STDEV([.B126:.H126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60__Fid=6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27:.H127])" office:value-type="float" office:value="5.5" calcext:value-type="float">
            <text:p>5,500</text:p>
          </table:table-cell>
          <table:table-cell table:style-name="ce6" table:formula="of:=STDEV([.B127:.H127])" office:value-type="float" office:value="1.7606816861659" calcext:value-type="float">
            <text:p>1,761</text:p>
          </table:table-cell>
        </table:table-row>
        <table:table-row table:style-name="ro1">
          <table:table-cell office:value-type="string" calcext:value-type="string">
            <text:p>60__Fid=6_M07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128:.H128])" office:value-type="float" office:value="7.16666666666667" calcext:value-type="float">
            <text:p>7,167</text:p>
          </table:table-cell>
          <table:table-cell table:style-name="ce6" table:formula="of:=STDEV([.B128:.H128])" office:value-type="float" office:value="1.94079021706795" calcext:value-type="float">
            <text:p>1,941</text:p>
          </table:table-cell>
        </table:table-row>
        <table:table-row table:style-name="ro1">
          <table:table-cell office:value-type="string" calcext:value-type="string">
            <text:p>60__Fid=6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129:.H129])" office:value-type="float" office:value="4.16666666666667" calcext:value-type="float">
            <text:p>4,167</text:p>
          </table:table-cell>
          <table:table-cell table:style-name="ce6" table:formula="of:=STDEV([.B129:.H129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60__Fid=6_M09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30:.H130])" office:value-type="float" office:value="6" calcext:value-type="float">
            <text:p>6,000</text:p>
          </table:table-cell>
          <table:table-cell table:style-name="ce6" table:formula="of:=STDEV([.B130:.H130])" office:value-type="float" office:value="1.26491106406735" calcext:value-type="float">
            <text:p>1,265</text:p>
          </table:table-cell>
        </table:table-row>
        <table:table-row table:style-name="ro1">
          <table:table-cell office:value-type="string" calcext:value-type="string">
            <text:p>60__Fid=6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131:.H131])" office:value-type="float" office:value="1.66666666666667" calcext:value-type="float">
            <text:p>1,667</text:p>
          </table:table-cell>
          <table:table-cell table:style-name="ce6" table:formula="of:=STDEV([.B131:.H131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66__Fid=7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132:.H132])" office:value-type="float" office:value="6.66666666666667" calcext:value-type="float">
            <text:p>6,667</text:p>
          </table:table-cell>
          <table:table-cell table:style-name="ce6" table:formula="of:=STDEV([.B132:.H132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6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33:.H133])" office:value-type="float" office:value="7.5" calcext:value-type="float">
            <text:p>7,500</text:p>
          </table:table-cell>
          <table:table-cell table:style-name="ce6" table:formula="of:=STDEV([.B133:.H133])" office:value-type="float" office:value="2.07364413533277" calcext:value-type="float">
            <text:p>2,074</text:p>
          </table:table-cell>
        </table:table-row>
        <table:table-row table:style-name="ro1">
          <table:table-cell office:value-type="string" calcext:value-type="string">
            <text:p>66__Fid=7_M03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table:formula="of:=AVERAGE([.B134:.H134])" office:value-type="float" office:value="8.83333333333333" calcext:value-type="float">
            <text:p>8,833</text:p>
          </table:table-cell>
          <table:table-cell table:style-name="ce6" table:formula="of:=STDEV([.B134:.H134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66__Fid=7_M04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35:.H135])" office:value-type="float" office:value="6.66666666666667" calcext:value-type="float">
            <text:p>6,667</text:p>
          </table:table-cell>
          <table:table-cell table:style-name="ce6" table:formula="of:=STDEV([.B135:.H135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66__Fid=7_M05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136:.H136])" office:value-type="float" office:value="7.83333333333333" calcext:value-type="float">
            <text:p>7,833</text:p>
          </table:table-cell>
          <table:table-cell table:style-name="ce6" table:formula="of:=STDEV([.B136:.H136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66__Fid=7_M06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137:.H137])" office:value-type="float" office:value="6.33333333333333" calcext:value-type="float">
            <text:p>6,333</text:p>
          </table:table-cell>
          <table:table-cell table:style-name="ce6" table:formula="of:=STDEV([.B137:.H137])" office:value-type="float" office:value="1.96638416050035" calcext:value-type="float">
            <text:p>1,966</text:p>
          </table:table-cell>
        </table:table-row>
        <table:table-row table:style-name="ro1">
          <table:table-cell office:value-type="string" calcext:value-type="string">
            <text:p>66__Fid=7_M07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138:.H138])" office:value-type="float" office:value="7.83333333333333" calcext:value-type="float">
            <text:p>7,833</text:p>
          </table:table-cell>
          <table:table-cell table:style-name="ce6" table:formula="of:=STDEV([.B138:.H138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66__Fid=7_M08.nrr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139:.H139])" office:value-type="float" office:value="7.33333333333333" calcext:value-type="float">
            <text:p>7,333</text:p>
          </table:table-cell>
          <table:table-cell table:style-name="ce6" table:formula="of:=STDEV([.B139:.H13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6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140:.H140])" office:value-type="float" office:value="7.5" calcext:value-type="float">
            <text:p>7,500</text:p>
          </table:table-cell>
          <table:table-cell table:style-name="ce6" table:formula="of:=STDEV([.B140:.H140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66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41:.H141])" office:value-type="float" office:value="7.5" calcext:value-type="float">
            <text:p>7,500</text:p>
          </table:table-cell>
          <table:table-cell table:style-name="ce6" table:formula="of:=STDEV([.B141:.H141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6__Fid=1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42:.H142])" office:value-type="float" office:value="2.83333333333333" calcext:value-type="float">
            <text:p>2,833</text:p>
          </table:table-cell>
          <table:table-cell table:style-name="ce6" table:formula="of:=STDEV([.B142:.H142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6__Fid=1_M02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43:.H143])" office:value-type="float" office:value="3.33333333333333" calcext:value-type="float">
            <text:p>3,333</text:p>
          </table:table-cell>
          <table:table-cell table:style-name="ce6" table:formula="of:=STDEV([.B143:.H143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6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44:.H144])" office:value-type="float" office:value="3" calcext:value-type="float">
            <text:p>3,000</text:p>
          </table:table-cell>
          <table:table-cell table:style-name="ce6" table:formula="of:=STDEV([.B144:.H144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6__Fid=1_M04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145:.H145])" office:value-type="float" office:value="4.83333333333333" calcext:value-type="float">
            <text:p>4,833</text:p>
          </table:table-cell>
          <table:table-cell table:style-name="ce6" table:formula="of:=STDEV([.B145:.H145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6__Fid=1_M05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146:.H146])" office:value-type="float" office:value="6.5" calcext:value-type="float">
            <text:p>6,500</text:p>
          </table:table-cell>
          <table:table-cell table:style-name="ce6" table:formula="of:=STDEV([.B146:.H146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6__Fid=1_M06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47:.H147])" office:value-type="float" office:value="5.5" calcext:value-type="float">
            <text:p>5,500</text:p>
          </table:table-cell>
          <table:table-cell table:style-name="ce6" table:formula="of:=STDEV([.B147:.H147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6__Fid=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48:.H148])" office:value-type="float" office:value="4.33333333333333" calcext:value-type="float">
            <text:p>4,333</text:p>
          </table:table-cell>
          <table:table-cell table:style-name="ce6" table:formula="of:=STDEV([.B148:.H148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6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149:.H149])" office:value-type="float" office:value="3" calcext:value-type="float">
            <text:p>3,000</text:p>
          </table:table-cell>
          <table:table-cell table:style-name="ce6" table:formula="of:=STDEV([.B149:.H149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6__Fid=1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style-name="ce6" table:formula="of:=AVERAGE([.B150:.H150])" office:value-type="float" office:value="4.5" calcext:value-type="float">
            <text:p>4,500</text:p>
          </table:table-cell>
          <table:table-cell table:style-name="ce6" table:formula="of:=STDEV([.B150:.H150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6__Fid=1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151:.H151])" office:value-type="float" office:value="3.83333333333333" calcext:value-type="float">
            <text:p>3,833</text:p>
          </table:table-cell>
          <table:table-cell table:style-name="ce6" table:formula="of:=STDEV([.B151:.H151])" office:value-type="float" office:value="1.32916013582513" calcext:value-type="float">
            <text:p>1,329</text:p>
          </table:table-cell>
        </table:table-row>
        <table:table-row table:style-name="ro1">
          <table:table-cell office:value-type="string" calcext:value-type="string">
            <text:p>A1_Set1.nrrd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A2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4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5_Set1.nrr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84" calcext:value-type="float">
            <text:p>4,84</text:p>
          </table:table-cell>
          <table:table-cell table:formula="of:=AVERAGE([.C2:.C151])" office:value-type="float" office:value="4.92" calcext:value-type="float">
            <text:p>4,92</text:p>
          </table:table-cell>
          <table:table-cell table:formula="of:=AVERAGE([.D2:.D151])" office:value-type="float" office:value="4.66" calcext:value-type="float">
            <text:p>4,66</text:p>
          </table:table-cell>
          <table:table-cell table:formula="of:=AVERAGE([.E2:.E151])" office:value-type="float" office:value="5.2" calcext:value-type="float">
            <text:p>5,2</text:p>
          </table:table-cell>
          <table:table-cell table:formula="of:=AVERAGE([.F2:.F151])" office:value-type="float" office:value="5.39333333333333" calcext:value-type="float">
            <text:p>5,39333333333333</text:p>
          </table:table-cell>
          <table:table-cell table:formula="of:=AVERAGE([.G2:.G151])" office:value-type="float" office:value="5.26" calcext:value-type="float">
            <text:p>5,26</text:p>
          </table:table-cell>
          <table:table-cell/>
          <table:table-cell table:formula="of:=AVERAGE([.I2:.I151])" office:value-type="float" office:value="5.04555555555556" calcext:value-type="float">
            <text:p>5,04555555555556</text:p>
          </table:table-cell>
          <table:table-cell table:style-name="Default" table:formula="of:=AVERAGE([.J2:.J151])" office:value-type="float" office:value="1.24277135361588" calcext:value-type="float">
            <text:p>1,24277135361588</text:p>
          </table:table-cell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t #2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6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RN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1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2:.H2])" office:value-type="float" office:value="6.6" calcext:value-type="float">
            <text:p>6,600</text:p>
          </table:table-cell>
          <table:table-cell table:style-name="ce6" table:formula="of:=STDEV([.B2:.H2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3:.H3])" office:value-type="float" office:value="7.8" calcext:value-type="float">
            <text:p>7,800</text:p>
          </table:table-cell>
          <table:table-cell table:style-name="ce6" table:formula="of:=STDEV([.B3:.H3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3.nrrd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/>
          <table:table-cell table:style-name="ce6" table:formula="of:=AVERAGE([.B4:.H4])" office:value-type="float" office:value="7" calcext:value-type="float">
            <text:p>7,000</text:p>
          </table:table-cell>
          <table:table-cell table:style-name="ce6" table:formula="of:=STDEV([.B4:.H4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5:.H5])" office:value-type="float" office:value="8" calcext:value-type="float">
            <text:p>8,000</text:p>
          </table:table-cell>
          <table:table-cell table:style-name="ce6" table:formula="of:=STDEV([.B5:.H5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6:.H6])" office:value-type="float" office:value="6.4" calcext:value-type="float">
            <text:p>6,400</text:p>
          </table:table-cell>
          <table:table-cell table:style-name="ce6" table:formula="of:=STDEV([.B6:.H6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7:.H7])" office:value-type="float" office:value="7.4" calcext:value-type="float">
            <text:p>7,400</text:p>
          </table:table-cell>
          <table:table-cell table:style-name="ce6" table:formula="of:=STDEV([.B7:.H7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:.H8])" office:value-type="float" office:value="6.2" calcext:value-type="float">
            <text:p>6,200</text:p>
          </table:table-cell>
          <table:table-cell table:style-name="ce6" table:formula="of:=STDEV([.B8:.H8])" office:value-type="float" office:value="1.92353840616713" calcext:value-type="float">
            <text:p>1,924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8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9:.H9])" office:value-type="float" office:value="3.8" calcext:value-type="float">
            <text:p>3,800</text:p>
          </table:table-cell>
          <table:table-cell table:style-name="ce6" table:formula="of:=STDEV([.B9:.H9])" office:value-type="float" office:value="2.16794833886788" calcext:value-type="float">
            <text:p>2,16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style-name="ce6" table:formula="of:=AVERAGE([.B10:.H10])" office:value-type="float" office:value="7.4" calcext:value-type="float">
            <text:p>7,400</text:p>
          </table:table-cell>
          <table:table-cell table:style-name="ce6" table:formula="of:=STDEV([.B10:.H10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11:.H11])" office:value-type="float" office:value="3" calcext:value-type="float">
            <text:p>3,000</text:p>
          </table:table-cell>
          <table:table-cell table:style-name="ce6" table:formula="of:=STDEV([.B11:.H11])" office:value-type="float" office:value="1" calcext:value-type="float">
            <text:p>1,0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1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2:.H12])" office:value-type="float" office:value="1" calcext:value-type="float">
            <text:p>1,000</text:p>
          </table:table-cell>
          <table:table-cell table:style-name="ce6" table:formula="of:=STDEV([.B12:.H12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6" table:formula="of:=AVERAGE([.B13:.H13])" office:value-type="float" office:value="4" calcext:value-type="float">
            <text:p>4,000</text:p>
          </table:table-cell>
          <table:table-cell table:style-name="ce6" table:formula="of:=STDEV([.B13:.H13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table:formula="of:=AVERAGE([.B14:.H14])" office:value-type="float" office:value="2" calcext:value-type="float">
            <text:p>2,000</text:p>
          </table:table-cell>
          <table:table-cell table:style-name="ce6" table:formula="of:=STDEV([.B14:.H14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5:.H15])" office:value-type="float" office:value="3.2" calcext:value-type="float">
            <text:p>3,200</text:p>
          </table:table-cell>
          <table:table-cell table:style-name="ce6" table:formula="of:=STDEV([.B15:.H1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6:.H16])" office:value-type="float" office:value="5.4" calcext:value-type="float">
            <text:p>5,400</text:p>
          </table:table-cell>
          <table:table-cell table:style-name="ce6" table:formula="of:=STDEV([.B16:.H16])" office:value-type="float" office:value="2.30217288664427" calcext:value-type="float">
            <text:p>2,302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6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7:.H17])" office:value-type="float" office:value="5.4" calcext:value-type="float">
            <text:p>5,400</text:p>
          </table:table-cell>
          <table:table-cell table:style-name="ce6" table:formula="of:=STDEV([.B17:.H17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18:.H18])" office:value-type="float" office:value="2" calcext:value-type="float">
            <text:p>2,000</text:p>
          </table:table-cell>
          <table:table-cell table:style-name="ce6" table:formula="of:=STDEV([.B18:.H18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table:formula="of:=AVERAGE([.B19:.H19])" office:value-type="float" office:value="1.8" calcext:value-type="float">
            <text:p>1,800</text:p>
          </table:table-cell>
          <table:table-cell table:style-name="ce6" table:formula="of:=STDEV([.B19:.H19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9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20:.H20])" office:value-type="float" office:value="1.4" calcext:value-type="float">
            <text:p>1,400</text:p>
          </table:table-cell>
          <table:table-cell table:style-name="ce6" table:formula="of:=STDEV([.B20:.H20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21:.H21])" office:value-type="float" office:value="1" calcext:value-type="float">
            <text:p>1,000</text:p>
          </table:table-cell>
          <table:table-cell table:style-name="ce6" table:formula="of:=STDEV([.B21:.H21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22:.H22])" office:value-type="float" office:value="3.6" calcext:value-type="float">
            <text:p>3,600</text:p>
          </table:table-cell>
          <table:table-cell table:style-name="ce6" table:formula="of:=STDEV([.B22:.H22])" office:value-type="float" office:value="1.34164078649987" calcext:value-type="float">
            <text:p>1,342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2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23:.H23])" office:value-type="float" office:value="4.4" calcext:value-type="float">
            <text:p>4,400</text:p>
          </table:table-cell>
          <table:table-cell table:style-name="ce6" table:formula="of:=STDEV([.B23:.H23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3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24:.H24])" office:value-type="float" office:value="7.2" calcext:value-type="float">
            <text:p>7,200</text:p>
          </table:table-cell>
          <table:table-cell table:style-name="ce6" table:formula="of:=STDEV([.B24:.H24])" office:value-type="float" office:value="1.48323969741913" calcext:value-type="float">
            <text:p>1,483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4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25:.H25])" office:value-type="float" office:value="7" calcext:value-type="float">
            <text:p>7,000</text:p>
          </table:table-cell>
          <table:table-cell table:style-name="ce6" table:formula="of:=STDEV([.B25:.H25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5.nr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26:.H26])" office:value-type="float" office:value="5.6" calcext:value-type="float">
            <text:p>5,600</text:p>
          </table:table-cell>
          <table:table-cell table:style-name="ce6" table:formula="of:=STDEV([.B26:.H26])" office:value-type="float" office:value="2.07364413533277" calcext:value-type="float">
            <text:p>2,074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27:.H27])" office:value-type="float" office:value="6.4" calcext:value-type="float">
            <text:p>6,400</text:p>
          </table:table-cell>
          <table:table-cell table:style-name="ce6" table:formula="of:=STDEV([.B27:.H27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  <table:table-cell table:style-name="ce6" table:formula="of:=AVERAGE([.B28:.H28])" office:value-type="float" office:value="7.4" calcext:value-type="float">
            <text:p>7,400</text:p>
          </table:table-cell>
          <table:table-cell table:style-name="ce6" table:formula="of:=STDEV([.B28:.H28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8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29:.H29])" office:value-type="float" office:value="3.4" calcext:value-type="float">
            <text:p>3,400</text:p>
          </table:table-cell>
          <table:table-cell table:style-name="ce6" table:formula="of:=STDEV([.B29:.H29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30:.H30])" office:value-type="float" office:value="6.4" calcext:value-type="float">
            <text:p>6,400</text:p>
          </table:table-cell>
          <table:table-cell table:style-name="ce6" table:formula="of:=STDEV([.B30:.H30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10.nrr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/>
          <table:table-cell table:style-name="ce6" table:formula="of:=AVERAGE([.B31:.H31])" office:value-type="float" office:value="5.6" calcext:value-type="float">
            <text:p>5,600</text:p>
          </table:table-cell>
          <table:table-cell table:style-name="ce6" table:formula="of:=STDEV([.B31:.H31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1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32:.H32])" office:value-type="float" office:value="2.4" calcext:value-type="float">
            <text:p>2,400</text:p>
          </table:table-cell>
          <table:table-cell table:style-name="ce6" table:formula="of:=STDEV([.B32:.H32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33:.H33])" office:value-type="float" office:value="5" calcext:value-type="float">
            <text:p>5,000</text:p>
          </table:table-cell>
          <table:table-cell table:style-name="ce6" table:formula="of:=STDEV([.B33:.H33])" office:value-type="float" office:value="1.73205080756888" calcext:value-type="float">
            <text:p>1,73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3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34:.H34])" office:value-type="float" office:value="6.6" calcext:value-type="float">
            <text:p>6,600</text:p>
          </table:table-cell>
          <table:table-cell table:style-name="ce6" table:formula="of:=STDEV([.B34:.H34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35:.H35])" office:value-type="float" office:value="5" calcext:value-type="float">
            <text:p>5,000</text:p>
          </table:table-cell>
          <table:table-cell table:style-name="ce6" table:formula="of:=STDEV([.B35:.H35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5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36:.H36])" office:value-type="float" office:value="6.8" calcext:value-type="float">
            <text:p>6,800</text:p>
          </table:table-cell>
          <table:table-cell table:style-name="ce6" table:formula="of:=STDEV([.B36:.H36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6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37:.H37])" office:value-type="float" office:value="6.8" calcext:value-type="float">
            <text:p>6,800</text:p>
          </table:table-cell>
          <table:table-cell table:style-name="ce6" table:formula="of:=STDEV([.B37:.H37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7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38:.H38])" office:value-type="float" office:value="4" calcext:value-type="float">
            <text:p>4,000</text:p>
          </table:table-cell>
          <table:table-cell table:style-name="ce6" table:formula="of:=STDEV([.B38:.H38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8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39:.H39])" office:value-type="float" office:value="4.4" calcext:value-type="float">
            <text:p>4,400</text:p>
          </table:table-cell>
          <table:table-cell table:style-name="ce6" table:formula="of:=STDEV([.B39:.H39])" office:value-type="float" office:value="2.19089023002066" calcext:value-type="float">
            <text:p>2,19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9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40:.H40])" office:value-type="float" office:value="4.6" calcext:value-type="float">
            <text:p>4,600</text:p>
          </table:table-cell>
          <table:table-cell table:style-name="ce6" table:formula="of:=STDEV([.B40:.H40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10.nrr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41:.H41])" office:value-type="float" office:value="6.8" calcext:value-type="float">
            <text:p>6,800</text:p>
          </table:table-cell>
          <table:table-cell table:style-name="ce6" table:formula="of:=STDEV([.B41:.H41])" office:value-type="float" office:value="2.28035085019828" calcext:value-type="float">
            <text:p>2,28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42:.H42])" office:value-type="float" office:value="4.2" calcext:value-type="float">
            <text:p>4,200</text:p>
          </table:table-cell>
          <table:table-cell table:style-name="ce6" table:formula="of:=STDEV([.B42:.H42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43:.H43])" office:value-type="float" office:value="5" calcext:value-type="float">
            <text:p>5,000</text:p>
          </table:table-cell>
          <table:table-cell table:style-name="ce6" table:formula="of:=STDEV([.B43:.H43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3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table:formula="of:=AVERAGE([.B44:.H44])" office:value-type="float" office:value="1.8" calcext:value-type="float">
            <text:p>1,800</text:p>
          </table:table-cell>
          <table:table-cell table:style-name="ce6" table:formula="of:=STDEV([.B44:.H44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45:.H45])" office:value-type="float" office:value="1.2" calcext:value-type="float">
            <text:p>1,200</text:p>
          </table:table-cell>
          <table:table-cell table:style-name="ce6" table:formula="of:=STDEV([.B45:.H4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5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46:.H46])" office:value-type="float" office:value="5" calcext:value-type="float">
            <text:p>5,000</text:p>
          </table:table-cell>
          <table:table-cell table:style-name="ce6" table:formula="of:=STDEV([.B46:.H46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6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47:.H47])" office:value-type="float" office:value="5" calcext:value-type="float">
            <text:p>5,000</text:p>
          </table:table-cell>
          <table:table-cell table:style-name="ce6" table:formula="of:=STDEV([.B47:.H47])" office:value-type="float" office:value="1.87082869338697" calcext:value-type="float">
            <text:p>1,87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48:.H48])" office:value-type="float" office:value="1.8" calcext:value-type="float">
            <text:p>1,800</text:p>
          </table:table-cell>
          <table:table-cell table:style-name="ce6" table:formula="of:=STDEV([.B48:.H48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49:.H49])" office:value-type="float" office:value="2.6" calcext:value-type="float">
            <text:p>2,600</text:p>
          </table:table-cell>
          <table:table-cell table:style-name="ce6" table:formula="of:=STDEV([.B49:.H49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50:.H50])" office:value-type="float" office:value="1.8" calcext:value-type="float">
            <text:p>1,800</text:p>
          </table:table-cell>
          <table:table-cell table:style-name="ce6" table:formula="of:=STDEV([.B50:.H50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51:.H51])" office:value-type="float" office:value="5" calcext:value-type="float">
            <text:p>5,000</text:p>
          </table:table-cell>
          <table:table-cell table:style-name="ce6" table:formula="of:=STDEV([.B51:.H51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1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52:.H52])" office:value-type="float" office:value="7.8" calcext:value-type="float">
            <text:p>7,800</text:p>
          </table:table-cell>
          <table:table-cell table:style-name="ce6" table:formula="of:=STDEV([.B52:.H52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53:.H53])" office:value-type="float" office:value="1.4" calcext:value-type="float">
            <text:p>1,400</text:p>
          </table:table-cell>
          <table:table-cell table:style-name="ce6" table:formula="of:=STDEV([.B53:.H53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54:.H54])" office:value-type="float" office:value="1.4" calcext:value-type="float">
            <text:p>1,400</text:p>
          </table:table-cell>
          <table:table-cell table:style-name="ce6" table:formula="of:=STDEV([.B54:.H54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4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 table:formula="of:=AVERAGE([.B55:.H55])" office:value-type="float" office:value="8.8" calcext:value-type="float">
            <text:p>8,800</text:p>
          </table:table-cell>
          <table:table-cell table:style-name="ce6" table:formula="of:=STDEV([.B55:.H55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56:.H56])" office:value-type="float" office:value="5" calcext:value-type="float">
            <text:p>5,000</text:p>
          </table:table-cell>
          <table:table-cell table:style-name="ce6" table:formula="of:=STDEV([.B56:.H56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57:.H57])" office:value-type="float" office:value="6" calcext:value-type="float">
            <text:p>6,000</text:p>
          </table:table-cell>
          <table:table-cell table:style-name="ce6" table:formula="of:=STDEV([.B57:.H57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58:.H58])" office:value-type="float" office:value="9" calcext:value-type="float">
            <text:p>9,000</text:p>
          </table:table-cell>
          <table:table-cell table:style-name="ce6" table:formula="of:=STDEV([.B58:.H58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8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59:.H59])" office:value-type="float" office:value="2.8" calcext:value-type="float">
            <text:p>2,800</text:p>
          </table:table-cell>
          <table:table-cell table:style-name="ce6" table:formula="of:=STDEV([.B59:.H59])" office:value-type="float" office:value="2.04939015319192" calcext:value-type="float">
            <text:p>2,049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60:.H60])" office:value-type="float" office:value="6.2" calcext:value-type="float">
            <text:p>6,200</text:p>
          </table:table-cell>
          <table:table-cell table:style-name="ce6" table:formula="of:=STDEV([.B60:.H60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61:.H61])" office:value-type="float" office:value="1.6" calcext:value-type="float">
            <text:p>1,600</text:p>
          </table:table-cell>
          <table:table-cell table:style-name="ce6" table:formula="of:=STDEV([.B61:.H61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1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table:style-name="ce6" table:formula="of:=AVERAGE([.B62:.H62])" office:value-type="float" office:value="3" calcext:value-type="float">
            <text:p>3,000</text:p>
          </table:table-cell>
          <table:table-cell table:style-name="ce6" table:formula="of:=STDEV([.B62:.H62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63:.H63])" office:value-type="float" office:value="2" calcext:value-type="float">
            <text:p>2,000</text:p>
          </table:table-cell>
          <table:table-cell table:style-name="ce6" table:formula="of:=STDEV([.B63:.H63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64:.H64])" office:value-type="float" office:value="4.2" calcext:value-type="float">
            <text:p>4,200</text:p>
          </table:table-cell>
          <table:table-cell table:style-name="ce6" table:formula="of:=STDEV([.B64:.H64])" office:value-type="float" office:value="1.92353840616713" calcext:value-type="float">
            <text:p>1,92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65:.H65])" office:value-type="float" office:value="3.2" calcext:value-type="float">
            <text:p>3,200</text:p>
          </table:table-cell>
          <table:table-cell table:style-name="ce6" table:formula="of:=STDEV([.B65:.H65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5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66:.H66])" office:value-type="float" office:value="3.8" calcext:value-type="float">
            <text:p>3,800</text:p>
          </table:table-cell>
          <table:table-cell table:style-name="ce6" table:formula="of:=STDEV([.B66:.H66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6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67:.H67])" office:value-type="float" office:value="5.2" calcext:value-type="float">
            <text:p>5,200</text:p>
          </table:table-cell>
          <table:table-cell table:style-name="ce6" table:formula="of:=STDEV([.B67:.H67])" office:value-type="float" office:value="1.78885438199983" calcext:value-type="float">
            <text:p>1,789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style-name="ce6" table:formula="of:=AVERAGE([.B68:.H68])" office:value-type="float" office:value="7.2" calcext:value-type="float">
            <text:p>7,200</text:p>
          </table:table-cell>
          <table:table-cell table:style-name="ce6" table:formula="of:=STDEV([.B68:.H68])" office:value-type="float" office:value="2.16794833886788" calcext:value-type="float">
            <text:p>2,168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69:.H69])" office:value-type="float" office:value="2" calcext:value-type="float">
            <text:p>2,000</text:p>
          </table:table-cell>
          <table:table-cell table:style-name="ce6" table:formula="of:=STDEV([.B69:.H69])" office:value-type="float" office:value="1" calcext:value-type="float">
            <text:p>1,00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70:.H70])" office:value-type="float" office:value="5.6" calcext:value-type="float">
            <text:p>5,600</text:p>
          </table:table-cell>
          <table:table-cell table:style-name="ce6" table:formula="of:=STDEV([.B70:.H70])" office:value-type="float" office:value="2.07364413533277" calcext:value-type="float">
            <text:p>2,07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10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71:.H71])" office:value-type="float" office:value="6" calcext:value-type="float">
            <text:p>6,000</text:p>
          </table:table-cell>
          <table:table-cell table:style-name="ce6" table:formula="of:=STDEV([.B71:.H71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1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72:.H72])" office:value-type="float" office:value="7" calcext:value-type="float">
            <text:p>7,000</text:p>
          </table:table-cell>
          <table:table-cell table:style-name="ce6" table:formula="of:=STDEV([.B72:.H72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73:.H73])" office:value-type="float" office:value="7.4" calcext:value-type="float">
            <text:p>7,400</text:p>
          </table:table-cell>
          <table:table-cell table:style-name="ce6" table:formula="of:=STDEV([.B73:.H73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74:.H74])" office:value-type="float" office:value="7.4" calcext:value-type="float">
            <text:p>7,400</text:p>
          </table:table-cell>
          <table:table-cell table:style-name="ce6" table:formula="of:=STDEV([.B74:.H74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4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75:.H75])" office:value-type="float" office:value="5.4" calcext:value-type="float">
            <text:p>5,400</text:p>
          </table:table-cell>
          <table:table-cell table:style-name="ce6" table:formula="of:=STDEV([.B75:.H75])" office:value-type="float" office:value="2.07364413533277" calcext:value-type="float">
            <text:p>2,074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style-name="ce6" table:formula="of:=AVERAGE([.B76:.H76])" office:value-type="float" office:value="8.8" calcext:value-type="float">
            <text:p>8,800</text:p>
          </table:table-cell>
          <table:table-cell table:style-name="ce6" table:formula="of:=STDEV([.B76:.H76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6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77:.H77])" office:value-type="float" office:value="2.8" calcext:value-type="float">
            <text:p>2,800</text:p>
          </table:table-cell>
          <table:table-cell table:style-name="ce6" table:formula="of:=STDEV([.B77:.H77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78:.H78])" office:value-type="float" office:value="3.4" calcext:value-type="float">
            <text:p>3,400</text:p>
          </table:table-cell>
          <table:table-cell table:style-name="ce6" table:formula="of:=STDEV([.B78:.H78])" office:value-type="float" office:value="2.79284800875379" calcext:value-type="float">
            <text:p>2,793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8.nrrd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79:.H79])" office:value-type="float" office:value="8.8" calcext:value-type="float">
            <text:p>8,800</text:p>
          </table:table-cell>
          <table:table-cell table:style-name="ce6" table:formula="of:=STDEV([.B79:.H79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9.nrrd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/>
          <table:table-cell table:style-name="ce6" table:formula="of:=AVERAGE([.B80:.H80])" office:value-type="float" office:value="9" calcext:value-type="float">
            <text:p>9,000</text:p>
          </table:table-cell>
          <table:table-cell table:style-name="ce6" table:formula="of:=STDEV([.B80:.H80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10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1:.H81])" office:value-type="float" office:value="6" calcext:value-type="float">
            <text:p>6,000</text:p>
          </table:table-cell>
          <table:table-cell table:style-name="ce6" table:formula="of:=STDEV([.B81:.H81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2:.H82])" office:value-type="float" office:value="6.2" calcext:value-type="float">
            <text:p>6,200</text:p>
          </table:table-cell>
          <table:table-cell table:style-name="ce6" table:formula="of:=STDEV([.B82:.H82])" office:value-type="float" office:value="1.78885438199983" calcext:value-type="float">
            <text:p>1,789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2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 table:formula="of:=AVERAGE([.B83:.H83])" office:value-type="float" office:value="9.2" calcext:value-type="float">
            <text:p>9,200</text:p>
          </table:table-cell>
          <table:table-cell table:style-name="ce6" table:formula="of:=STDEV([.B83:.H83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4:.H84])" office:value-type="float" office:value="6.6" calcext:value-type="float">
            <text:p>6,600</text:p>
          </table:table-cell>
          <table:table-cell table:style-name="ce6" table:formula="of:=STDEV([.B84:.H84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style-name="ce6" table:formula="of:=AVERAGE([.B85:.H85])" office:value-type="float" office:value="9.2" calcext:value-type="float">
            <text:p>9,200</text:p>
          </table:table-cell>
          <table:table-cell table:style-name="ce6" table:formula="of:=STDEV([.B85:.H85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5.nrrd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/>
          <table:table-cell table:style-name="ce6" table:formula="of:=AVERAGE([.B86:.H86])" office:value-type="float" office:value="9" calcext:value-type="float">
            <text:p>9,000</text:p>
          </table:table-cell>
          <table:table-cell table:style-name="ce6" table:formula="of:=STDEV([.B86:.H86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7:.H87])" office:value-type="float" office:value="7.2" calcext:value-type="float">
            <text:p>7,200</text:p>
          </table:table-cell>
          <table:table-cell table:style-name="ce6" table:formula="of:=STDEV([.B87:.H87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88:.H88])" office:value-type="float" office:value="8.6" calcext:value-type="float">
            <text:p>8,600</text:p>
          </table:table-cell>
          <table:table-cell table:style-name="ce6" table:formula="of:=STDEV([.B88:.H88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8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9:.H89])" office:value-type="float" office:value="7.4" calcext:value-type="float">
            <text:p>7,400</text:p>
          </table:table-cell>
          <table:table-cell table:style-name="ce6" table:formula="of:=STDEV([.B89:.H89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9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90:.H90])" office:value-type="float" office:value="6.8" calcext:value-type="float">
            <text:p>6,800</text:p>
          </table:table-cell>
          <table:table-cell table:style-name="ce6" table:formula="of:=STDEV([.B90:.H90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10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91:.H91])" office:value-type="float" office:value="9" calcext:value-type="float">
            <text:p>9,000</text:p>
          </table:table-cell>
          <table:table-cell table:style-name="ce6" table:formula="of:=STDEV([.B91:.H91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1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6" table:formula="of:=AVERAGE([.B92:.H92])" office:value-type="float" office:value="6.4" calcext:value-type="float">
            <text:p>6,400</text:p>
          </table:table-cell>
          <table:table-cell table:style-name="ce6" table:formula="of:=STDEV([.B92:.H92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2.nrr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93:.H93])" office:value-type="float" office:value="2.4" calcext:value-type="float">
            <text:p>2,400</text:p>
          </table:table-cell>
          <table:table-cell table:style-name="ce6" table:formula="of:=STDEV([.B93:.H93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94:.H94])" office:value-type="float" office:value="4" calcext:value-type="float">
            <text:p>4,000</text:p>
          </table:table-cell>
          <table:table-cell table:style-name="ce6" table:formula="of:=STDEV([.B94:.H94])" office:value-type="float" office:value="1" calcext:value-type="float">
            <text:p>1,00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95:.H95])" office:value-type="float" office:value="5.4" calcext:value-type="float">
            <text:p>5,400</text:p>
          </table:table-cell>
          <table:table-cell table:style-name="ce6" table:formula="of:=STDEV([.B95:.H95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5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96:.H96])" office:value-type="float" office:value="5.8" calcext:value-type="float">
            <text:p>5,800</text:p>
          </table:table-cell>
          <table:table-cell table:style-name="ce6" table:formula="of:=STDEV([.B96:.H96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97:.H97])" office:value-type="float" office:value="3" calcext:value-type="float">
            <text:p>3,000</text:p>
          </table:table-cell>
          <table:table-cell table:style-name="ce6" table:formula="of:=STDEV([.B97:.H97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7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6" table:formula="of:=AVERAGE([.B98:.H98])" office:value-type="float" office:value="5.6" calcext:value-type="float">
            <text:p>5,600</text:p>
          </table:table-cell>
          <table:table-cell table:style-name="ce6" table:formula="of:=STDEV([.B98:.H98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8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99:.H99])" office:value-type="float" office:value="4" calcext:value-type="float">
            <text:p>4,000</text:p>
          </table:table-cell>
          <table:table-cell table:style-name="ce6" table:formula="of:=STDEV([.B99:.H99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100:.H100])" office:value-type="float" office:value="7.2" calcext:value-type="float">
            <text:p>7,200</text:p>
          </table:table-cell>
          <table:table-cell table:style-name="ce6" table:formula="of:=STDEV([.B100:.H100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101:.H101])" office:value-type="float" office:value="4.6" calcext:value-type="float">
            <text:p>4,600</text:p>
          </table:table-cell>
          <table:table-cell table:style-name="ce6" table:formula="of:=STDEV([.B101:.H101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102:.H102])" office:value-type="float" office:value="7.4" calcext:value-type="float">
            <text:p>7,400</text:p>
          </table:table-cell>
          <table:table-cell table:style-name="ce6" table:formula="of:=STDEV([.B102:.H102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03:.H103])" office:value-type="float" office:value="7.2" calcext:value-type="float">
            <text:p>7,200</text:p>
          </table:table-cell>
          <table:table-cell table:style-name="ce6" table:formula="of:=STDEV([.B103:.H103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6" table:formula="of:=AVERAGE([.B104:.H104])" office:value-type="float" office:value="1.8" calcext:value-type="float">
            <text:p>1,800</text:p>
          </table:table-cell>
          <table:table-cell table:style-name="ce6" table:formula="of:=STDEV([.B104:.H104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105:.H105])" office:value-type="float" office:value="1.2" calcext:value-type="float">
            <text:p>1,200</text:p>
          </table:table-cell>
          <table:table-cell table:style-name="ce6" table:formula="of:=STDEV([.B105:.H10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106:.H106])" office:value-type="float" office:value="5" calcext:value-type="float">
            <text:p>5,000</text:p>
          </table:table-cell>
          <table:table-cell table:style-name="ce6" table:formula="of:=STDEV([.B106:.H106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07:.H107])" office:value-type="float" office:value="2.4" calcext:value-type="float">
            <text:p>2,400</text:p>
          </table:table-cell>
          <table:table-cell table:style-name="ce6" table:formula="of:=STDEV([.B107:.H107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08:.H108])" office:value-type="float" office:value="4" calcext:value-type="float">
            <text:p>4,000</text:p>
          </table:table-cell>
          <table:table-cell table:style-name="ce6" table:formula="of:=STDEV([.B108:.H108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109:.H109])" office:value-type="float" office:value="2.8" calcext:value-type="float">
            <text:p>2,800</text:p>
          </table:table-cell>
          <table:table-cell table:style-name="ce6" table:formula="of:=STDEV([.B109:.H109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110:.H110])" office:value-type="float" office:value="3" calcext:value-type="float">
            <text:p>3,000</text:p>
          </table:table-cell>
          <table:table-cell table:style-name="ce6" table:formula="of:=STDEV([.B110:.H110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10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11:.H111])" office:value-type="float" office:value="6.6" calcext:value-type="float">
            <text:p>6,600</text:p>
          </table:table-cell>
          <table:table-cell table:style-name="ce6" table:formula="of:=STDEV([.B111:.H111])" office:value-type="float" office:value="1.34164078649987" calcext:value-type="float">
            <text:p>1,342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1.nr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112:.H112])" office:value-type="float" office:value="1.6" calcext:value-type="float">
            <text:p>1,600</text:p>
          </table:table-cell>
          <table:table-cell table:style-name="ce6" table:formula="of:=STDEV([.B112:.H112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2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13:.H113])" office:value-type="float" office:value="2.4" calcext:value-type="float">
            <text:p>2,400</text:p>
          </table:table-cell>
          <table:table-cell table:style-name="ce6" table:formula="of:=STDEV([.B113:.H113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14:.H114])" office:value-type="float" office:value="6.4" calcext:value-type="float">
            <text:p>6,400</text:p>
          </table:table-cell>
          <table:table-cell table:style-name="ce6" table:formula="of:=STDEV([.B114:.H114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4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115:.H115])" office:value-type="float" office:value="2.8" calcext:value-type="float">
            <text:p>2,800</text:p>
          </table:table-cell>
          <table:table-cell table:style-name="ce6" table:formula="of:=STDEV([.B115:.H115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116:.H116])" office:value-type="float" office:value="2.6" calcext:value-type="float">
            <text:p>2,600</text:p>
          </table:table-cell>
          <table:table-cell table:style-name="ce6" table:formula="of:=STDEV([.B116:.H116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17:.H117])" office:value-type="float" office:value="3.4" calcext:value-type="float">
            <text:p>3,400</text:p>
          </table:table-cell>
          <table:table-cell table:style-name="ce6" table:formula="of:=STDEV([.B117:.H117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table:formula="of:=AVERAGE([.B118:.H118])" office:value-type="float" office:value="1.6" calcext:value-type="float">
            <text:p>1,600</text:p>
          </table:table-cell>
          <table:table-cell table:style-name="ce6" table:formula="of:=STDEV([.B118:.H118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8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19:.H119])" office:value-type="float" office:value="1" calcext:value-type="float">
            <text:p>1,000</text:p>
          </table:table-cell>
          <table:table-cell table:style-name="ce6" table:formula="of:=STDEV([.B119:.H119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120:.H120])" office:value-type="float" office:value="2.6" calcext:value-type="float">
            <text:p>2,600</text:p>
          </table:table-cell>
          <table:table-cell table:style-name="ce6" table:formula="of:=STDEV([.B120:.H120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21:.H121])" office:value-type="float" office:value="1" calcext:value-type="float">
            <text:p>1,000</text:p>
          </table:table-cell>
          <table:table-cell table:style-name="ce6" table:formula="of:=STDEV([.B121:.H121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122:.H122])" office:value-type="float" office:value="6.8" calcext:value-type="float">
            <text:p>6,800</text:p>
          </table:table-cell>
          <table:table-cell table:style-name="ce6" table:formula="of:=STDEV([.B122:.H122])" office:value-type="float" office:value="1.78885438199983" calcext:value-type="float">
            <text:p>1,789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23:.H123])" office:value-type="float" office:value="5.6" calcext:value-type="float">
            <text:p>5,600</text:p>
          </table:table-cell>
          <table:table-cell table:style-name="ce6" table:formula="of:=STDEV([.B123:.H123])" office:value-type="float" office:value="1.8165902124585" calcext:value-type="float">
            <text:p>1,81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3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style-name="ce6" table:formula="of:=AVERAGE([.B124:.H124])" office:value-type="float" office:value="8.2" calcext:value-type="float">
            <text:p>8,200</text:p>
          </table:table-cell>
          <table:table-cell table:style-name="ce6" table:formula="of:=STDEV([.B124:.H124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4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6" table:formula="of:=AVERAGE([.B125:.H125])" office:value-type="float" office:value="5.2" calcext:value-type="float">
            <text:p>5,200</text:p>
          </table:table-cell>
          <table:table-cell table:style-name="ce6" table:formula="of:=STDEV([.B125:.H12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6" table:formula="of:=AVERAGE([.B126:.H126])" office:value-type="float" office:value="6.2" calcext:value-type="float">
            <text:p>6,200</text:p>
          </table:table-cell>
          <table:table-cell table:style-name="ce6" table:formula="of:=STDEV([.B126:.H126])" office:value-type="float" office:value="1.48323969741913" calcext:value-type="float">
            <text:p>1,483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27:.H127])" office:value-type="float" office:value="3.2" calcext:value-type="float">
            <text:p>3,200</text:p>
          </table:table-cell>
          <table:table-cell table:style-name="ce6" table:formula="of:=STDEV([.B127:.H127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128:.H128])" office:value-type="float" office:value="5.8" calcext:value-type="float">
            <text:p>5,800</text:p>
          </table:table-cell>
          <table:table-cell table:style-name="ce6" table:formula="of:=STDEV([.B128:.H128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8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29:.H129])" office:value-type="float" office:value="4.8" calcext:value-type="float">
            <text:p>4,800</text:p>
          </table:table-cell>
          <table:table-cell table:style-name="ce6" table:formula="of:=STDEV([.B129:.H129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30:.H130])" office:value-type="float" office:value="4.2" calcext:value-type="float">
            <text:p>4,200</text:p>
          </table:table-cell>
          <table:table-cell table:style-name="ce6" table:formula="of:=STDEV([.B130:.H130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10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131:.H131])" office:value-type="float" office:value="3.8" calcext:value-type="float">
            <text:p>3,800</text:p>
          </table:table-cell>
          <table:table-cell table:style-name="ce6" table:formula="of:=STDEV([.B131:.H131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1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32:.H132])" office:value-type="float" office:value="1.4" calcext:value-type="float">
            <text:p>1,400</text:p>
          </table:table-cell>
          <table:table-cell table:style-name="ce6" table:formula="of:=STDEV([.B132:.H132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2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33:.H133])" office:value-type="float" office:value="7" calcext:value-type="float">
            <text:p>7,000</text:p>
          </table:table-cell>
          <table:table-cell table:style-name="ce6" table:formula="of:=STDEV([.B133:.H133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34:.H134])" office:value-type="float" office:value="1.2" calcext:value-type="float">
            <text:p>1,200</text:p>
          </table:table-cell>
          <table:table-cell table:style-name="ce6" table:formula="of:=STDEV([.B134:.H134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4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35:.H135])" office:value-type="float" office:value="1" calcext:value-type="float">
            <text:p>1,000</text:p>
          </table:table-cell>
          <table:table-cell table:style-name="ce6" table:formula="of:=STDEV([.B135:.H135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5.nrrd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/>
          <table:table-cell table:style-name="ce6" table:formula="of:=AVERAGE([.B136:.H136])" office:value-type="float" office:value="8" calcext:value-type="float">
            <text:p>8,000</text:p>
          </table:table-cell>
          <table:table-cell table:style-name="ce6" table:formula="of:=STDEV([.B136:.H136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37:.H137])" office:value-type="float" office:value="4.8" calcext:value-type="float">
            <text:p>4,800</text:p>
          </table:table-cell>
          <table:table-cell table:style-name="ce6" table:formula="of:=STDEV([.B137:.H137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138:.H138])" office:value-type="float" office:value="3.6" calcext:value-type="float">
            <text:p>3,600</text:p>
          </table:table-cell>
          <table:table-cell table:style-name="ce6" table:formula="of:=STDEV([.B138:.H138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39:.H139])" office:value-type="float" office:value="6.2" calcext:value-type="float">
            <text:p>6,200</text:p>
          </table:table-cell>
          <table:table-cell table:style-name="ce6" table:formula="of:=STDEV([.B139:.H139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9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40:.H140])" office:value-type="float" office:value="1" calcext:value-type="float">
            <text:p>1,000</text:p>
          </table:table-cell>
          <table:table-cell table:style-name="ce6" table:formula="of:=STDEV([.B140:.H140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41:.H141])" office:value-type="float" office:value="1" calcext:value-type="float">
            <text:p>1,000</text:p>
          </table:table-cell>
          <table:table-cell table:style-name="ce6" table:formula="of:=STDEV([.B141:.H141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1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142:.H142])" office:value-type="float" office:value="5.2" calcext:value-type="float">
            <text:p>5,200</text:p>
          </table:table-cell>
          <table:table-cell table:style-name="ce6" table:formula="of:=STDEV([.B142:.H142])" office:value-type="float" office:value="1.92353840616713" calcext:value-type="float">
            <text:p>1,92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43:.H143])" office:value-type="float" office:value="6.2" calcext:value-type="float">
            <text:p>6,200</text:p>
          </table:table-cell>
          <table:table-cell table:style-name="ce6" table:formula="of:=STDEV([.B143:.H143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44:.H144])" office:value-type="float" office:value="3.8" calcext:value-type="float">
            <text:p>3,800</text:p>
          </table:table-cell>
          <table:table-cell table:style-name="ce6" table:formula="of:=STDEV([.B144:.H144])" office:value-type="float" office:value="1.48323969741913" calcext:value-type="float">
            <text:p>1,48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4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45:.H145])" office:value-type="float" office:value="4" calcext:value-type="float">
            <text:p>4,000</text:p>
          </table:table-cell>
          <table:table-cell table:style-name="ce6" table:formula="of:=STDEV([.B145:.H145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5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46:.H146])" office:value-type="float" office:value="5.4" calcext:value-type="float">
            <text:p>5,400</text:p>
          </table:table-cell>
          <table:table-cell table:style-name="ce6" table:formula="of:=STDEV([.B146:.H146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6" table:formula="of:=AVERAGE([.B147:.H147])" office:value-type="float" office:value="5.6" calcext:value-type="float">
            <text:p>5,600</text:p>
          </table:table-cell>
          <table:table-cell table:style-name="ce6" table:formula="of:=STDEV([.B147:.H147])" office:value-type="float" office:value="1.8165902124585" calcext:value-type="float">
            <text:p>1,817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7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table:style-name="ce6" table:formula="of:=AVERAGE([.B148:.H148])" office:value-type="float" office:value="3.4" calcext:value-type="float">
            <text:p>3,400</text:p>
          </table:table-cell>
          <table:table-cell table:style-name="ce6" table:formula="of:=STDEV([.B148:.H148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149:.H149])" office:value-type="float" office:value="3.8" calcext:value-type="float">
            <text:p>3,800</text:p>
          </table:table-cell>
          <table:table-cell table:style-name="ce6" table:formula="of:=STDEV([.B149:.H149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50:.H150])" office:value-type="float" office:value="4.2" calcext:value-type="float">
            <text:p>4,200</text:p>
          </table:table-cell>
          <table:table-cell table:style-name="ce6" table:formula="of:=STDEV([.B150:.H150])" office:value-type="float" office:value="2.04939015319192" calcext:value-type="float">
            <text:p>2,049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51:.H151])" office:value-type="float" office:value="5.8" calcext:value-type="float">
            <text:p>5,800</text:p>
          </table:table-cell>
          <table:table-cell table:style-name="ce6" table:formula="of:=STDEV([.B151:.H151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A1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2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3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4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5_Set2.nrrd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35333333333333" calcext:value-type="float">
            <text:p>4,35333333333333</text:p>
          </table:table-cell>
          <table:table-cell table:formula="of:=AVERAGE([.C2:.C151])" office:value-type="float" office:value="4.18666666666667" calcext:value-type="float">
            <text:p>4,18666666666667</text:p>
          </table:table-cell>
          <table:table-cell table:formula="of:=AVERAGE([.D2:.D151])" office:value-type="float" office:value="5.39333333333333" calcext:value-type="float">
            <text:p>5,39333333333333</text:p>
          </table:table-cell>
          <table:table-cell table:formula="of:=AVERAGE([.E2:.E151])" office:value-type="float" office:value="5.3" calcext:value-type="float">
            <text:p>5,3</text:p>
          </table:table-cell>
          <table:table-cell table:formula="of:=AVERAGE([.F2:.F151])" office:value-type="float" office:value="4.85333333333333" calcext:value-type="float">
            <text:p>4,85333333333333</text:p>
          </table:table-cell>
          <table:table-cell table:number-columns-repeated="2"/>
          <table:table-cell table:style-name="Default" table:formula="of:=AVERAGE([.I2:.I151])" office:value-type="float" office:value="4.81733333333333" calcext:value-type="float">
            <text:p>4,81733333333333</text:p>
          </table:table-cell>
          <table:table-cell table:formula="of:=AVERAGE([.J2:.J151])" office:value-type="float" office:value="1.14998193873877" calcext:value-type="float">
            <text:p>1,14998193873877</text:p>
          </table:table-cell>
          <table:table-cell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t #3" table:style-name="ta1">
        <table:table-column table:style-name="co8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6" table:number-columns-repeated="2" table:default-cell-style-name="ce6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N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__Fid=1_M01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AVERAGE([.B2:.H2])" office:value-type="float" office:value="6.4" calcext:value-type="float">
            <text:p>6,400</text:p>
          </table:table-cell>
          <table:table-cell table:formula="of:=STDEV([.B2:.H2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__Fid=1_M02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3:.H3])" office:value-type="float" office:value="5.6" calcext:value-type="float">
            <text:p>5,600</text:p>
          </table:table-cell>
          <table:table-cell table:formula="of:=STDEV([.B3:.H3])" office:value-type="float" office:value="1.8165902124585" calcext:value-type="float">
            <text:p>1,817</text:p>
          </table:table-cell>
        </table:table-row>
        <table:table-row table:style-name="ro1">
          <table:table-cell office:value-type="string" calcext:value-type="string">
            <text:p>1__Fid=1_M03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4:.H4])" office:value-type="float" office:value="6" calcext:value-type="float">
            <text:p>6,000</text:p>
          </table:table-cell>
          <table:table-cell table:formula="of:=STDEV([.B4:.H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5:.H5])" office:value-type="float" office:value="5.8" calcext:value-type="float">
            <text:p>5,800</text:p>
          </table:table-cell>
          <table:table-cell table:formula="of:=STDEV([.B5:.H5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__Fid=1_M05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AVERAGE([.B6:.H6])" office:value-type="float" office:value="5.8" calcext:value-type="float">
            <text:p>5,800</text:p>
          </table:table-cell>
          <table:table-cell table:formula="of:=STDEV([.B6:.H6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AVERAGE([.B7:.H7])" office:value-type="float" office:value="7.2" calcext:value-type="float">
            <text:p>7,200</text:p>
          </table:table-cell>
          <table:table-cell table:formula="of:=STDEV([.B7:.H7])" office:value-type="float" office:value="2.38746727726266" calcext:value-type="float">
            <text:p>2,387</text:p>
          </table:table-cell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8:.H8])" office:value-type="float" office:value="5" calcext:value-type="float">
            <text:p>5,000</text:p>
          </table:table-cell>
          <table:table-cell table:formula="of:=STDEV([.B8:.H8])" office:value-type="float" office:value="1.58113883008419" calcext:value-type="float">
            <text:p>1,581</text:p>
          </table:table-cell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9:.H9])" office:value-type="float" office:value="5.4" calcext:value-type="float">
            <text:p>5,400</text:p>
          </table:table-cell>
          <table:table-cell table:formula="of:=STDEV([.B9:.H9])" office:value-type="float" office:value="1.34164078649987" calcext:value-type="float">
            <text:p>1,342</text:p>
          </table:table-cell>
        </table:table-row>
        <table:table-row table:style-name="ro1">
          <table:table-cell office:value-type="string" calcext:value-type="string">
            <text:p>1__Fid=1_M09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0:.H10])" office:value-type="float" office:value="5.2" calcext:value-type="float">
            <text:p>5,200</text:p>
          </table:table-cell>
          <table:table-cell table:formula="of:=STDEV([.B10:.H10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1:.H11])" office:value-type="float" office:value="6.6" calcext:value-type="float">
            <text:p>6,600</text:p>
          </table:table-cell>
          <table:table-cell table:formula="of:=STDEV([.B11:.H11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0__Fid=2_M01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12:.H12])" office:value-type="float" office:value="1" calcext:value-type="float">
            <text:p>1,000</text:p>
          </table:table-cell>
          <table:table-cell table:formula="of:=STDEV([.B12:.H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2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3:.H13])" office:value-type="float" office:value="2.8" calcext:value-type="float">
            <text:p>2,800</text:p>
          </table:table-cell>
          <table:table-cell table:formula="of:=STDEV([.B13:.H13])" office:value-type="float" office:value="1.30384048104053" calcext:value-type="float">
            <text:p>1,304</text:p>
          </table:table-cell>
        </table:table-row>
        <table:table-row table:style-name="ro1">
          <table:table-cell office:value-type="string" calcext:value-type="string">
            <text:p>10__Fid=2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4:.H14])" office:value-type="float" office:value="7" calcext:value-type="float">
            <text:p>7,000</text:p>
          </table:table-cell>
          <table:table-cell table:formula="of:=STDEV([.B14:.H1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__Fid=2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5:.H15])" office:value-type="float" office:value="3" calcext:value-type="float">
            <text:p>3,000</text:p>
          </table:table-cell>
          <table:table-cell table:formula="of:=STDEV([.B15:.H15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0__Fid=2_M05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6:.H16])" office:value-type="float" office:value="5.6" calcext:value-type="float">
            <text:p>5,600</text:p>
          </table:table-cell>
          <table:table-cell table:formula="of:=STDEV([.B16:.H16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__Fid=2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7:.H17])" office:value-type="float" office:value="4.2" calcext:value-type="float">
            <text:p>4,200</text:p>
          </table:table-cell>
          <table:table-cell table:formula="of:=STDEV([.B17:.H17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0__Fid=2_M07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8:.H18])" office:value-type="float" office:value="3.4" calcext:value-type="float">
            <text:p>3,400</text:p>
          </table:table-cell>
          <table:table-cell table:formula="of:=STDEV([.B18:.H18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10__Fid=2_M08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19:.H19])" office:value-type="float" office:value="1" calcext:value-type="float">
            <text:p>1,000</text:p>
          </table:table-cell>
          <table:table-cell table:formula="of:=STDEV([.B19:.H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9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AVERAGE([.B20:.H20])" office:value-type="float" office:value="3.4" calcext:value-type="float">
            <text:p>3,400</text:p>
          </table:table-cell>
          <table:table-cell table:formula="of:=STDEV([.B20:.H20])" office:value-type="float" office:value="1.34164078649987" calcext:value-type="float">
            <text:p>1,342</text:p>
          </table:table-cell>
        </table:table-row>
        <table:table-row table:style-name="ro1">
          <table:table-cell office:value-type="string" calcext:value-type="string">
            <text:p>10__Fid=2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21:.H21])" office:value-type="float" office:value="4" calcext:value-type="float">
            <text:p>4,000</text:p>
          </table:table-cell>
          <table:table-cell table:formula="of:=STDEV([.B21:.H21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05__Fid=8_M01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22:.H22])" office:value-type="float" office:value="8.2" calcext:value-type="float">
            <text:p>8,200</text:p>
          </table:table-cell>
          <table:table-cell table:formula="of:=STDEV([.B22:.H22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05__Fid=8_M02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23:.H23])" office:value-type="float" office:value="7.4" calcext:value-type="float">
            <text:p>7,400</text:p>
          </table:table-cell>
          <table:table-cell table:formula="of:=STDEV([.B23:.H23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05__Fid=8_M03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24:.H24])" office:value-type="float" office:value="6.8" calcext:value-type="float">
            <text:p>6,800</text:p>
          </table:table-cell>
          <table:table-cell table:formula="of:=STDEV([.B24:.H24])" office:value-type="float" office:value="2.16794833886788" calcext:value-type="float">
            <text:p>2,168</text:p>
          </table:table-cell>
        </table:table-row>
        <table:table-row table:style-name="ro1">
          <table:table-cell office:value-type="string" calcext:value-type="string">
            <text:p>105__Fid=8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25:.H25])" office:value-type="float" office:value="3.6" calcext:value-type="float">
            <text:p>3,600</text:p>
          </table:table-cell>
          <table:table-cell table:formula="of:=STDEV([.B25:.H25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05__Fid=8_M05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26:.H26])" office:value-type="float" office:value="8" calcext:value-type="float">
            <text:p>8,000</text:p>
          </table:table-cell>
          <table:table-cell table:formula="of:=STDEV([.B26:.H2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27:.H27])" office:value-type="float" office:value="3.4" calcext:value-type="float">
            <text:p>3,400</text:p>
          </table:table-cell>
          <table:table-cell table:formula="of:=STDEV([.B27:.H27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05__Fid=8_M07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28:.H28])" office:value-type="float" office:value="5.2" calcext:value-type="float">
            <text:p>5,200</text:p>
          </table:table-cell>
          <table:table-cell table:formula="of:=STDEV([.B28:.H28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05__Fid=8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29:.H29])" office:value-type="float" office:value="7.6" calcext:value-type="float">
            <text:p>7,600</text:p>
          </table:table-cell>
          <table:table-cell table:formula="of:=STDEV([.B29:.H29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05__Fid=8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30:.H30])" office:value-type="float" office:value="6" calcext:value-type="float">
            <text:p>6,000</text:p>
          </table:table-cell>
          <table:table-cell table:formula="of:=STDEV([.B30:.H3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31:.H31])" office:value-type="float" office:value="5" calcext:value-type="float">
            <text:p>5,000</text:p>
          </table:table-cell>
          <table:table-cell table:formula="of:=STDEV([.B31:.H3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1.nrr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32:.H32])" office:value-type="float" office:value="9.6" calcext:value-type="float">
            <text:p>9,600</text:p>
          </table:table-cell>
          <table:table-cell table:formula="of:=STDEV([.B32:.H32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9__Fid=14_M02.nrrd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table:formula="of:=AVERAGE([.B33:.H33])" office:value-type="float" office:value="10" calcext:value-type="float">
            <text:p>10,000</text:p>
          </table:table-cell>
          <table:table-cell table:formula="of:=STDEV([.B33:.H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3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34:.H34])" office:value-type="float" office:value="5" calcext:value-type="float">
            <text:p>5,000</text:p>
          </table:table-cell>
          <table:table-cell table:formula="of:=STDEV([.B34:.H34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109__Fid=14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35:.H35])" office:value-type="float" office:value="8.2" calcext:value-type="float">
            <text:p>8,200</text:p>
          </table:table-cell>
          <table:table-cell table:formula="of:=STDEV([.B35:.H35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09__Fid=14_M05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36:.H36])" office:value-type="float" office:value="8.6" calcext:value-type="float">
            <text:p>8,600</text:p>
          </table:table-cell>
          <table:table-cell table:formula="of:=STDEV([.B36:.H36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09__Fid=14_M06.nrrd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table:formula="of:=AVERAGE([.B37:.H37])" office:value-type="float" office:value="10" calcext:value-type="float">
            <text:p>10,000</text:p>
          </table:table-cell>
          <table:table-cell table:formula="of:=STDEV([.B37:.H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7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AVERAGE([.B38:.H38])" office:value-type="float" office:value="9.6" calcext:value-type="float">
            <text:p>9,600</text:p>
          </table:table-cell>
          <table:table-cell table:formula="of:=STDEV([.B38:.H38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9__Fid=14_M08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AVERAGE([.B39:.H39])" office:value-type="float" office:value="9.2" calcext:value-type="float">
            <text:p>9,200</text:p>
          </table:table-cell>
          <table:table-cell table:formula="of:=STDEV([.B39:.H39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09__Fid=14_M09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40:.H40])" office:value-type="float" office:value="7" calcext:value-type="float">
            <text:p>7,000</text:p>
          </table:table-cell>
          <table:table-cell table:formula="of:=STDEV([.B40:.H40])" office:value-type="float" office:value="3.08220700148449" calcext:value-type="float">
            <text:p>3,082</text:p>
          </table:table-cell>
        </table:table-row>
        <table:table-row table:style-name="ro1">
          <table:table-cell office:value-type="string" calcext:value-type="string">
            <text:p>109__Fid=14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41:.H41])" office:value-type="float" office:value="3" calcext:value-type="float">
            <text:p>3,000</text:p>
          </table:table-cell>
          <table:table-cell table:formula="of:=STDEV([.B41:.H41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14__Fid=10_M01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42:.H42])" office:value-type="float" office:value="3.6" calcext:value-type="float">
            <text:p>3,600</text:p>
          </table:table-cell>
          <table:table-cell table:formula="of:=STDEV([.B42:.H42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14__Fid=10_M02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43:.H43])" office:value-type="float" office:value="1.8" calcext:value-type="float">
            <text:p>1,800</text:p>
          </table:table-cell>
          <table:table-cell table:formula="of:=STDEV([.B43:.H43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14__Fid=10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44:.H44])" office:value-type="float" office:value="4" calcext:value-type="float">
            <text:p>4,000</text:p>
          </table:table-cell>
          <table:table-cell table:formula="of:=STDEV([.B44:.H44])" office:value-type="float" office:value="1.58113883008419" calcext:value-type="float">
            <text:p>1,581</text:p>
          </table:table-cell>
        </table:table-row>
        <table:table-row table:style-name="ro1">
          <table:table-cell office:value-type="string" calcext:value-type="string">
            <text:p>114__Fid=10_M04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45:.H45])" office:value-type="float" office:value="3.2" calcext:value-type="float">
            <text:p>3,200</text:p>
          </table:table-cell>
          <table:table-cell table:formula="of:=STDEV([.B45:.H45])" office:value-type="float" office:value="3.27108544675923" calcext:value-type="float">
            <text:p>3,271</text:p>
          </table:table-cell>
        </table:table-row>
        <table:table-row table:style-name="ro1">
          <table:table-cell office:value-type="string" calcext:value-type="string">
            <text:p>114__Fid=10_M05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46:.H46])" office:value-type="float" office:value="3.2" calcext:value-type="float">
            <text:p>3,200</text:p>
          </table:table-cell>
          <table:table-cell table:formula="of:=STDEV([.B46:.H46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14__Fid=10_M06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47:.H47])" office:value-type="float" office:value="1.8" calcext:value-type="float">
            <text:p>1,800</text:p>
          </table:table-cell>
          <table:table-cell table:formula="of:=STDEV([.B47:.H47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14__Fid=10_M07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48:.H48])" office:value-type="float" office:value="4.6" calcext:value-type="float">
            <text:p>4,600</text:p>
          </table:table-cell>
          <table:table-cell table:formula="of:=STDEV([.B48:.H48])" office:value-type="float" office:value="1.8165902124585" calcext:value-type="float">
            <text:p>1,817</text:p>
          </table:table-cell>
        </table:table-row>
        <table:table-row table:style-name="ro1">
          <table:table-cell office:value-type="string" calcext:value-type="string">
            <text:p>114__Fid=10_M08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49:.H49])" office:value-type="float" office:value="1.6" calcext:value-type="float">
            <text:p>1,600</text:p>
          </table:table-cell>
          <table:table-cell table:formula="of:=STDEV([.B49:.H49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14__Fid=10_M09.nrr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50:.H50])" office:value-type="float" office:value="3.4" calcext:value-type="float">
            <text:p>3,400</text:p>
          </table:table-cell>
          <table:table-cell table:formula="of:=STDEV([.B50:.H50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14__Fid=10_M10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51:.H51])" office:value-type="float" office:value="4.6" calcext:value-type="float">
            <text:p>4,600</text:p>
          </table:table-cell>
          <table:table-cell table:formula="of:=STDEV([.B51:.H51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120__Fid=9_M01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52:.H52])" office:value-type="float" office:value="1.4" calcext:value-type="float">
            <text:p>1,400</text:p>
          </table:table-cell>
          <table:table-cell table:formula="of:=STDEV([.B52:.H52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20__Fid=9_M02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53:.H53])" office:value-type="float" office:value="1" calcext:value-type="float">
            <text:p>1,000</text:p>
          </table:table-cell>
          <table:table-cell table:formula="of:=STDEV([.B53:.H5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54:.H54])" office:value-type="float" office:value="4.2" calcext:value-type="float">
            <text:p>4,200</text:p>
          </table:table-cell>
          <table:table-cell table:formula="of:=STDEV([.B54:.H54])" office:value-type="float" office:value="2.28035085019828" calcext:value-type="float">
            <text:p>2,280</text:p>
          </table:table-cell>
        </table:table-row>
        <table:table-row table:style-name="ro1">
          <table:table-cell office:value-type="string" calcext:value-type="string">
            <text:p>120__Fid=9_M04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55:.H55])" office:value-type="float" office:value="2.4" calcext:value-type="float">
            <text:p>2,400</text:p>
          </table:table-cell>
          <table:table-cell table:formula="of:=STDEV([.B55:.H55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20__Fid=9_M05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56:.H56])" office:value-type="float" office:value="1" calcext:value-type="float">
            <text:p>1,000</text:p>
          </table:table-cell>
          <table:table-cell table:formula="of:=STDEV([.B56:.H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57:.H57])" office:value-type="float" office:value="5.6" calcext:value-type="float">
            <text:p>5,600</text:p>
          </table:table-cell>
          <table:table-cell table:formula="of:=STDEV([.B57:.H57])" office:value-type="float" office:value="2.07364413533277" calcext:value-type="float">
            <text:p>2,074</text:p>
          </table:table-cell>
        </table:table-row>
        <table:table-row table:style-name="ro1">
          <table:table-cell office:value-type="string" calcext:value-type="string">
            <text:p>120__Fid=9_M07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58:.H58])" office:value-type="float" office:value="2.6" calcext:value-type="float">
            <text:p>2,600</text:p>
          </table:table-cell>
          <table:table-cell table:formula="of:=STDEV([.B58:.H58])" office:value-type="float" office:value="3.57770876399966" calcext:value-type="float">
            <text:p>3,578</text:p>
          </table:table-cell>
        </table:table-row>
        <table:table-row table:style-name="ro1">
          <table:table-cell office:value-type="string" calcext:value-type="string">
            <text:p>120__Fid=9_M08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59:.H59])" office:value-type="float" office:value="1" calcext:value-type="float">
            <text:p>1,000</text:p>
          </table:table-cell>
          <table:table-cell table:formula="of:=STDEV([.B59:.H5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60:.H60])" office:value-type="float" office:value="5.4" calcext:value-type="float">
            <text:p>5,400</text:p>
          </table:table-cell>
          <table:table-cell table:formula="of:=STDEV([.B60:.H60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20__Fid=9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61:.H61])" office:value-type="float" office:value="1" calcext:value-type="float">
            <text:p>1,000</text:p>
          </table:table-cell>
          <table:table-cell table:formula="of:=STDEV([.B61:.H6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1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62:.H62])" office:value-type="float" office:value="4.6" calcext:value-type="float">
            <text:p>4,600</text:p>
          </table:table-cell>
          <table:table-cell table:formula="of:=STDEV([.B62:.H62])" office:value-type="float" office:value="2.40831891575846" calcext:value-type="float">
            <text:p>2,408</text:p>
          </table:table-cell>
        </table:table-row>
        <table:table-row table:style-name="ro1">
          <table:table-cell office:value-type="string" calcext:value-type="string">
            <text:p>125__Fid=15_M02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63:.H63])" office:value-type="float" office:value="2.6" calcext:value-type="float">
            <text:p>2,600</text:p>
          </table:table-cell>
          <table:table-cell table:formula="of:=STDEV([.B63:.H63])" office:value-type="float" office:value="3.57770876399966" calcext:value-type="float">
            <text:p>3,578</text:p>
          </table:table-cell>
        </table:table-row>
        <table:table-row table:style-name="ro1">
          <table:table-cell office:value-type="string" calcext:value-type="string">
            <text:p>125__Fid=15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64:.H64])" office:value-type="float" office:value="4" calcext:value-type="float">
            <text:p>4,000</text:p>
          </table:table-cell>
          <table:table-cell table:formula="of:=STDEV([.B64:.H64])" office:value-type="float" office:value="1.58113883008419" calcext:value-type="float">
            <text:p>1,581</text:p>
          </table:table-cell>
        </table:table-row>
        <table:table-row table:style-name="ro1">
          <table:table-cell office:value-type="string" calcext:value-type="string">
            <text:p>125__Fid=15_M04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65:.H65])" office:value-type="float" office:value="1" calcext:value-type="float">
            <text:p>1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5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66:.H66])" office:value-type="float" office:value="2" calcext:value-type="float">
            <text:p>2,000</text:p>
          </table:table-cell>
          <table:table-cell table:formula="of:=STDEV([.B66:.H66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25__Fid=15_M06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67:.H67])" office:value-type="float" office:value="2.2" calcext:value-type="float">
            <text:p>2,200</text:p>
          </table:table-cell>
          <table:table-cell table:formula="of:=STDEV([.B67:.H67])" office:value-type="float" office:value="1.6431676725155" calcext:value-type="float">
            <text:p>1,643</text:p>
          </table:table-cell>
        </table:table-row>
        <table:table-row table:style-name="ro1">
          <table:table-cell office:value-type="string" calcext:value-type="string">
            <text:p>125__Fid=15_M07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68:.H68])" office:value-type="float" office:value="3.6" calcext:value-type="float">
            <text:p>3,600</text:p>
          </table:table-cell>
          <table:table-cell table:formula="of:=STDEV([.B68:.H68])" office:value-type="float" office:value="1.8165902124585" calcext:value-type="float">
            <text:p>1,817</text:p>
          </table:table-cell>
        </table:table-row>
        <table:table-row table:style-name="ro1">
          <table:table-cell office:value-type="string" calcext:value-type="string">
            <text:p>125__Fid=15_M08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AVERAGE([.B69:.H69])" office:value-type="float" office:value="5.8" calcext:value-type="float">
            <text:p>5,800</text:p>
          </table:table-cell>
          <table:table-cell table:formula="of:=STDEV([.B69:.H69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25__Fid=15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70:.H70])" office:value-type="float" office:value="1.8" calcext:value-type="float">
            <text:p>1,800</text:p>
          </table:table-cell>
          <table:table-cell table:formula="of:=STDEV([.B70:.H70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25__Fid=15_M10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71:.H71])" office:value-type="float" office:value="2" calcext:value-type="float">
            <text:p>2,000</text:p>
          </table:table-cell>
          <table:table-cell table:formula="of:=STDEV([.B71:.H71])" office:value-type="float" office:value="2.23606797749979" calcext:value-type="float">
            <text:p>2,236</text:p>
          </table:table-cell>
        </table:table-row>
        <table:table-row table:style-name="ro1">
          <table:table-cell office:value-type="string" calcext:value-type="string">
            <text:p>131__Fid=1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72:.H72])" office:value-type="float" office:value="4.8" calcext:value-type="float">
            <text:p>4,800</text:p>
          </table:table-cell>
          <table:table-cell table:formula="of:=STDEV([.B72:.H72])" office:value-type="float" office:value="1.92353840616713" calcext:value-type="float">
            <text:p>1,924</text:p>
          </table:table-cell>
        </table:table-row>
        <table:table-row table:style-name="ro1">
          <table:table-cell office:value-type="string" calcext:value-type="string">
            <text:p>131__Fid=13_M02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73:.H73])" office:value-type="float" office:value="6" calcext:value-type="float">
            <text:p>6,000</text:p>
          </table:table-cell>
          <table:table-cell table:formula="of:=STDEV([.B73:.H7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74:.H74])" office:value-type="float" office:value="6" calcext:value-type="float">
            <text:p>6,000</text:p>
          </table:table-cell>
          <table:table-cell table:formula="of:=STDEV([.B74:.H74])" office:value-type="float" office:value="1.87082869338697" calcext:value-type="float">
            <text:p>1,871</text:p>
          </table:table-cell>
        </table:table-row>
        <table:table-row table:style-name="ro1">
          <table:table-cell office:value-type="string" calcext:value-type="string">
            <text:p>131__Fid=13_M04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75:.H75])" office:value-type="float" office:value="6" calcext:value-type="float">
            <text:p>6,000</text:p>
          </table:table-cell>
          <table:table-cell table:formula="of:=STDEV([.B75:.H75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31__Fid=13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76:.H76])" office:value-type="float" office:value="3.2" calcext:value-type="float">
            <text:p>3,200</text:p>
          </table:table-cell>
          <table:table-cell table:formula="of:=STDEV([.B76:.H76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31__Fid=13_M06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77:.H77])" office:value-type="float" office:value="6.4" calcext:value-type="float">
            <text:p>6,400</text:p>
          </table:table-cell>
          <table:table-cell table:formula="of:=STDEV([.B77:.H77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31__Fid=13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78:.H78])" office:value-type="float" office:value="6.8" calcext:value-type="float">
            <text:p>6,800</text:p>
          </table:table-cell>
          <table:table-cell table:formula="of:=STDEV([.B78:.H78])" office:value-type="float" office:value="1.30384048104053" calcext:value-type="float">
            <text:p>1,304</text:p>
          </table:table-cell>
        </table:table-row>
        <table:table-row table:style-name="ro1">
          <table:table-cell office:value-type="string" calcext:value-type="string">
            <text:p>131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79:.H79])" office:value-type="float" office:value="6.8" calcext:value-type="float">
            <text:p>6,800</text:p>
          </table:table-cell>
          <table:table-cell table:formula="of:=STDEV([.B79:.H79])" office:value-type="float" office:value="1.92353840616713" calcext:value-type="float">
            <text:p>1,924</text:p>
          </table:table-cell>
        </table:table-row>
        <table:table-row table:style-name="ro1">
          <table:table-cell office:value-type="string" calcext:value-type="string">
            <text:p>131__Fid=13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80:.H80])" office:value-type="float" office:value="6.8" calcext:value-type="float">
            <text:p>6,800</text:p>
          </table:table-cell>
          <table:table-cell table:formula="of:=STDEV([.B80:.H80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31__Fid=13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81:.H81])" office:value-type="float" office:value="3.8" calcext:value-type="float">
            <text:p>3,800</text:p>
          </table:table-cell>
          <table:table-cell table:formula="of:=STDEV([.B81:.H81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40__Fid_11_M01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AVERAGE([.B82:.H82])" office:value-type="float" office:value="8.4" calcext:value-type="float">
            <text:p>8,400</text:p>
          </table:table-cell>
          <table:table-cell table:formula="of:=STDEV([.B82:.H82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40__Fid_11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3:.H83])" office:value-type="float" office:value="6.8" calcext:value-type="float">
            <text:p>6,800</text:p>
          </table:table-cell>
          <table:table-cell table:formula="of:=STDEV([.B83:.H83])" office:value-type="float" office:value="2.28035085019828" calcext:value-type="float">
            <text:p>2,280</text:p>
          </table:table-cell>
        </table:table-row>
        <table:table-row table:style-name="ro1">
          <table:table-cell office:value-type="string" calcext:value-type="string">
            <text:p>140__Fid_11_M03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84:.H84])" office:value-type="float" office:value="7.4" calcext:value-type="float">
            <text:p>7,400</text:p>
          </table:table-cell>
          <table:table-cell table:formula="of:=STDEV([.B84:.H84])" office:value-type="float" office:value="1.94935886896179" calcext:value-type="float">
            <text:p>1,949</text:p>
          </table:table-cell>
        </table:table-row>
        <table:table-row table:style-name="ro1">
          <table:table-cell office:value-type="string" calcext:value-type="string">
            <text:p>140__Fid_11_M04.nr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5:.H85])" office:value-type="float" office:value="7.6" calcext:value-type="float">
            <text:p>7,600</text:p>
          </table:table-cell>
          <table:table-cell table:formula="of:=STDEV([.B85:.H85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40__Fid_11_M05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86:.H86])" office:value-type="float" office:value="7.6" calcext:value-type="float">
            <text:p>7,600</text:p>
          </table:table-cell>
          <table:table-cell table:formula="of:=STDEV([.B86:.H86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40__Fid_11_M06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7:.H87])" office:value-type="float" office:value="7" calcext:value-type="float">
            <text:p>7,000</text:p>
          </table:table-cell>
          <table:table-cell table:formula="of:=STDEV([.B87:.H87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140__Fid_11_M07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88:.H88])" office:value-type="float" office:value="7.2" calcext:value-type="float">
            <text:p>7,200</text:p>
          </table:table-cell>
          <table:table-cell table:formula="of:=STDEV([.B88:.H88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40__Fid_11_M08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89:.H89])" office:value-type="float" office:value="5.8" calcext:value-type="float">
            <text:p>5,800</text:p>
          </table:table-cell>
          <table:table-cell table:formula="of:=STDEV([.B89:.H89])" office:value-type="float" office:value="1.78885438199983" calcext:value-type="float">
            <text:p>1,789</text:p>
          </table:table-cell>
        </table:table-row>
        <table:table-row table:style-name="ro1">
          <table:table-cell office:value-type="string" calcext:value-type="string">
            <text:p>140__Fid_11_M09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90:.H90])" office:value-type="float" office:value="4.2" calcext:value-type="float">
            <text:p>4,200</text:p>
          </table:table-cell>
          <table:table-cell table:formula="of:=STDEV([.B90:.H90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40__Fid_11_M10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/>
          <table:table-cell table:formula="of:=AVERAGE([.B91:.H91])" office:value-type="float" office:value="7.4" calcext:value-type="float">
            <text:p>7,400</text:p>
          </table:table-cell>
          <table:table-cell table:formula="of:=STDEV([.B91:.H91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45__Fid=12_M01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92:.H92])" office:value-type="float" office:value="8.4" calcext:value-type="float">
            <text:p>8,400</text:p>
          </table:table-cell>
          <table:table-cell table:formula="of:=STDEV([.B92:.H92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45__Fid=12_M02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93:.H93])" office:value-type="float" office:value="8.2" calcext:value-type="float">
            <text:p>8,200</text:p>
          </table:table-cell>
          <table:table-cell table:formula="of:=STDEV([.B93:.H93])" office:value-type="float" office:value="1.30384048104053" calcext:value-type="float">
            <text:p>1,304</text:p>
          </table:table-cell>
        </table:table-row>
        <table:table-row table:style-name="ro1">
          <table:table-cell office:value-type="string" calcext:value-type="string">
            <text:p>145__Fid=12_M03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94:.H94])" office:value-type="float" office:value="8" calcext:value-type="float">
            <text:p>8,000</text:p>
          </table:table-cell>
          <table:table-cell table:formula="of:=STDEV([.B94:.H9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45__Fid=12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formula="of:=AVERAGE([.B95:.H95])" office:value-type="float" office:value="8.8" calcext:value-type="float">
            <text:p>8,800</text:p>
          </table:table-cell>
          <table:table-cell table:formula="of:=STDEV([.B95:.H95])" office:value-type="float" office:value="0.447213595499958" calcext:value-type="float">
            <text:p>0,447</text:p>
          </table:table-cell>
        </table:table-row>
        <table:table-row table:style-name="ro1">
          <table:table-cell office:value-type="string" calcext:value-type="string">
            <text:p>145__Fid=12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96:.H96])" office:value-type="float" office:value="8.2" calcext:value-type="float">
            <text:p>8,200</text:p>
          </table:table-cell>
          <table:table-cell table:formula="of:=STDEV([.B96:.H96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45__Fid=12_M06.nrr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97:.H97])" office:value-type="float" office:value="8.6" calcext:value-type="float">
            <text:p>8,600</text:p>
          </table:table-cell>
          <table:table-cell table:formula="of:=STDEV([.B97:.H97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45__Fid=12_M07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98:.H98])" office:value-type="float" office:value="4.4" calcext:value-type="float">
            <text:p>4,400</text:p>
          </table:table-cell>
          <table:table-cell table:formula="of:=STDEV([.B98:.H98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45__Fid=12_M08.nrr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99:.H99])" office:value-type="float" office:value="8.2" calcext:value-type="float">
            <text:p>8,200</text:p>
          </table:table-cell>
          <table:table-cell table:formula="of:=STDEV([.B99:.H99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45__Fid=12_M09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100:.H100])" office:value-type="float" office:value="4" calcext:value-type="float">
            <text:p>4,000</text:p>
          </table:table-cell>
          <table:table-cell table:formula="of:=STDEV([.B100:.H100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145__Fid=12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101:.H101])" office:value-type="float" office:value="4.4" calcext:value-type="float">
            <text:p>4,400</text:p>
          </table:table-cell>
          <table:table-cell table:formula="of:=STDEV([.B101:.H101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5__Fid=3_M01.nrrd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AVERAGE([.B102:.H102])" office:value-type="float" office:value="5.8" calcext:value-type="float">
            <text:p>5,800</text:p>
          </table:table-cell>
          <table:table-cell table:formula="of:=STDEV([.B102:.H102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5__Fid=3_M02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03:.H103])" office:value-type="float" office:value="4.4" calcext:value-type="float">
            <text:p>4,400</text:p>
          </table:table-cell>
          <table:table-cell table:formula="of:=STDEV([.B103:.H103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5__Fid=3_M03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AVERAGE([.B104:.H104])" office:value-type="float" office:value="5.2" calcext:value-type="float">
            <text:p>5,200</text:p>
          </table:table-cell>
          <table:table-cell table:formula="of:=STDEV([.B104:.H104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5__Fid=3_M04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105:.H105])" office:value-type="float" office:value="3.6" calcext:value-type="float">
            <text:p>3,600</text:p>
          </table:table-cell>
          <table:table-cell table:formula="of:=STDEV([.B105:.H105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5__Fid=3_M05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106:.H106])" office:value-type="float" office:value="4.4" calcext:value-type="float">
            <text:p>4,400</text:p>
          </table:table-cell>
          <table:table-cell table:formula="of:=STDEV([.B106:.H106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5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07:.H107])" office:value-type="float" office:value="4" calcext:value-type="float">
            <text:p>4,000</text:p>
          </table:table-cell>
          <table:table-cell table:formula="of:=STDEV([.B107:.H107])" office:value-type="float" office:value="1.58113883008419" calcext:value-type="float">
            <text:p>1,581</text:p>
          </table:table-cell>
        </table:table-row>
        <table:table-row table:style-name="ro1">
          <table:table-cell office:value-type="string" calcext:value-type="string">
            <text:p>15__Fid=3_M07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08:.H108])" office:value-type="float" office:value="3.2" calcext:value-type="float">
            <text:p>3,200</text:p>
          </table:table-cell>
          <table:table-cell table:formula="of:=STDEV([.B108:.H108])" office:value-type="float" office:value="1.6431676725155" calcext:value-type="float">
            <text:p>1,643</text:p>
          </table:table-cell>
        </table:table-row>
        <table:table-row table:style-name="ro1">
          <table:table-cell office:value-type="string" calcext:value-type="string">
            <text:p>15__Fid=3_M08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09:.H109])" office:value-type="float" office:value="6.8" calcext:value-type="float">
            <text:p>6,800</text:p>
          </table:table-cell>
          <table:table-cell table:formula="of:=STDEV([.B109:.H109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5__Fid=3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10:.H110])" office:value-type="float" office:value="5" calcext:value-type="float">
            <text:p>5,000</text:p>
          </table:table-cell>
          <table:table-cell table:formula="of:=STDEV([.B110:.H11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__Fid=3_M10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11:.H111])" office:value-type="float" office:value="5" calcext:value-type="float">
            <text:p>5,000</text:p>
          </table:table-cell>
          <table:table-cell table:formula="of:=STDEV([.B111:.H11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0__Fid=4_M01.nrr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formula="of:=AVERAGE([.B112:.H112])" office:value-type="float" office:value="4.2" calcext:value-type="float">
            <text:p>4,200</text:p>
          </table:table-cell>
          <table:table-cell table:formula="of:=STDEV([.B112:.H112])" office:value-type="float" office:value="4.38178046004133" calcext:value-type="float">
            <text:p>4,382</text:p>
          </table:table-cell>
        </table:table-row>
        <table:table-row table:style-name="ro1">
          <table:table-cell office:value-type="string" calcext:value-type="string">
            <text:p>20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13:.H113])" office:value-type="float" office:value="6.2" calcext:value-type="float">
            <text:p>6,200</text:p>
          </table:table-cell>
          <table:table-cell table:formula="of:=STDEV([.B113:.H113])" office:value-type="float" office:value="1.78885438199983" calcext:value-type="float">
            <text:p>1,789</text:p>
          </table:table-cell>
        </table:table-row>
        <table:table-row table:style-name="ro1">
          <table:table-cell office:value-type="string" calcext:value-type="string">
            <text:p>20__Fid=4_M03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14:.H114])" office:value-type="float" office:value="2.8" calcext:value-type="float">
            <text:p>2,800</text:p>
          </table:table-cell>
          <table:table-cell table:formula="of:=STDEV([.B114:.H114])" office:value-type="float" office:value="4.02492235949962" calcext:value-type="float">
            <text:p>4,025</text:p>
          </table:table-cell>
        </table:table-row>
        <table:table-row table:style-name="ro1">
          <table:table-cell office:value-type="string" calcext:value-type="string">
            <text:p>20__Fid=4_M04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115:.H115])" office:value-type="float" office:value="1" calcext:value-type="float">
            <text:p>1,000</text:p>
          </table:table-cell>
          <table:table-cell table:formula="of:=STDEV([.B115:.H1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5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16:.H116])" office:value-type="float" office:value="2.6" calcext:value-type="float">
            <text:p>2,600</text:p>
          </table:table-cell>
          <table:table-cell table:formula="of:=STDEV([.B116:.H116])" office:value-type="float" office:value="3.57770876399966" calcext:value-type="float">
            <text:p>3,578</text:p>
          </table:table-cell>
        </table:table-row>
        <table:table-row table:style-name="ro1">
          <table:table-cell office:value-type="string" calcext:value-type="string">
            <text:p>20__Fid=4_M06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117:.H117])" office:value-type="float" office:value="1" calcext:value-type="float">
            <text:p>1,000</text:p>
          </table:table-cell>
          <table:table-cell table:formula="of:=STDEV([.B117:.H11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AVERAGE([.B118:.H118])" office:value-type="float" office:value="7.2" calcext:value-type="float">
            <text:p>7,200</text:p>
          </table:table-cell>
          <table:table-cell table:formula="of:=STDEV([.B118:.H118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20__Fid=4_M08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19:.H119])" office:value-type="float" office:value="1.4" calcext:value-type="float">
            <text:p>1,400</text:p>
          </table:table-cell>
          <table:table-cell table:formula="of:=STDEV([.B119:.H119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20__Fid=4_M09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20:.H120])" office:value-type="float" office:value="7.8" calcext:value-type="float">
            <text:p>7,800</text:p>
          </table:table-cell>
          <table:table-cell table:formula="of:=STDEV([.B120:.H120])" office:value-type="float" office:value="1.78885438199983" calcext:value-type="float">
            <text:p>1,789</text:p>
          </table:table-cell>
        </table:table-row>
        <table:table-row table:style-name="ro1">
          <table:table-cell office:value-type="string" calcext:value-type="string">
            <text:p>20__Fid=4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21:.H121])" office:value-type="float" office:value="1.6" calcext:value-type="float">
            <text:p>1,600</text:p>
          </table:table-cell>
          <table:table-cell table:formula="of:=STDEV([.B121:.H121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25__Fid=5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22:.H122])" office:value-type="float" office:value="5.4" calcext:value-type="float">
            <text:p>5,400</text:p>
          </table:table-cell>
          <table:table-cell table:formula="of:=STDEV([.B122:.H122])" office:value-type="float" office:value="2.40831891575846" calcext:value-type="float">
            <text:p>2,408</text:p>
          </table:table-cell>
        </table:table-row>
        <table:table-row table:style-name="ro1">
          <table:table-cell office:value-type="string" calcext:value-type="string">
            <text:p>25__Fid=5_M02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3:.H123])" office:value-type="float" office:value="6" calcext:value-type="float">
            <text:p>6,000</text:p>
          </table:table-cell>
          <table:table-cell table:formula="of:=STDEV([.B123:.H123])" office:value-type="float" office:value="2" calcext:value-type="float">
            <text:p>2,000</text:p>
          </table:table-cell>
        </table:table-row>
        <table:table-row table:style-name="ro1">
          <table:table-cell office:value-type="string" calcext:value-type="string">
            <text:p>25__Fid=5_M03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4:.H124])" office:value-type="float" office:value="5.8" calcext:value-type="float">
            <text:p>5,800</text:p>
          </table:table-cell>
          <table:table-cell table:formula="of:=STDEV([.B124:.H124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25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125:.H125])" office:value-type="float" office:value="4" calcext:value-type="float">
            <text:p>4,000</text:p>
          </table:table-cell>
          <table:table-cell table:formula="of:=STDEV([.B125:.H12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5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26:.H126])" office:value-type="float" office:value="3.6" calcext:value-type="float">
            <text:p>3,600</text:p>
          </table:table-cell>
          <table:table-cell table:formula="of:=STDEV([.B126:.H126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25__Fid=5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7:.H127])" office:value-type="float" office:value="4.8" calcext:value-type="float">
            <text:p>4,800</text:p>
          </table:table-cell>
          <table:table-cell table:formula="of:=STDEV([.B127:.H127])" office:value-type="float" office:value="1.92353840616713" calcext:value-type="float">
            <text:p>1,924</text:p>
          </table:table-cell>
        </table:table-row>
        <table:table-row table:style-name="ro1">
          <table:table-cell office:value-type="string" calcext:value-type="string">
            <text:p>25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8:.H128])" office:value-type="float" office:value="5" calcext:value-type="float">
            <text:p>5,000</text:p>
          </table:table-cell>
          <table:table-cell table:formula="of:=STDEV([.B128:.H128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25__Fid=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9:.H129])" office:value-type="float" office:value="2.6" calcext:value-type="float">
            <text:p>2,600</text:p>
          </table:table-cell>
          <table:table-cell table:formula="of:=STDEV([.B129:.H129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25__Fid=5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30:.H130])" office:value-type="float" office:value="3.6" calcext:value-type="float">
            <text:p>3,600</text:p>
          </table:table-cell>
          <table:table-cell table:formula="of:=STDEV([.B130:.H130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25__Fid=5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31:.H131])" office:value-type="float" office:value="4.4" calcext:value-type="float">
            <text:p>4,400</text:p>
          </table:table-cell>
          <table:table-cell table:formula="of:=STDEV([.B131:.H131])" office:value-type="float" office:value="1.34164078649987" calcext:value-type="float">
            <text:p>1,342</text:p>
          </table:table-cell>
        </table:table-row>
        <table:table-row table:style-name="ro1">
          <table:table-cell office:value-type="string" calcext:value-type="string">
            <text:p>31__Fid=6_M01.nrrd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AVERAGE([.B132:.H132])" office:value-type="float" office:value="6.4" calcext:value-type="float">
            <text:p>6,400</text:p>
          </table:table-cell>
          <table:table-cell table:formula="of:=STDEV([.B132:.H132])" office:value-type="float" office:value="1.94935886896179" calcext:value-type="float">
            <text:p>1,949</text:p>
          </table:table-cell>
        </table:table-row>
        <table:table-row table:style-name="ro1">
          <table:table-cell office:value-type="string" calcext:value-type="string">
            <text:p>31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33:.H133])" office:value-type="float" office:value="5" calcext:value-type="float">
            <text:p>5,000</text:p>
          </table:table-cell>
          <table:table-cell table:formula="of:=STDEV([.B133:.H133])" office:value-type="float" office:value="2.54950975679639" calcext:value-type="float">
            <text:p>2,550</text:p>
          </table:table-cell>
        </table:table-row>
        <table:table-row table:style-name="ro1">
          <table:table-cell office:value-type="string" calcext:value-type="string">
            <text:p>31__Fid=6_M03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134:.H134])" office:value-type="float" office:value="4.4" calcext:value-type="float">
            <text:p>4,400</text:p>
          </table:table-cell>
          <table:table-cell table:formula="of:=STDEV([.B134:.H134])" office:value-type="float" office:value="1.34164078649987" calcext:value-type="float">
            <text:p>1,342</text:p>
          </table:table-cell>
        </table:table-row>
        <table:table-row table:style-name="ro1">
          <table:table-cell office:value-type="string" calcext:value-type="string">
            <text:p>31__Fid=6_M04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35:.H135])" office:value-type="float" office:value="2" calcext:value-type="float">
            <text:p>2,000</text:p>
          </table:table-cell>
          <table:table-cell table:formula="of:=STDEV([.B135:.H135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31__Fid=6_M05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36:.H136])" office:value-type="float" office:value="5.2" calcext:value-type="float">
            <text:p>5,200</text:p>
          </table:table-cell>
          <table:table-cell table:formula="of:=STDEV([.B136:.H136])" office:value-type="float" office:value="2.38746727726266" calcext:value-type="float">
            <text:p>2,387</text:p>
          </table:table-cell>
        </table:table-row>
        <table:table-row table:style-name="ro1">
          <table:table-cell office:value-type="string" calcext:value-type="string">
            <text:p>31__Fid=6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37:.H137])" office:value-type="float" office:value="3.4" calcext:value-type="float">
            <text:p>3,400</text:p>
          </table:table-cell>
          <table:table-cell table:formula="of:=STDEV([.B137:.H137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31__Fid=6_M07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AVERAGE([.B138:.H138])" office:value-type="float" office:value="3" calcext:value-type="float">
            <text:p>3,000</text:p>
          </table:table-cell>
          <table:table-cell table:formula="of:=STDEV([.B138:.H138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31__Fid=6_M08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39:.H139])" office:value-type="float" office:value="5.8" calcext:value-type="float">
            <text:p>5,800</text:p>
          </table:table-cell>
          <table:table-cell table:formula="of:=STDEV([.B139:.H139])" office:value-type="float" office:value="2.16794833886788" calcext:value-type="float">
            <text:p>2,168</text:p>
          </table:table-cell>
        </table:table-row>
        <table:table-row table:style-name="ro1">
          <table:table-cell office:value-type="string" calcext:value-type="string">
            <text:p>31__Fid=6_M09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40:.H140])" office:value-type="float" office:value="3.4" calcext:value-type="float">
            <text:p>3,400</text:p>
          </table:table-cell>
          <table:table-cell table:formula="of:=STDEV([.B140:.H140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31__Fid=6_M10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41:.H141])" office:value-type="float" office:value="3" calcext:value-type="float">
            <text:p>3,000</text:p>
          </table:table-cell>
          <table:table-cell table:formula="of:=STDEV([.B141:.H141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40__Fid=7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142:.H142])" office:value-type="float" office:value="3" calcext:value-type="float">
            <text:p>3,000</text:p>
          </table:table-cell>
          <table:table-cell table:formula="of:=STDEV([.B142:.H142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40__Fid=7_M02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43:.H143])" office:value-type="float" office:value="4.6" calcext:value-type="float">
            <text:p>4,600</text:p>
          </table:table-cell>
          <table:table-cell table:formula="of:=STDEV([.B143:.H143])" office:value-type="float" office:value="2.70185121722126" calcext:value-type="float">
            <text:p>2,702</text:p>
          </table:table-cell>
        </table:table-row>
        <table:table-row table:style-name="ro1">
          <table:table-cell office:value-type="string" calcext:value-type="string">
            <text:p>40__Fid=7_M03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4:.H144])" office:value-type="float" office:value="2" calcext:value-type="float">
            <text:p>2,000</text:p>
          </table:table-cell>
          <table:table-cell table:formula="of:=STDEV([.B144:.H14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5:.H145])" office:value-type="float" office:value="4.4" calcext:value-type="float">
            <text:p>4,400</text:p>
          </table:table-cell>
          <table:table-cell table:formula="of:=STDEV([.B145:.H145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40__Fid=7_M05.nrr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46:.H146])" office:value-type="float" office:value="6.4" calcext:value-type="float">
            <text:p>6,400</text:p>
          </table:table-cell>
          <table:table-cell table:formula="of:=STDEV([.B146:.H146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40__Fid=7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7:.H147])" office:value-type="float" office:value="3.8" calcext:value-type="float">
            <text:p>3,800</text:p>
          </table:table-cell>
          <table:table-cell table:formula="of:=STDEV([.B147:.H147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40__Fid=7_M07.nrrd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8:.H148])" office:value-type="float" office:value="3.2" calcext:value-type="float">
            <text:p>3,200</text:p>
          </table:table-cell>
          <table:table-cell table:formula="of:=STDEV([.B148:.H148])" office:value-type="float" office:value="0.447213595499958" calcext:value-type="float">
            <text:p>0,447</text:p>
          </table:table-cell>
        </table:table-row>
        <table:table-row table:style-name="ro1">
          <table:table-cell office:value-type="string" calcext:value-type="string">
            <text:p>40__Fid=7_M08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49:.H149])" office:value-type="float" office:value="6" calcext:value-type="float">
            <text:p>6,000</text:p>
          </table:table-cell>
          <table:table-cell table:formula="of:=STDEV([.B149:.H149])" office:value-type="float" office:value="1.87082869338697" calcext:value-type="float">
            <text:p>1,871</text:p>
          </table:table-cell>
        </table:table-row>
        <table:table-row table:style-name="ro1">
          <table:table-cell office:value-type="string" calcext:value-type="string">
            <text:p>40__Fid=7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50:.H150])" office:value-type="float" office:value="3.2" calcext:value-type="float">
            <text:p>3,200</text:p>
          </table:table-cell>
          <table:table-cell table:formula="of:=STDEV([.B150:.H150])" office:value-type="float" office:value="1.30384048104053" calcext:value-type="float">
            <text:p>1,304</text:p>
          </table:table-cell>
        </table:table-row>
        <table:table-row table:style-name="ro1">
          <table:table-cell office:value-type="string" calcext:value-type="string">
            <text:p>40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formula="of:=AVERAGE([.B151:.H151])" office:value-type="float" office:value="6.6" calcext:value-type="float">
            <text:p>6,600</text:p>
          </table:table-cell>
          <table:table-cell table:formula="of:=STDEV([.B151:.H151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A1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5.01333333333333" calcext:value-type="float">
            <text:p>5,01333333333333</text:p>
          </table:table-cell>
          <table:table-cell table:formula="of:=AVERAGE([.C2:.C151])" office:value-type="float" office:value="5.09333333333333" calcext:value-type="float">
            <text:p>5,09333333333333</text:p>
          </table:table-cell>
          <table:table-cell table:formula="of:=AVERAGE([.D2:.D151])" office:value-type="float" office:value="4.02" calcext:value-type="float">
            <text:p>4,02</text:p>
          </table:table-cell>
          <table:table-cell table:formula="of:=AVERAGE([.E2:.E151])" office:value-type="float" office:value="4.92666666666667" calcext:value-type="float">
            <text:p>4,92666666666667</text:p>
          </table:table-cell>
          <table:table-cell table:formula="of:=AVERAGE([.F2:.F151])" office:value-type="float" office:value="5.38666666666667" calcext:value-type="float">
            <text:p>5,38666666666667</text:p>
          </table:table-cell>
          <table:table-cell table:number-columns-repeated="2"/>
          <table:table-cell table:style-name="Default" table:formula="of:=AVERAGE([.I2:.I151])" office:value-type="float" office:value="4.888" calcext:value-type="float">
            <text:p>4,888</text:p>
          </table:table-cell>
          <table:table-cell table:style-name="Default" table:formula="of:=AVERAGE([.J2:.J151])" office:value-type="float" office:value="1.34996552198408" calcext:value-type="float">
            <text:p>1,34996552198408</text:p>
          </table:table-cell>
        </table:table-row>
      </table:table>
      <table:table table:name="Set #4" table:style-name="ta1">
        <table:table-column table:style-name="co9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6" table:number-columns-repeated="2" table:default-cell-style-name="ce6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__Fid=1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2:.H2])" office:value-type="float" office:value="6" calcext:value-type="float">
            <text:p>6,000</text:p>
          </table:table-cell>
          <table:table-cell table:formula="of:=STDEV([.B2:.H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2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3:.H3])" office:value-type="float" office:value="5.75" calcext:value-type="float">
            <text:p>5,750</text:p>
          </table:table-cell>
          <table:table-cell table:formula="of:=STDEV([.B3:.H3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__Fid=1_M03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AVERAGE([.B4:.H4])" office:value-type="float" office:value="5.25" calcext:value-type="float">
            <text:p>5,250</text:p>
          </table:table-cell>
          <table:table-cell table:formula="of:=STDEV([.B4:.H4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5:.H5])" office:value-type="float" office:value="7.25" calcext:value-type="float">
            <text:p>7,250</text:p>
          </table:table-cell>
          <table:table-cell table:formula="of:=STDEV([.B5:.H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6:.H6])" office:value-type="float" office:value="6.5" calcext:value-type="float">
            <text:p>6,500</text:p>
          </table:table-cell>
          <table:table-cell table:formula="of:=STDEV([.B6:.H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7:.H7])" office:value-type="float" office:value="5.75" calcext:value-type="float">
            <text:p>5,750</text:p>
          </table:table-cell>
          <table:table-cell table:formula="of:=STDEV([.B7:.H7])" office:value-type="float" office:value="2.75378527364305" calcext:value-type="float">
            <text:p>2,754</text:p>
          </table:table-cell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8:.H8])" office:value-type="float" office:value="6" calcext:value-type="float">
            <text:p>6,000</text:p>
          </table:table-cell>
          <table:table-cell table:formula="of:=STDEV([.B8:.H8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9:.H9])" office:value-type="float" office:value="6" calcext:value-type="float">
            <text:p>6,000</text:p>
          </table:table-cell>
          <table:table-cell table:formula="of:=STDEV([.B9:.H9])" office:value-type="float" office:value="1.82574185835055" calcext:value-type="float">
            <text:p>1,826</text:p>
          </table:table-cell>
        </table:table-row>
        <table:table-row table:style-name="ro1">
          <table:table-cell office:value-type="string" calcext:value-type="string">
            <text:p>1__Fid=1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0:.H10])" office:value-type="float" office:value="5.75" calcext:value-type="float">
            <text:p>5,750</text:p>
          </table:table-cell>
          <table:table-cell table:formula="of:=STDEV([.B10:.H10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1:.H11])" office:value-type="float" office:value="6.5" calcext:value-type="float">
            <text:p>6,500</text:p>
          </table:table-cell>
          <table:table-cell table:formula="of:=STDEV([.B11:.H11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17__Fid=10_M0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2:.H12])" office:value-type="float" office:value="6" calcext:value-type="float">
            <text:p>6,000</text:p>
          </table:table-cell>
          <table:table-cell table:formula="of:=STDEV([.B12:.H1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7__Fid=10_M02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3:.H13])" office:value-type="float" office:value="5" calcext:value-type="float">
            <text:p>5,000</text:p>
          </table:table-cell>
          <table:table-cell table:formula="of:=STDEV([.B13:.H1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7__Fid=10_M03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4:.H14])" office:value-type="float" office:value="4.25" calcext:value-type="float">
            <text:p>4,250</text:p>
          </table:table-cell>
          <table:table-cell table:formula="of:=STDEV([.B14:.H14])" office:value-type="float" office:value="2.5" calcext:value-type="float">
            <text:p>2,500</text:p>
          </table:table-cell>
        </table:table-row>
        <table:table-row table:style-name="ro1">
          <table:table-cell office:value-type="string" calcext:value-type="string">
            <text:p>117__Fid=10_M04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5:.H15])" office:value-type="float" office:value="6.25" calcext:value-type="float">
            <text:p>6,250</text:p>
          </table:table-cell>
          <table:table-cell table:formula="of:=STDEV([.B15:.H15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117__Fid=10_M05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AVERAGE([.B16:.H16])" office:value-type="float" office:value="4.5" calcext:value-type="float">
            <text:p>4,500</text:p>
          </table:table-cell>
          <table:table-cell table:formula="of:=STDEV([.B16:.H16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17__Fid=10_M06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7:.H17])" office:value-type="float" office:value="6.5" calcext:value-type="float">
            <text:p>6,500</text:p>
          </table:table-cell>
          <table:table-cell table:formula="of:=STDEV([.B17:.H17])" office:value-type="float" office:value="1.91485421551268" calcext:value-type="float">
            <text:p>1,915</text:p>
          </table:table-cell>
        </table:table-row>
        <table:table-row table:style-name="ro1">
          <table:table-cell office:value-type="string" calcext:value-type="string">
            <text:p>117__Fid=10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8:.H18])" office:value-type="float" office:value="6" calcext:value-type="float">
            <text:p>6,000</text:p>
          </table:table-cell>
          <table:table-cell table:formula="of:=STDEV([.B18:.H1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7__Fid=10_M08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9:.H19])" office:value-type="float" office:value="5.5" calcext:value-type="float">
            <text:p>5,500</text:p>
          </table:table-cell>
          <table:table-cell table:formula="of:=STDEV([.B19:.H19])" office:value-type="float" office:value="2.08166599946613" calcext:value-type="float">
            <text:p>2,082</text:p>
          </table:table-cell>
        </table:table-row>
        <table:table-row table:style-name="ro1">
          <table:table-cell office:value-type="string" calcext:value-type="string">
            <text:p>117__Fid=10_M09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0:.H20])" office:value-type="float" office:value="4.25" calcext:value-type="float">
            <text:p>4,250</text:p>
          </table:table-cell>
          <table:table-cell table:formula="of:=STDEV([.B20:.H20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17__Fid=10_M10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1:.H21])" office:value-type="float" office:value="4.25" calcext:value-type="float">
            <text:p>4,250</text:p>
          </table:table-cell>
          <table:table-cell table:formula="of:=STDEV([.B21:.H21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4__Fid=2_M01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22:.H22])" office:value-type="float" office:value="1.75" calcext:value-type="float">
            <text:p>1,750</text:p>
          </table:table-cell>
          <table:table-cell table:formula="of:=STDEV([.B22:.H22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4__Fid=2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23:.H23])" office:value-type="float" office:value="2" calcext:value-type="float">
            <text:p>2,000</text:p>
          </table:table-cell>
          <table:table-cell table:formula="of:=STDEV([.B23:.H23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4__Fid=2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24:.H24])" office:value-type="float" office:value="2.5" calcext:value-type="float">
            <text:p>2,500</text:p>
          </table:table-cell>
          <table:table-cell table:formula="of:=STDEV([.B24:.H24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__Fid=2_M04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25:.H25])" office:value-type="float" office:value="2.25" calcext:value-type="float">
            <text:p>2,250</text:p>
          </table:table-cell>
          <table:table-cell table:formula="of:=STDEV([.B25:.H2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4__Fid=2_M05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26:.H26])" office:value-type="float" office:value="1.5" calcext:value-type="float">
            <text:p>1,500</text:p>
          </table:table-cell>
          <table:table-cell table:formula="of:=STDEV([.B26:.H2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__Fid=2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7:.H27])" office:value-type="float" office:value="2" calcext:value-type="float">
            <text:p>2,000</text:p>
          </table:table-cell>
          <table:table-cell table:formula="of:=STDEV([.B27:.H27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4__Fid=2_M07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28:.H28])" office:value-type="float" office:value="5.75" calcext:value-type="float">
            <text:p>5,750</text:p>
          </table:table-cell>
          <table:table-cell table:formula="of:=STDEV([.B28:.H28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4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29:.H29])" office:value-type="float" office:value="4.75" calcext:value-type="float">
            <text:p>4,750</text:p>
          </table:table-cell>
          <table:table-cell table:formula="of:=STDEV([.B29:.H29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4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30:.H30])" office:value-type="float" office:value="1.5" calcext:value-type="float">
            <text:p>1,500</text:p>
          </table:table-cell>
          <table:table-cell table:formula="of:=STDEV([.B30:.H30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__Fid=2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31:.H31])" office:value-type="float" office:value="5.25" calcext:value-type="float">
            <text:p>5,250</text:p>
          </table:table-cell>
          <table:table-cell table:formula="of:=STDEV([.B31:.H31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43__Fid=14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2:.H32])" office:value-type="float" office:value="1" calcext:value-type="float">
            <text:p>1,000</text:p>
          </table:table-cell>
          <table:table-cell table:formula="of:=STDEV([.B32:.H3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2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3:.H33])" office:value-type="float" office:value="1" calcext:value-type="float">
            <text:p>1,000</text:p>
          </table:table-cell>
          <table:table-cell table:formula="of:=STDEV([.B33:.H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3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4:.H34])" office:value-type="float" office:value="1" calcext:value-type="float">
            <text:p>1,000</text:p>
          </table:table-cell>
          <table:table-cell table:formula="of:=STDEV([.B34:.H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35:.H35])" office:value-type="float" office:value="4" calcext:value-type="float">
            <text:p>4,000</text:p>
          </table:table-cell>
          <table:table-cell table:formula="of:=STDEV([.B35:.H35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43__Fid=14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6:.H36])" office:value-type="float" office:value="1" calcext:value-type="float">
            <text:p>1,000</text:p>
          </table:table-cell>
          <table:table-cell table:formula="of:=STDEV([.B36:.H3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37:.H37])" office:value-type="float" office:value="6.25" calcext:value-type="float">
            <text:p>6,250</text:p>
          </table:table-cell>
          <table:table-cell table:formula="of:=STDEV([.B37:.H37])" office:value-type="float" office:value="2.87228132326901" calcext:value-type="float">
            <text:p>2,872</text:p>
          </table:table-cell>
        </table:table-row>
        <table:table-row table:style-name="ro1">
          <table:table-cell office:value-type="string" calcext:value-type="string">
            <text:p>143__Fid=14_M07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8:.H38])" office:value-type="float" office:value="1" calcext:value-type="float">
            <text:p>1,000</text:p>
          </table:table-cell>
          <table:table-cell table:formula="of:=STDEV([.B38:.H3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9:.H39])" office:value-type="float" office:value="1" calcext:value-type="float">
            <text:p>1,000</text:p>
          </table:table-cell>
          <table:table-cell table:formula="of:=STDEV([.B39:.H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9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0:.H40])" office:value-type="float" office:value="1" calcext:value-type="float">
            <text:p>1,000</text:p>
          </table:table-cell>
          <table:table-cell table:formula="of:=STDEV([.B40:.H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41:.H41])" office:value-type="float" office:value="4.5" calcext:value-type="float">
            <text:p>4,500</text:p>
          </table:table-cell>
          <table:table-cell table:formula="of:=STDEV([.B41:.H41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55__Fid=15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2:.H42])" office:value-type="float" office:value="1" calcext:value-type="float">
            <text:p>1,000</text:p>
          </table:table-cell>
          <table:table-cell table:formula="of:=STDEV([.B42:.H4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2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3:.H43])" office:value-type="float" office:value="1" calcext:value-type="float">
            <text:p>1,000</text:p>
          </table:table-cell>
          <table:table-cell table:formula="of:=STDEV([.B43:.H4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3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44:.H44])" office:value-type="float" office:value="1.5" calcext:value-type="float">
            <text:p>1,500</text:p>
          </table:table-cell>
          <table:table-cell table:formula="of:=STDEV([.B44:.H44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55__Fid=15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5:.H45])" office:value-type="float" office:value="1" calcext:value-type="float">
            <text:p>1,000</text:p>
          </table:table-cell>
          <table:table-cell table:formula="of:=STDEV([.B45:.H4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6:.H46])" office:value-type="float" office:value="1" calcext:value-type="float">
            <text:p>1,000</text:p>
          </table:table-cell>
          <table:table-cell table:formula="of:=STDEV([.B46:.H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6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7:.H47])" office:value-type="float" office:value="1" calcext:value-type="float">
            <text:p>1,000</text:p>
          </table:table-cell>
          <table:table-cell table:formula="of:=STDEV([.B47:.H4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7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48:.H48])" office:value-type="float" office:value="8.25" calcext:value-type="float">
            <text:p>8,250</text:p>
          </table:table-cell>
          <table:table-cell table:formula="of:=STDEV([.B48:.H48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55__Fid=15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9:.H49])" office:value-type="float" office:value="1" calcext:value-type="float">
            <text:p>1,000</text:p>
          </table:table-cell>
          <table:table-cell table:formula="of:=STDEV([.B49:.H4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9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50:.H50])" office:value-type="float" office:value="1" calcext:value-type="float">
            <text:p>1,000</text:p>
          </table:table-cell>
          <table:table-cell table:formula="of:=STDEV([.B50:.H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10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51:.H51])" office:value-type="float" office:value="1.25" calcext:value-type="float">
            <text:p>1,250</text:p>
          </table:table-cell>
          <table:table-cell table:formula="of:=STDEV([.B51:.H51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56__Fid=13_M01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52:.H52])" office:value-type="float" office:value="5.75" calcext:value-type="float">
            <text:p>5,750</text:p>
          </table:table-cell>
          <table:table-cell table:formula="of:=STDEV([.B52:.H52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156__Fid=13_M02.nrrd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  <table:table-cell table:formula="of:=AVERAGE([.B53:.H53])" office:value-type="float" office:value="10" calcext:value-type="float">
            <text:p>10,000</text:p>
          </table:table-cell>
          <table:table-cell table:formula="of:=STDEV([.B53:.H5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54:.H54])" office:value-type="float" office:value="5" calcext:value-type="float">
            <text:p>5,000</text:p>
          </table:table-cell>
          <table:table-cell table:formula="of:=STDEV([.B54:.H5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6__Fid=13_M04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55:.H55])" office:value-type="float" office:value="5.75" calcext:value-type="float">
            <text:p>5,750</text:p>
          </table:table-cell>
          <table:table-cell table:formula="of:=STDEV([.B55:.H55])" office:value-type="float" office:value="2.98607881119482" calcext:value-type="float">
            <text:p>2,986</text:p>
          </table:table-cell>
        </table:table-row>
        <table:table-row table:style-name="ro1">
          <table:table-cell office:value-type="string" calcext:value-type="string">
            <text:p>156__Fid=13_M05.nrrd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  <table:table-cell table:formula="of:=AVERAGE([.B56:.H56])" office:value-type="float" office:value="10" calcext:value-type="float">
            <text:p>10,000</text:p>
          </table:table-cell>
          <table:table-cell table:formula="of:=STDEV([.B56:.H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6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57:.H57])" office:value-type="float" office:value="5.75" calcext:value-type="float">
            <text:p>5,750</text:p>
          </table:table-cell>
          <table:table-cell table:formula="of:=STDEV([.B57:.H57])" office:value-type="float" office:value="2.98607881119482" calcext:value-type="float">
            <text:p>2,986</text:p>
          </table:table-cell>
        </table:table-row>
        <table:table-row table:style-name="ro1">
          <table:table-cell office:value-type="string" calcext:value-type="string">
            <text:p>156__Fid=13_M07.nr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58:.H58])" office:value-type="float" office:value="7" calcext:value-type="float">
            <text:p>7,000</text:p>
          </table:table-cell>
          <table:table-cell table:formula="of:=STDEV([.B58:.H58])" office:value-type="float" office:value="2.3094010767585" calcext:value-type="float">
            <text:p>2,309</text:p>
          </table:table-cell>
        </table:table-row>
        <table:table-row table:style-name="ro1">
          <table:table-cell office:value-type="string" calcext:value-type="string">
            <text:p>156__Fid=13_M08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59:.H59])" office:value-type="float" office:value="4" calcext:value-type="float">
            <text:p>4,000</text:p>
          </table:table-cell>
          <table:table-cell table:formula="of:=STDEV([.B59:.H59])" office:value-type="float" office:value="2" calcext:value-type="float">
            <text:p>2,000</text:p>
          </table:table-cell>
        </table:table-row>
        <table:table-row table:style-name="ro1">
          <table:table-cell office:value-type="string" calcext:value-type="string">
            <text:p>156__Fid=13_M09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60:.H60])" office:value-type="float" office:value="4" calcext:value-type="float">
            <text:p>4,000</text:p>
          </table:table-cell>
          <table:table-cell table:formula="of:=STDEV([.B60:.H6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6__Fid=13_M10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61:.H61])" office:value-type="float" office:value="4.75" calcext:value-type="float">
            <text:p>4,750</text:p>
          </table:table-cell>
          <table:table-cell table:formula="of:=STDEV([.B61:.H61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158__Fid=9_M01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62:.H62])" office:value-type="float" office:value="2" calcext:value-type="float">
            <text:p>2,000</text:p>
          </table:table-cell>
          <table:table-cell table:formula="of:=STDEV([.B62:.H62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58__Fid=9_M02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63:.H63])" office:value-type="float" office:value="1.25" calcext:value-type="float">
            <text:p>1,250</text:p>
          </table:table-cell>
          <table:table-cell table:formula="of:=STDEV([.B63:.H63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58__Fid=9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64:.H64])" office:value-type="float" office:value="4" calcext:value-type="float">
            <text:p>4,000</text:p>
          </table:table-cell>
          <table:table-cell table:formula="of:=STDEV([.B64:.H64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58__Fid=9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65:.H65])" office:value-type="float" office:value="1" calcext:value-type="float">
            <text:p>1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66:.H66])" office:value-type="float" office:value="1" calcext:value-type="float">
            <text:p>1,000</text:p>
          </table:table-cell>
          <table:table-cell table:formula="of:=STDEV([.B66:.H6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67:.H67])" office:value-type="float" office:value="1.75" calcext:value-type="float">
            <text:p>1,750</text:p>
          </table:table-cell>
          <table:table-cell table:formula="of:=STDEV([.B67:.H67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58__Fid=9_M07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AVERAGE([.B68:.H68])" office:value-type="float" office:value="2.5" calcext:value-type="float">
            <text:p>2,500</text:p>
          </table:table-cell>
          <table:table-cell table:formula="of:=STDEV([.B68:.H68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58__Fid=9_M08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69:.H69])" office:value-type="float" office:value="5" calcext:value-type="float">
            <text:p>5,000</text:p>
          </table:table-cell>
          <table:table-cell table:formula="of:=STDEV([.B69:.H69])" office:value-type="float" office:value="2.70801280154532" calcext:value-type="float">
            <text:p>2,708</text:p>
          </table:table-cell>
        </table:table-row>
        <table:table-row table:style-name="ro1">
          <table:table-cell office:value-type="string" calcext:value-type="string">
            <text:p>158__Fid=9_M09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70:.H70])" office:value-type="float" office:value="7.75" calcext:value-type="float">
            <text:p>7,750</text:p>
          </table:table-cell>
          <table:table-cell table:formula="of:=STDEV([.B70:.H7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58__Fid=9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71:.H71])" office:value-type="float" office:value="6.5" calcext:value-type="float">
            <text:p>6,500</text:p>
          </table:table-cell>
          <table:table-cell table:formula="of:=STDEV([.B71:.H71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59__Fid=11_M01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72:.H72])" office:value-type="float" office:value="8.25" calcext:value-type="float">
            <text:p>8,250</text:p>
          </table:table-cell>
          <table:table-cell table:formula="of:=STDEV([.B72:.H72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59__Fid=11_M02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73:.H73])" office:value-type="float" office:value="5.5" calcext:value-type="float">
            <text:p>5,500</text:p>
          </table:table-cell>
          <table:table-cell table:formula="of:=STDEV([.B73:.H73])" office:value-type="float" office:value="2.64575131106459" calcext:value-type="float">
            <text:p>2,646</text:p>
          </table:table-cell>
        </table:table-row>
        <table:table-row table:style-name="ro1">
          <table:table-cell office:value-type="string" calcext:value-type="string">
            <text:p>159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AVERAGE([.B74:.H74])" office:value-type="float" office:value="4.5" calcext:value-type="float">
            <text:p>4,500</text:p>
          </table:table-cell>
          <table:table-cell table:formula="of:=STDEV([.B74:.H7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59__Fid=11_M04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75:.H75])" office:value-type="float" office:value="3.75" calcext:value-type="float">
            <text:p>3,750</text:p>
          </table:table-cell>
          <table:table-cell table:formula="of:=STDEV([.B75:.H75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59__Fid=11_M05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76:.H76])" office:value-type="float" office:value="4.5" calcext:value-type="float">
            <text:p>4,500</text:p>
          </table:table-cell>
          <table:table-cell table:formula="of:=STDEV([.B76:.H76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159__Fid=11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77:.H77])" office:value-type="float" office:value="5.75" calcext:value-type="float">
            <text:p>5,750</text:p>
          </table:table-cell>
          <table:table-cell table:formula="of:=STDEV([.B77:.H77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159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78:.H78])" office:value-type="float" office:value="4" calcext:value-type="float">
            <text:p>4,000</text:p>
          </table:table-cell>
          <table:table-cell table:formula="of:=STDEV([.B78:.H78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59__Fid=11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79:.H79])" office:value-type="float" office:value="2" calcext:value-type="float">
            <text:p>2,000</text:p>
          </table:table-cell>
          <table:table-cell table:formula="of:=STDEV([.B79:.H7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59__Fid=11_M09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80:.H80])" office:value-type="float" office:value="4.25" calcext:value-type="float">
            <text:p>4,250</text:p>
          </table:table-cell>
          <table:table-cell table:formula="of:=STDEV([.B80:.H8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59__Fid=11_M10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81:.H81])" office:value-type="float" office:value="3.75" calcext:value-type="float">
            <text:p>3,750</text:p>
          </table:table-cell>
          <table:table-cell table:formula="of:=STDEV([.B81:.H81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82:.H82])" office:value-type="float" office:value="2.25" calcext:value-type="float">
            <text:p>2,250</text:p>
          </table:table-cell>
          <table:table-cell table:formula="of:=STDEV([.B82:.H82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2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83:.H83])" office:value-type="float" office:value="3" calcext:value-type="float">
            <text:p>3,000</text:p>
          </table:table-cell>
          <table:table-cell table:formula="of:=STDEV([.B83:.H83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62__Fid=1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84:.H84])" office:value-type="float" office:value="2.5" calcext:value-type="float">
            <text:p>2,500</text:p>
          </table:table-cell>
          <table:table-cell table:formula="of:=STDEV([.B84:.H84])" office:value-type="float" office:value="2.38047614284762" calcext:value-type="float">
            <text:p>2,380</text:p>
          </table:table-cell>
        </table:table-row>
        <table:table-row table:style-name="ro1">
          <table:table-cell office:value-type="string" calcext:value-type="string">
            <text:p>162__Fid=12_M04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85:.H85])" office:value-type="float" office:value="4.75" calcext:value-type="float">
            <text:p>4,750</text:p>
          </table:table-cell>
          <table:table-cell table:formula="of:=STDEV([.B85:.H8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5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formula="of:=AVERAGE([.B86:.H86])" office:value-type="float" office:value="8.25" calcext:value-type="float">
            <text:p>8,250</text:p>
          </table:table-cell>
          <table:table-cell table:formula="of:=STDEV([.B86:.H86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62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87:.H87])" office:value-type="float" office:value="4.25" calcext:value-type="float">
            <text:p>4,250</text:p>
          </table:table-cell>
          <table:table-cell table:formula="of:=STDEV([.B87:.H87])" office:value-type="float" office:value="2.98607881119482" calcext:value-type="float">
            <text:p>2,986</text:p>
          </table:table-cell>
        </table:table-row>
        <table:table-row table:style-name="ro1">
          <table:table-cell office:value-type="string" calcext:value-type="string">
            <text:p>162__Fid=12_M07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AVERAGE([.B88:.H88])" office:value-type="float" office:value="3" calcext:value-type="float">
            <text:p>3,000</text:p>
          </table:table-cell>
          <table:table-cell table:formula="of:=STDEV([.B88:.H8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62__Fid=12_M08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AVERAGE([.B89:.H89])" office:value-type="float" office:value="4.75" calcext:value-type="float">
            <text:p>4,750</text:p>
          </table:table-cell>
          <table:table-cell table:formula="of:=STDEV([.B89:.H89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9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90:.H90])" office:value-type="float" office:value="8.25" calcext:value-type="float">
            <text:p>8,250</text:p>
          </table:table-cell>
          <table:table-cell table:formula="of:=STDEV([.B90:.H9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62__Fid=12_M10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91:.H91])" office:value-type="float" office:value="2" calcext:value-type="float">
            <text:p>2,000</text:p>
          </table:table-cell>
          <table:table-cell table:formula="of:=STDEV([.B91:.H91])" office:value-type="float" office:value="1.15470053837925" calcext:value-type="float">
            <text:p>1,155</text:p>
          </table:table-cell>
        </table:table-row>
        <table:table-row table:style-name="ro1">
          <table:table-cell office:value-type="string" calcext:value-type="string">
            <text:p>26__Fid=3_M01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92:.H92])" office:value-type="float" office:value="8.75" calcext:value-type="float">
            <text:p>8,750</text:p>
          </table:table-cell>
          <table:table-cell table:formula="of:=STDEV([.B92:.H92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6__Fid=3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93:.H93])" office:value-type="float" office:value="5.5" calcext:value-type="float">
            <text:p>5,500</text:p>
          </table:table-cell>
          <table:table-cell table:formula="of:=STDEV([.B93:.H93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26__Fid=3_M03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94:.H94])" office:value-type="float" office:value="7.5" calcext:value-type="float">
            <text:p>7,500</text:p>
          </table:table-cell>
          <table:table-cell table:formula="of:=STDEV([.B94:.H94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26__Fid=3_M04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95:.H95])" office:value-type="float" office:value="8.75" calcext:value-type="float">
            <text:p>8,750</text:p>
          </table:table-cell>
          <table:table-cell table:formula="of:=STDEV([.B95:.H95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6__Fid=3_M05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96:.H96])" office:value-type="float" office:value="1.5" calcext:value-type="float">
            <text:p>1,500</text:p>
          </table:table-cell>
          <table:table-cell table:formula="of:=STDEV([.B96:.H9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26__Fid=3_M06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97:.H97])" office:value-type="float" office:value="8.25" calcext:value-type="float">
            <text:p>8,250</text:p>
          </table:table-cell>
          <table:table-cell table:formula="of:=STDEV([.B97:.H97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6__Fid=3_M07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98:.H98])" office:value-type="float" office:value="1.5" calcext:value-type="float">
            <text:p>1,500</text:p>
          </table:table-cell>
          <table:table-cell table:formula="of:=STDEV([.B98:.H98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26__Fid=3_M08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99:.H99])" office:value-type="float" office:value="3.75" calcext:value-type="float">
            <text:p>3,750</text:p>
          </table:table-cell>
          <table:table-cell table:formula="of:=STDEV([.B99:.H99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26__Fid=3_M09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00:.H100])" office:value-type="float" office:value="6.75" calcext:value-type="float">
            <text:p>6,750</text:p>
          </table:table-cell>
          <table:table-cell table:formula="of:=STDEV([.B100:.H10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26__Fid=3_M10.nrrd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/>
          <table:table-cell table:formula="of:=AVERAGE([.B101:.H101])" office:value-type="float" office:value="6" calcext:value-type="float">
            <text:p>6,000</text:p>
          </table:table-cell>
          <table:table-cell table:formula="of:=STDEV([.B101:.H10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8__Fid=4_M01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02:.H102])" office:value-type="float" office:value="5.5" calcext:value-type="float">
            <text:p>5,500</text:p>
          </table:table-cell>
          <table:table-cell table:formula="of:=STDEV([.B102:.H102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28__Fid=4_M02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03:.H103])" office:value-type="float" office:value="3.25" calcext:value-type="float">
            <text:p>3,250</text:p>
          </table:table-cell>
          <table:table-cell table:formula="of:=STDEV([.B103:.H103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28__Fid=4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04:.H104])" office:value-type="float" office:value="4.25" calcext:value-type="float">
            <text:p>4,250</text:p>
          </table:table-cell>
          <table:table-cell table:formula="of:=STDEV([.B104:.H104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28__Fid=4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105:.H105])" office:value-type="float" office:value="1" calcext:value-type="float">
            <text:p>1,000</text:p>
          </table:table-cell>
          <table:table-cell table:formula="of:=STDEV([.B105:.H10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8__Fid=4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106:.H106])" office:value-type="float" office:value="7.75" calcext:value-type="float">
            <text:p>7,750</text:p>
          </table:table-cell>
          <table:table-cell table:formula="of:=STDEV([.B106:.H106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28__Fid=4_M06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07:.H107])" office:value-type="float" office:value="8.5" calcext:value-type="float">
            <text:p>8,500</text:p>
          </table:table-cell>
          <table:table-cell table:formula="of:=STDEV([.B107:.H107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28__Fid=4_M07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08:.H108])" office:value-type="float" office:value="3.25" calcext:value-type="float">
            <text:p>3,250</text:p>
          </table:table-cell>
          <table:table-cell table:formula="of:=STDEV([.B108:.H108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28__Fid=4_M08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09:.H109])" office:value-type="float" office:value="8.25" calcext:value-type="float">
            <text:p>8,250</text:p>
          </table:table-cell>
          <table:table-cell table:formula="of:=STDEV([.B109:.H109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28__Fid=4_M09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10:.H110])" office:value-type="float" office:value="3.5" calcext:value-type="float">
            <text:p>3,500</text:p>
          </table:table-cell>
          <table:table-cell table:formula="of:=STDEV([.B110:.H110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28__Fid=4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11:.H111])" office:value-type="float" office:value="2" calcext:value-type="float">
            <text:p>2,000</text:p>
          </table:table-cell>
          <table:table-cell table:formula="of:=STDEV([.B111:.H11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7__Fid=5_M01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12:.H112])" office:value-type="float" office:value="2.5" calcext:value-type="float">
            <text:p>2,500</text:p>
          </table:table-cell>
          <table:table-cell table:formula="of:=STDEV([.B112:.H112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37__Fid=5_M02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13:.H113])" office:value-type="float" office:value="1.5" calcext:value-type="float">
            <text:p>1,500</text:p>
          </table:table-cell>
          <table:table-cell table:formula="of:=STDEV([.B113:.H113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37__Fid=5_M03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14:.H114])" office:value-type="float" office:value="3.75" calcext:value-type="float">
            <text:p>3,750</text:p>
          </table:table-cell>
          <table:table-cell table:formula="of:=STDEV([.B114:.H114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37__Fid=5_M04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15:.H115])" office:value-type="float" office:value="1.25" calcext:value-type="float">
            <text:p>1,250</text:p>
          </table:table-cell>
          <table:table-cell table:formula="of:=STDEV([.B115:.H115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37__Fid=5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116:.H116])" office:value-type="float" office:value="1" calcext:value-type="float">
            <text:p>1,000</text:p>
          </table:table-cell>
          <table:table-cell table:formula="of:=STDEV([.B116:.H1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7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17:.H117])" office:value-type="float" office:value="5.75" calcext:value-type="float">
            <text:p>5,750</text:p>
          </table:table-cell>
          <table:table-cell table:formula="of:=STDEV([.B117:.H117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37__Fid=5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18:.H118])" office:value-type="float" office:value="8.5" calcext:value-type="float">
            <text:p>8,500</text:p>
          </table:table-cell>
          <table:table-cell table:formula="of:=STDEV([.B118:.H118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37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19:.H119])" office:value-type="float" office:value="8" calcext:value-type="float">
            <text:p>8,000</text:p>
          </table:table-cell>
          <table:table-cell table:formula="of:=STDEV([.B119:.H11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37__Fid=5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20:.H120])" office:value-type="float" office:value="5.25" calcext:value-type="float">
            <text:p>5,250</text:p>
          </table:table-cell>
          <table:table-cell table:formula="of:=STDEV([.B120:.H120])" office:value-type="float" office:value="2.5" calcext:value-type="float">
            <text:p>2,500</text:p>
          </table:table-cell>
        </table:table-row>
        <table:table-row table:style-name="ro1">
          <table:table-cell office:value-type="string" calcext:value-type="string">
            <text:p>37__Fid=5_M10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21:.H121])" office:value-type="float" office:value="6" calcext:value-type="float">
            <text:p>6,000</text:p>
          </table:table-cell>
          <table:table-cell table:formula="of:=STDEV([.B121:.H121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53__Fid=6_M01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22:.H122])" office:value-type="float" office:value="7.5" calcext:value-type="float">
            <text:p>7,500</text:p>
          </table:table-cell>
          <table:table-cell table:formula="of:=STDEV([.B122:.H122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53__Fid=6_M02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AVERAGE([.B123:.H123])" office:value-type="float" office:value="4.5" calcext:value-type="float">
            <text:p>4,500</text:p>
          </table:table-cell>
          <table:table-cell table:formula="of:=STDEV([.B123:.H123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53__Fid=6_M03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24:.H124])" office:value-type="float" office:value="7.5" calcext:value-type="float">
            <text:p>7,500</text:p>
          </table:table-cell>
          <table:table-cell table:formula="of:=STDEV([.B124:.H12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53__Fid=6_M04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25:.H125])" office:value-type="float" office:value="6.5" calcext:value-type="float">
            <text:p>6,500</text:p>
          </table:table-cell>
          <table:table-cell table:formula="of:=STDEV([.B125:.H125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53__Fid=6_M05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126:.H126])" office:value-type="float" office:value="3.75" calcext:value-type="float">
            <text:p>3,750</text:p>
          </table:table-cell>
          <table:table-cell table:formula="of:=STDEV([.B126:.H126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53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27:.H127])" office:value-type="float" office:value="7.75" calcext:value-type="float">
            <text:p>7,750</text:p>
          </table:table-cell>
          <table:table-cell table:formula="of:=STDEV([.B127:.H127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53__Fid=6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28:.H128])" office:value-type="float" office:value="1.5" calcext:value-type="float">
            <text:p>1,500</text:p>
          </table:table-cell>
          <table:table-cell table:formula="of:=STDEV([.B128:.H128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53__Fid=6_M08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29:.H129])" office:value-type="float" office:value="6.25" calcext:value-type="float">
            <text:p>6,250</text:p>
          </table:table-cell>
          <table:table-cell table:formula="of:=STDEV([.B129:.H129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53__Fid=6_M09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30:.H130])" office:value-type="float" office:value="6.75" calcext:value-type="float">
            <text:p>6,750</text:p>
          </table:table-cell>
          <table:table-cell table:formula="of:=STDEV([.B130:.H130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53__Fid=6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31:.H131])" office:value-type="float" office:value="4" calcext:value-type="float">
            <text:p>4,000</text:p>
          </table:table-cell>
          <table:table-cell table:formula="of:=STDEV([.B131:.H13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74__Fid=7_M01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32:.H132])" office:value-type="float" office:value="6.75" calcext:value-type="float">
            <text:p>6,750</text:p>
          </table:table-cell>
          <table:table-cell table:formula="of:=STDEV([.B132:.H132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74__Fid=7_M02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133:.H133])" office:value-type="float" office:value="7.5" calcext:value-type="float">
            <text:p>7,500</text:p>
          </table:table-cell>
          <table:table-cell table:formula="of:=STDEV([.B133:.H133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74__Fid=7_M03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134:.H134])" office:value-type="float" office:value="8.5" calcext:value-type="float">
            <text:p>8,500</text:p>
          </table:table-cell>
          <table:table-cell table:formula="of:=STDEV([.B134:.H13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74__Fid=7_M04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35:.H135])" office:value-type="float" office:value="8.25" calcext:value-type="float">
            <text:p>8,250</text:p>
          </table:table-cell>
          <table:table-cell table:formula="of:=STDEV([.B135:.H13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74__Fid=7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AVERAGE([.B136:.H136])" office:value-type="float" office:value="8.5" calcext:value-type="float">
            <text:p>8,500</text:p>
          </table:table-cell>
          <table:table-cell table:formula="of:=STDEV([.B136:.H13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74__Fid=7_M06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37:.H137])" office:value-type="float" office:value="8" calcext:value-type="float">
            <text:p>8,000</text:p>
          </table:table-cell>
          <table:table-cell table:formula="of:=STDEV([.B137:.H13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74__Fid=7_M07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138:.H138])" office:value-type="float" office:value="6.5" calcext:value-type="float">
            <text:p>6,500</text:p>
          </table:table-cell>
          <table:table-cell table:formula="of:=STDEV([.B138:.H138])" office:value-type="float" office:value="3.69684550213647" calcext:value-type="float">
            <text:p>3,697</text:p>
          </table:table-cell>
        </table:table-row>
        <table:table-row table:style-name="ro1">
          <table:table-cell office:value-type="string" calcext:value-type="string">
            <text:p>74__Fid=7_M08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39:.H139])" office:value-type="float" office:value="8.5" calcext:value-type="float">
            <text:p>8,500</text:p>
          </table:table-cell>
          <table:table-cell table:formula="of:=STDEV([.B139:.H139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74__Fid=7_M09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40:.H140])" office:value-type="float" office:value="7.25" calcext:value-type="float">
            <text:p>7,250</text:p>
          </table:table-cell>
          <table:table-cell table:formula="of:=STDEV([.B140:.H140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74__Fid=7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41:.H141])" office:value-type="float" office:value="7.25" calcext:value-type="float">
            <text:p>7,250</text:p>
          </table:table-cell>
          <table:table-cell table:formula="of:=STDEV([.B141:.H141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81__Fid=8_M01.nrr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42:.H142])" office:value-type="float" office:value="4.75" calcext:value-type="float">
            <text:p>4,750</text:p>
          </table:table-cell>
          <table:table-cell table:formula="of:=STDEV([.B142:.H142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81__Fid=8_M02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43:.H143])" office:value-type="float" office:value="5.5" calcext:value-type="float">
            <text:p>5,500</text:p>
          </table:table-cell>
          <table:table-cell table:formula="of:=STDEV([.B143:.H143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81__Fid=8_M03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44:.H144])" office:value-type="float" office:value="5.75" calcext:value-type="float">
            <text:p>5,750</text:p>
          </table:table-cell>
          <table:table-cell table:formula="of:=STDEV([.B144:.H144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81__Fid=8_M04.nrrd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45:.H145])" office:value-type="float" office:value="6.5" calcext:value-type="float">
            <text:p>6,500</text:p>
          </table:table-cell>
          <table:table-cell table:formula="of:=STDEV([.B145:.H145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81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46:.H146])" office:value-type="float" office:value="5.25" calcext:value-type="float">
            <text:p>5,250</text:p>
          </table:table-cell>
          <table:table-cell table:formula="of:=STDEV([.B146:.H146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81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47:.H147])" office:value-type="float" office:value="7.25" calcext:value-type="float">
            <text:p>7,250</text:p>
          </table:table-cell>
          <table:table-cell table:formula="of:=STDEV([.B147:.H147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81__Fid=8_M07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48:.H148])" office:value-type="float" office:value="5.25" calcext:value-type="float">
            <text:p>5,250</text:p>
          </table:table-cell>
          <table:table-cell table:formula="of:=STDEV([.B148:.H148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81__Fid=8_M08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49:.H149])" office:value-type="float" office:value="6.5" calcext:value-type="float">
            <text:p>6,500</text:p>
          </table:table-cell>
          <table:table-cell table:formula="of:=STDEV([.B149:.H149])" office:value-type="float" office:value="1.91485421551268" calcext:value-type="float">
            <text:p>1,915</text:p>
          </table:table-cell>
        </table:table-row>
        <table:table-row table:style-name="ro1">
          <table:table-cell office:value-type="string" calcext:value-type="string">
            <text:p>81__Fid=8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50:.H150])" office:value-type="float" office:value="2.75" calcext:value-type="float">
            <text:p>2,750</text:p>
          </table:table-cell>
          <table:table-cell table:formula="of:=STDEV([.B150:.H150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81__Fid=8_M10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AVERAGE([.B151:.H151])" office:value-type="float" office:value="4.75" calcext:value-type="float">
            <text:p>4,750</text:p>
          </table:table-cell>
          <table:table-cell table:formula="of:=STDEV([.B151:.H151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A1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88" calcext:value-type="float">
            <text:p>4,88</text:p>
          </table:table-cell>
          <table:table-cell table:formula="of:=AVERAGE([.C2:.C151])" office:value-type="float" office:value="4.83333333333333" calcext:value-type="float">
            <text:p>4,83333333333333</text:p>
          </table:table-cell>
          <table:table-cell table:formula="of:=AVERAGE([.D2:.D151])" office:value-type="float" office:value="5.18" calcext:value-type="float">
            <text:p>5,18</text:p>
          </table:table-cell>
          <table:table-cell table:formula="of:=AVERAGE([.E2:.E151])" office:value-type="float" office:value="3.84" calcext:value-type="float">
            <text:p>3,84</text:p>
          </table:table-cell>
          <table:table-cell table:number-columns-repeated="3"/>
          <table:table-cell table:style-name="Default" table:formula="of:=AVERAGE([.I2:.I151])" office:value-type="float" office:value="4.68333333333333" calcext:value-type="float">
            <text:p>4,68333333333333</text:p>
          </table:table-cell>
          <table:table-cell table:style-name="Default" table:formula="of:=AVERAGE([.J2:.J151])" office:value-type="float" office:value="1.17982531487005" calcext:value-type="float">
            <text:p>1,17982531487005</text:p>
          </table:table-cell>
        </table:table-row>
      </table:table>
      <table:table table:name="Set #5" table:style-name="ta1">
        <table:table-column table:style-name="co10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ce6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table:number-columns-repeated="5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0__Fid=1_M01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2:.H2])" office:value-type="float" office:value="6.5" calcext:value-type="float">
            <text:p>6,500</text:p>
          </table:table-cell>
          <table:table-cell table:formula="of:=STDEV([.B2:.H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0__Fid=1_M02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3:.H3])" office:value-type="float" office:value="5.5" calcext:value-type="float">
            <text:p>5,500</text:p>
          </table:table-cell>
          <table:table-cell table:formula="of:=STDEV([.B3:.H3])" office:value-type="float" office:value="3.53553390593274" calcext:value-type="float">
            <text:p>3,536</text:p>
          </table:table-cell>
        </table:table-row>
        <table:table-row table:style-name="ro1">
          <table:table-cell office:value-type="string" calcext:value-type="string">
            <text:p>0__Fid=1_M03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4:.H4])" office:value-type="float" office:value="3.5" calcext:value-type="float">
            <text:p>3,500</text:p>
          </table:table-cell>
          <table:table-cell table:formula="of:=STDEV([.B4:.H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0__Fid=1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5:.H5])" office:value-type="float" office:value="5" calcext:value-type="float">
            <text:p>5,000</text:p>
          </table:table-cell>
          <table:table-cell table:formula="of:=STDEV([.B5:.H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0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6:.H6])" office:value-type="float" office:value="5.5" calcext:value-type="float">
            <text:p>5,500</text:p>
          </table:table-cell>
          <table:table-cell table:formula="of:=STDEV([.B6:.H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0__Fid=1_M06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7:.H7])" office:value-type="float" office:value="2" calcext:value-type="float">
            <text:p>2,000</text:p>
          </table:table-cell>
          <table:table-cell table:formula="of:=STDEV([.B7:.H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0__Fid=1_M07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8:.H8])" office:value-type="float" office:value="5" calcext:value-type="float">
            <text:p>5,000</text:p>
          </table:table-cell>
          <table:table-cell table:formula="of:=STDEV([.B8:.H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0__Fid=1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9:.H9])" office:value-type="float" office:value="8.5" calcext:value-type="float">
            <text:p>8,500</text:p>
          </table:table-cell>
          <table:table-cell table:formula="of:=STDEV([.B9:.H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0__Fid=1_M09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:.H10])" office:value-type="float" office:value="3.5" calcext:value-type="float">
            <text:p>3,500</text:p>
          </table:table-cell>
          <table:table-cell table:formula="of:=STDEV([.B10:.H1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0__Fid=1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1:.H11])" office:value-type="float" office:value="3" calcext:value-type="float">
            <text:p>3,000</text:p>
          </table:table-cell>
          <table:table-cell table:formula="of:=STDEV([.B11:.H1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1__Fid=5_M01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:.H12])" office:value-type="float" office:value="1" calcext:value-type="float">
            <text:p>1,000</text:p>
          </table:table-cell>
          <table:table-cell table:formula="of:=STDEV([.B12:.H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2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3:.H13])" office:value-type="float" office:value="3.5" calcext:value-type="float">
            <text:p>3,500</text:p>
          </table:table-cell>
          <table:table-cell table:formula="of:=STDEV([.B13:.H1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1__Fid=5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:.H14])" office:value-type="float" office:value="1" calcext:value-type="float">
            <text:p>1,000</text:p>
          </table:table-cell>
          <table:table-cell table:formula="of:=STDEV([.B14:.H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4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15:.H15])" office:value-type="float" office:value="4" calcext:value-type="float">
            <text:p>4,000</text:p>
          </table:table-cell>
          <table:table-cell table:formula="of:=STDEV([.B15:.H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6:.H16])" office:value-type="float" office:value="1" calcext:value-type="float">
            <text:p>1,000</text:p>
          </table:table-cell>
          <table:table-cell table:formula="of:=STDEV([.B16:.H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7:.H17])" office:value-type="float" office:value="1" calcext:value-type="float">
            <text:p>1,000</text:p>
          </table:table-cell>
          <table:table-cell table:formula="of:=STDEV([.B17:.H1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7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18:.H18])" office:value-type="float" office:value="3" calcext:value-type="float">
            <text:p>3,000</text:p>
          </table:table-cell>
          <table:table-cell table:formula="of:=STDEV([.B18:.H1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9:.H19])" office:value-type="float" office:value="1" calcext:value-type="float">
            <text:p>1,000</text:p>
          </table:table-cell>
          <table:table-cell table:formula="of:=STDEV([.B19:.H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20:.H20])" office:value-type="float" office:value="1" calcext:value-type="float">
            <text:p>1,000</text:p>
          </table:table-cell>
          <table:table-cell table:formula="of:=STDEV([.B20:.H2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1:.H21])" office:value-type="float" office:value="7.5" calcext:value-type="float">
            <text:p>7,500</text:p>
          </table:table-cell>
          <table:table-cell table:formula="of:=STDEV([.B21:.H2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2:.H22])" office:value-type="float" office:value="3.5" calcext:value-type="float">
            <text:p>3,500</text:p>
          </table:table-cell>
          <table:table-cell table:formula="of:=STDEV([.B22:.H2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3:.H23])" office:value-type="float" office:value="2.5" calcext:value-type="float">
            <text:p>2,500</text:p>
          </table:table-cell>
          <table:table-cell table:formula="of:=STDEV([.B23:.H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24:.H24])" office:value-type="float" office:value="4.5" calcext:value-type="float">
            <text:p>4,500</text:p>
          </table:table-cell>
          <table:table-cell table:formula="of:=STDEV([.B24:.H2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4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25:.H25])" office:value-type="float" office:value="6" calcext:value-type="float">
            <text:p>6,000</text:p>
          </table:table-cell>
          <table:table-cell table:formula="of:=STDEV([.B25:.H2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6__Fid=11_M05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6:.H26])" office:value-type="float" office:value="4" calcext:value-type="float">
            <text:p>4,000</text:p>
          </table:table-cell>
          <table:table-cell table:formula="of:=STDEV([.B26:.H2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6__Fid=11_M06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27:.H27])" office:value-type="float" office:value="5.5" calcext:value-type="float">
            <text:p>5,500</text:p>
          </table:table-cell>
          <table:table-cell table:formula="of:=STDEV([.B27:.H2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7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28:.H28])" office:value-type="float" office:value="5.5" calcext:value-type="float">
            <text:p>5,500</text:p>
          </table:table-cell>
          <table:table-cell table:formula="of:=STDEV([.B28:.H2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8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29:.H29])" office:value-type="float" office:value="4.5" calcext:value-type="float">
            <text:p>4,500</text:p>
          </table:table-cell>
          <table:table-cell table:formula="of:=STDEV([.B29:.H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9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30:.H30])" office:value-type="float" office:value="1.5" calcext:value-type="float">
            <text:p>1,500</text:p>
          </table:table-cell>
          <table:table-cell table:formula="of:=STDEV([.B30:.H3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10.nrr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table:formula="of:=AVERAGE([.B31:.H31])" office:value-type="float" office:value="5" calcext:value-type="float">
            <text:p>5,000</text:p>
          </table:table-cell>
          <table:table-cell table:formula="of:=STDEV([.B31:.H3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1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2:.H32])" office:value-type="float" office:value="1" calcext:value-type="float">
            <text:p>1,000</text:p>
          </table:table-cell>
          <table:table-cell table:formula="of:=STDEV([.B32:.H3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2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33:.H33])" office:value-type="float" office:value="1.5" calcext:value-type="float">
            <text:p>1,500</text:p>
          </table:table-cell>
          <table:table-cell table:formula="of:=STDEV([.B33:.H3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9__Fid=6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4:.H34])" office:value-type="float" office:value="1" calcext:value-type="float">
            <text:p>1,000</text:p>
          </table:table-cell>
          <table:table-cell table:formula="of:=STDEV([.B34:.H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5:.H35])" office:value-type="float" office:value="1" calcext:value-type="float">
            <text:p>1,000</text:p>
          </table:table-cell>
          <table:table-cell table:formula="of:=STDEV([.B35:.H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5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36:.H36])" office:value-type="float" office:value="2" calcext:value-type="float">
            <text:p>2,000</text:p>
          </table:table-cell>
          <table:table-cell table:formula="of:=STDEV([.B36:.H3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7:.H37])" office:value-type="float" office:value="1" calcext:value-type="float">
            <text:p>1,000</text:p>
          </table:table-cell>
          <table:table-cell table:formula="of:=STDEV([.B37:.H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7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38:.H38])" office:value-type="float" office:value="2.5" calcext:value-type="float">
            <text:p>2,500</text:p>
          </table:table-cell>
          <table:table-cell table:formula="of:=STDEV([.B38:.H3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9__Fid=6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9:.H39])" office:value-type="float" office:value="1" calcext:value-type="float">
            <text:p>1,000</text:p>
          </table:table-cell>
          <table:table-cell table:formula="of:=STDEV([.B39:.H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40:.H40])" office:value-type="float" office:value="1" calcext:value-type="float">
            <text:p>1,000</text:p>
          </table:table-cell>
          <table:table-cell table:formula="of:=STDEV([.B40:.H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10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41:.H41])" office:value-type="float" office:value="2.5" calcext:value-type="float">
            <text:p>2,500</text:p>
          </table:table-cell>
          <table:table-cell table:formula="of:=STDEV([.B41:.H4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1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42:.H42])" office:value-type="float" office:value="8.5" calcext:value-type="float">
            <text:p>8,500</text:p>
          </table:table-cell>
          <table:table-cell table:formula="of:=STDEV([.B42:.H4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2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43:.H43])" office:value-type="float" office:value="8" calcext:value-type="float">
            <text:p>8,000</text:p>
          </table:table-cell>
          <table:table-cell table:formula="of:=STDEV([.B43:.H4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2__Fid=7_M03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44:.H44])" office:value-type="float" office:value="5.5" calcext:value-type="float">
            <text:p>5,500</text:p>
          </table:table-cell>
          <table:table-cell table:formula="of:=STDEV([.B44:.H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45:.H45])" office:value-type="float" office:value="3.5" calcext:value-type="float">
            <text:p>3,500</text:p>
          </table:table-cell>
          <table:table-cell table:formula="of:=STDEV([.B45:.H4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5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46:.H46])" office:value-type="float" office:value="5.5" calcext:value-type="float">
            <text:p>5,500</text:p>
          </table:table-cell>
          <table:table-cell table:formula="of:=STDEV([.B46:.H4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32__Fid=7_M06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47:.H47])" office:value-type="float" office:value="8" calcext:value-type="float">
            <text:p>8,000</text:p>
          </table:table-cell>
          <table:table-cell table:formula="of:=STDEV([.B47:.H4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2__Fid=7_M07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48:.H48])" office:value-type="float" office:value="6" calcext:value-type="float">
            <text:p>6,000</text:p>
          </table:table-cell>
          <table:table-cell table:formula="of:=STDEV([.B48:.H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2__Fid=7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49:.H49])" office:value-type="float" office:value="8.5" calcext:value-type="float">
            <text:p>8,500</text:p>
          </table:table-cell>
          <table:table-cell table:formula="of:=STDEV([.B49:.H4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50:.H50])" office:value-type="float" office:value="7.5" calcext:value-type="float">
            <text:p>7,500</text:p>
          </table:table-cell>
          <table:table-cell table:formula="of:=STDEV([.B50:.H5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10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51:.H51])" office:value-type="float" office:value="9" calcext:value-type="float">
            <text:p>9,000</text:p>
          </table:table-cell>
          <table:table-cell table:formula="of:=STDEV([.B51:.H5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1__Fid=8_M01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52:.H52])" office:value-type="float" office:value="7" calcext:value-type="float">
            <text:p>7,000</text:p>
          </table:table-cell>
          <table:table-cell table:formula="of:=STDEV([.B52:.H5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1__Fid=8_M02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53:.H53])" office:value-type="float" office:value="4" calcext:value-type="float">
            <text:p>4,000</text:p>
          </table:table-cell>
          <table:table-cell table:formula="of:=STDEV([.B53:.H5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1__Fid=8_M03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4:.H54])" office:value-type="float" office:value="3" calcext:value-type="float">
            <text:p>3,000</text:p>
          </table:table-cell>
          <table:table-cell table:formula="of:=STDEV([.B54:.H5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1__Fid=8_M04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55:.H55])" office:value-type="float" office:value="4.5" calcext:value-type="float">
            <text:p>4,500</text:p>
          </table:table-cell>
          <table:table-cell table:formula="of:=STDEV([.B55:.H55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51__Fid=8_M05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56:.H56])" office:value-type="float" office:value="6.5" calcext:value-type="float">
            <text:p>6,500</text:p>
          </table:table-cell>
          <table:table-cell table:formula="of:=STDEV([.B56:.H5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1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7:.H57])" office:value-type="float" office:value="5.5" calcext:value-type="float">
            <text:p>5,500</text:p>
          </table:table-cell>
          <table:table-cell table:formula="of:=STDEV([.B57:.H57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51__Fid=8_M07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58:.H58])" office:value-type="float" office:value="7.5" calcext:value-type="float">
            <text:p>7,500</text:p>
          </table:table-cell>
          <table:table-cell table:formula="of:=STDEV([.B58:.H5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1__Fid=8_M08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59:.H59])" office:value-type="float" office:value="8" calcext:value-type="float">
            <text:p>8,000</text:p>
          </table:table-cell>
          <table:table-cell table:formula="of:=STDEV([.B59:.H5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1__Fid=8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60:.H60])" office:value-type="float" office:value="7" calcext:value-type="float">
            <text:p>7,000</text:p>
          </table:table-cell>
          <table:table-cell table:formula="of:=STDEV([.B60:.H6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1__Fid=8_M10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61:.H61])" office:value-type="float" office:value="8.5" calcext:value-type="float">
            <text:p>8,500</text:p>
          </table:table-cell>
          <table:table-cell table:formula="of:=STDEV([.B61:.H6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__Fid=12_M01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62:.H62])" office:value-type="float" office:value="9" calcext:value-type="float">
            <text:p>9,000</text:p>
          </table:table-cell>
          <table:table-cell table:formula="of:=STDEV([.B62:.H6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2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63:.H63])" office:value-type="float" office:value="2.5" calcext:value-type="float">
            <text:p>2,500</text:p>
          </table:table-cell>
          <table:table-cell table:formula="of:=STDEV([.B63:.H6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__Fid=12_M03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64:.H64])" office:value-type="float" office:value="4" calcext:value-type="float">
            <text:p>4,000</text:p>
          </table:table-cell>
          <table:table-cell table:formula="of:=STDEV([.B64:.H6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65:.H65])" office:value-type="float" office:value="8" calcext:value-type="float">
            <text:p>8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5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66:.H66])" office:value-type="float" office:value="4" calcext:value-type="float">
            <text:p>4,000</text:p>
          </table:table-cell>
          <table:table-cell table:formula="of:=STDEV([.B66:.H6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67:.H67])" office:value-type="float" office:value="3.5" calcext:value-type="float">
            <text:p>3,500</text:p>
          </table:table-cell>
          <table:table-cell table:formula="of:=STDEV([.B67:.H6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__Fid=12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68:.H68])" office:value-type="float" office:value="5" calcext:value-type="float">
            <text:p>5,000</text:p>
          </table:table-cell>
          <table:table-cell table:formula="of:=STDEV([.B68:.H6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7__Fid=12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69:.H69])" office:value-type="float" office:value="1" calcext:value-type="float">
            <text:p>1,000</text:p>
          </table:table-cell>
          <table:table-cell table:formula="of:=STDEV([.B69:.H6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9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70:.H70])" office:value-type="float" office:value="9" calcext:value-type="float">
            <text:p>9,000</text:p>
          </table:table-cell>
          <table:table-cell table:formula="of:=STDEV([.B70:.H7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10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71:.H71])" office:value-type="float" office:value="8.5" calcext:value-type="float">
            <text:p>8,500</text:p>
          </table:table-cell>
          <table:table-cell table:formula="of:=STDEV([.B71:.H7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01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72:.H72])" office:value-type="float" office:value="3" calcext:value-type="float">
            <text:p>3,000</text:p>
          </table:table-cell>
          <table:table-cell table:formula="of:=STDEV([.B72:.H7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1__Fid=15_M02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73:.H73])" office:value-type="float" office:value="3" calcext:value-type="float">
            <text:p>3,000</text:p>
          </table:table-cell>
          <table:table-cell table:formula="of:=STDEV([.B73:.H7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71__Fid=15_M03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74:.H74])" office:value-type="float" office:value="3" calcext:value-type="float">
            <text:p>3,000</text:p>
          </table:table-cell>
          <table:table-cell table:formula="of:=STDEV([.B74:.H7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1__Fid=15_M04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75:.H75])" office:value-type="float" office:value="7.5" calcext:value-type="float">
            <text:p>7,500</text:p>
          </table:table-cell>
          <table:table-cell table:formula="of:=STDEV([.B75:.H7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05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76:.H76])" office:value-type="float" office:value="6.5" calcext:value-type="float">
            <text:p>6,500</text:p>
          </table:table-cell>
          <table:table-cell table:formula="of:=STDEV([.B76:.H7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71__Fid=15_M06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77:.H77])" office:value-type="float" office:value="2.5" calcext:value-type="float">
            <text:p>2,500</text:p>
          </table:table-cell>
          <table:table-cell table:formula="of:=STDEV([.B77:.H7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8:.H78])" office:value-type="float" office:value="1" calcext:value-type="float">
            <text:p>1,000</text:p>
          </table:table-cell>
          <table:table-cell table:formula="of:=STDEV([.B78:.H7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1__Fid=15_M08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79:.H79])" office:value-type="float" office:value="7.5" calcext:value-type="float">
            <text:p>7,500</text:p>
          </table:table-cell>
          <table:table-cell table:formula="of:=STDEV([.B79:.H7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80:.H80])" office:value-type="float" office:value="2.5" calcext:value-type="float">
            <text:p>2,500</text:p>
          </table:table-cell>
          <table:table-cell table:formula="of:=STDEV([.B80:.H8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10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81:.H81])" office:value-type="float" office:value="6" calcext:value-type="float">
            <text:p>6,000</text:p>
          </table:table-cell>
          <table:table-cell table:formula="of:=STDEV([.B81:.H8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1__Fid=2_M01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82:.H82])" office:value-type="float" office:value="4" calcext:value-type="float">
            <text:p>4,000</text:p>
          </table:table-cell>
          <table:table-cell table:formula="of:=STDEV([.B82:.H8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1__Fid=2_M02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83:.H83])" office:value-type="float" office:value="3.5" calcext:value-type="float">
            <text:p>3,500</text:p>
          </table:table-cell>
          <table:table-cell table:formula="of:=STDEV([.B83:.H8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3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84:.H84])" office:value-type="float" office:value="7.5" calcext:value-type="float">
            <text:p>7,500</text:p>
          </table:table-cell>
          <table:table-cell table:formula="of:=STDEV([.B84:.H8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4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85:.H85])" office:value-type="float" office:value="2.5" calcext:value-type="float">
            <text:p>2,500</text:p>
          </table:table-cell>
          <table:table-cell table:formula="of:=STDEV([.B85:.H8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5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86:.H86])" office:value-type="float" office:value="2" calcext:value-type="float">
            <text:p>2,000</text:p>
          </table:table-cell>
          <table:table-cell table:formula="of:=STDEV([.B86:.H8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1__Fid=2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87:.H87])" office:value-type="float" office:value="3.5" calcext:value-type="float">
            <text:p>3,500</text:p>
          </table:table-cell>
          <table:table-cell table:formula="of:=STDEV([.B87:.H8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88:.H88])" office:value-type="float" office:value="3.5" calcext:value-type="float">
            <text:p>3,500</text:p>
          </table:table-cell>
          <table:table-cell table:formula="of:=STDEV([.B88:.H8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8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89:.H89])" office:value-type="float" office:value="4.5" calcext:value-type="float">
            <text:p>4,500</text:p>
          </table:table-cell>
          <table:table-cell table:formula="of:=STDEV([.B89:.H8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9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90:.H90])" office:value-type="float" office:value="4" calcext:value-type="float">
            <text:p>4,000</text:p>
          </table:table-cell>
          <table:table-cell table:formula="of:=STDEV([.B90:.H9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1__Fid=2_M10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91:.H91])" office:value-type="float" office:value="2" calcext:value-type="float">
            <text:p>2,000</text:p>
          </table:table-cell>
          <table:table-cell table:formula="of:=STDEV([.B91:.H9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1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92:.H92])" office:value-type="float" office:value="2" calcext:value-type="float">
            <text:p>2,000</text:p>
          </table:table-cell>
          <table:table-cell table:formula="of:=STDEV([.B92:.H9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2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93:.H93])" office:value-type="float" office:value="8" calcext:value-type="float">
            <text:p>8,000</text:p>
          </table:table-cell>
          <table:table-cell table:formula="of:=STDEV([.B93:.H9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4:.H94])" office:value-type="float" office:value="1" calcext:value-type="float">
            <text:p>1,000</text:p>
          </table:table-cell>
          <table:table-cell table:formula="of:=STDEV([.B94:.H9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95:.H95])" office:value-type="float" office:value="3.5" calcext:value-type="float">
            <text:p>3,500</text:p>
          </table:table-cell>
          <table:table-cell table:formula="of:=STDEV([.B95:.H9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9__Fid=10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6:.H96])" office:value-type="float" office:value="1" calcext:value-type="float">
            <text:p>1,000</text:p>
          </table:table-cell>
          <table:table-cell table:formula="of:=STDEV([.B96:.H9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7:.H97])" office:value-type="float" office:value="1" calcext:value-type="float">
            <text:p>1,000</text:p>
          </table:table-cell>
          <table:table-cell table:formula="of:=STDEV([.B97:.H9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98:.H98])" office:value-type="float" office:value="1.5" calcext:value-type="float">
            <text:p>1,500</text:p>
          </table:table-cell>
          <table:table-cell table:formula="of:=STDEV([.B98:.H9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9__Fid=10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9:.H99])" office:value-type="float" office:value="1" calcext:value-type="float">
            <text:p>1,000</text:p>
          </table:table-cell>
          <table:table-cell table:formula="of:=STDEV([.B99:.H9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9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0:.H100])" office:value-type="float" office:value="2.5" calcext:value-type="float">
            <text:p>2,500</text:p>
          </table:table-cell>
          <table:table-cell table:formula="of:=STDEV([.B100:.H10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9__Fid=10_M10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01:.H101])" office:value-type="float" office:value="1" calcext:value-type="float">
            <text:p>1,000</text:p>
          </table:table-cell>
          <table:table-cell table:formula="of:=STDEV([.B101:.H10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5__Fid=3_M01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02:.H102])" office:value-type="float" office:value="5" calcext:value-type="float">
            <text:p>5,000</text:p>
          </table:table-cell>
          <table:table-cell table:formula="of:=STDEV([.B102:.H10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5__Fid=3_M02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103:.H103])" office:value-type="float" office:value="9" calcext:value-type="float">
            <text:p>9,000</text:p>
          </table:table-cell>
          <table:table-cell table:formula="of:=STDEV([.B103:.H10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5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04:.H104])" office:value-type="float" office:value="7" calcext:value-type="float">
            <text:p>7,000</text:p>
          </table:table-cell>
          <table:table-cell table:formula="of:=STDEV([.B104:.H10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5__Fid=3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05:.H105])" office:value-type="float" office:value="8.5" calcext:value-type="float">
            <text:p>8,500</text:p>
          </table:table-cell>
          <table:table-cell table:formula="of:=STDEV([.B105:.H10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5__Fid=3_M05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06:.H106])" office:value-type="float" office:value="6.5" calcext:value-type="float">
            <text:p>6,500</text:p>
          </table:table-cell>
          <table:table-cell table:formula="of:=STDEV([.B106:.H10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5__Fid=3_M06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07:.H107])" office:value-type="float" office:value="6.5" calcext:value-type="float">
            <text:p>6,500</text:p>
          </table:table-cell>
          <table:table-cell table:formula="of:=STDEV([.B107:.H10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5__Fid=3_M07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08:.H108])" office:value-type="float" office:value="5.5" calcext:value-type="float">
            <text:p>5,500</text:p>
          </table:table-cell>
          <table:table-cell table:formula="of:=STDEV([.B108:.H10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5__Fid=3_M08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09:.H109])" office:value-type="float" office:value="7.5" calcext:value-type="float">
            <text:p>7,500</text:p>
          </table:table-cell>
          <table:table-cell table:formula="of:=STDEV([.B109:.H10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5__Fid=3_M09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10:.H110])" office:value-type="float" office:value="8" calcext:value-type="float">
            <text:p>8,000</text:p>
          </table:table-cell>
          <table:table-cell table:formula="of:=STDEV([.B110:.H11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5__Fid=3_M10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11:.H111])" office:value-type="float" office:value="7" calcext:value-type="float">
            <text:p>7,000</text:p>
          </table:table-cell>
          <table:table-cell table:formula="of:=STDEV([.B111:.H1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1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12:.H112])" office:value-type="float" office:value="5" calcext:value-type="float">
            <text:p>5,000</text:p>
          </table:table-cell>
          <table:table-cell table:formula="of:=STDEV([.B112:.H11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8__Fid=14_M02.nrr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table:formula="of:=AVERAGE([.B113:.H113])" office:value-type="float" office:value="5" calcext:value-type="float">
            <text:p>5,000</text:p>
          </table:table-cell>
          <table:table-cell table:formula="of:=STDEV([.B113:.H11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3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14:.H114])" office:value-type="float" office:value="8" calcext:value-type="float">
            <text:p>8,000</text:p>
          </table:table-cell>
          <table:table-cell table:formula="of:=STDEV([.B114:.H1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4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115:.H115])" office:value-type="float" office:value="4" calcext:value-type="float">
            <text:p>4,000</text:p>
          </table:table-cell>
          <table:table-cell table:formula="of:=STDEV([.B115:.H1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5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16:.H116])" office:value-type="float" office:value="4.5" calcext:value-type="float">
            <text:p>4,500</text:p>
          </table:table-cell>
          <table:table-cell table:formula="of:=STDEV([.B116:.H11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8__Fid=14_M06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17:.H117])" office:value-type="float" office:value="7" calcext:value-type="float">
            <text:p>7,000</text:p>
          </table:table-cell>
          <table:table-cell table:formula="of:=STDEV([.B117:.H11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18:.H118])" office:value-type="float" office:value="1.5" calcext:value-type="float">
            <text:p>1,500</text:p>
          </table:table-cell>
          <table:table-cell table:formula="of:=STDEV([.B118:.H11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8__Fid=14_M08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19:.H119])" office:value-type="float" office:value="6.5" calcext:value-type="float">
            <text:p>6,500</text:p>
          </table:table-cell>
          <table:table-cell table:formula="of:=STDEV([.B119:.H11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8__Fid=14_M09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20:.H120])" office:value-type="float" office:value="3.5" calcext:value-type="float">
            <text:p>3,500</text:p>
          </table:table-cell>
          <table:table-cell table:formula="of:=STDEV([.B120:.H120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8__Fid=14_M10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21:.H121])" office:value-type="float" office:value="7" calcext:value-type="float">
            <text:p>7,000</text:p>
          </table:table-cell>
          <table:table-cell table:formula="of:=STDEV([.B121:.H12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01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22:.H122])" office:value-type="float" office:value="4" calcext:value-type="float">
            <text:p>4,000</text:p>
          </table:table-cell>
          <table:table-cell table:formula="of:=STDEV([.B122:.H12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02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23:.H123])" office:value-type="float" office:value="4" calcext:value-type="float">
            <text:p>4,000</text:p>
          </table:table-cell>
          <table:table-cell table:formula="of:=STDEV([.B123:.H12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03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24:.H124])" office:value-type="float" office:value="3" calcext:value-type="float">
            <text:p>3,000</text:p>
          </table:table-cell>
          <table:table-cell table:formula="of:=STDEV([.B124:.H12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5:.H125])" office:value-type="float" office:value="1" calcext:value-type="float">
            <text:p>1,000</text:p>
          </table:table-cell>
          <table:table-cell table:formula="of:=STDEV([.B125:.H12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6:.H126])" office:value-type="float" office:value="1" calcext:value-type="float">
            <text:p>1,000</text:p>
          </table:table-cell>
          <table:table-cell table:formula="of:=STDEV([.B126:.H12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7:.H127])" office:value-type="float" office:value="1" calcext:value-type="float">
            <text:p>1,000</text:p>
          </table:table-cell>
          <table:table-cell table:formula="of:=STDEV([.B127:.H12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8:.H128])" office:value-type="float" office:value="1" calcext:value-type="float">
            <text:p>1,000</text:p>
          </table:table-cell>
          <table:table-cell table:formula="of:=STDEV([.B128:.H12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9:.H129])" office:value-type="float" office:value="1" calcext:value-type="float">
            <text:p>1,000</text:p>
          </table:table-cell>
          <table:table-cell table:formula="of:=STDEV([.B129:.H12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9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0:.H130])" office:value-type="float" office:value="5" calcext:value-type="float">
            <text:p>5,000</text:p>
          </table:table-cell>
          <table:table-cell table:formula="of:=STDEV([.B130:.H13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10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31:.H131])" office:value-type="float" office:value="1" calcext:value-type="float">
            <text:p>1,000</text:p>
          </table:table-cell>
          <table:table-cell table:formula="of:=STDEV([.B131:.H13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5__Fid=13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2:.H132])" office:value-type="float" office:value="3.5" calcext:value-type="float">
            <text:p>3,500</text:p>
          </table:table-cell>
          <table:table-cell table:formula="of:=STDEV([.B132:.H13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02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3:.H133])" office:value-type="float" office:value="3.5" calcext:value-type="float">
            <text:p>3,500</text:p>
          </table:table-cell>
          <table:table-cell table:formula="of:=STDEV([.B133:.H13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4:.H134])" office:value-type="float" office:value="3.5" calcext:value-type="float">
            <text:p>3,500</text:p>
          </table:table-cell>
          <table:table-cell table:formula="of:=STDEV([.B134:.H13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35:.H135])" office:value-type="float" office:value="1" calcext:value-type="float">
            <text:p>1,000</text:p>
          </table:table-cell>
          <table:table-cell table:formula="of:=STDEV([.B135:.H1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5__Fid=13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36:.H136])" office:value-type="float" office:value="1" calcext:value-type="float">
            <text:p>1,000</text:p>
          </table:table-cell>
          <table:table-cell table:formula="of:=STDEV([.B136:.H13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5__Fid=13_M06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137:.H137])" office:value-type="float" office:value="4" calcext:value-type="float">
            <text:p>4,000</text:p>
          </table:table-cell>
          <table:table-cell table:formula="of:=STDEV([.B137:.H1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5__Fid=13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8:.H138])" office:value-type="float" office:value="4.5" calcext:value-type="float">
            <text:p>4,500</text:p>
          </table:table-cell>
          <table:table-cell table:formula="of:=STDEV([.B138:.H13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39:.H139])" office:value-type="float" office:value="5" calcext:value-type="float">
            <text:p>5,000</text:p>
          </table:table-cell>
          <table:table-cell table:formula="of:=STDEV([.B139:.H13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65__Fid=13_M09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40:.H140])" office:value-type="float" office:value="5.5" calcext:value-type="float">
            <text:p>5,500</text:p>
          </table:table-cell>
          <table:table-cell table:formula="of:=STDEV([.B140:.H14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10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41:.H141])" office:value-type="float" office:value="4" calcext:value-type="float">
            <text:p>4,000</text:p>
          </table:table-cell>
          <table:table-cell table:formula="of:=STDEV([.B141:.H14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67__Fid=9_M01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42:.H142])" office:value-type="float" office:value="2" calcext:value-type="float">
            <text:p>2,000</text:p>
          </table:table-cell>
          <table:table-cell table:formula="of:=STDEV([.B142:.H14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3:.H143])" office:value-type="float" office:value="1" calcext:value-type="float">
            <text:p>1,000</text:p>
          </table:table-cell>
          <table:table-cell table:formula="of:=STDEV([.B143:.H14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44:.H144])" office:value-type="float" office:value="2.5" calcext:value-type="float">
            <text:p>2,500</text:p>
          </table:table-cell>
          <table:table-cell table:formula="of:=STDEV([.B144:.H1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7__Fid=9_M04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45:.H145])" office:value-type="float" office:value="1.5" calcext:value-type="float">
            <text:p>1,500</text:p>
          </table:table-cell>
          <table:table-cell table:formula="of:=STDEV([.B145:.H14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7__Fid=9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6:.H146])" office:value-type="float" office:value="1" calcext:value-type="float">
            <text:p>1,000</text:p>
          </table:table-cell>
          <table:table-cell table:formula="of:=STDEV([.B146:.H1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7:.H147])" office:value-type="float" office:value="1" calcext:value-type="float">
            <text:p>1,000</text:p>
          </table:table-cell>
          <table:table-cell table:formula="of:=STDEV([.B147:.H14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8:.H148])" office:value-type="float" office:value="1" calcext:value-type="float">
            <text:p>1,000</text:p>
          </table:table-cell>
          <table:table-cell table:formula="of:=STDEV([.B148:.H1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8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49:.H149])" office:value-type="float" office:value="2" calcext:value-type="float">
            <text:p>2,000</text:p>
          </table:table-cell>
          <table:table-cell table:formula="of:=STDEV([.B149:.H14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67__Fid=9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50:.H150])" office:value-type="float" office:value="2" calcext:value-type="float">
            <text:p>2,000</text:p>
          </table:table-cell>
          <table:table-cell table:formula="of:=STDEV([.B150:.H1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10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51:.H151])" office:value-type="float" office:value="1.5" calcext:value-type="float">
            <text:p>1,500</text:p>
          </table:table-cell>
          <table:table-cell table:formula="of:=STDEV([.B151:.H15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1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04666666666667" calcext:value-type="float">
            <text:p>4,04666666666667</text:p>
          </table:table-cell>
          <table:table-cell table:formula="of:=AVERAGE([.C3:.C152])" office:value-type="float" office:value="4.1006711409396" calcext:value-type="float">
            <text:p>4,1006711409396</text:p>
          </table:table-cell>
          <table:table-cell table:formula="of:=AVERAGE([.C2:.C151])" office:value-type="float" office:value="4.12" calcext:value-type="float">
            <text:p>4,12</text:p>
          </table:table-cell>
          <table:table-cell table:formula="of:=AVERAGE([.E2:.E151])" office:value-type="string" office:string-value="" calcext:value-type="error">
            <text:p>#DIV/0!</text:p>
          </table:table-cell>
          <table:table-cell table:number-columns-repeated="3"/>
          <table:table-cell table:style-name="Default" table:formula="of:=AVERAGE([.I2:.I151])" office:value-type="float" office:value="4.08333333333333" calcext:value-type="float">
            <text:p>4,08333333333333</text:p>
          </table:table-cell>
          <table:table-cell table:style-name="Default" table:formula="of:=AVERAGE([.J2:.J151])" office:value-type="float" office:value="0.579827560572969" calcext:value-type="float">
            <text:p>0,579827560572969</text:p>
          </table:table-cell>
        </table:table-row>
      </table:table>
      <table:table table:name="Set #6" table:style-name="ta1">
        <table:table-column table:style-name="co11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ce6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table:number-columns-repeated="5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4__Fid=13_M01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2:.H2])" office:value-type="float" office:value="2" calcext:value-type="float">
            <text:p>2,000</text:p>
          </table:table-cell>
          <table:table-cell table:formula="of:=STDEV([.B2:.H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4__Fid=13_M02.nrrd;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3:.H3])" office:value-type="float" office:value="7.5" calcext:value-type="float">
            <text:p>7,500</text:p>
          </table:table-cell>
          <table:table-cell table:formula="of:=STDEV([.B3:.H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3.nrrd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4:.H4])" office:value-type="float" office:value="6.5" calcext:value-type="float">
            <text:p>6,500</text:p>
          </table:table-cell>
          <table:table-cell table:formula="of:=STDEV([.B4:.H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4.nrrd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5:.H5])" office:value-type="float" office:value="2.5" calcext:value-type="float">
            <text:p>2,500</text:p>
          </table:table-cell>
          <table:table-cell table:formula="of:=STDEV([.B5:.H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5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6:.H6])" office:value-type="float" office:value="8" calcext:value-type="float">
            <text:p>8,000</text:p>
          </table:table-cell>
          <table:table-cell table:formula="of:=STDEV([.B6:.H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4__Fid=13_M06.nrrd;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7:.H7])" office:value-type="float" office:value="5.5" calcext:value-type="float">
            <text:p>5,500</text:p>
          </table:table-cell>
          <table:table-cell table:formula="of:=STDEV([.B7:.H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7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8:.H8])" office:value-type="float" office:value="3" calcext:value-type="float">
            <text:p>3,000</text:p>
          </table:table-cell>
          <table:table-cell table:formula="of:=STDEV([.B8:.H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4__Fid=13_M08.nrrd;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9:.H9])" office:value-type="float" office:value="7.5" calcext:value-type="float">
            <text:p>7,500</text:p>
          </table:table-cell>
          <table:table-cell table:formula="of:=STDEV([.B9:.H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9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0:.H10])" office:value-type="float" office:value="2" calcext:value-type="float">
            <text:p>2,000</text:p>
          </table:table-cell>
          <table:table-cell table:formula="of:=STDEV([.B10:.H1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4__Fid=13_M10.nrrd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1:.H11])" office:value-type="float" office:value="3.5" calcext:value-type="float">
            <text:p>3,500</text:p>
          </table:table-cell>
          <table:table-cell table:formula="of:=STDEV([.B11:.H1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1.nrrd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2:.H12])" office:value-type="float" office:value="5.5" calcext:value-type="float">
            <text:p>5,500</text:p>
          </table:table-cell>
          <table:table-cell table:formula="of:=STDEV([.B12:.H1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2.nrrd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3:.H13])" office:value-type="float" office:value="2.5" calcext:value-type="float">
            <text:p>2,500</text:p>
          </table:table-cell>
          <table:table-cell table:formula="of:=STDEV([.B13:.H1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3.nrrd;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4:.H14])" office:value-type="float" office:value="3.5" calcext:value-type="float">
            <text:p>3,500</text:p>
          </table:table-cell>
          <table:table-cell table:formula="of:=STDEV([.B14:.H14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2__Fid=7_M04.nrrd;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5:.H15])" office:value-type="float" office:value="7.5" calcext:value-type="float">
            <text:p>7,500</text:p>
          </table:table-cell>
          <table:table-cell table:formula="of:=STDEV([.B15:.H1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5.nrrd;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6:.H16])" office:value-type="float" office:value="3.5" calcext:value-type="float">
            <text:p>3,500</text:p>
          </table:table-cell>
          <table:table-cell table:formula="of:=STDEV([.B16:.H1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2__Fid=7_M06.nrrd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7:.H17])" office:value-type="float" office:value="3.5" calcext:value-type="float">
            <text:p>3,500</text:p>
          </table:table-cell>
          <table:table-cell table:formula="of:=STDEV([.B17:.H1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7.nrrd;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8:.H18])" office:value-type="float" office:value="6" calcext:value-type="float">
            <text:p>6,000</text:p>
          </table:table-cell>
          <table:table-cell table:formula="of:=STDEV([.B18:.H1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2__Fid=7_M08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9:.H19])" office:value-type="float" office:value="2" calcext:value-type="float">
            <text:p>2,000</text:p>
          </table:table-cell>
          <table:table-cell table:formula="of:=STDEV([.B19:.H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2__Fid=7_M09.nrrd;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0:.H20])" office:value-type="float" office:value="2" calcext:value-type="float">
            <text:p>2,000</text:p>
          </table:table-cell>
          <table:table-cell table:formula="of:=STDEV([.B20:.H2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2__Fid=7_M10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21:.H21])" office:value-type="float" office:value="2" calcext:value-type="float">
            <text:p>2,000</text:p>
          </table:table-cell>
          <table:table-cell table:formula="of:=STDEV([.B21:.H2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8__Fid=11_M01.nrrd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2:.H22])" office:value-type="float" office:value="7.5" calcext:value-type="float">
            <text:p>7,500</text:p>
          </table:table-cell>
          <table:table-cell table:formula="of:=STDEV([.B22:.H2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2.nrrd;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3:.H23])" office:value-type="float" office:value="8.5" calcext:value-type="float">
            <text:p>8,500</text:p>
          </table:table-cell>
          <table:table-cell table:formula="of:=STDEV([.B23:.H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3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24:.H24])" office:value-type="float" office:value="8" calcext:value-type="float">
            <text:p>8,000</text:p>
          </table:table-cell>
          <table:table-cell table:formula="of:=STDEV([.B24:.H2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8__Fid=11_M04.nrrd;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5:.H25])" office:value-type="float" office:value="6.5" calcext:value-type="float">
            <text:p>6,500</text:p>
          </table:table-cell>
          <table:table-cell table:formula="of:=STDEV([.B25:.H25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38__Fid=11_M05.nrrd;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26:.H26])" office:value-type="float" office:value="7.5" calcext:value-type="float">
            <text:p>7,500</text:p>
          </table:table-cell>
          <table:table-cell table:formula="of:=STDEV([.B26:.H2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6.nrrd;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7:.H27])" office:value-type="float" office:value="5" calcext:value-type="float">
            <text:p>5,000</text:p>
          </table:table-cell>
          <table:table-cell table:formula="of:=STDEV([.B27:.H2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8__Fid=11_M07.nrrd;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28:.H28])" office:value-type="float" office:value="7.5" calcext:value-type="float">
            <text:p>7,500</text:p>
          </table:table-cell>
          <table:table-cell table:formula="of:=STDEV([.B28:.H2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8.nrrd;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9:.H29])" office:value-type="float" office:value="8.5" calcext:value-type="float">
            <text:p>8,500</text:p>
          </table:table-cell>
          <table:table-cell table:formula="of:=STDEV([.B29:.H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9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30:.H30])" office:value-type="float" office:value="8" calcext:value-type="float">
            <text:p>8,000</text:p>
          </table:table-cell>
          <table:table-cell table:formula="of:=STDEV([.B30:.H3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8__Fid=11_M10.nrrd;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31:.H31])" office:value-type="float" office:value="7" calcext:value-type="float">
            <text:p>7,000</text:p>
          </table:table-cell>
          <table:table-cell table:formula="of:=STDEV([.B31:.H3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9__Fid=8_M01.nrrd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32:.H32])" office:value-type="float" office:value="8.5" calcext:value-type="float">
            <text:p>8,500</text:p>
          </table:table-cell>
          <table:table-cell table:formula="of:=STDEV([.B32:.H3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9__Fid=8_M02.nrrd;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33:.H33])" office:value-type="float" office:value="6.5" calcext:value-type="float">
            <text:p>6,500</text:p>
          </table:table-cell>
          <table:table-cell table:formula="of:=STDEV([.B33:.H33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39__Fid=8_M03.nrrd;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34:.H34])" office:value-type="float" office:value="8.5" calcext:value-type="float">
            <text:p>8,500</text:p>
          </table:table-cell>
          <table:table-cell table:formula="of:=STDEV([.B34:.H3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9__Fid=8_M04.nrrd;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35:.H35])" office:value-type="float" office:value="5.5" calcext:value-type="float">
            <text:p>5,500</text:p>
          </table:table-cell>
          <table:table-cell table:formula="of:=STDEV([.B35:.H35])" office:value-type="float" office:value="3.53553390593274" calcext:value-type="float">
            <text:p>3,536</text:p>
          </table:table-cell>
        </table:table-row>
        <table:table-row table:style-name="ro1">
          <table:table-cell office:value-type="string" calcext:value-type="string">
            <text:p>139__Fid=8_M05.nrrd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36:.H36])" office:value-type="float" office:value="8.5" calcext:value-type="float">
            <text:p>8,500</text:p>
          </table:table-cell>
          <table:table-cell table:formula="of:=STDEV([.B36:.H3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9__Fid=8_M06.nrrd;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37:.H37])" office:value-type="float" office:value="9" calcext:value-type="float">
            <text:p>9,000</text:p>
          </table:table-cell>
          <table:table-cell table:formula="of:=STDEV([.B37:.H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9__Fid=8_M07.nrrd;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38:.H38])" office:value-type="float" office:value="7" calcext:value-type="float">
            <text:p>7,000</text:p>
          </table:table-cell>
          <table:table-cell table:formula="of:=STDEV([.B38:.H3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9__Fid=8_M08.nrrd;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39:.H39])" office:value-type="float" office:value="8.5" calcext:value-type="float">
            <text:p>8,500</text:p>
          </table:table-cell>
          <table:table-cell table:formula="of:=STDEV([.B39:.H3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9__Fid=8_M09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40:.H40])" office:value-type="float" office:value="8" calcext:value-type="float">
            <text:p>8,000</text:p>
          </table:table-cell>
          <table:table-cell table:formula="of:=STDEV([.B40:.H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9__Fid=8_M10.nrrd;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41:.H41])" office:value-type="float" office:value="9" calcext:value-type="float">
            <text:p>9,000</text:p>
          </table:table-cell>
          <table:table-cell table:formula="of:=STDEV([.B41:.H4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1.nrrd;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42:.H42])" office:value-type="float" office:value="6" calcext:value-type="float">
            <text:p>6,000</text:p>
          </table:table-cell>
          <table:table-cell table:formula="of:=STDEV([.B42:.H4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2.nrrd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43:.H43])" office:value-type="float" office:value="3.5" calcext:value-type="float">
            <text:p>3,500</text:p>
          </table:table-cell>
          <table:table-cell table:formula="of:=STDEV([.B43:.H4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5__Fid=12_M03.nrrd;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44:.H44])" office:value-type="float" office:value="6" calcext:value-type="float">
            <text:p>6,000</text:p>
          </table:table-cell>
          <table:table-cell table:formula="of:=STDEV([.B44:.H4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4.nrrd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45:.H45])" office:value-type="float" office:value="2.5" calcext:value-type="float">
            <text:p>2,500</text:p>
          </table:table-cell>
          <table:table-cell table:formula="of:=STDEV([.B45:.H4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5__Fid=12_M05.nrrd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46:.H46])" office:value-type="float" office:value="7.5" calcext:value-type="float">
            <text:p>7,500</text:p>
          </table:table-cell>
          <table:table-cell table:formula="of:=STDEV([.B46:.H4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5__Fid=12_M06.nrrd;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47:.H47])" office:value-type="float" office:value="8.5" calcext:value-type="float">
            <text:p>8,500</text:p>
          </table:table-cell>
          <table:table-cell table:formula="of:=STDEV([.B47:.H4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5__Fid=12_M07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48:.H48])" office:value-type="float" office:value="2" calcext:value-type="float">
            <text:p>2,000</text:p>
          </table:table-cell>
          <table:table-cell table:formula="of:=STDEV([.B48:.H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8.nrrd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49:.H49])" office:value-type="float" office:value="4" calcext:value-type="float">
            <text:p>4,000</text:p>
          </table:table-cell>
          <table:table-cell table:formula="of:=STDEV([.B49:.H4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9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50:.H50])" office:value-type="float" office:value="3" calcext:value-type="float">
            <text:p>3,000</text:p>
          </table:table-cell>
          <table:table-cell table:formula="of:=STDEV([.B50:.H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10.nrrd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51:.H51])" office:value-type="float" office:value="4" calcext:value-type="float">
            <text:p>4,000</text:p>
          </table:table-cell>
          <table:table-cell table:formula="of:=STDEV([.B51:.H5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9__Fid=3_M01.nrrd;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2:.H52])" office:value-type="float" office:value="5" calcext:value-type="float">
            <text:p>5,000</text:p>
          </table:table-cell>
          <table:table-cell table:formula="of:=STDEV([.B52:.H5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9__Fid=3_M02.nrrd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3:.H53])" office:value-type="float" office:value="3.5" calcext:value-type="float">
            <text:p>3,500</text:p>
          </table:table-cell>
          <table:table-cell table:formula="of:=STDEV([.B53:.H5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3.nrrd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54:.H54])" office:value-type="float" office:value="6.5" calcext:value-type="float">
            <text:p>6,500</text:p>
          </table:table-cell>
          <table:table-cell table:formula="of:=STDEV([.B54:.H5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4.nrrd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5:.H55])" office:value-type="float" office:value="3.5" calcext:value-type="float">
            <text:p>3,500</text:p>
          </table:table-cell>
          <table:table-cell table:formula="of:=STDEV([.B55:.H5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5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56:.H56])" office:value-type="float" office:value="3" calcext:value-type="float">
            <text:p>3,000</text:p>
          </table:table-cell>
          <table:table-cell table:formula="of:=STDEV([.B56:.H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9__Fid=3_M06.nrrd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57:.H57])" office:value-type="float" office:value="1.5" calcext:value-type="float">
            <text:p>1,500</text:p>
          </table:table-cell>
          <table:table-cell table:formula="of:=STDEV([.B57:.H5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7.nrrd;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58:.H58])" office:value-type="float" office:value="5.5" calcext:value-type="float">
            <text:p>5,500</text:p>
          </table:table-cell>
          <table:table-cell table:formula="of:=STDEV([.B58:.H5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8.nrrd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59:.H59])" office:value-type="float" office:value="2.5" calcext:value-type="float">
            <text:p>2,500</text:p>
          </table:table-cell>
          <table:table-cell table:formula="of:=STDEV([.B59:.H5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9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60:.H60])" office:value-type="float" office:value="2" calcext:value-type="float">
            <text:p>2,000</text:p>
          </table:table-cell>
          <table:table-cell table:formula="of:=STDEV([.B60:.H6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9__Fid=3_M10.nrrd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61:.H61])" office:value-type="float" office:value="7.5" calcext:value-type="float">
            <text:p>7,500</text:p>
          </table:table-cell>
          <table:table-cell table:formula="of:=STDEV([.B61:.H6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01.nrrd;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62:.H62])" office:value-type="float" office:value="6" calcext:value-type="float">
            <text:p>6,000</text:p>
          </table:table-cell>
          <table:table-cell table:formula="of:=STDEV([.B62:.H6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2__Fid=2_M02.nrrd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63:.H63])" office:value-type="float" office:value="5.5" calcext:value-type="float">
            <text:p>5,500</text:p>
          </table:table-cell>
          <table:table-cell table:formula="of:=STDEV([.B63:.H6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03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64:.H64])" office:value-type="float" office:value="2" calcext:value-type="float">
            <text:p>2,000</text:p>
          </table:table-cell>
          <table:table-cell table:formula="of:=STDEV([.B64:.H6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2__Fid=2_M04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65:.H65])" office:value-type="float" office:value="1" calcext:value-type="float">
            <text:p>1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2__Fid=2_M05.nrrd;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66:.H66])" office:value-type="float" office:value="6" calcext:value-type="float">
            <text:p>6,000</text:p>
          </table:table-cell>
          <table:table-cell table:formula="of:=STDEV([.B66:.H6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2__Fid=2_M06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67:.H67])" office:value-type="float" office:value="3" calcext:value-type="float">
            <text:p>3,000</text:p>
          </table:table-cell>
          <table:table-cell table:formula="of:=STDEV([.B67:.H6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2__Fid=2_M07.nrrd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68:.H68])" office:value-type="float" office:value="7.5" calcext:value-type="float">
            <text:p>7,500</text:p>
          </table:table-cell>
          <table:table-cell table:formula="of:=STDEV([.B68:.H6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08.nrrd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69:.H69])" office:value-type="float" office:value="4.5" calcext:value-type="float">
            <text:p>4,500</text:p>
          </table:table-cell>
          <table:table-cell table:formula="of:=STDEV([.B69:.H6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09.nrrd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70:.H70])" office:value-type="float" office:value="3.5" calcext:value-type="float">
            <text:p>3,500</text:p>
          </table:table-cell>
          <table:table-cell table:formula="of:=STDEV([.B70:.H7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10.nrrd;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71:.H71])" office:value-type="float" office:value="7.5" calcext:value-type="float">
            <text:p>7,500</text:p>
          </table:table-cell>
          <table:table-cell table:formula="of:=STDEV([.B71:.H7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__Fid=15_M01.nrrd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72:.H72])" office:value-type="float" office:value="4" calcext:value-type="float">
            <text:p>4,000</text:p>
          </table:table-cell>
          <table:table-cell table:formula="of:=STDEV([.B72:.H7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__Fid=15_M02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3:.H73])" office:value-type="float" office:value="1" calcext:value-type="float">
            <text:p>1,000</text:p>
          </table:table-cell>
          <table:table-cell table:formula="of:=STDEV([.B73:.H7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3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4:.H74])" office:value-type="float" office:value="1" calcext:value-type="float">
            <text:p>1,000</text:p>
          </table:table-cell>
          <table:table-cell table:formula="of:=STDEV([.B74:.H7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4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5:.H75])" office:value-type="float" office:value="1" calcext:value-type="float">
            <text:p>1,000</text:p>
          </table:table-cell>
          <table:table-cell table:formula="of:=STDEV([.B75:.H7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5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6:.H76])" office:value-type="float" office:value="1" calcext:value-type="float">
            <text:p>1,000</text:p>
          </table:table-cell>
          <table:table-cell table:formula="of:=STDEV([.B76:.H7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6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7:.H77])" office:value-type="float" office:value="1" calcext:value-type="float">
            <text:p>1,000</text:p>
          </table:table-cell>
          <table:table-cell table:formula="of:=STDEV([.B77:.H7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7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8:.H78])" office:value-type="float" office:value="1" calcext:value-type="float">
            <text:p>1,000</text:p>
          </table:table-cell>
          <table:table-cell table:formula="of:=STDEV([.B78:.H7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8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9:.H79])" office:value-type="float" office:value="1" calcext:value-type="float">
            <text:p>1,000</text:p>
          </table:table-cell>
          <table:table-cell table:formula="of:=STDEV([.B79:.H7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9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80:.H80])" office:value-type="float" office:value="1" calcext:value-type="float">
            <text:p>1,000</text:p>
          </table:table-cell>
          <table:table-cell table:formula="of:=STDEV([.B80:.H8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10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81:.H81])" office:value-type="float" office:value="1" calcext:value-type="float">
            <text:p>1,000</text:p>
          </table:table-cell>
          <table:table-cell table:formula="of:=STDEV([.B81:.H8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1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82:.H82])" office:value-type="float" office:value="3" calcext:value-type="float">
            <text:p>3,000</text:p>
          </table:table-cell>
          <table:table-cell table:formula="of:=STDEV([.B82:.H8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2.nrrd;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83:.H83])" office:value-type="float" office:value="4.5" calcext:value-type="float">
            <text:p>4,500</text:p>
          </table:table-cell>
          <table:table-cell table:formula="of:=STDEV([.B83:.H8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3__Fid=4_M03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84:.H84])" office:value-type="float" office:value="1" calcext:value-type="float">
            <text:p>1,000</text:p>
          </table:table-cell>
          <table:table-cell table:formula="of:=STDEV([.B84:.H8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4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85:.H85])" office:value-type="float" office:value="2" calcext:value-type="float">
            <text:p>2,000</text:p>
          </table:table-cell>
          <table:table-cell table:formula="of:=STDEV([.B85:.H8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5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86:.H86])" office:value-type="float" office:value="3" calcext:value-type="float">
            <text:p>3,000</text:p>
          </table:table-cell>
          <table:table-cell table:formula="of:=STDEV([.B86:.H8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6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87:.H87])" office:value-type="float" office:value="3" calcext:value-type="float">
            <text:p>3,000</text:p>
          </table:table-cell>
          <table:table-cell table:formula="of:=STDEV([.B87:.H8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7.nrrd;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88:.H88])" office:value-type="float" office:value="6" calcext:value-type="float">
            <text:p>6,000</text:p>
          </table:table-cell>
          <table:table-cell table:formula="of:=STDEV([.B88:.H8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3__Fid=4_M08.nrrd;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89:.H89])" office:value-type="float" office:value="6.5" calcext:value-type="float">
            <text:p>6,500</text:p>
          </table:table-cell>
          <table:table-cell table:formula="of:=STDEV([.B89:.H89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3__Fid=4_M09.nrrd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90:.H90])" office:value-type="float" office:value="4" calcext:value-type="float">
            <text:p>4,000</text:p>
          </table:table-cell>
          <table:table-cell table:formula="of:=STDEV([.B90:.H9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10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91:.H91])" office:value-type="float" office:value="2" calcext:value-type="float">
            <text:p>2,000</text:p>
          </table:table-cell>
          <table:table-cell table:formula="of:=STDEV([.B91:.H9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1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92:.H92])" office:value-type="float" office:value="2" calcext:value-type="float">
            <text:p>2,000</text:p>
          </table:table-cell>
          <table:table-cell table:formula="of:=STDEV([.B92:.H9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2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3:.H93])" office:value-type="float" office:value="1" calcext:value-type="float">
            <text:p>1,000</text:p>
          </table:table-cell>
          <table:table-cell table:formula="of:=STDEV([.B93:.H9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3.nrrd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94:.H94])" office:value-type="float" office:value="2.5" calcext:value-type="float">
            <text:p>2,500</text:p>
          </table:table-cell>
          <table:table-cell table:formula="of:=STDEV([.B94:.H9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__Fid=10_M04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5:.H95])" office:value-type="float" office:value="1" calcext:value-type="float">
            <text:p>1,000</text:p>
          </table:table-cell>
          <table:table-cell table:formula="of:=STDEV([.B95:.H9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5.nrrd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96:.H96])" office:value-type="float" office:value="1.5" calcext:value-type="float">
            <text:p>1,500</text:p>
          </table:table-cell>
          <table:table-cell table:formula="of:=STDEV([.B96:.H9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__Fid=10_M06.nrrd;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97:.H97])" office:value-type="float" office:value="6" calcext:value-type="float">
            <text:p>6,000</text:p>
          </table:table-cell>
          <table:table-cell table:formula="of:=STDEV([.B97:.H9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__Fid=10_M07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98:.H98])" office:value-type="float" office:value="3" calcext:value-type="float">
            <text:p>3,000</text:p>
          </table:table-cell>
          <table:table-cell table:formula="of:=STDEV([.B98:.H9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8.nrrd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99:.H99])" office:value-type="float" office:value="2.5" calcext:value-type="float">
            <text:p>2,500</text:p>
          </table:table-cell>
          <table:table-cell table:formula="of:=STDEV([.B99:.H9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__Fid=10_M09.nrrd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0:.H100])" office:value-type="float" office:value="3.5" calcext:value-type="float">
            <text:p>3,500</text:p>
          </table:table-cell>
          <table:table-cell table:formula="of:=STDEV([.B100:.H10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__Fid=10_M10.nrrd;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1:.H101])" office:value-type="float" office:value="4.5" calcext:value-type="float">
            <text:p>4,500</text:p>
          </table:table-cell>
          <table:table-cell table:formula="of:=STDEV([.B101:.H101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46__Fid=14_M01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02:.H102])" office:value-type="float" office:value="8" calcext:value-type="float">
            <text:p>8,000</text:p>
          </table:table-cell>
          <table:table-cell table:formula="of:=STDEV([.B102:.H10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2.nrrd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03:.H103])" office:value-type="float" office:value="5.5" calcext:value-type="float">
            <text:p>5,500</text:p>
          </table:table-cell>
          <table:table-cell table:formula="of:=STDEV([.B103:.H10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6__Fid=14_M03.nrrd;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104:.H104])" office:value-type="float" office:value="6" calcext:value-type="float">
            <text:p>6,000</text:p>
          </table:table-cell>
          <table:table-cell table:formula="of:=STDEV([.B104:.H10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4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05:.H105])" office:value-type="float" office:value="8" calcext:value-type="float">
            <text:p>8,000</text:p>
          </table:table-cell>
          <table:table-cell table:formula="of:=STDEV([.B105:.H10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5.nrrd;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106:.H106])" office:value-type="float" office:value="9" calcext:value-type="float">
            <text:p>9,000</text:p>
          </table:table-cell>
          <table:table-cell table:formula="of:=STDEV([.B106:.H10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6.nrrd;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07:.H107])" office:value-type="float" office:value="7" calcext:value-type="float">
            <text:p>7,000</text:p>
          </table:table-cell>
          <table:table-cell table:formula="of:=STDEV([.B107:.H10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7.nrrd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8:.H108])" office:value-type="float" office:value="3.5" calcext:value-type="float">
            <text:p>3,500</text:p>
          </table:table-cell>
          <table:table-cell table:formula="of:=STDEV([.B108:.H10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6__Fid=14_M08.nrrd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table:formula="of:=AVERAGE([.B109:.H109])" office:value-type="float" office:value="5" calcext:value-type="float">
            <text:p>5,000</text:p>
          </table:table-cell>
          <table:table-cell table:formula="of:=STDEV([.B109:.H10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9.nrrd;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10:.H110])" office:value-type="float" office:value="6.5" calcext:value-type="float">
            <text:p>6,500</text:p>
          </table:table-cell>
          <table:table-cell table:formula="of:=STDEV([.B110:.H110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46__Fid=14_M10.nrrd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111:.H111])" office:value-type="float" office:value="8.5" calcext:value-type="float">
            <text:p>8,500</text:p>
          </table:table-cell>
          <table:table-cell table:formula="of:=STDEV([.B111:.H11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70__Fid=5_M01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2:.H112])" office:value-type="float" office:value="1" calcext:value-type="float">
            <text:p>1,000</text:p>
          </table:table-cell>
          <table:table-cell table:formula="of:=STDEV([.B112:.H1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2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3:.H113])" office:value-type="float" office:value="1" calcext:value-type="float">
            <text:p>1,000</text:p>
          </table:table-cell>
          <table:table-cell table:formula="of:=STDEV([.B113:.H11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3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4:.H114])" office:value-type="float" office:value="1" calcext:value-type="float">
            <text:p>1,000</text:p>
          </table:table-cell>
          <table:table-cell table:formula="of:=STDEV([.B114:.H1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4.nrrd;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15:.H115])" office:value-type="float" office:value="4.5" calcext:value-type="float">
            <text:p>4,500</text:p>
          </table:table-cell>
          <table:table-cell table:formula="of:=STDEV([.B115:.H115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70__Fid=5_M05.nrrd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16:.H116])" office:value-type="float" office:value="2.5" calcext:value-type="float">
            <text:p>2,500</text:p>
          </table:table-cell>
          <table:table-cell table:formula="of:=STDEV([.B116:.H11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70__Fid=5_M06.nrrd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17:.H117])" office:value-type="float" office:value="4.5" calcext:value-type="float">
            <text:p>4,500</text:p>
          </table:table-cell>
          <table:table-cell table:formula="of:=STDEV([.B117:.H11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70__Fid=5_M07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8:.H118])" office:value-type="float" office:value="1" calcext:value-type="float">
            <text:p>1,000</text:p>
          </table:table-cell>
          <table:table-cell table:formula="of:=STDEV([.B118:.H11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8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9:.H119])" office:value-type="float" office:value="1" calcext:value-type="float">
            <text:p>1,000</text:p>
          </table:table-cell>
          <table:table-cell table:formula="of:=STDEV([.B119:.H1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9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0:.H120])" office:value-type="float" office:value="1" calcext:value-type="float">
            <text:p>1,000</text:p>
          </table:table-cell>
          <table:table-cell table:formula="of:=STDEV([.B120:.H12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10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1:.H121])" office:value-type="float" office:value="1" calcext:value-type="float">
            <text:p>1,000</text:p>
          </table:table-cell>
          <table:table-cell table:formula="of:=STDEV([.B121:.H12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__Fid=9_M01.nrrd;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22:.H122])" office:value-type="float" office:value="5" calcext:value-type="float">
            <text:p>5,000</text:p>
          </table:table-cell>
          <table:table-cell table:formula="of:=STDEV([.B122:.H12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8__Fid=9_M02.nrrd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23:.H123])" office:value-type="float" office:value="1.5" calcext:value-type="float">
            <text:p>1,500</text:p>
          </table:table-cell>
          <table:table-cell table:formula="of:=STDEV([.B123:.H1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__Fid=9_M03.nrrd;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124:.H124])" office:value-type="float" office:value="6" calcext:value-type="float">
            <text:p>6,000</text:p>
          </table:table-cell>
          <table:table-cell table:formula="of:=STDEV([.B124:.H12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__Fid=9_M04.nrrd;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25:.H125])" office:value-type="float" office:value="7" calcext:value-type="float">
            <text:p>7,000</text:p>
          </table:table-cell>
          <table:table-cell table:formula="of:=STDEV([.B125:.H12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8__Fid=9_M05.nrrd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26:.H126])" office:value-type="float" office:value="2.5" calcext:value-type="float">
            <text:p>2,500</text:p>
          </table:table-cell>
          <table:table-cell table:formula="of:=STDEV([.B126:.H12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__Fid=9_M06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27:.H127])" office:value-type="float" office:value="2" calcext:value-type="float">
            <text:p>2,000</text:p>
          </table:table-cell>
          <table:table-cell table:formula="of:=STDEV([.B127:.H12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__Fid=9_M07.nrrd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28:.H128])" office:value-type="float" office:value="3.5" calcext:value-type="float">
            <text:p>3,500</text:p>
          </table:table-cell>
          <table:table-cell table:formula="of:=STDEV([.B128:.H12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__Fid=9_M08.nrrd;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29:.H129])" office:value-type="float" office:value="4.5" calcext:value-type="float">
            <text:p>4,500</text:p>
          </table:table-cell>
          <table:table-cell table:formula="of:=STDEV([.B129:.H1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__Fid=9_M09.nrrd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30:.H130])" office:value-type="float" office:value="3" calcext:value-type="float">
            <text:p>3,000</text:p>
          </table:table-cell>
          <table:table-cell table:formula="of:=STDEV([.B130:.H13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8__Fid=9_M10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31:.H131])" office:value-type="float" office:value="2" calcext:value-type="float">
            <text:p>2,000</text:p>
          </table:table-cell>
          <table:table-cell table:formula="of:=STDEV([.B131:.H13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1.nrrd;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32:.H132])" office:value-type="float" office:value="5.5" calcext:value-type="float">
            <text:p>5,500</text:p>
          </table:table-cell>
          <table:table-cell table:formula="of:=STDEV([.B132:.H132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80__Fid=6_M02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33:.H133])" office:value-type="float" office:value="8" calcext:value-type="float">
            <text:p>8,000</text:p>
          </table:table-cell>
          <table:table-cell table:formula="of:=STDEV([.B133:.H1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3.nrrd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134:.H134])" office:value-type="float" office:value="8.5" calcext:value-type="float">
            <text:p>8,500</text:p>
          </table:table-cell>
          <table:table-cell table:formula="of:=STDEV([.B134:.H13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0__Fid=6_M04.nrrd;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35:.H135])" office:value-type="float" office:value="7" calcext:value-type="float">
            <text:p>7,000</text:p>
          </table:table-cell>
          <table:table-cell table:formula="of:=STDEV([.B135:.H1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5.nrrd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36:.H136])" office:value-type="float" office:value="6.5" calcext:value-type="float">
            <text:p>6,500</text:p>
          </table:table-cell>
          <table:table-cell table:formula="of:=STDEV([.B136:.H13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0__Fid=6_M06.nrrd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37:.H137])" office:value-type="float" office:value="7.5" calcext:value-type="float">
            <text:p>7,500</text:p>
          </table:table-cell>
          <table:table-cell table:formula="of:=STDEV([.B137:.H13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0__Fid=6_M07.nrrd;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38:.H138])" office:value-type="float" office:value="7" calcext:value-type="float">
            <text:p>7,000</text:p>
          </table:table-cell>
          <table:table-cell table:formula="of:=STDEV([.B138:.H13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8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39:.H139])" office:value-type="float" office:value="1" calcext:value-type="float">
            <text:p>1,000</text:p>
          </table:table-cell>
          <table:table-cell table:formula="of:=STDEV([.B139:.H1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9.nrrd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40:.H140])" office:value-type="float" office:value="1.5" calcext:value-type="float">
            <text:p>1,500</text:p>
          </table:table-cell>
          <table:table-cell table:formula="of:=STDEV([.B140:.H14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0__Fid=6_M10.nrrd;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41:.H141])" office:value-type="float" office:value="7" calcext:value-type="float">
            <text:p>7,000</text:p>
          </table:table-cell>
          <table:table-cell table:formula="of:=STDEV([.B141:.H14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9__Fid=1_M01.nrrd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42:.H142])" office:value-type="float" office:value="1.5" calcext:value-type="float">
            <text:p>1,500</text:p>
          </table:table-cell>
          <table:table-cell table:formula="of:=STDEV([.B142:.H14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2.nrrd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43:.H143])" office:value-type="float" office:value="6.5" calcext:value-type="float">
            <text:p>6,500</text:p>
          </table:table-cell>
          <table:table-cell table:formula="of:=STDEV([.B143:.H14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3.nrrd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44:.H144])" office:value-type="float" office:value="1.5" calcext:value-type="float">
            <text:p>1,500</text:p>
          </table:table-cell>
          <table:table-cell table:formula="of:=STDEV([.B144:.H1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4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45:.H145])" office:value-type="float" office:value="2" calcext:value-type="float">
            <text:p>2,000</text:p>
          </table:table-cell>
          <table:table-cell table:formula="of:=STDEV([.B145:.H14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9__Fid=1_M05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46:.H146])" office:value-type="float" office:value="2" calcext:value-type="float">
            <text:p>2,000</text:p>
          </table:table-cell>
          <table:table-cell table:formula="of:=STDEV([.B146:.H1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9__Fid=1_M06.nrrd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47:.H147])" office:value-type="float" office:value="2.5" calcext:value-type="float">
            <text:p>2,500</text:p>
          </table:table-cell>
          <table:table-cell table:formula="of:=STDEV([.B147:.H14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7.nrrd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48:.H148])" office:value-type="float" office:value="1.5" calcext:value-type="float">
            <text:p>1,500</text:p>
          </table:table-cell>
          <table:table-cell table:formula="of:=STDEV([.B148:.H14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8.nrrd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149:.H149])" office:value-type="float" office:value="4" calcext:value-type="float">
            <text:p>4,000</text:p>
          </table:table-cell>
          <table:table-cell table:formula="of:=STDEV([.B149:.H14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9__Fid=1_M09.nrrd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50:.H150])" office:value-type="float" office:value="1.5" calcext:value-type="float">
            <text:p>1,500</text:p>
          </table:table-cell>
          <table:table-cell table:formula="of:=STDEV([.B150:.H15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10.nrrd;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151:.H151])" office:value-type="float" office:value="6" calcext:value-type="float">
            <text:p>6,000</text:p>
          </table:table-cell>
          <table:table-cell table:formula="of:=STDEV([.B151:.H15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A1_Set6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6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6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6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6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41333333333333" calcext:value-type="float">
            <text:p>4,41333333333333</text:p>
          </table:table-cell>
          <table:table-cell table:formula="of:=AVERAGE([.C2:.C151])" office:value-type="float" office:value="4.38" calcext:value-type="float">
            <text:p>4,38</text:p>
          </table:table-cell>
          <table:table-cell table:formula="of:=AVERAGE([.D2:.D151])" office:value-type="string" office:string-value="" calcext:value-type="error">
            <text:p>#DIV/0!</text:p>
          </table:table-cell>
          <table:table-cell table:formula="of:=AVERAGE([.E2:.E151])" office:value-type="string" office:string-value="" calcext:value-type="error">
            <text:p>#DIV/0!</text:p>
          </table:table-cell>
          <table:table-cell table:number-columns-repeated="3"/>
          <table:table-cell table:style-name="Default" table:formula="of:=AVERAGE([.I2:.I151])" office:value-type="float" office:value="4.39666666666667" calcext:value-type="float">
            <text:p>4,39666666666667</text:p>
          </table:table-cell>
          <table:table-cell table:style-name="Default" table:formula="of:=AVERAGE([.J2:.J151])" office:value-type="float" office:value="0.542115198909686" calcext:value-type="float">
            <text:p>0,542115198909686</text:p>
          </table:table-cell>
        </table:table-row>
      </table:table>
      <table:table table:name="Set #7" table:style-name="ta1">
        <table:table-column table:style-name="co11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ce6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table:number-columns-repeated="5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3__Fid=15_M01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2:.H2])" office:value-type="float" office:value="1" calcext:value-type="float">
            <text:p>1,000</text:p>
          </table:table-cell>
          <table:table-cell table:formula="of:=STDEV([.B2:.H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2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3:.H3])" office:value-type="float" office:value="1" calcext:value-type="float">
            <text:p>1,000</text:p>
          </table:table-cell>
          <table:table-cell table:formula="of:=STDEV([.B3:.H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3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:.H4])" office:value-type="float" office:value="9" calcext:value-type="float">
            <text:p>9,000</text:p>
          </table:table-cell>
          <table:table-cell table:formula="of:=STDEV([.B4:.H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4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5:.H5])" office:value-type="float" office:value="9" calcext:value-type="float">
            <text:p>9,000</text:p>
          </table:table-cell>
          <table:table-cell table:formula="of:=STDEV([.B5:.H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5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6:.H6])" office:value-type="float" office:value="9" calcext:value-type="float">
            <text:p>9,000</text:p>
          </table:table-cell>
          <table:table-cell table:formula="of:=STDEV([.B6:.H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6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7:.H7])" office:value-type="float" office:value="8" calcext:value-type="float">
            <text:p>8,000</text:p>
          </table:table-cell>
          <table:table-cell table:formula="of:=STDEV([.B7:.H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7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8:.H8])" office:value-type="float" office:value="1" calcext:value-type="float">
            <text:p>1,000</text:p>
          </table:table-cell>
          <table:table-cell table:formula="of:=STDEV([.B8:.H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8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9:.H9])" office:value-type="float" office:value="7" calcext:value-type="float">
            <text:p>7,000</text:p>
          </table:table-cell>
          <table:table-cell table:formula="of:=STDEV([.B9:.H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9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0:.H10])" office:value-type="float" office:value="1" calcext:value-type="float">
            <text:p>1,000</text:p>
          </table:table-cell>
          <table:table-cell table:formula="of:=STDEV([.B10:.H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10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1:.H11])" office:value-type="float" office:value="1" calcext:value-type="float">
            <text:p>1,000</text:p>
          </table:table-cell>
          <table:table-cell table:formula="of:=STDEV([.B11:.H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1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2:.H12])" office:value-type="float" office:value="1" calcext:value-type="float">
            <text:p>1,000</text:p>
          </table:table-cell>
          <table:table-cell table:formula="of:=STDEV([.B12:.H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2.nrrd;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13:.H13])" office:value-type="float" office:value="5" calcext:value-type="float">
            <text:p>5,000</text:p>
          </table:table-cell>
          <table:table-cell table:formula="of:=STDEV([.B13:.H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3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4:.H14])" office:value-type="float" office:value="1" calcext:value-type="float">
            <text:p>1,000</text:p>
          </table:table-cell>
          <table:table-cell table:formula="of:=STDEV([.B14:.H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4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5:.H15])" office:value-type="float" office:value="8" calcext:value-type="float">
            <text:p>8,000</text:p>
          </table:table-cell>
          <table:table-cell table:formula="of:=STDEV([.B15:.H1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5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6:.H16])" office:value-type="float" office:value="1" calcext:value-type="float">
            <text:p>1,000</text:p>
          </table:table-cell>
          <table:table-cell table:formula="of:=STDEV([.B16:.H1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6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7:.H17])" office:value-type="float" office:value="1" calcext:value-type="float">
            <text:p>1,000</text:p>
          </table:table-cell>
          <table:table-cell table:formula="of:=STDEV([.B17:.H1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7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8:.H18])" office:value-type="float" office:value="9" calcext:value-type="float">
            <text:p>9,000</text:p>
          </table:table-cell>
          <table:table-cell table:formula="of:=STDEV([.B18:.H1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8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9:.H19])" office:value-type="float" office:value="1" calcext:value-type="float">
            <text:p>1,000</text:p>
          </table:table-cell>
          <table:table-cell table:formula="of:=STDEV([.B19:.H1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9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20:.H20])" office:value-type="float" office:value="1" calcext:value-type="float">
            <text:p>1,000</text:p>
          </table:table-cell>
          <table:table-cell table:formula="of:=STDEV([.B20:.H2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10.nrrd;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21:.H21])" office:value-type="float" office:value="2" calcext:value-type="float">
            <text:p>2,000</text:p>
          </table:table-cell>
          <table:table-cell table:formula="of:=STDEV([.B21:.H2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1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22:.H22])" office:value-type="float" office:value="4" calcext:value-type="float">
            <text:p>4,000</text:p>
          </table:table-cell>
          <table:table-cell table:formula="of:=STDEV([.B22:.H2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2.nrrd;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23:.H23])" office:value-type="float" office:value="2" calcext:value-type="float">
            <text:p>2,000</text:p>
          </table:table-cell>
          <table:table-cell table:formula="of:=STDEV([.B23: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3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24:.H24])" office:value-type="float" office:value="6" calcext:value-type="float">
            <text:p>6,000</text:p>
          </table:table-cell>
          <table:table-cell table:formula="of:=STDEV([.B24:.H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4.nrrd;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25:.H25])" office:value-type="float" office:value="3" calcext:value-type="float">
            <text:p>3,000</text:p>
          </table:table-cell>
          <table:table-cell table:formula="of:=STDEV([.B25:.H2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5.nrrd;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26:.H26])" office:value-type="float" office:value="5" calcext:value-type="float">
            <text:p>5,000</text:p>
          </table:table-cell>
          <table:table-cell table:formula="of:=STDEV([.B26:.H2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6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27:.H27])" office:value-type="float" office:value="1" calcext:value-type="float">
            <text:p>1,000</text:p>
          </table:table-cell>
          <table:table-cell table:formula="of:=STDEV([.B27:.H2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7.nrrd;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28:.H28])" office:value-type="float" office:value="2" calcext:value-type="float">
            <text:p>2,000</text:p>
          </table:table-cell>
          <table:table-cell table:formula="of:=STDEV([.B28:.H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8.nrrd;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29:.H29])" office:value-type="float" office:value="3" calcext:value-type="float">
            <text:p>3,000</text:p>
          </table:table-cell>
          <table:table-cell table:formula="of:=STDEV([.B29:.H2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9.nrrd;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30:.H30])" office:value-type="float" office:value="2" calcext:value-type="float">
            <text:p>2,000</text:p>
          </table:table-cell>
          <table:table-cell table:formula="of:=STDEV([.B30:.H3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10.nrrd;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31:.H31])" office:value-type="float" office:value="2" calcext:value-type="float">
            <text:p>2,000</text:p>
          </table:table-cell>
          <table:table-cell table:formula="of:=STDEV([.B31:.H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1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32:.H32])" office:value-type="float" office:value="9" calcext:value-type="float">
            <text:p>9,000</text:p>
          </table:table-cell>
          <table:table-cell table:formula="of:=STDEV([.B32:.H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2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33:.H33])" office:value-type="float" office:value="8" calcext:value-type="float">
            <text:p>8,000</text:p>
          </table:table-cell>
          <table:table-cell table:formula="of:=STDEV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3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34:.H34])" office:value-type="float" office:value="8" calcext:value-type="float">
            <text:p>8,000</text:p>
          </table:table-cell>
          <table:table-cell table:formula="of:=STDEV([.B34:.H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4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35:.H35])" office:value-type="float" office:value="7" calcext:value-type="float">
            <text:p>7,000</text:p>
          </table:table-cell>
          <table:table-cell table:formula="of:=STDEV([.B35:.H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5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36:.H36])" office:value-type="float" office:value="6" calcext:value-type="float">
            <text:p>6,000</text:p>
          </table:table-cell>
          <table:table-cell table:formula="of:=STDEV([.B36:.H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6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37:.H37])" office:value-type="float" office:value="7" calcext:value-type="float">
            <text:p>7,000</text:p>
          </table:table-cell>
          <table:table-cell table:formula="of:=STDEV([.B37:.H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7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38:.H38])" office:value-type="float" office:value="4" calcext:value-type="float">
            <text:p>4,000</text:p>
          </table:table-cell>
          <table:table-cell table:formula="of:=STDEV([.B38:.H3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8.nrrd;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39:.H39])" office:value-type="float" office:value="2" calcext:value-type="float">
            <text:p>2,000</text:p>
          </table:table-cell>
          <table:table-cell table:formula="of:=STDEV([.B39:.H3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9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0:.H40])" office:value-type="float" office:value="9" calcext:value-type="float">
            <text:p>9,000</text:p>
          </table:table-cell>
          <table:table-cell table:formula="of:=STDEV([.B40:.H4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10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41:.H41])" office:value-type="float" office:value="6" calcext:value-type="float">
            <text:p>6,000</text:p>
          </table:table-cell>
          <table:table-cell table:formula="of:=STDEV([.B41:.H4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1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42:.H42])" office:value-type="float" office:value="6" calcext:value-type="float">
            <text:p>6,000</text:p>
          </table:table-cell>
          <table:table-cell table:formula="of:=STDEV([.B42:.H4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2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3:.H43])" office:value-type="float" office:value="9" calcext:value-type="float">
            <text:p>9,000</text:p>
          </table:table-cell>
          <table:table-cell table:formula="of:=STDEV([.B43:.H4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3.nrrd;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B44:.H44])" office:value-type="float" office:value="10" calcext:value-type="float">
            <text:p>10,000</text:p>
          </table:table-cell>
          <table:table-cell table:formula="of:=STDEV([.B44:.H4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4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5:.H45])" office:value-type="float" office:value="9" calcext:value-type="float">
            <text:p>9,000</text:p>
          </table:table-cell>
          <table:table-cell table:formula="of:=STDEV([.B45:.H4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5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6:.H46])" office:value-type="float" office:value="9" calcext:value-type="float">
            <text:p>9,000</text:p>
          </table:table-cell>
          <table:table-cell table:formula="of:=STDEV([.B46:.H4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6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7:.H47])" office:value-type="float" office:value="9" calcext:value-type="float">
            <text:p>9,000</text:p>
          </table:table-cell>
          <table:table-cell table:formula="of:=STDEV([.B47:.H4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7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8:.H48])" office:value-type="float" office:value="9" calcext:value-type="float">
            <text:p>9,000</text:p>
          </table:table-cell>
          <table:table-cell table:formula="of:=STDEV([.B48:.H4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8.nrrd;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B49:.H49])" office:value-type="float" office:value="10" calcext:value-type="float">
            <text:p>10,000</text:p>
          </table:table-cell>
          <table:table-cell table:formula="of:=STDEV([.B49:.H4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9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50:.H50])" office:value-type="float" office:value="6" calcext:value-type="float">
            <text:p>6,000</text:p>
          </table:table-cell>
          <table:table-cell table:formula="of:=STDEV([.B50:.H5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10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51:.H51])" office:value-type="float" office:value="8" calcext:value-type="float">
            <text:p>8,000</text:p>
          </table:table-cell>
          <table:table-cell table:formula="of:=STDEV([.B51:.H5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1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52:.H52])" office:value-type="float" office:value="6" calcext:value-type="float">
            <text:p>6,000</text:p>
          </table:table-cell>
          <table:table-cell table:formula="of:=STDEV([.B52:.H5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2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53:.H53])" office:value-type="float" office:value="4" calcext:value-type="float">
            <text:p>4,000</text:p>
          </table:table-cell>
          <table:table-cell table:formula="of:=STDEV([.B53:.H5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3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54:.H54])" office:value-type="float" office:value="9" calcext:value-type="float">
            <text:p>9,000</text:p>
          </table:table-cell>
          <table:table-cell table:formula="of:=STDEV([.B54:.H5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4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55:.H55])" office:value-type="float" office:value="7" calcext:value-type="float">
            <text:p>7,000</text:p>
          </table:table-cell>
          <table:table-cell table:formula="of:=STDEV([.B55:.H5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5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56:.H56])" office:value-type="float" office:value="6" calcext:value-type="float">
            <text:p>6,000</text:p>
          </table:table-cell>
          <table:table-cell table:formula="of:=STDEV([.B56:.H5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6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57:.H57])" office:value-type="float" office:value="6" calcext:value-type="float">
            <text:p>6,000</text:p>
          </table:table-cell>
          <table:table-cell table:formula="of:=STDEV([.B57:.H5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7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58:.H58])" office:value-type="float" office:value="7" calcext:value-type="float">
            <text:p>7,000</text:p>
          </table:table-cell>
          <table:table-cell table:formula="of:=STDEV([.B58:.H5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8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59:.H59])" office:value-type="float" office:value="8" calcext:value-type="float">
            <text:p>8,000</text:p>
          </table:table-cell>
          <table:table-cell table:formula="of:=STDEV([.B59:.H5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9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60:.H60])" office:value-type="float" office:value="7" calcext:value-type="float">
            <text:p>7,000</text:p>
          </table:table-cell>
          <table:table-cell table:formula="of:=STDEV([.B60:.H6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10.nrrd;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61:.H61])" office:value-type="float" office:value="5" calcext:value-type="float">
            <text:p>5,000</text:p>
          </table:table-cell>
          <table:table-cell table:formula="of:=STDEV([.B61:.H6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1.nrrd;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62:.H62])" office:value-type="float" office:value="3" calcext:value-type="float">
            <text:p>3,000</text:p>
          </table:table-cell>
          <table:table-cell table:formula="of:=STDEV([.B62:.H6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2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63:.H63])" office:value-type="float" office:value="7" calcext:value-type="float">
            <text:p>7,000</text:p>
          </table:table-cell>
          <table:table-cell table:formula="of:=STDEV([.B63:.H6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3.nrrd;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64:.H64])" office:value-type="float" office:value="2" calcext:value-type="float">
            <text:p>2,000</text:p>
          </table:table-cell>
          <table:table-cell table:formula="of:=STDEV([.B64:.H6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4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65:.H65])" office:value-type="float" office:value="6" calcext:value-type="float">
            <text:p>6,000</text:p>
          </table:table-cell>
          <table:table-cell table:formula="of:=STDEV([.B65:.H6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5.nrrd;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66:.H66])" office:value-type="float" office:value="3" calcext:value-type="float">
            <text:p>3,000</text:p>
          </table:table-cell>
          <table:table-cell table:formula="of:=STDEV([.B66:.H6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6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67:.H67])" office:value-type="float" office:value="8" calcext:value-type="float">
            <text:p>8,000</text:p>
          </table:table-cell>
          <table:table-cell table:formula="of:=STDEV([.B67:.H6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7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68:.H68])" office:value-type="float" office:value="8" calcext:value-type="float">
            <text:p>8,000</text:p>
          </table:table-cell>
          <table:table-cell table:formula="of:=STDEV([.B68:.H6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8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69:.H69])" office:value-type="float" office:value="8" calcext:value-type="float">
            <text:p>8,000</text:p>
          </table:table-cell>
          <table:table-cell table:formula="of:=STDEV([.B69:.H6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9.nrrd;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70:.H70])" office:value-type="float" office:value="3" calcext:value-type="float">
            <text:p>3,000</text:p>
          </table:table-cell>
          <table:table-cell table:formula="of:=STDEV([.B70:.H7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10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71:.H71])" office:value-type="float" office:value="4" calcext:value-type="float">
            <text:p>4,000</text:p>
          </table:table-cell>
          <table:table-cell table:formula="of:=STDEV([.B71:.H7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1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72:.H72])" office:value-type="float" office:value="7" calcext:value-type="float">
            <text:p>7,000</text:p>
          </table:table-cell>
          <table:table-cell table:formula="of:=STDEV([.B72:.H7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2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73:.H73])" office:value-type="float" office:value="8" calcext:value-type="float">
            <text:p>8,000</text:p>
          </table:table-cell>
          <table:table-cell table:formula="of:=STDEV([.B73:.H7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3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74:.H74])" office:value-type="float" office:value="6" calcext:value-type="float">
            <text:p>6,000</text:p>
          </table:table-cell>
          <table:table-cell table:formula="of:=STDEV([.B74:.H7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4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75:.H75])" office:value-type="float" office:value="8" calcext:value-type="float">
            <text:p>8,000</text:p>
          </table:table-cell>
          <table:table-cell table:formula="of:=STDEV([.B75:.H7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5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76:.H76])" office:value-type="float" office:value="7" calcext:value-type="float">
            <text:p>7,000</text:p>
          </table:table-cell>
          <table:table-cell table:formula="of:=STDEV([.B76:.H7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6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77:.H77])" office:value-type="float" office:value="8" calcext:value-type="float">
            <text:p>8,000</text:p>
          </table:table-cell>
          <table:table-cell table:formula="of:=STDEV([.B77:.H7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7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78:.H78])" office:value-type="float" office:value="8" calcext:value-type="float">
            <text:p>8,000</text:p>
          </table:table-cell>
          <table:table-cell table:formula="of:=STDEV([.B78:.H7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8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79:.H79])" office:value-type="float" office:value="8" calcext:value-type="float">
            <text:p>8,000</text:p>
          </table:table-cell>
          <table:table-cell table:formula="of:=STDEV([.B79:.H7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9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80:.H80])" office:value-type="float" office:value="6" calcext:value-type="float">
            <text:p>6,000</text:p>
          </table:table-cell>
          <table:table-cell table:formula="of:=STDEV([.B80:.H8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10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81:.H81])" office:value-type="float" office:value="9" calcext:value-type="float">
            <text:p>9,000</text:p>
          </table:table-cell>
          <table:table-cell table:formula="of:=STDEV([.B81:.H8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1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82:.H82])" office:value-type="float" office:value="4" calcext:value-type="float">
            <text:p>4,000</text:p>
          </table:table-cell>
          <table:table-cell table:formula="of:=STDEV([.B82:.H8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2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83:.H83])" office:value-type="float" office:value="6" calcext:value-type="float">
            <text:p>6,000</text:p>
          </table:table-cell>
          <table:table-cell table:formula="of:=STDEV([.B83:.H8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3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84:.H84])" office:value-type="float" office:value="7" calcext:value-type="float">
            <text:p>7,000</text:p>
          </table:table-cell>
          <table:table-cell table:formula="of:=STDEV([.B84:.H8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4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85:.H85])" office:value-type="float" office:value="7" calcext:value-type="float">
            <text:p>7,000</text:p>
          </table:table-cell>
          <table:table-cell table:formula="of:=STDEV([.B85:.H8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5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86:.H86])" office:value-type="float" office:value="8" calcext:value-type="float">
            <text:p>8,000</text:p>
          </table:table-cell>
          <table:table-cell table:formula="of:=STDEV([.B86:.H8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6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87:.H87])" office:value-type="float" office:value="9" calcext:value-type="float">
            <text:p>9,000</text:p>
          </table:table-cell>
          <table:table-cell table:formula="of:=STDEV([.B87:.H8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7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88:.H88])" office:value-type="float" office:value="7" calcext:value-type="float">
            <text:p>7,000</text:p>
          </table:table-cell>
          <table:table-cell table:formula="of:=STDEV([.B88:.H8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8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89:.H89])" office:value-type="float" office:value="7" calcext:value-type="float">
            <text:p>7,000</text:p>
          </table:table-cell>
          <table:table-cell table:formula="of:=STDEV([.B89:.H8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9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90:.H90])" office:value-type="float" office:value="8" calcext:value-type="float">
            <text:p>8,000</text:p>
          </table:table-cell>
          <table:table-cell table:formula="of:=STDEV([.B90:.H9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10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91:.H91])" office:value-type="float" office:value="4" calcext:value-type="float">
            <text:p>4,000</text:p>
          </table:table-cell>
          <table:table-cell table:formula="of:=STDEV([.B91:.H9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1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92:.H92])" office:value-type="float" office:value="8" calcext:value-type="float">
            <text:p>8,000</text:p>
          </table:table-cell>
          <table:table-cell table:formula="of:=STDEV([.B92:.H9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2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93:.H93])" office:value-type="float" office:value="4" calcext:value-type="float">
            <text:p>4,000</text:p>
          </table:table-cell>
          <table:table-cell table:formula="of:=STDEV([.B93:.H9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3.nrrd;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94:.H94])" office:value-type="float" office:value="5" calcext:value-type="float">
            <text:p>5,000</text:p>
          </table:table-cell>
          <table:table-cell table:formula="of:=STDEV([.B94:.H9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4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95:.H95])" office:value-type="float" office:value="4" calcext:value-type="float">
            <text:p>4,000</text:p>
          </table:table-cell>
          <table:table-cell table:formula="of:=STDEV([.B95:.H9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5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96:.H96])" office:value-type="float" office:value="8" calcext:value-type="float">
            <text:p>8,000</text:p>
          </table:table-cell>
          <table:table-cell table:formula="of:=STDEV([.B96:.H9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6.nrrd;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97:.H97])" office:value-type="float" office:value="5" calcext:value-type="float">
            <text:p>5,000</text:p>
          </table:table-cell>
          <table:table-cell table:formula="of:=STDEV([.B97:.H9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7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98:.H98])" office:value-type="float" office:value="8" calcext:value-type="float">
            <text:p>8,000</text:p>
          </table:table-cell>
          <table:table-cell table:formula="of:=STDEV([.B98:.H9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8.nrrd;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99:.H99])" office:value-type="float" office:value="2" calcext:value-type="float">
            <text:p>2,000</text:p>
          </table:table-cell>
          <table:table-cell table:formula="of:=STDEV([.B99:.H9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9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00:.H100])" office:value-type="float" office:value="8" calcext:value-type="float">
            <text:p>8,000</text:p>
          </table:table-cell>
          <table:table-cell table:formula="of:=STDEV([.B100:.H10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10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01:.H101])" office:value-type="float" office:value="9" calcext:value-type="float">
            <text:p>9,000</text:p>
          </table:table-cell>
          <table:table-cell table:formula="of:=STDEV([.B101:.H10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1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02:.H102])" office:value-type="float" office:value="9" calcext:value-type="float">
            <text:p>9,000</text:p>
          </table:table-cell>
          <table:table-cell table:formula="of:=STDEV([.B102:.H10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2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03:.H103])" office:value-type="float" office:value="8" calcext:value-type="float">
            <text:p>8,000</text:p>
          </table:table-cell>
          <table:table-cell table:formula="of:=STDEV([.B103:.H10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3.nrrd;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104:.H104])" office:value-type="float" office:value="3" calcext:value-type="float">
            <text:p>3,000</text:p>
          </table:table-cell>
          <table:table-cell table:formula="of:=STDEV([.B104:.H10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4.nrrd;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105:.H105])" office:value-type="float" office:value="5" calcext:value-type="float">
            <text:p>5,000</text:p>
          </table:table-cell>
          <table:table-cell table:formula="of:=STDEV([.B105:.H10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5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06:.H106])" office:value-type="float" office:value="7" calcext:value-type="float">
            <text:p>7,000</text:p>
          </table:table-cell>
          <table:table-cell table:formula="of:=STDEV([.B106:.H1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6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07:.H107])" office:value-type="float" office:value="4" calcext:value-type="float">
            <text:p>4,000</text:p>
          </table:table-cell>
          <table:table-cell table:formula="of:=STDEV([.B107:.H1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7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08:.H108])" office:value-type="float" office:value="8" calcext:value-type="float">
            <text:p>8,000</text:p>
          </table:table-cell>
          <table:table-cell table:formula="of:=STDEV([.B108:.H1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8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09:.H109])" office:value-type="float" office:value="4" calcext:value-type="float">
            <text:p>4,000</text:p>
          </table:table-cell>
          <table:table-cell table:formula="of:=STDEV([.B109:.H1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9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10:.H110])" office:value-type="float" office:value="7" calcext:value-type="float">
            <text:p>7,000</text:p>
          </table:table-cell>
          <table:table-cell table:formula="of:=STDEV([.B110:.H1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10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11:.H111])" office:value-type="float" office:value="7" calcext:value-type="float">
            <text:p>7,000</text:p>
          </table:table-cell>
          <table:table-cell table:formula="of:=STDEV([.B111:.H1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1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12:.H112])" office:value-type="float" office:value="9" calcext:value-type="float">
            <text:p>9,000</text:p>
          </table:table-cell>
          <table:table-cell table:formula="of:=STDEV([.B112:.H1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2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13:.H113])" office:value-type="float" office:value="9" calcext:value-type="float">
            <text:p>9,000</text:p>
          </table:table-cell>
          <table:table-cell table:formula="of:=STDEV([.B113:.H1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3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14:.H114])" office:value-type="float" office:value="8" calcext:value-type="float">
            <text:p>8,000</text:p>
          </table:table-cell>
          <table:table-cell table:formula="of:=STDEV([.B114:.H1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4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15:.H115])" office:value-type="float" office:value="9" calcext:value-type="float">
            <text:p>9,000</text:p>
          </table:table-cell>
          <table:table-cell table:formula="of:=STDEV([.B115:.H11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5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16:.H116])" office:value-type="float" office:value="7" calcext:value-type="float">
            <text:p>7,000</text:p>
          </table:table-cell>
          <table:table-cell table:formula="of:=STDEV([.B116:.H11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6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17:.H117])" office:value-type="float" office:value="8" calcext:value-type="float">
            <text:p>8,000</text:p>
          </table:table-cell>
          <table:table-cell table:formula="of:=STDEV([.B117:.H11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7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18:.H118])" office:value-type="float" office:value="9" calcext:value-type="float">
            <text:p>9,000</text:p>
          </table:table-cell>
          <table:table-cell table:formula="of:=STDEV([.B118:.H11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8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19:.H119])" office:value-type="float" office:value="9" calcext:value-type="float">
            <text:p>9,000</text:p>
          </table:table-cell>
          <table:table-cell table:formula="of:=STDEV([.B119:.H11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9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20:.H120])" office:value-type="float" office:value="8" calcext:value-type="float">
            <text:p>8,000</text:p>
          </table:table-cell>
          <table:table-cell table:formula="of:=STDEV([.B120:.H12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10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21:.H121])" office:value-type="float" office:value="9" calcext:value-type="float">
            <text:p>9,000</text:p>
          </table:table-cell>
          <table:table-cell table:formula="of:=STDEV([.B121:.H12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1.nrrd;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122:.H122])" office:value-type="float" office:value="5" calcext:value-type="float">
            <text:p>5,000</text:p>
          </table:table-cell>
          <table:table-cell table:formula="of:=STDEV([.B122:.H12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2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23:.H123])" office:value-type="float" office:value="7" calcext:value-type="float">
            <text:p>7,000</text:p>
          </table:table-cell>
          <table:table-cell table:formula="of:=STDEV([.B123:.H1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3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24:.H124])" office:value-type="float" office:value="4" calcext:value-type="float">
            <text:p>4,000</text:p>
          </table:table-cell>
          <table:table-cell table:formula="of:=STDEV([.B124:.H1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4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125:.H125])" office:value-type="float" office:value="6" calcext:value-type="float">
            <text:p>6,000</text:p>
          </table:table-cell>
          <table:table-cell table:formula="of:=STDEV([.B125:.H12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5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26:.H126])" office:value-type="float" office:value="9" calcext:value-type="float">
            <text:p>9,000</text:p>
          </table:table-cell>
          <table:table-cell table:formula="of:=STDEV([.B126:.H12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6.nrrd;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127:.H127])" office:value-type="float" office:value="2" calcext:value-type="float">
            <text:p>2,000</text:p>
          </table:table-cell>
          <table:table-cell table:formula="of:=STDEV([.B127:.H12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7.nrrd;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28:.H128])" office:value-type="float" office:value="9" calcext:value-type="float">
            <text:p>9,000</text:p>
          </table:table-cell>
          <table:table-cell table:formula="of:=STDEV([.B128:.H1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8.nrrd;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129:.H129])" office:value-type="float" office:value="3" calcext:value-type="float">
            <text:p>3,000</text:p>
          </table:table-cell>
          <table:table-cell table:formula="of:=STDEV([.B129:.H12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9.nrrd;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130:.H130])" office:value-type="float" office:value="6" calcext:value-type="float">
            <text:p>6,000</text:p>
          </table:table-cell>
          <table:table-cell table:formula="of:=STDEV([.B130:.H13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10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31:.H131])" office:value-type="float" office:value="8" calcext:value-type="float">
            <text:p>8,000</text:p>
          </table:table-cell>
          <table:table-cell table:formula="of:=STDEV([.B131:.H1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1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32:.H132])" office:value-type="float" office:value="7" calcext:value-type="float">
            <text:p>7,000</text:p>
          </table:table-cell>
          <table:table-cell table:formula="of:=STDEV([.B132:.H1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2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33:.H133])" office:value-type="float" office:value="7" calcext:value-type="float">
            <text:p>7,000</text:p>
          </table:table-cell>
          <table:table-cell table:formula="of:=STDEV([.B133:.H1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3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34:.H134])" office:value-type="float" office:value="4" calcext:value-type="float">
            <text:p>4,000</text:p>
          </table:table-cell>
          <table:table-cell table:formula="of:=STDEV([.B134:.H1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4.nrrd;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35:.H135])" office:value-type="float" office:value="7" calcext:value-type="float">
            <text:p>7,000</text:p>
          </table:table-cell>
          <table:table-cell table:formula="of:=STDEV([.B135:.H1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5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36:.H136])" office:value-type="float" office:value="8" calcext:value-type="float">
            <text:p>8,000</text:p>
          </table:table-cell>
          <table:table-cell table:formula="of:=STDEV([.B136:.H1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6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37:.H137])" office:value-type="float" office:value="4" calcext:value-type="float">
            <text:p>4,000</text:p>
          </table:table-cell>
          <table:table-cell table:formula="of:=STDEV([.B137:.H1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7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38:.H138])" office:value-type="float" office:value="1" calcext:value-type="float">
            <text:p>1,000</text:p>
          </table:table-cell>
          <table:table-cell table:formula="of:=STDEV([.B138:.H13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8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39:.H139])" office:value-type="float" office:value="4" calcext:value-type="float">
            <text:p>4,000</text:p>
          </table:table-cell>
          <table:table-cell table:formula="of:=STDEV([.B139:.H13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9.nrrd;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40:.H140])" office:value-type="float" office:value="1" calcext:value-type="float">
            <text:p>1,000</text:p>
          </table:table-cell>
          <table:table-cell table:formula="of:=STDEV([.B140:.H14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10.nrrd;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141:.H141])" office:value-type="float" office:value="2" calcext:value-type="float">
            <text:p>2,000</text:p>
          </table:table-cell>
          <table:table-cell table:formula="of:=STDEV([.B141:.H14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1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42:.H142])" office:value-type="float" office:value="8" calcext:value-type="float">
            <text:p>8,000</text:p>
          </table:table-cell>
          <table:table-cell table:formula="of:=STDEV([.B142:.H14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2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43:.H143])" office:value-type="float" office:value="8" calcext:value-type="float">
            <text:p>8,000</text:p>
          </table:table-cell>
          <table:table-cell table:formula="of:=STDEV([.B143:.H14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3.nrrd;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144:.H144])" office:value-type="float" office:value="5" calcext:value-type="float">
            <text:p>5,000</text:p>
          </table:table-cell>
          <table:table-cell table:formula="of:=STDEV([.B144:.H14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4.nrrd;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45:.H145])" office:value-type="float" office:value="4" calcext:value-type="float">
            <text:p>4,000</text:p>
          </table:table-cell>
          <table:table-cell table:formula="of:=STDEV([.B145:.H14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5.nrrd;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146:.H146])" office:value-type="float" office:value="5" calcext:value-type="float">
            <text:p>5,000</text:p>
          </table:table-cell>
          <table:table-cell table:formula="of:=STDEV([.B146:.H14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6.nrrd;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47:.H147])" office:value-type="float" office:value="8" calcext:value-type="float">
            <text:p>8,000</text:p>
          </table:table-cell>
          <table:table-cell table:formula="of:=STDEV([.B147:.H14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7.nrrd;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148:.H148])" office:value-type="float" office:value="2" calcext:value-type="float">
            <text:p>2,000</text:p>
          </table:table-cell>
          <table:table-cell table:formula="of:=STDEV([.B148:.H14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8.nrrd;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149:.H149])" office:value-type="float" office:value="2" calcext:value-type="float">
            <text:p>2,000</text:p>
          </table:table-cell>
          <table:table-cell table:formula="of:=STDEV([.B149:.H14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9.nrrd;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150:.H150])" office:value-type="float" office:value="3" calcext:value-type="float">
            <text:p>3,000</text:p>
          </table:table-cell>
          <table:table-cell table:formula="of:=STDEV([.B150:.H15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10.nrrd;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151:.H151])" office:value-type="float" office:value="3" calcext:value-type="float">
            <text:p>3,000</text:p>
          </table:table-cell>
          <table:table-cell table:formula="of:=STDEV([.B151:.H15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1_Set7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7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7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7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7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5.84666666666667" calcext:value-type="float">
            <text:p>5,84666666666667</text:p>
          </table:table-cell>
          <table:table-cell table:formula="of:=AVERAGE([.C2:.C151])" office:value-type="string" office:string-value="" calcext:value-type="error">
            <text:p>#DIV/0!</text:p>
          </table:table-cell>
          <table:table-cell table:formula="of:=AVERAGE([.D2:.D151])" office:value-type="string" office:string-value="" calcext:value-type="error">
            <text:p>#DIV/0!</text:p>
          </table:table-cell>
          <table:table-cell table:formula="of:=AVERAGE([.E2:.E151])" office:value-type="string" office:string-value="" calcext:value-type="error">
            <text:p>#DIV/0!</text:p>
          </table:table-cell>
          <table:table-cell table:number-columns-repeated="3"/>
          <table:table-cell table:style-name="Default" table:formula="of:=AVERAGE([.I2:.I151])" office:value-type="float" office:value="5.84666666666667" calcext:value-type="float">
            <text:p>5,84666666666667</text:p>
          </table:table-cell>
          <table:table-cell table:style-name="Default" table:formula="of:=AVERAGE([.J2:.J151])" office:value-type="string" office:string-value="" calcext:value-type="error">
            <text:p>#DIV/0!</text:p>
          </table:table-cell>
        </table:table-row>
      </table:table>
      <table:table table:name="BifSimMetric" table:style-name="ta1">
        <table:shapes>
          <draw:frame draw:z-index="0" draw:style-name="gr1" draw:text-style-name="P1" svg:width="18.735cm" svg:height="14.925cm" svg:x="15.062cm" svg:y="0.476cm">
            <draw:object draw:notify-on-update-of-ranges="BifSimMetric.C1:BifSimMetric.C1 BifSimMetric.C2:BifSimMetric.C151 BifSimMetric.F3:BifSimMetric.F3 BifSimMetric.D2:BifSimMetric.D151 BifSimMetric.C152:BifSimMetric.C301 BifSimMetric.F6:BifSimMetric.F6 BifSimMetric.D152:BifSimMetric.D301 BifSimMetric.F9:BifSimMetric.F9 BifSimMetric.D302:BifSimMetric.D450 BifSimMetric.C302:BifSimMetric.C4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row table:style-name="ro1">
          <table:table-cell/>
          <table:table-cell office:value-type="string" calcext:value-type="string">
            <text:p>TOF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NCC</text:p>
          </table:table-cell>
          <table:table-cell table:number-columns-repeated="4"/>
        </table:table-row>
        <table:table-row table:style-name="ro1">
          <table:table-cell table:number-columns-spanned="1" table:number-rows-spanned="150"/>
          <table:table-cell office:value-type="string" calcext:value-type="string">
            <text:p>100__Fid=8_M01.nrrd</text:p>
          </table:table-cell>
          <table:table-cell table:style-name="ce2" table:formula="of:=[$'Set #1'.I2]" office:value-type="float" office:value="7.16666666666667" calcext:value-type="float">
            <text:p>7,17</text:p>
          </table:table-cell>
          <table:table-cell table:style-name="Default" office:value-type="float" office:value="0.248038" calcext:value-type="float">
            <text:p>0,248038</text:p>
          </table:table-cell>
          <table:table-cell/>
          <table:table-cell office:value-type="string" calcext:value-type="string">
            <text:p>Xcorr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2.nrrd</text:p>
          </table:table-cell>
          <table:table-cell table:style-name="ce2" table:formula="of:=[$'Set #1'.I3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Dataset #1</text:p>
          </table:table-cell>
          <table:table-cell/>
          <table:table-cell table:style-name="ce11"/>
        </table:table-row>
        <table:table-row table:style-name="ro1">
          <table:covered-table-cell/>
          <table:table-cell office:value-type="string" calcext:value-type="string">
            <text:p>100__Fid=8_M03.nrrd</text:p>
          </table:table-cell>
          <table:table-cell table:style-name="ce2" table:formula="of:=[$'Set #1'.I4]" office:value-type="float" office:value="8.16666666666667" calcext:value-type="float">
            <text:p>8,17</text:p>
          </table:table-cell>
          <table:table-cell table:style-name="Default" office:value-type="float" office:value="0.320569" calcext:value-type="float">
            <text:p>0,320569</text:p>
          </table:table-cell>
          <table:table-cell/>
          <table:table-cell table:style-name="ce11" table:formula="of:=CORREL([.C2:.C151];[.D2:.D151])" office:value-type="float" office:value="0.480202886727369" calcext:value-type="float">
            <text:p>0,480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4.nrrd</text:p>
          </table:table-cell>
          <table:table-cell table:style-name="ce2" table:formula="of:=[$'Set #1'.I5]" office:value-type="float" office:value="8.16666666666667" calcext:value-type="float">
            <text:p>8,17</text:p>
          </table:table-cell>
          <table:table-cell table:style-name="Default" office:value-type="float" office:value="0.411886" calcext:value-type="float">
            <text:p>0,411886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5.nrrd</text:p>
          </table:table-cell>
          <table:table-cell table:style-name="ce2" table:formula="of:=[$'Set #1'.I6]" office:value-type="float" office:value="4.83333333333333" calcext:value-type="float">
            <text:p>4,83</text:p>
          </table:table-cell>
          <table:table-cell table:style-name="Default" office:value-type="float" office:value="0.382748" calcext:value-type="float">
            <text:p>0,382748</text:p>
          </table:table-cell>
          <table:table-cell/>
          <table:table-cell office:value-type="string" calcext:value-type="string">
            <text:p>Dataset #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6.nrrd</text:p>
          </table:table-cell>
          <table:table-cell table:style-name="ce2" table:formula="of:=[$'Set #1'.I7]" office:value-type="float" office:value="7.83333333333333" calcext:value-type="float">
            <text:p>7,83</text:p>
          </table:table-cell>
          <table:table-cell table:style-name="Default" office:value-type="float" office:value="0.373933" calcext:value-type="float">
            <text:p>0,373933</text:p>
          </table:table-cell>
          <table:table-cell/>
          <table:table-cell table:style-name="ce11" table:formula="of:=CORREL([.C152:.C301];[.D152:.D301])" office:value-type="float" office:value="0.634263373951116" calcext:value-type="float">
            <text:p>0,634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7.nrrd</text:p>
          </table:table-cell>
          <table:table-cell table:style-name="ce2" table:formula="of:=[$'Set #1'.I8]" office:value-type="float" office:value="8.5" calcext:value-type="float">
            <text:p>8,50</text:p>
          </table:table-cell>
          <table:table-cell table:style-name="Default" office:value-type="float" office:value="0.295001" calcext:value-type="float">
            <text:p>0,29500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0__Fid=8_M08.nrrd</text:p>
          </table:table-cell>
          <table:table-cell table:style-name="ce2" table:formula="of:=[$'Set #1'.I9]" office:value-type="float" office:value="8.5" calcext:value-type="float">
            <text:p>8,50</text:p>
          </table:table-cell>
          <table:table-cell table:style-name="Default" office:value-type="float" office:value="0.445449" calcext:value-type="float">
            <text:p>0,445449</text:p>
          </table:table-cell>
          <table:table-cell/>
          <table:table-cell office:value-type="string" calcext:value-type="string">
            <text:p>Dataset #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9.nrrd</text:p>
          </table:table-cell>
          <table:table-cell table:style-name="ce2" table:formula="of:=[$'Set #1'.I10]" office:value-type="float" office:value="7.5" calcext:value-type="float">
            <text:p>7,50</text:p>
          </table:table-cell>
          <table:table-cell table:style-name="Default" office:value-type="float" office:value="0.4958" calcext:value-type="float">
            <text:p>0,4958</text:p>
          </table:table-cell>
          <table:table-cell/>
          <table:table-cell table:style-name="ce11" table:formula="of:=CORREL([.C302:.C450];[.D302:.D450])" office:value-type="float" office:value="0.347449627332704" calcext:value-type="float">
            <text:p>0,347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10.nrrd</text:p>
          </table:table-cell>
          <table:table-cell table:style-name="ce2" table:formula="of:=[$'Set #1'.I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1.nrrd</text:p>
          </table:table-cell>
          <table:table-cell table:style-name="ce2" table:formula="of:=[$'Set #1'.I12]" office:value-type="float" office:value="4.66666666666667" calcext:value-type="float">
            <text:p>4,67</text:p>
          </table:table-cell>
          <table:table-cell table:style-name="Default" office:value-type="float" office:value="0.433867" calcext:value-type="float">
            <text:p>0,4338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2.nrrd</text:p>
          </table:table-cell>
          <table:table-cell table:style-name="ce2" table:formula="of:=[$'Set #1'.I13]" office:value-type="float" office:value="4.66666666666667" calcext:value-type="float">
            <text:p>4,67</text:p>
          </table:table-cell>
          <table:table-cell table:style-name="Default" office:value-type="float" office:value="0.387059" calcext:value-type="float">
            <text:p>0,387059</text:p>
          </table:table-cell>
          <table:table-cell/>
          <table:table-cell office:value-type="string" calcext:value-type="string">
            <text:p>All :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12__Fid=9_M03.nrrd</text:p>
          </table:table-cell>
          <table:table-cell table:style-name="ce2" table:formula="of:=[$'Set #1'.I14]" office:value-type="float" office:value="5" calcext:value-type="float">
            <text:p>5,00</text:p>
          </table:table-cell>
          <table:table-cell table:style-name="Default" office:value-type="float" office:value="0.50378" calcext:value-type="float">
            <text:p>0,50378</text:p>
          </table:table-cell>
          <table:table-cell/>
          <table:table-cell table:style-name="ce11" table:formula="of:=CORREL([.C2:.C450];[.D2:.D450])" office:value-type="float" office:value="0.482430622190527" calcext:value-type="float">
            <text:p>0,48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12__Fid=9_M04.nrrd</text:p>
          </table:table-cell>
          <table:table-cell table:style-name="ce2" table:formula="of:=[$'Set #1'.I15]" office:value-type="float" office:value="7.33333333333333" calcext:value-type="float">
            <text:p>7,33</text:p>
          </table:table-cell>
          <table:table-cell table:style-name="Default" office:value-type="float" office:value="0.472654" calcext:value-type="float">
            <text:p>0,47265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5.nrrd</text:p>
          </table:table-cell>
          <table:table-cell table:style-name="ce2" table:formula="of:=[$'Set #1'.I16]" office:value-type="float" office:value="1.16666666666667" calcext:value-type="float">
            <text:p>1,17</text:p>
          </table:table-cell>
          <table:table-cell table:style-name="Default" office:value-type="float" office:value="0.289513" calcext:value-type="float">
            <text:p>0,28951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6.nrrd</text:p>
          </table:table-cell>
          <table:table-cell table:style-name="ce2" table:formula="of:=[$'Set #1'.I17]" office:value-type="float" office:value="3.5" calcext:value-type="float">
            <text:p>3,50</text:p>
          </table:table-cell>
          <table:table-cell table:style-name="Default" office:value-type="float" office:value="0.480273" calcext:value-type="float">
            <text:p>0,48027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7.nrrd</text:p>
          </table:table-cell>
          <table:table-cell table:style-name="ce2" table:formula="of:=[$'Set #1'.I18]" office:value-type="float" office:value="2" calcext:value-type="float">
            <text:p>2,00</text:p>
          </table:table-cell>
          <table:table-cell table:style-name="Default" office:value-type="float" office:value="0.331433" calcext:value-type="float">
            <text:p>0,33143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8.nrrd</text:p>
          </table:table-cell>
          <table:table-cell table:style-name="ce2" table:formula="of:=[$'Set #1'.I19]" office:value-type="float" office:value="1.16666666666667" calcext:value-type="float">
            <text:p>1,17</text:p>
          </table:table-cell>
          <table:table-cell table:style-name="Default" office:value-type="float" office:value="0.358102" calcext:value-type="float">
            <text:p>0,3581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9.nrrd</text:p>
          </table:table-cell>
          <table:table-cell table:style-name="ce2" table:formula="of:=[$'Set #1'.I20]" office:value-type="float" office:value="5.66666666666667" calcext:value-type="float">
            <text:p>5,67</text:p>
          </table:table-cell>
          <table:table-cell table:style-name="Default" office:value-type="float" office:value="0.575888" calcext:value-type="float">
            <text:p>0,57588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10.nrrd</text:p>
          </table:table-cell>
          <table:table-cell table:style-name="ce2" table:formula="of:=[$'Set #1'.I21]" office:value-type="float" office:value="4.66666666666667" calcext:value-type="float">
            <text:p>4,67</text:p>
          </table:table-cell>
          <table:table-cell table:style-name="Default" office:value-type="float" office:value="0.385942" calcext:value-type="float">
            <text:p>0,38594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1.nrrd</text:p>
          </table:table-cell>
          <table:table-cell table:style-name="ce2" table:formula="of:=[$'Set #1'.I22]" office:value-type="float" office:value="7" calcext:value-type="float">
            <text:p>7,00</text:p>
          </table:table-cell>
          <table:table-cell table:style-name="Default" office:value-type="float" office:value="0.327357" calcext:value-type="float">
            <text:p>0,32735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2.nrrd</text:p>
          </table:table-cell>
          <table:table-cell table:style-name="ce2" table:formula="of:=[$'Set #1'.I23]" office:value-type="float" office:value="6.83333333333333" calcext:value-type="float">
            <text:p>6,83</text:p>
          </table:table-cell>
          <table:table-cell table:style-name="Default" office:value-type="float" office:value="0.339977" calcext:value-type="float">
            <text:p>0,33997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3.nrrd</text:p>
          </table:table-cell>
          <table:table-cell table:style-name="ce2" table:formula="of:=[$'Set #1'.I24]" office:value-type="float" office:value="5.5" calcext:value-type="float">
            <text:p>5,50</text:p>
          </table:table-cell>
          <table:table-cell table:style-name="Default" office:value-type="float" office:value="0.366476" calcext:value-type="float">
            <text:p>0,36647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4.nrrd</text:p>
          </table:table-cell>
          <table:table-cell table:style-name="ce2" table:formula="of:=[$'Set #1'.I25]" office:value-type="float" office:value="7.16666666666667" calcext:value-type="float">
            <text:p>7,17</text:p>
          </table:table-cell>
          <table:table-cell table:style-name="Default" office:value-type="float" office:value="0.354293" calcext:value-type="float">
            <text:p>0,35429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5.nrrd</text:p>
          </table:table-cell>
          <table:table-cell table:style-name="ce2" table:formula="of:=[$'Set #1'.I26]" office:value-type="float" office:value="7.33333333333333" calcext:value-type="float">
            <text:p>7,33</text:p>
          </table:table-cell>
          <table:table-cell table:style-name="Default" office:value-type="float" office:value="0.339719" calcext:value-type="float">
            <text:p>0,33971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6.nrrd</text:p>
          </table:table-cell>
          <table:table-cell table:style-name="ce2" table:formula="of:=[$'Set #1'.I27]" office:value-type="float" office:value="7.83333333333333" calcext:value-type="float">
            <text:p>7,83</text:p>
          </table:table-cell>
          <table:table-cell table:style-name="Default" office:value-type="float" office:value="0.544725" calcext:value-type="float">
            <text:p>0,5447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7.nrrd</text:p>
          </table:table-cell>
          <table:table-cell table:style-name="ce2" table:formula="of:=[$'Set #1'.I28]" office:value-type="float" office:value="5.66666666666667" calcext:value-type="float">
            <text:p>5,67</text:p>
          </table:table-cell>
          <table:table-cell table:style-name="Default" office:value-type="float" office:value="0.435741" calcext:value-type="float">
            <text:p>0,43574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8.nrrd</text:p>
          </table:table-cell>
          <table:table-cell table:style-name="ce2" table:formula="of:=[$'Set #1'.I29]" office:value-type="float" office:value="9.33333333333333" calcext:value-type="float">
            <text:p>9,33</text:p>
          </table:table-cell>
          <table:table-cell table:style-name="Default" office:value-type="float" office:value="0.54207" calcext:value-type="float">
            <text:p>0,542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9.nrrd</text:p>
          </table:table-cell>
          <table:table-cell table:style-name="ce2" table:formula="of:=[$'Set #1'.I30]" office:value-type="float" office:value="5" calcext:value-type="float">
            <text:p>5,00</text:p>
          </table:table-cell>
          <table:table-cell table:style-name="Default" office:value-type="float" office:value="0.401302" calcext:value-type="float">
            <text:p>0,4013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10.nrrd</text:p>
          </table:table-cell>
          <table:table-cell table:style-name="ce2" table:formula="of:=[$'Set #1'.I31]" office:value-type="float" office:value="6.5" calcext:value-type="float">
            <text:p>6,50</text:p>
          </table:table-cell>
          <table:table-cell table:style-name="Default" office:value-type="float" office:value="0.251837" calcext:value-type="float">
            <text:p>0,25183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1.nrrd</text:p>
          </table:table-cell>
          <table:table-cell table:style-name="ce2" table:formula="of:=[$'Set #1'.I32]" office:value-type="float" office:value="6.5" calcext:value-type="float">
            <text:p>6,50</text:p>
          </table:table-cell>
          <table:table-cell table:style-name="Default" office:value-type="float" office:value="0.311583" calcext:value-type="float">
            <text:p>0,31158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2.nrrd</text:p>
          </table:table-cell>
          <table:table-cell table:style-name="ce2" table:formula="of:=[$'Set #1'.I33]" office:value-type="float" office:value="4.83333333333333" calcext:value-type="float">
            <text:p>4,83</text:p>
          </table:table-cell>
          <table:table-cell table:style-name="Default" office:value-type="float" office:value="0.506018" calcext:value-type="float">
            <text:p>0,50601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3.nrrd</text:p>
          </table:table-cell>
          <table:table-cell table:style-name="ce2" table:formula="of:=[$'Set #1'.I34]" office:value-type="float" office:value="5.33333333333333" calcext:value-type="float">
            <text:p>5,33</text:p>
          </table:table-cell>
          <table:table-cell table:style-name="Default" office:value-type="float" office:value="0.349976" calcext:value-type="float">
            <text:p>0,34997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4.nrrd</text:p>
          </table:table-cell>
          <table:table-cell table:style-name="ce2" table:formula="of:=[$'Set #1'.I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5.nrrd</text:p>
          </table:table-cell>
          <table:table-cell table:style-name="ce2" table:formula="of:=[$'Set #1'.I36]" office:value-type="float" office:value="6.33333333333333" calcext:value-type="float">
            <text:p>6,33</text:p>
          </table:table-cell>
          <table:table-cell table:style-name="Default" office:value-type="float" office:value="0.468971" calcext:value-type="float">
            <text:p>0,46897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6.nrrd</text:p>
          </table:table-cell>
          <table:table-cell table:style-name="ce2" table:formula="of:=[$'Set #1'.I37]" office:value-type="float" office:value="7.83333333333333" calcext:value-type="float">
            <text:p>7,83</text:p>
          </table:table-cell>
          <table:table-cell table:style-name="Default" office:value-type="float" office:value="0.39769" calcext:value-type="float">
            <text:p>0,3976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7.nrrd</text:p>
          </table:table-cell>
          <table:table-cell table:style-name="ce2" table:formula="of:=[$'Set #1'.I38]" office:value-type="float" office:value="7.66666666666667" calcext:value-type="float">
            <text:p>7,67</text:p>
          </table:table-cell>
          <table:table-cell table:style-name="Default" office:value-type="float" office:value="0.332598" calcext:value-type="float">
            <text:p>0,33259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8.nrrd</text:p>
          </table:table-cell>
          <table:table-cell table:style-name="ce2" table:formula="of:=[$'Set #1'.I39]" office:value-type="float" office:value="8.5" calcext:value-type="float">
            <text:p>8,50</text:p>
          </table:table-cell>
          <table:table-cell table:style-name="Default" office:value-type="float" office:value="0.304809" calcext:value-type="float">
            <text:p>0,30480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9.nrrd</text:p>
          </table:table-cell>
          <table:table-cell table:style-name="ce2" table:formula="of:=[$'Set #1'.I40]" office:value-type="float" office:value="7.83333333333333" calcext:value-type="float">
            <text:p>7,83</text:p>
          </table:table-cell>
          <table:table-cell table:style-name="Default" office:value-type="float" office:value="0.45184" calcext:value-type="float">
            <text:p>0,451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10.nrrd</text:p>
          </table:table-cell>
          <table:table-cell table:style-name="ce2" table:formula="of:=[$'Set #1'.I41]" office:value-type="float" office:value="8.33333333333333" calcext:value-type="float">
            <text:p>8,33</text:p>
          </table:table-cell>
          <table:table-cell table:style-name="Default" office:value-type="float" office:value="0.416871" calcext:value-type="float">
            <text:p>0,41687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1.nrrd</text:p>
          </table:table-cell>
          <table:table-cell table:style-name="ce2" table:formula="of:=[$'Set #1'.I42]" office:value-type="float" office:value="4.33333333333333" calcext:value-type="float">
            <text:p>4,33</text:p>
          </table:table-cell>
          <table:table-cell table:style-name="Default" office:value-type="float" office:value="0.41231" calcext:value-type="float">
            <text:p>0,4123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2.nrrd</text:p>
          </table:table-cell>
          <table:table-cell table:style-name="ce2" table:formula="of:=[$'Set #1'.I43]" office:value-type="float" office:value="6" calcext:value-type="float">
            <text:p>6,00</text:p>
          </table:table-cell>
          <table:table-cell table:style-name="Default" office:value-type="float" office:value="0.491439" calcext:value-type="float">
            <text:p>0,4914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3.nrrd</text:p>
          </table:table-cell>
          <table:table-cell table:style-name="ce2" table:formula="of:=[$'Set #1'.I44]" office:value-type="float" office:value="4.5" calcext:value-type="float">
            <text:p>4,50</text:p>
          </table:table-cell>
          <table:table-cell table:style-name="Default" office:value-type="float" office:value="0.436462" calcext:value-type="float">
            <text:p>0,43646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4.nrrd</text:p>
          </table:table-cell>
          <table:table-cell table:style-name="ce2" table:formula="of:=[$'Set #1'.I45]" office:value-type="float" office:value="3" calcext:value-type="float">
            <text:p>3,00</text:p>
          </table:table-cell>
          <table:table-cell table:style-name="Default" office:value-type="float" office:value="0.370352" calcext:value-type="float">
            <text:p>0,37035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5.nrrd</text:p>
          </table:table-cell>
          <table:table-cell table:style-name="ce2" table:formula="of:=[$'Set #1'.I46]" office:value-type="float" office:value="4.5" calcext:value-type="float">
            <text:p>4,50</text:p>
          </table:table-cell>
          <table:table-cell table:style-name="Default" office:value-type="float" office:value="0.345166" calcext:value-type="float">
            <text:p>0,34516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6.nrrd</text:p>
          </table:table-cell>
          <table:table-cell table:style-name="ce2" table:formula="of:=[$'Set #1'.I47]" office:value-type="float" office:value="3.66666666666667" calcext:value-type="float">
            <text:p>3,67</text:p>
          </table:table-cell>
          <table:table-cell table:style-name="Default" office:value-type="float" office:value="0.448137" calcext:value-type="float">
            <text:p>0,44813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7.nrrd</text:p>
          </table:table-cell>
          <table:table-cell table:style-name="ce2" table:formula="of:=[$'Set #1'.I48]" office:value-type="float" office:value="5.66666666666667" calcext:value-type="float">
            <text:p>5,67</text:p>
          </table:table-cell>
          <table:table-cell table:style-name="Default" office:value-type="float" office:value="0.52004" calcext:value-type="float">
            <text:p>0,5200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8.nrrd</text:p>
          </table:table-cell>
          <table:table-cell table:style-name="ce2" table:formula="of:=[$'Set #1'.I49]" office:value-type="float" office:value="6" calcext:value-type="float">
            <text:p>6,00</text:p>
          </table:table-cell>
          <table:table-cell table:style-name="Default" office:value-type="float" office:value="0.591024" calcext:value-type="float">
            <text:p>0,59102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9.nrrd</text:p>
          </table:table-cell>
          <table:table-cell table:style-name="ce2" table:formula="of:=[$'Set #1'.I50]" office:value-type="float" office:value="4.83333333333333" calcext:value-type="float">
            <text:p>4,83</text:p>
          </table:table-cell>
          <table:table-cell table:style-name="Default" office:value-type="float" office:value="0.560064" calcext:value-type="float">
            <text:p>0,56006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10.nrrd</text:p>
          </table:table-cell>
          <table:table-cell table:style-name="ce2" table:formula="of:=[$'Set #1'.I51]" office:value-type="float" office:value="4.5" calcext:value-type="float">
            <text:p>4,50</text:p>
          </table:table-cell>
          <table:table-cell table:style-name="Default" office:value-type="float" office:value="0.483134" calcext:value-type="float">
            <text:p>0,48313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1.nrrd</text:p>
          </table:table-cell>
          <table:table-cell table:style-name="ce2" table:formula="of:=[$'Set #1'.I52]" office:value-type="float" office:value="5.66666666666667" calcext:value-type="float">
            <text:p>5,67</text:p>
          </table:table-cell>
          <table:table-cell table:style-name="Default" office:value-type="float" office:value="0.4867" calcext:value-type="float">
            <text:p>0,48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2.nrrd</text:p>
          </table:table-cell>
          <table:table-cell table:style-name="ce2" table:formula="of:=[$'Set #1'.I53]" office:value-type="float" office:value="6.66666666666667" calcext:value-type="float">
            <text:p>6,67</text:p>
          </table:table-cell>
          <table:table-cell table:style-name="Default" office:value-type="float" office:value="0.479638" calcext:value-type="float">
            <text:p>0,47963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3.nrrd</text:p>
          </table:table-cell>
          <table:table-cell table:style-name="ce2" table:formula="of:=[$'Set #1'.I54]" office:value-type="float" office:value="6.33333333333333" calcext:value-type="float">
            <text:p>6,33</text:p>
          </table:table-cell>
          <table:table-cell table:style-name="Default" office:value-type="float" office:value="0.448887" calcext:value-type="float">
            <text:p>0,44888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4.nrrd</text:p>
          </table:table-cell>
          <table:table-cell table:style-name="ce2" table:formula="of:=[$'Set #1'.I55]" office:value-type="float" office:value="7.5" calcext:value-type="float">
            <text:p>7,50</text:p>
          </table:table-cell>
          <table:table-cell table:style-name="Default" office:value-type="float" office:value="0.4195" calcext:value-type="float">
            <text:p>0,419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5.nrrd</text:p>
          </table:table-cell>
          <table:table-cell table:style-name="ce2" table:formula="of:=[$'Set #1'.I56]" office:value-type="float" office:value="7.16666666666667" calcext:value-type="float">
            <text:p>7,17</text:p>
          </table:table-cell>
          <table:table-cell table:style-name="Default" office:value-type="float" office:value="0.49487" calcext:value-type="float">
            <text:p>0,4948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6.nrrd</text:p>
          </table:table-cell>
          <table:table-cell table:style-name="ce2" table:formula="of:=[$'Set #1'.I57]" office:value-type="float" office:value="7.33333333333333" calcext:value-type="float">
            <text:p>7,33</text:p>
          </table:table-cell>
          <table:table-cell table:style-name="Default" office:value-type="float" office:value="0.333422" calcext:value-type="float">
            <text:p>0,33342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7.nrrd</text:p>
          </table:table-cell>
          <table:table-cell table:style-name="ce2" table:formula="of:=[$'Set #1'.I58]" office:value-type="float" office:value="7.16666666666667" calcext:value-type="float">
            <text:p>7,17</text:p>
          </table:table-cell>
          <table:table-cell table:style-name="Default" office:value-type="float" office:value="0.351983" calcext:value-type="float">
            <text:p>0,35198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8.nrrd</text:p>
          </table:table-cell>
          <table:table-cell table:style-name="ce2" table:formula="of:=[$'Set #1'.I59]" office:value-type="float" office:value="6.33333333333333" calcext:value-type="float">
            <text:p>6,33</text:p>
          </table:table-cell>
          <table:table-cell table:style-name="Default" office:value-type="float" office:value="0.502122" calcext:value-type="float">
            <text:p>0,50212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9.nrrd</text:p>
          </table:table-cell>
          <table:table-cell table:style-name="ce2" table:formula="of:=[$'Set #1'.I60]" office:value-type="float" office:value="8.33333333333333" calcext:value-type="float">
            <text:p>8,33</text:p>
          </table:table-cell>
          <table:table-cell table:style-name="Default" office:value-type="float" office:value="0.452105" calcext:value-type="float">
            <text:p>0,45210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10.nrrd</text:p>
          </table:table-cell>
          <table:table-cell table:style-name="ce2" table:formula="of:=[$'Set #1'.I61]" office:value-type="float" office:value="7.33333333333333" calcext:value-type="float">
            <text:p>7,33</text:p>
          </table:table-cell>
          <table:table-cell table:style-name="Default" office:value-type="float" office:value="0.410862" calcext:value-type="float">
            <text:p>0,41086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1.nrrd</text:p>
          </table:table-cell>
          <table:table-cell table:style-name="ce2" table:formula="of:=[$'Set #1'.I62]" office:value-type="float" office:value="1.33333333333333" calcext:value-type="float">
            <text:p>1,33</text:p>
          </table:table-cell>
          <table:table-cell table:style-name="Default" office:value-type="float" office:value="0.163047" calcext:value-type="float">
            <text:p>0,16304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2.nrrd</text:p>
          </table:table-cell>
          <table:table-cell table:style-name="ce2" table:formula="of:=[$'Set #1'.I63]" office:value-type="float" office:value="1.66666666666667" calcext:value-type="float">
            <text:p>1,67</text:p>
          </table:table-cell>
          <table:table-cell table:style-name="Default" office:value-type="float" office:value="0.272239" calcext:value-type="float">
            <text:p>0,2722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3.nrrd</text:p>
          </table:table-cell>
          <table:table-cell table:style-name="ce2" table:formula="of:=[$'Set #1'.I64]" office:value-type="float" office:value="1.5" calcext:value-type="float">
            <text:p>1,50</text:p>
          </table:table-cell>
          <table:table-cell table:style-name="Default" office:value-type="float" office:value="0.339233" calcext:value-type="float">
            <text:p>0,33923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4.nrrd</text:p>
          </table:table-cell>
          <table:table-cell table:style-name="ce2" table:formula="of:=[$'Set #1'.I65]" office:value-type="float" office:value="1.33333333333333" calcext:value-type="float">
            <text:p>1,33</text:p>
          </table:table-cell>
          <table:table-cell table:style-name="Default" office:value-type="float" office:value="0.342729" calcext:value-type="float">
            <text:p>0,34272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5.nrrd</text:p>
          </table:table-cell>
          <table:table-cell table:style-name="ce2" table:formula="of:=[$'Set #1'.I66]" office:value-type="float" office:value="4" calcext:value-type="float">
            <text:p>4,00</text:p>
          </table:table-cell>
          <table:table-cell table:style-name="Default" office:value-type="float" office:value="0.295626" calcext:value-type="float">
            <text:p>0,29562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6.nrrd</text:p>
          </table:table-cell>
          <table:table-cell table:style-name="ce2" table:formula="of:=[$'Set #1'.I67]" office:value-type="float" office:value="2.16666666666667" calcext:value-type="float">
            <text:p>2,17</text:p>
          </table:table-cell>
          <table:table-cell table:style-name="Default" office:value-type="float" office:value="0.338434" calcext:value-type="float">
            <text:p>0,33843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7.nrrd</text:p>
          </table:table-cell>
          <table:table-cell table:style-name="ce2" table:formula="of:=[$'Set #1'.I68]" office:value-type="float" office:value="4.83333333333333" calcext:value-type="float">
            <text:p>4,83</text:p>
          </table:table-cell>
          <table:table-cell table:style-name="Default" office:value-type="float" office:value="0.449735" calcext:value-type="float">
            <text:p>0,44973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8.nrrd</text:p>
          </table:table-cell>
          <table:table-cell table:style-name="ce2" table:formula="of:=[$'Set #1'.I69]" office:value-type="float" office:value="1" calcext:value-type="float">
            <text:p>1,00</text:p>
          </table:table-cell>
          <table:table-cell table:style-name="Default" office:value-type="float" office:value="0.2926" calcext:value-type="float">
            <text:p>0,292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9.nrrd</text:p>
          </table:table-cell>
          <table:table-cell table:style-name="ce2" table:formula="of:=[$'Set #1'.I70]" office:value-type="float" office:value="1.16666666666667" calcext:value-type="float">
            <text:p>1,17</text:p>
          </table:table-cell>
          <table:table-cell table:style-name="Default" office:value-type="float" office:value="0.237963" calcext:value-type="float">
            <text:p>0,23796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10.nrrd</text:p>
          </table:table-cell>
          <table:table-cell table:style-name="ce2" table:formula="of:=[$'Set #1'.I71]" office:value-type="float" office:value="2.66666666666667" calcext:value-type="float">
            <text:p>2,67</text:p>
          </table:table-cell>
          <table:table-cell table:style-name="Default" office:value-type="float" office:value="0.334072" calcext:value-type="float">
            <text:p>0,33407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1.nrrd</text:p>
          </table:table-cell>
          <table:table-cell table:style-name="ce2" table:formula="of:=[$'Set #1'.I72]" office:value-type="float" office:value="3.66666666666667" calcext:value-type="float">
            <text:p>3,67</text:p>
          </table:table-cell>
          <table:table-cell table:style-name="Default" office:value-type="float" office:value="0.344334" calcext:value-type="float">
            <text:p>0,34433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2.nrrd</text:p>
          </table:table-cell>
          <table:table-cell table:style-name="ce2" table:formula="of:=[$'Set #1'.I73]" office:value-type="float" office:value="6.5" calcext:value-type="float">
            <text:p>6,50</text:p>
          </table:table-cell>
          <table:table-cell table:style-name="Default" office:value-type="float" office:value="0.360063" calcext:value-type="float">
            <text:p>0,36006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3.nrrd</text:p>
          </table:table-cell>
          <table:table-cell table:style-name="ce2" table:formula="of:=[$'Set #1'.I74]" office:value-type="float" office:value="6.33333333333333" calcext:value-type="float">
            <text:p>6,33</text:p>
          </table:table-cell>
          <table:table-cell table:style-name="Default" office:value-type="float" office:value="0.406211" calcext:value-type="float">
            <text:p>0,40621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4.nrrd</text:p>
          </table:table-cell>
          <table:table-cell table:style-name="ce2" table:formula="of:=[$'Set #1'.I75]" office:value-type="float" office:value="1.5" calcext:value-type="float">
            <text:p>1,50</text:p>
          </table:table-cell>
          <table:table-cell table:style-name="Default" office:value-type="float" office:value="0.315923" calcext:value-type="float">
            <text:p>0,31592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5.nrrd</text:p>
          </table:table-cell>
          <table:table-cell table:style-name="ce2" table:formula="of:=[$'Set #1'.I76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6.nrrd</text:p>
          </table:table-cell>
          <table:table-cell table:style-name="ce2" table:formula="of:=[$'Set #1'.I77]" office:value-type="float" office:value="2.5" calcext:value-type="float">
            <text:p>2,50</text:p>
          </table:table-cell>
          <table:table-cell table:style-name="Default" office:value-type="float" office:value="0.330386" calcext:value-type="float">
            <text:p>0,33038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7.nrrd</text:p>
          </table:table-cell>
          <table:table-cell table:style-name="ce2" table:formula="of:=[$'Set #1'.I78]" office:value-type="float" office:value="1.66666666666667" calcext:value-type="float">
            <text:p>1,67</text:p>
          </table:table-cell>
          <table:table-cell table:style-name="Default" office:value-type="float" office:value="0.368647" calcext:value-type="float">
            <text:p>0,36864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8.nrrd</text:p>
          </table:table-cell>
          <table:table-cell table:style-name="ce2" table:formula="of:=[$'Set #1'.I79]" office:value-type="float" office:value="4" calcext:value-type="float">
            <text:p>4,00</text:p>
          </table:table-cell>
          <table:table-cell table:style-name="Default" office:value-type="float" office:value="0.483011" calcext:value-type="float">
            <text:p>0,48301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9.nrrd</text:p>
          </table:table-cell>
          <table:table-cell table:style-name="ce2" table:formula="of:=[$'Set #1'.I80]" office:value-type="float" office:value="3.5" calcext:value-type="float">
            <text:p>3,50</text:p>
          </table:table-cell>
          <table:table-cell table:style-name="Default" office:value-type="float" office:value="0.354539" calcext:value-type="float">
            <text:p>0,3545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10.nrrd</text:p>
          </table:table-cell>
          <table:table-cell table:style-name="ce2" table:formula="of:=[$'Set #1'.I81]" office:value-type="float" office:value="3.5" calcext:value-type="float">
            <text:p>3,50</text:p>
          </table:table-cell>
          <table:table-cell table:style-name="Default" office:value-type="float" office:value="0.323633" calcext:value-type="float">
            <text:p>0,32363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1.nrrd</text:p>
          </table:table-cell>
          <table:table-cell table:style-name="ce2" table:formula="of:=[$'Set #1'.I82]" office:value-type="float" office:value="4.5" calcext:value-type="float">
            <text:p>4,50</text:p>
          </table:table-cell>
          <table:table-cell table:style-name="Default" office:value-type="float" office:value="0.47143" calcext:value-type="float">
            <text:p>0,4714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2.nrrd</text:p>
          </table:table-cell>
          <table:table-cell table:style-name="ce2" table:formula="of:=[$'Set #1'.I83]" office:value-type="float" office:value="5.33333333333333" calcext:value-type="float">
            <text:p>5,33</text:p>
          </table:table-cell>
          <table:table-cell table:style-name="Default" office:value-type="float" office:value="0.340366" calcext:value-type="float">
            <text:p>0,34036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3.nrrd</text:p>
          </table:table-cell>
          <table:table-cell table:style-name="ce2" table:formula="of:=[$'Set #1'.I84]" office:value-type="float" office:value="4.66666666666667" calcext:value-type="float">
            <text:p>4,67</text:p>
          </table:table-cell>
          <table:table-cell table:style-name="Default" office:value-type="float" office:value="0.270698" calcext:value-type="float">
            <text:p>0,27069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4.nrrd</text:p>
          </table:table-cell>
          <table:table-cell table:style-name="ce2" table:formula="of:=[$'Set #1'.I85]" office:value-type="float" office:value="6" calcext:value-type="float">
            <text:p>6,00</text:p>
          </table:table-cell>
          <table:table-cell table:style-name="Default" office:value-type="float" office:value="0.341001" calcext:value-type="float">
            <text:p>0,34100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5.nrrd</text:p>
          </table:table-cell>
          <table:table-cell table:style-name="ce2" table:formula="of:=[$'Set #1'.I86]" office:value-type="float" office:value="4.83333333333333" calcext:value-type="float">
            <text:p>4,83</text:p>
          </table:table-cell>
          <table:table-cell table:style-name="Default" office:value-type="float" office:value="0.373288" calcext:value-type="float">
            <text:p>0,37328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6.nrrd</text:p>
          </table:table-cell>
          <table:table-cell table:style-name="ce2" table:formula="of:=[$'Set #1'.I87]" office:value-type="float" office:value="4.16666666666667" calcext:value-type="float">
            <text:p>4,17</text:p>
          </table:table-cell>
          <table:table-cell table:style-name="Default" office:value-type="float" office:value="0.315555" calcext:value-type="float">
            <text:p>0,31555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7.nrrd</text:p>
          </table:table-cell>
          <table:table-cell table:style-name="ce2" table:formula="of:=[$'Set #1'.I88]" office:value-type="float" office:value="4.16666666666667" calcext:value-type="float">
            <text:p>4,17</text:p>
          </table:table-cell>
          <table:table-cell table:style-name="Default" office:value-type="float" office:value="0.275141" calcext:value-type="float">
            <text:p>0,27514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8.nrrd</text:p>
          </table:table-cell>
          <table:table-cell table:style-name="ce2" table:formula="of:=[$'Set #1'.I89]" office:value-type="float" office:value="6.33333333333333" calcext:value-type="float">
            <text:p>6,33</text:p>
          </table:table-cell>
          <table:table-cell table:style-name="Default" office:value-type="float" office:value="0.298519" calcext:value-type="float">
            <text:p>0,29851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9.nrrd</text:p>
          </table:table-cell>
          <table:table-cell table:style-name="ce2" table:formula="of:=[$'Set #1'.I90]" office:value-type="float" office:value="3.66666666666667" calcext:value-type="float">
            <text:p>3,67</text:p>
          </table:table-cell>
          <table:table-cell table:style-name="Default" office:value-type="float" office:value="0.29129" calcext:value-type="float">
            <text:p>0,2912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10.nrrd</text:p>
          </table:table-cell>
          <table:table-cell table:style-name="ce2" table:formula="of:=[$'Set #1'.I91]" office:value-type="float" office:value="3.5" calcext:value-type="float">
            <text:p>3,50</text:p>
          </table:table-cell>
          <table:table-cell table:style-name="Default" office:value-type="float" office:value="0.487773" calcext:value-type="float">
            <text:p>0,48777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1.nrrd</text:p>
          </table:table-cell>
          <table:table-cell table:style-name="ce2" table:formula="of:=[$'Set #1'.I92]" office:value-type="float" office:value="6" calcext:value-type="float">
            <text:p>6,00</text:p>
          </table:table-cell>
          <table:table-cell table:style-name="Default" office:value-type="float" office:value="0.39081" calcext:value-type="float">
            <text:p>0,3908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2.nrrd</text:p>
          </table:table-cell>
          <table:table-cell table:style-name="ce2" table:formula="of:=[$'Set #1'.I93]" office:value-type="float" office:value="6.5" calcext:value-type="float">
            <text:p>6,50</text:p>
          </table:table-cell>
          <table:table-cell table:style-name="Default" office:value-type="float" office:value="0.492413" calcext:value-type="float">
            <text:p>0,49241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3.nrrd</text:p>
          </table:table-cell>
          <table:table-cell table:style-name="ce2" table:formula="of:=[$'Set #1'.I94]" office:value-type="float" office:value="6.5" calcext:value-type="float">
            <text:p>6,50</text:p>
          </table:table-cell>
          <table:table-cell table:style-name="Default" office:value-type="float" office:value="0.303671" calcext:value-type="float">
            <text:p>0,30367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4.nrrd</text:p>
          </table:table-cell>
          <table:table-cell table:style-name="ce2" table:formula="of:=[$'Set #1'.I95]" office:value-type="float" office:value="7.83333333333333" calcext:value-type="float">
            <text:p>7,83</text:p>
          </table:table-cell>
          <table:table-cell table:style-name="Default" office:value-type="float" office:value="0.470502" calcext:value-type="float">
            <text:p>0,4705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5.nrrd</text:p>
          </table:table-cell>
          <table:table-cell table:style-name="ce2" table:formula="of:=[$'Set #1'.I96]" office:value-type="float" office:value="9" calcext:value-type="float">
            <text:p>9,00</text:p>
          </table:table-cell>
          <table:table-cell table:style-name="Default" office:value-type="float" office:value="0.384951" calcext:value-type="float">
            <text:p>0,38495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6.nrrd</text:p>
          </table:table-cell>
          <table:table-cell table:style-name="ce2" table:formula="of:=[$'Set #1'.I97]" office:value-type="float" office:value="4.16666666666667" calcext:value-type="float">
            <text:p>4,17</text:p>
          </table:table-cell>
          <table:table-cell table:style-name="Default" office:value-type="float" office:value="0.271684" calcext:value-type="float">
            <text:p>0,2716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7.nrrd</text:p>
          </table:table-cell>
          <table:table-cell table:style-name="ce2" table:formula="of:=[$'Set #1'.I98]" office:value-type="float" office:value="5.16666666666667" calcext:value-type="float">
            <text:p>5,17</text:p>
          </table:table-cell>
          <table:table-cell table:style-name="Default" office:value-type="float" office:value="0.262228" calcext:value-type="float">
            <text:p>0,26222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8.nrrd</text:p>
          </table:table-cell>
          <table:table-cell table:style-name="ce2" table:formula="of:=[$'Set #1'.I99]" office:value-type="float" office:value="6.16666666666667" calcext:value-type="float">
            <text:p>6,17</text:p>
          </table:table-cell>
          <table:table-cell table:style-name="Default" office:value-type="float" office:value="0.548879" calcext:value-type="float">
            <text:p>0,54887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9.nrrd</text:p>
          </table:table-cell>
          <table:table-cell table:style-name="ce2" table:formula="of:=[$'Set #1'.I10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10.nrrd</text:p>
          </table:table-cell>
          <table:table-cell table:style-name="ce2" table:formula="of:=[$'Set #1'.I101]" office:value-type="float" office:value="6.33333333333333" calcext:value-type="float">
            <text:p>6,33</text:p>
          </table:table-cell>
          <table:table-cell table:style-name="Default" office:value-type="float" office:value="0.402974" calcext:value-type="float">
            <text:p>0,4029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1.nrrd</text:p>
          </table:table-cell>
          <table:table-cell table:style-name="ce2" table:formula="of:=[$'Set #1'.I102]" office:value-type="float" office:value="2.66666666666667" calcext:value-type="float">
            <text:p>2,67</text:p>
          </table:table-cell>
          <table:table-cell table:style-name="Default" office:value-type="float" office:value="0.341767" calcext:value-type="float">
            <text:p>0,3417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2.nrrd</text:p>
          </table:table-cell>
          <table:table-cell table:style-name="ce2" table:formula="of:=[$'Set #1'.I103]" office:value-type="float" office:value="5.5" calcext:value-type="float">
            <text:p>5,50</text:p>
          </table:table-cell>
          <table:table-cell table:style-name="Default" office:value-type="float" office:value="0.284554" calcext:value-type="float">
            <text:p>0,28455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3.nrrd</text:p>
          </table:table-cell>
          <table:table-cell table:style-name="ce2" table:formula="of:=[$'Set #1'.I104]" office:value-type="float" office:value="6" calcext:value-type="float">
            <text:p>6,00</text:p>
          </table:table-cell>
          <table:table-cell table:style-name="Default" office:value-type="float" office:value="0.391942" calcext:value-type="float">
            <text:p>0,39194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4.nrrd</text:p>
          </table:table-cell>
          <table:table-cell table:style-name="ce2" table:formula="of:=[$'Set #1'.I105]" office:value-type="float" office:value="5.66666666666667" calcext:value-type="float">
            <text:p>5,67</text:p>
          </table:table-cell>
          <table:table-cell table:style-name="Default" office:value-type="float" office:value="0.42295" calcext:value-type="float">
            <text:p>0,4229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5.nrrd</text:p>
          </table:table-cell>
          <table:table-cell table:style-name="ce2" table:formula="of:=[$'Set #1'.I106]" office:value-type="float" office:value="4.83333333333333" calcext:value-type="float">
            <text:p>4,83</text:p>
          </table:table-cell>
          <table:table-cell table:style-name="Default" office:value-type="float" office:value="0.424496" calcext:value-type="float">
            <text:p>0,42449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6.nrrd</text:p>
          </table:table-cell>
          <table:table-cell table:style-name="ce2" table:formula="of:=[$'Set #1'.I107]" office:value-type="float" office:value="7.5" calcext:value-type="float">
            <text:p>7,50</text:p>
          </table:table-cell>
          <table:table-cell table:style-name="Default" office:value-type="float" office:value="0.646745" calcext:value-type="float">
            <text:p>0,64674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7.nrrd</text:p>
          </table:table-cell>
          <table:table-cell table:style-name="ce2" table:formula="of:=[$'Set #1'.I108]" office:value-type="float" office:value="2" calcext:value-type="float">
            <text:p>2,00</text:p>
          </table:table-cell>
          <table:table-cell table:style-name="Default" office:value-type="float" office:value="0.280539" calcext:value-type="float">
            <text:p>0,2805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8.nrrd</text:p>
          </table:table-cell>
          <table:table-cell table:style-name="ce2" table:formula="of:=[$'Set #1'.I109]" office:value-type="float" office:value="1.33333333333333" calcext:value-type="float">
            <text:p>1,33</text:p>
          </table:table-cell>
          <table:table-cell table:style-name="Default" office:value-type="float" office:value="0.28717" calcext:value-type="float">
            <text:p>0,287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9.nrrd</text:p>
          </table:table-cell>
          <table:table-cell table:style-name="ce2" table:formula="of:=[$'Set #1'.I110]" office:value-type="float" office:value="5.83333333333333" calcext:value-type="float">
            <text:p>5,83</text:p>
          </table:table-cell>
          <table:table-cell table:style-name="Default" office:value-type="float" office:value="0.340483" calcext:value-type="float">
            <text:p>0,34048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10.nrrd</text:p>
          </table:table-cell>
          <table:table-cell table:style-name="ce2" table:formula="of:=[$'Set #1'.I1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1.nrrd</text:p>
          </table:table-cell>
          <table:table-cell table:style-name="ce2" table:formula="of:=[$'Set #1'.I112]" office:value-type="float" office:value="3.66666666666667" calcext:value-type="float">
            <text:p>3,67</text:p>
          </table:table-cell>
          <table:table-cell table:style-name="Default" office:value-type="float" office:value="0.375639" calcext:value-type="float">
            <text:p>0,3756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2.nrrd</text:p>
          </table:table-cell>
          <table:table-cell table:style-name="ce2" table:formula="of:=[$'Set #1'.I113]" office:value-type="float" office:value="6.33333333333333" calcext:value-type="float">
            <text:p>6,33</text:p>
          </table:table-cell>
          <table:table-cell table:style-name="Default" office:value-type="float" office:value="0.540879" calcext:value-type="float">
            <text:p>0,54087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3.nrrd</text:p>
          </table:table-cell>
          <table:table-cell table:style-name="ce2" table:formula="of:=[$'Set #1'.I114]" office:value-type="float" office:value="2.66666666666667" calcext:value-type="float">
            <text:p>2,67</text:p>
          </table:table-cell>
          <table:table-cell table:style-name="Default" office:value-type="float" office:value="0.320674" calcext:value-type="float">
            <text:p>0,3206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4.nrrd</text:p>
          </table:table-cell>
          <table:table-cell table:style-name="ce2" table:formula="of:=[$'Set #1'.I115]" office:value-type="float" office:value="1.5" calcext:value-type="float">
            <text:p>1,50</text:p>
          </table:table-cell>
          <table:table-cell table:style-name="Default" office:value-type="float" office:value="0.338923" calcext:value-type="float">
            <text:p>0,33892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5.nrrd</text:p>
          </table:table-cell>
          <table:table-cell table:style-name="ce2" table:formula="of:=[$'Set #1'.I116]" office:value-type="float" office:value="4.16666666666667" calcext:value-type="float">
            <text:p>4,17</text:p>
          </table:table-cell>
          <table:table-cell table:style-name="Default" office:value-type="float" office:value="0.379558" calcext:value-type="float">
            <text:p>0,37955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6.nrrd</text:p>
          </table:table-cell>
          <table:table-cell table:style-name="ce2" table:formula="of:=[$'Set #1'.I117]" office:value-type="float" office:value="5.16666666666667" calcext:value-type="float">
            <text:p>5,17</text:p>
          </table:table-cell>
          <table:table-cell table:style-name="Default" office:value-type="float" office:value="0.425044" calcext:value-type="float">
            <text:p>0,42504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7.nrrd</text:p>
          </table:table-cell>
          <table:table-cell table:style-name="ce2" table:formula="of:=[$'Set #1'.I118]" office:value-type="float" office:value="4" calcext:value-type="float">
            <text:p>4,00</text:p>
          </table:table-cell>
          <table:table-cell table:style-name="Default" office:value-type="float" office:value="0.379939" calcext:value-type="float">
            <text:p>0,3799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8.nrrd</text:p>
          </table:table-cell>
          <table:table-cell table:style-name="ce2" table:formula="of:=[$'Set #1'.I119]" office:value-type="float" office:value="2.33333333333333" calcext:value-type="float">
            <text:p>2,33</text:p>
          </table:table-cell>
          <table:table-cell table:style-name="Default" office:value-type="float" office:value="0.460995" calcext:value-type="float">
            <text:p>0,46099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9.nrrd</text:p>
          </table:table-cell>
          <table:table-cell table:style-name="ce2" table:formula="of:=[$'Set #1'.I120]" office:value-type="float" office:value="2.16666666666667" calcext:value-type="float">
            <text:p>2,17</text:p>
          </table:table-cell>
          <table:table-cell table:style-name="Default" office:value-type="float" office:value="0.318054" calcext:value-type="float">
            <text:p>0,31805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10.nrrd</text:p>
          </table:table-cell>
          <table:table-cell table:style-name="ce2" table:formula="of:=[$'Set #1'.I121]" office:value-type="float" office:value="4.16666666666667" calcext:value-type="float">
            <text:p>4,17</text:p>
          </table:table-cell>
          <table:table-cell table:style-name="Default" office:value-type="float" office:value="0.354788" calcext:value-type="float">
            <text:p>0,35478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1.nrrd</text:p>
          </table:table-cell>
          <table:table-cell table:style-name="ce2" table:formula="of:=[$'Set #1'.I122]" office:value-type="float" office:value="3.16666666666667" calcext:value-type="float">
            <text:p>3,17</text:p>
          </table:table-cell>
          <table:table-cell table:style-name="Default" office:value-type="float" office:value="0.496177" calcext:value-type="float">
            <text:p>0,49617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2.nrrd</text:p>
          </table:table-cell>
          <table:table-cell table:style-name="ce2" table:formula="of:=[$'Set #1'.I123]" office:value-type="float" office:value="6.5" calcext:value-type="float">
            <text:p>6,50</text:p>
          </table:table-cell>
          <table:table-cell table:style-name="Default" office:value-type="float" office:value="0.446975" calcext:value-type="float">
            <text:p>0,4469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3.nrrd</text:p>
          </table:table-cell>
          <table:table-cell table:style-name="ce2" table:formula="of:=[$'Set #1'.I124]" office:value-type="float" office:value="4.33333333333333" calcext:value-type="float">
            <text:p>4,33</text:p>
          </table:table-cell>
          <table:table-cell table:style-name="Default" office:value-type="float" office:value="0.269702" calcext:value-type="float">
            <text:p>0,2697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4.nrrd</text:p>
          </table:table-cell>
          <table:table-cell table:style-name="ce2" table:formula="of:=[$'Set #1'.I125]" office:value-type="float" office:value="7.16666666666667" calcext:value-type="float">
            <text:p>7,17</text:p>
          </table:table-cell>
          <table:table-cell table:style-name="Default" office:value-type="float" office:value="0.359608" calcext:value-type="float">
            <text:p>0,35960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5.nrrd</text:p>
          </table:table-cell>
          <table:table-cell table:style-name="ce2" table:formula="of:=[$'Set #1'.I126]" office:value-type="float" office:value="3.66666666666667" calcext:value-type="float">
            <text:p>3,67</text:p>
          </table:table-cell>
          <table:table-cell table:style-name="Default" office:value-type="float" office:value="0.149511" calcext:value-type="float">
            <text:p>0,14951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6.nrrd</text:p>
          </table:table-cell>
          <table:table-cell table:style-name="ce2" table:formula="of:=[$'Set #1'.I127]" office:value-type="float" office:value="5.5" calcext:value-type="float">
            <text:p>5,50</text:p>
          </table:table-cell>
          <table:table-cell table:style-name="Default" office:value-type="float" office:value="0.331385" calcext:value-type="float">
            <text:p>0,33138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7.nrrd</text:p>
          </table:table-cell>
          <table:table-cell table:style-name="ce2" table:formula="of:=[$'Set #1'.I128]" office:value-type="float" office:value="7.16666666666667" calcext:value-type="float">
            <text:p>7,17</text:p>
          </table:table-cell>
          <table:table-cell table:style-name="Default" office:value-type="float" office:value="0.509154" calcext:value-type="float">
            <text:p>0,50915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8.nrrd</text:p>
          </table:table-cell>
          <table:table-cell table:style-name="ce2" table:formula="of:=[$'Set #1'.I129]" office:value-type="float" office:value="4.16666666666667" calcext:value-type="float">
            <text:p>4,17</text:p>
          </table:table-cell>
          <table:table-cell table:style-name="Default" office:value-type="float" office:value="0.444209" calcext:value-type="float">
            <text:p>0,44420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9.nrrd</text:p>
          </table:table-cell>
          <table:table-cell table:style-name="ce2" table:formula="of:=[$'Set #1'.I130]" office:value-type="float" office:value="6" calcext:value-type="float">
            <text:p>6,00</text:p>
          </table:table-cell>
          <table:table-cell table:style-name="Default" office:value-type="float" office:value="0.375757" calcext:value-type="float">
            <text:p>0,37575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10.nrrd</text:p>
          </table:table-cell>
          <table:table-cell table:style-name="ce2" table:formula="of:=[$'Set #1'.I131]" office:value-type="float" office:value="1.66666666666667" calcext:value-type="float">
            <text:p>1,67</text:p>
          </table:table-cell>
          <table:table-cell table:style-name="Default" office:value-type="float" office:value="0.348933" calcext:value-type="float">
            <text:p>0,34893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1.nrrd</text:p>
          </table:table-cell>
          <table:table-cell table:style-name="ce2" table:formula="of:=[$'Set #1'.I132]" office:value-type="float" office:value="6.66666666666667" calcext:value-type="float">
            <text:p>6,67</text:p>
          </table:table-cell>
          <table:table-cell table:style-name="Default" office:value-type="float" office:value="0.282838" calcext:value-type="float">
            <text:p>0,28283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2.nrrd</text:p>
          </table:table-cell>
          <table:table-cell table:style-name="ce2" table:formula="of:=[$'Set #1'.I133]" office:value-type="float" office:value="7.5" calcext:value-type="float">
            <text:p>7,50</text:p>
          </table:table-cell>
          <table:table-cell table:style-name="Default" office:value-type="float" office:value="0.406369" calcext:value-type="float">
            <text:p>0,40636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3.nrrd</text:p>
          </table:table-cell>
          <table:table-cell table:style-name="ce2" table:formula="of:=[$'Set #1'.I134]" office:value-type="float" office:value="8.83333333333333" calcext:value-type="float">
            <text:p>8,83</text:p>
          </table:table-cell>
          <table:table-cell table:style-name="Default" office:value-type="float" office:value="0.388202" calcext:value-type="float">
            <text:p>0,3882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4.nrrd</text:p>
          </table:table-cell>
          <table:table-cell table:style-name="ce2" table:formula="of:=[$'Set #1'.I135]" office:value-type="float" office:value="6.66666666666667" calcext:value-type="float">
            <text:p>6,67</text:p>
          </table:table-cell>
          <table:table-cell table:style-name="Default" office:value-type="float" office:value="0.285341" calcext:value-type="float">
            <text:p>0,28534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5.nrrd</text:p>
          </table:table-cell>
          <table:table-cell table:style-name="ce2" table:formula="of:=[$'Set #1'.I136]" office:value-type="float" office:value="7.83333333333333" calcext:value-type="float">
            <text:p>7,83</text:p>
          </table:table-cell>
          <table:table-cell table:style-name="Default" office:value-type="float" office:value="0.393084" calcext:value-type="float">
            <text:p>0,3930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6.nrrd</text:p>
          </table:table-cell>
          <table:table-cell table:style-name="ce2" table:formula="of:=[$'Set #1'.I137]" office:value-type="float" office:value="6.33333333333333" calcext:value-type="float">
            <text:p>6,33</text:p>
          </table:table-cell>
          <table:table-cell table:style-name="Default" office:value-type="float" office:value="0.333727" calcext:value-type="float">
            <text:p>0,33372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7.nrrd</text:p>
          </table:table-cell>
          <table:table-cell table:style-name="ce2" table:formula="of:=[$'Set #1'.I138]" office:value-type="float" office:value="7.83333333333333" calcext:value-type="float">
            <text:p>7,83</text:p>
          </table:table-cell>
          <table:table-cell table:style-name="Default" office:value-type="float" office:value="0.358029" calcext:value-type="float">
            <text:p>0,35802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8.nrrd</text:p>
          </table:table-cell>
          <table:table-cell table:style-name="ce2" table:formula="of:=[$'Set #1'.I139]" office:value-type="float" office:value="7.33333333333333" calcext:value-type="float">
            <text:p>7,33</text:p>
          </table:table-cell>
          <table:table-cell table:style-name="Default" office:value-type="float" office:value="0.348616" calcext:value-type="float">
            <text:p>0,34861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9.nrrd</text:p>
          </table:table-cell>
          <table:table-cell table:style-name="ce2" table:formula="of:=[$'Set #1'.I140]" office:value-type="float" office:value="7.5" calcext:value-type="float">
            <text:p>7,50</text:p>
          </table:table-cell>
          <table:table-cell table:style-name="Default" office:value-type="float" office:value="0.403212" calcext:value-type="float">
            <text:p>0,403212</text:p>
          </table:table-cell>
          <table:table-cell table:number-columns-repeated="4"/>
        </table:table-row>
        <table:table-row table:style-name="ro1">
          <table:covered-table-cell/>
          <table:table-cell table:style-name="ce8" office:value-type="string" calcext:value-type="string">
            <text:p>66__Fid=7_M10.nrrd</text:p>
          </table:table-cell>
          <table:table-cell table:style-name="ce2" table:formula="of:=[$'Set #1'.I141]" office:value-type="float" office:value="7.5" calcext:value-type="float">
            <text:p>7,50</text:p>
          </table:table-cell>
          <table:table-cell table:style-name="Default" office:value-type="float" office:value="0.389082" calcext:value-type="float">
            <text:p>0,38908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1.nrrd</text:p>
          </table:table-cell>
          <table:table-cell table:style-name="ce2" table:formula="of:=[$'Set #1'.I142]" office:value-type="float" office:value="2.83333333333333" calcext:value-type="float">
            <text:p>2,83</text:p>
          </table:table-cell>
          <table:table-cell table:style-name="Default" office:value-type="float" office:value="0.297037" calcext:value-type="float">
            <text:p>0,29703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2.nrrd</text:p>
          </table:table-cell>
          <table:table-cell table:style-name="ce2" table:formula="of:=[$'Set #1'.I143]" office:value-type="float" office:value="3.33333333333333" calcext:value-type="float">
            <text:p>3,33</text:p>
          </table:table-cell>
          <table:table-cell table:style-name="Default" office:value-type="float" office:value="0.380455" calcext:value-type="float">
            <text:p>0,38045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3.nrrd</text:p>
          </table:table-cell>
          <table:table-cell table:style-name="ce2" table:formula="of:=[$'Set #1'.I144]" office:value-type="float" office:value="3" calcext:value-type="float">
            <text:p>3,00</text:p>
          </table:table-cell>
          <table:table-cell table:style-name="Default" office:value-type="float" office:value="0.33073" calcext:value-type="float">
            <text:p>0,3307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4.nrrd</text:p>
          </table:table-cell>
          <table:table-cell table:style-name="ce2" table:formula="of:=[$'Set #1'.I145]" office:value-type="float" office:value="4.83333333333333" calcext:value-type="float">
            <text:p>4,83</text:p>
          </table:table-cell>
          <table:table-cell table:style-name="Default" office:value-type="float" office:value="0.525108" calcext:value-type="float">
            <text:p>0,52510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5.nrrd</text:p>
          </table:table-cell>
          <table:table-cell table:style-name="ce2" table:formula="of:=[$'Set #1'.I146]" office:value-type="float" office:value="6.5" calcext:value-type="float">
            <text:p>6,50</text:p>
          </table:table-cell>
          <table:table-cell table:style-name="Default" office:value-type="float" office:value="0.451587" calcext:value-type="float">
            <text:p>0,45158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6.nrrd</text:p>
          </table:table-cell>
          <table:table-cell table:style-name="ce2" table:formula="of:=[$'Set #1'.I147]" office:value-type="float" office:value="5.5" calcext:value-type="float">
            <text:p>5,50</text:p>
          </table:table-cell>
          <table:table-cell table:style-name="Default" office:value-type="float" office:value="0.497138" calcext:value-type="float">
            <text:p>0,49713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7.nrrd</text:p>
          </table:table-cell>
          <table:table-cell table:style-name="ce2" table:formula="of:=[$'Set #1'.I148]" office:value-type="float" office:value="4.33333333333333" calcext:value-type="float">
            <text:p>4,33</text:p>
          </table:table-cell>
          <table:table-cell table:style-name="Default" office:value-type="float" office:value="0.338305" calcext:value-type="float">
            <text:p>0,33830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8.nrrd</text:p>
          </table:table-cell>
          <table:table-cell table:style-name="ce2" table:formula="of:=[$'Set #1'.I149]" office:value-type="float" office:value="3" calcext:value-type="float">
            <text:p>3,00</text:p>
          </table:table-cell>
          <table:table-cell table:style-name="Default" office:value-type="float" office:value="0.296963" calcext:value-type="float">
            <text:p>0,29696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9.nrrd</text:p>
          </table:table-cell>
          <table:table-cell table:style-name="ce2" table:formula="of:=[$'Set #1'.I150]" office:value-type="float" office:value="4.5" calcext:value-type="float">
            <text:p>4,50</text:p>
          </table:table-cell>
          <table:table-cell table:style-name="Default" office:value-type="float" office:value="0.499111" calcext:value-type="float">
            <text:p>0,499111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6__Fid=1_M10.nrrd</text:p>
          </table:table-cell>
          <table:table-cell table:style-name="ce10" table:formula="of:=[$'Set #1'.I151]" office:value-type="float" office:value="3.83333333333333" calcext:value-type="float">
            <text:p>3,83</text:p>
          </table:table-cell>
          <table:table-cell table:style-name="ce9" office:value-type="float" office:value="0.281029" calcext:value-type="float">
            <text:p>0,281029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106__Fid=7_M01.nrrd</text:p>
          </table:table-cell>
          <table:table-cell table:style-name="ce2" table:formula="of:=[$'Set #2'.I2]" office:value-type="float" office:value="6.6" calcext:value-type="float">
            <text:p>6,60</text:p>
          </table:table-cell>
          <table:table-cell table:style-name="Default" office:value-type="float" office:value="0.299975" calcext:value-type="float">
            <text:p>0,299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2.nrrd</text:p>
          </table:table-cell>
          <table:table-cell table:style-name="ce2" table:formula="of:=[$'Set #2'.I3]" office:value-type="float" office:value="7.8" calcext:value-type="float">
            <text:p>7,80</text:p>
          </table:table-cell>
          <table:table-cell table:style-name="Default" office:value-type="float" office:value="0.463674" calcext:value-type="float">
            <text:p>0,4636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3.nrrd</text:p>
          </table:table-cell>
          <table:table-cell table:style-name="ce2" table:formula="of:=[$'Set #2'.I4]" office:value-type="float" office:value="7" calcext:value-type="float">
            <text:p>7,00</text:p>
          </table:table-cell>
          <table:table-cell table:style-name="Default" office:value-type="float" office:value="0.315244" calcext:value-type="float">
            <text:p>0,315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4.nrrd</text:p>
          </table:table-cell>
          <table:table-cell table:style-name="ce2" table:formula="of:=[$'Set #2'.I5]" office:value-type="float" office:value="8" calcext:value-type="float">
            <text:p>8,00</text:p>
          </table:table-cell>
          <table:table-cell table:style-name="Default" office:value-type="float" office:value="0.428408" calcext:value-type="float">
            <text:p>0,4284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5.nrrd</text:p>
          </table:table-cell>
          <table:table-cell table:style-name="ce2" table:formula="of:=[$'Set #2'.I6]" office:value-type="float" office:value="6.4" calcext:value-type="float">
            <text:p>6,40</text:p>
          </table:table-cell>
          <table:table-cell table:style-name="Default" office:value-type="float" office:value="0.31206" calcext:value-type="float">
            <text:p>0,312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6.nrrd</text:p>
          </table:table-cell>
          <table:table-cell table:style-name="ce2" table:formula="of:=[$'Set #2'.I7]" office:value-type="float" office:value="7.4" calcext:value-type="float">
            <text:p>7,40</text:p>
          </table:table-cell>
          <table:table-cell table:style-name="Default" office:value-type="float" office:value="0.41866" calcext:value-type="float">
            <text:p>0,418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7.nrrd</text:p>
          </table:table-cell>
          <table:table-cell table:style-name="ce2" table:formula="of:=[$'Set #2'.I8]" office:value-type="float" office:value="6.2" calcext:value-type="float">
            <text:p>6,20</text:p>
          </table:table-cell>
          <table:table-cell table:style-name="Default" office:value-type="float" office:value="0.389338" calcext:value-type="float">
            <text:p>0,3893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8.nrrd</text:p>
          </table:table-cell>
          <table:table-cell table:style-name="ce2" table:formula="of:=[$'Set #2'.I9]" office:value-type="float" office:value="3.8" calcext:value-type="float">
            <text:p>3,80</text:p>
          </table:table-cell>
          <table:table-cell table:style-name="Default" office:value-type="float" office:value="0.295268" calcext:value-type="float">
            <text:p>0,2952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9.nrrd</text:p>
          </table:table-cell>
          <table:table-cell table:style-name="ce2" table:formula="of:=[$'Set #2'.I10]" office:value-type="float" office:value="7.4" calcext:value-type="float">
            <text:p>7,40</text:p>
          </table:table-cell>
          <table:table-cell table:style-name="Default" office:value-type="float" office:value="0.445212" calcext:value-type="float">
            <text:p>0,4452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10.nrrd</text:p>
          </table:table-cell>
          <table:table-cell table:style-name="ce2" table:formula="of:=[$'Set #2'.I11]" office:value-type="float" office:value="3" calcext:value-type="float">
            <text:p>3,00</text:p>
          </table:table-cell>
          <table:table-cell table:style-name="Default" office:value-type="float" office:value="0.242249" calcext:value-type="float">
            <text:p>0,2422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1.nrrd</text:p>
          </table:table-cell>
          <table:table-cell table:style-name="ce2" table:formula="of:=[$'Set #2'.I12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2.nrrd</text:p>
          </table:table-cell>
          <table:table-cell table:style-name="ce2" table:formula="of:=[$'Set #2'.I13]" office:value-type="float" office:value="4" calcext:value-type="float">
            <text:p>4,00</text:p>
          </table:table-cell>
          <table:table-cell table:style-name="Default" office:value-type="float" office:value="0.501678" calcext:value-type="float">
            <text:p>0,5016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3.nrrd</text:p>
          </table:table-cell>
          <table:table-cell table:style-name="ce2" table:formula="of:=[$'Set #2'.I14]" office:value-type="float" office:value="2" calcext:value-type="float">
            <text:p>2,00</text:p>
          </table:table-cell>
          <table:table-cell table:style-name="Default" office:value-type="float" office:value="0.39143" calcext:value-type="float">
            <text:p>0,39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4.nrrd</text:p>
          </table:table-cell>
          <table:table-cell table:style-name="ce2" table:formula="of:=[$'Set #2'.I15]" office:value-type="float" office:value="3.2" calcext:value-type="float">
            <text:p>3,20</text:p>
          </table:table-cell>
          <table:table-cell table:style-name="Default" office:value-type="float" office:value="0.496366" calcext:value-type="float">
            <text:p>0,4963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5.nrrd</text:p>
          </table:table-cell>
          <table:table-cell table:style-name="ce2" table:formula="of:=[$'Set #2'.I16]" office:value-type="float" office:value="5.4" calcext:value-type="float">
            <text:p>5,40</text:p>
          </table:table-cell>
          <table:table-cell table:style-name="Default" office:value-type="float" office:value="0.476731" calcext:value-type="float">
            <text:p>0,4767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6.nrrd</text:p>
          </table:table-cell>
          <table:table-cell table:style-name="ce2" table:formula="of:=[$'Set #2'.I17]" office:value-type="float" office:value="5.4" calcext:value-type="float">
            <text:p>5,40</text:p>
          </table:table-cell>
          <table:table-cell table:style-name="Default" office:value-type="float" office:value="0.462077" calcext:value-type="float">
            <text:p>0,4620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7.nrrd</text:p>
          </table:table-cell>
          <table:table-cell table:style-name="ce2" table:formula="of:=[$'Set #2'.I18]" office:value-type="float" office:value="2" calcext:value-type="float">
            <text:p>2,00</text:p>
          </table:table-cell>
          <table:table-cell table:style-name="Default" office:value-type="float" office:value="0.34665" calcext:value-type="float">
            <text:p>0,346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8.nrrd</text:p>
          </table:table-cell>
          <table:table-cell table:style-name="ce2" table:formula="of:=[$'Set #2'.I19]" office:value-type="float" office:value="1.8" calcext:value-type="float">
            <text:p>1,80</text:p>
          </table:table-cell>
          <table:table-cell table:style-name="Default" office:value-type="float" office:value="0.340738" calcext:value-type="float">
            <text:p>0,3407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9.nrrd</text:p>
          </table:table-cell>
          <table:table-cell table:style-name="ce2" table:formula="of:=[$'Set #2'.I20]" office:value-type="float" office:value="1.4" calcext:value-type="float">
            <text:p>1,40</text:p>
          </table:table-cell>
          <table:table-cell table:style-name="Default" office:value-type="float" office:value="0.315268" calcext:value-type="float">
            <text:p>0,3152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10.nrrd</text:p>
          </table:table-cell>
          <table:table-cell table:style-name="ce2" table:formula="of:=[$'Set #2'.I21]" office:value-type="float" office:value="1" calcext:value-type="float">
            <text:p>1,00</text:p>
          </table:table-cell>
          <table:table-cell table:style-name="Default" office:value-type="float" office:value="0.182526" calcext:value-type="float">
            <text:p>0,182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1.nrrd</text:p>
          </table:table-cell>
          <table:table-cell table:style-name="ce2" table:formula="of:=[$'Set #2'.I22]" office:value-type="float" office:value="3.6" calcext:value-type="float">
            <text:p>3,60</text:p>
          </table:table-cell>
          <table:table-cell table:style-name="Default" office:value-type="float" office:value="0.337397" calcext:value-type="float">
            <text:p>0,3373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2.nrrd</text:p>
          </table:table-cell>
          <table:table-cell table:style-name="ce2" table:formula="of:=[$'Set #2'.I23]" office:value-type="float" office:value="4.4" calcext:value-type="float">
            <text:p>4,40</text:p>
          </table:table-cell>
          <table:table-cell table:style-name="Default" office:value-type="float" office:value="0.363166" calcext:value-type="float">
            <text:p>0,3631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3.nrrd</text:p>
          </table:table-cell>
          <table:table-cell table:style-name="ce2" table:formula="of:=[$'Set #2'.I24]" office:value-type="float" office:value="7.2" calcext:value-type="float">
            <text:p>7,20</text:p>
          </table:table-cell>
          <table:table-cell table:style-name="Default" office:value-type="float" office:value="0.430222" calcext:value-type="float">
            <text:p>0,4302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4.nrrd</text:p>
          </table:table-cell>
          <table:table-cell table:style-name="ce2" table:formula="of:=[$'Set #2'.I25]" office:value-type="float" office:value="7" calcext:value-type="float">
            <text:p>7,00</text:p>
          </table:table-cell>
          <table:table-cell table:style-name="Default" office:value-type="float" office:value="0.401597" calcext:value-type="float">
            <text:p>0,4015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5.nrrd</text:p>
          </table:table-cell>
          <table:table-cell table:style-name="ce2" table:formula="of:=[$'Set #2'.I26]" office:value-type="float" office:value="5.6" calcext:value-type="float">
            <text:p>5,60</text:p>
          </table:table-cell>
          <table:table-cell table:style-name="Default" office:value-type="float" office:value="0.40367" calcext:value-type="float">
            <text:p>0,403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6.nrrd</text:p>
          </table:table-cell>
          <table:table-cell table:style-name="ce2" table:formula="of:=[$'Set #2'.I27]" office:value-type="float" office:value="6.4" calcext:value-type="float">
            <text:p>6,40</text:p>
          </table:table-cell>
          <table:table-cell table:style-name="Default" office:value-type="float" office:value="0.484037" calcext:value-type="float">
            <text:p>0,4840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7.nrrd</text:p>
          </table:table-cell>
          <table:table-cell table:style-name="ce2" table:formula="of:=[$'Set #2'.I28]" office:value-type="float" office:value="7.4" calcext:value-type="float">
            <text:p>7,40</text:p>
          </table:table-cell>
          <table:table-cell table:style-name="Default" office:value-type="float" office:value="0.497579" calcext:value-type="float">
            <text:p>0,4975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8.nrrd</text:p>
          </table:table-cell>
          <table:table-cell table:style-name="ce2" table:formula="of:=[$'Set #2'.I29]" office:value-type="float" office:value="3.4" calcext:value-type="float">
            <text:p>3,40</text:p>
          </table:table-cell>
          <table:table-cell table:style-name="Default" office:value-type="float" office:value="0.257943" calcext:value-type="float">
            <text:p>0,2579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9.nrrd</text:p>
          </table:table-cell>
          <table:table-cell table:style-name="ce2" table:formula="of:=[$'Set #2'.I30]" office:value-type="float" office:value="6.4" calcext:value-type="float">
            <text:p>6,40</text:p>
          </table:table-cell>
          <table:table-cell table:style-name="Default" office:value-type="float" office:value="0.453113" calcext:value-type="float">
            <text:p>0,4531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10.nrrd</text:p>
          </table:table-cell>
          <table:table-cell table:style-name="ce2" table:formula="of:=[$'Set #2'.I31]" office:value-type="float" office:value="5.6" calcext:value-type="float">
            <text:p>5,60</text:p>
          </table:table-cell>
          <table:table-cell table:style-name="Default" office:value-type="float" office:value="0.426215" calcext:value-type="float">
            <text:p>0,4262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1.nrrd</text:p>
          </table:table-cell>
          <table:table-cell table:style-name="ce2" table:formula="of:=[$'Set #2'.I32]" office:value-type="float" office:value="2.4" calcext:value-type="float">
            <text:p>2,40</text:p>
          </table:table-cell>
          <table:table-cell table:style-name="Default" office:value-type="float" office:value="0.24114" calcext:value-type="float">
            <text:p>0,241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2.nrrd</text:p>
          </table:table-cell>
          <table:table-cell table:style-name="ce2" table:formula="of:=[$'Set #2'.I33]" office:value-type="float" office:value="5" calcext:value-type="float">
            <text:p>5,00</text:p>
          </table:table-cell>
          <table:table-cell table:style-name="Default" office:value-type="float" office:value="0.360479" calcext:value-type="float">
            <text:p>0,3604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3.nrrd</text:p>
          </table:table-cell>
          <table:table-cell table:style-name="ce2" table:formula="of:=[$'Set #2'.I34]" office:value-type="float" office:value="6.6" calcext:value-type="float">
            <text:p>6,60</text:p>
          </table:table-cell>
          <table:table-cell table:style-name="Default" office:value-type="float" office:value="0.606793" calcext:value-type="float">
            <text:p>0,6067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4.nrrd</text:p>
          </table:table-cell>
          <table:table-cell table:style-name="ce2" table:formula="of:=[$'Set #2'.I35]" office:value-type="float" office:value="5" calcext:value-type="float">
            <text:p>5,00</text:p>
          </table:table-cell>
          <table:table-cell table:style-name="Default" office:value-type="float" office:value="0.409615" calcext:value-type="float">
            <text:p>0,4096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5.nrrd</text:p>
          </table:table-cell>
          <table:table-cell table:style-name="ce2" table:formula="of:=[$'Set #2'.I36]" office:value-type="float" office:value="6.8" calcext:value-type="float">
            <text:p>6,80</text:p>
          </table:table-cell>
          <table:table-cell table:style-name="Default" office:value-type="float" office:value="0.459254" calcext:value-type="float">
            <text:p>0,4592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6.nrrd</text:p>
          </table:table-cell>
          <table:table-cell table:style-name="ce2" table:formula="of:=[$'Set #2'.I37]" office:value-type="float" office:value="6.8" calcext:value-type="float">
            <text:p>6,80</text:p>
          </table:table-cell>
          <table:table-cell table:style-name="Default" office:value-type="float" office:value="0.479552" calcext:value-type="float">
            <text:p>0,4795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7.nrrd</text:p>
          </table:table-cell>
          <table:table-cell table:style-name="ce2" table:formula="of:=[$'Set #2'.I38]" office:value-type="float" office:value="4" calcext:value-type="float">
            <text:p>4,00</text:p>
          </table:table-cell>
          <table:table-cell table:style-name="Default" office:value-type="float" office:value="0.508908" calcext:value-type="float">
            <text:p>0,5089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8.nrrd</text:p>
          </table:table-cell>
          <table:table-cell table:style-name="ce2" table:formula="of:=[$'Set #2'.I39]" office:value-type="float" office:value="4.4" calcext:value-type="float">
            <text:p>4,40</text:p>
          </table:table-cell>
          <table:table-cell table:style-name="Default" office:value-type="float" office:value="0.52724" calcext:value-type="float">
            <text:p>0,527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9.nrrd</text:p>
          </table:table-cell>
          <table:table-cell table:style-name="ce2" table:formula="of:=[$'Set #2'.I40]" office:value-type="float" office:value="4.6" calcext:value-type="float">
            <text:p>4,60</text:p>
          </table:table-cell>
          <table:table-cell table:style-name="Default" office:value-type="float" office:value="0.420451" calcext:value-type="float">
            <text:p>0,4204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10.nrrd</text:p>
          </table:table-cell>
          <table:table-cell table:style-name="ce2" table:formula="of:=[$'Set #2'.I41]" office:value-type="float" office:value="6.8" calcext:value-type="float">
            <text:p>6,80</text:p>
          </table:table-cell>
          <table:table-cell table:style-name="Default" office:value-type="float" office:value="0.50842" calcext:value-type="float">
            <text:p>0,508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1.nrrd</text:p>
          </table:table-cell>
          <table:table-cell table:style-name="ce2" table:formula="of:=[$'Set #2'.I42]" office:value-type="float" office:value="4.2" calcext:value-type="float">
            <text:p>4,20</text:p>
          </table:table-cell>
          <table:table-cell table:style-name="Default" office:value-type="float" office:value="0.384157" calcext:value-type="float">
            <text:p>0,3841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2.nrrd</text:p>
          </table:table-cell>
          <table:table-cell table:style-name="ce2" table:formula="of:=[$'Set #2'.I43]" office:value-type="float" office:value="5" calcext:value-type="float">
            <text:p>5,00</text:p>
          </table:table-cell>
          <table:table-cell table:style-name="Default" office:value-type="float" office:value="0.383969" calcext:value-type="float">
            <text:p>0,3839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3.nrrd</text:p>
          </table:table-cell>
          <table:table-cell table:style-name="ce2" table:formula="of:=[$'Set #2'.I44]" office:value-type="float" office:value="1.8" calcext:value-type="float">
            <text:p>1,80</text:p>
          </table:table-cell>
          <table:table-cell table:style-name="Default" office:value-type="float" office:value="0.275062" calcext:value-type="float">
            <text:p>0,2750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4.nrrd</text:p>
          </table:table-cell>
          <table:table-cell table:style-name="ce2" table:formula="of:=[$'Set #2'.I45]" office:value-type="float" office:value="1.2" calcext:value-type="float">
            <text:p>1,20</text:p>
          </table:table-cell>
          <table:table-cell table:style-name="Default" office:value-type="float" office:value="0.266703" calcext:value-type="float">
            <text:p>0,266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5.nrrd</text:p>
          </table:table-cell>
          <table:table-cell table:style-name="ce2" table:formula="of:=[$'Set #2'.I46]" office:value-type="float" office:value="5" calcext:value-type="float">
            <text:p>5,00</text:p>
          </table:table-cell>
          <table:table-cell table:style-name="Default" office:value-type="float" office:value="0.391402" calcext:value-type="float">
            <text:p>0,3914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6.nrrd</text:p>
          </table:table-cell>
          <table:table-cell table:style-name="ce2" table:formula="of:=[$'Set #2'.I47]" office:value-type="float" office:value="5" calcext:value-type="float">
            <text:p>5,00</text:p>
          </table:table-cell>
          <table:table-cell table:style-name="Default" office:value-type="float" office:value="0.417057" calcext:value-type="float">
            <text:p>0,4170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7.nrrd</text:p>
          </table:table-cell>
          <table:table-cell table:style-name="ce2" table:formula="of:=[$'Set #2'.I48]" office:value-type="float" office:value="1.8" calcext:value-type="float">
            <text:p>1,80</text:p>
          </table:table-cell>
          <table:table-cell table:style-name="Default" office:value-type="float" office:value="0.280588" calcext:value-type="float">
            <text:p>0,2805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8.nrrd</text:p>
          </table:table-cell>
          <table:table-cell table:style-name="ce2" table:formula="of:=[$'Set #2'.I49]" office:value-type="float" office:value="2.6" calcext:value-type="float">
            <text:p>2,60</text:p>
          </table:table-cell>
          <table:table-cell table:style-name="Default" office:value-type="float" office:value="0.265099" calcext:value-type="float">
            <text:p>0,2650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9.nrrd</text:p>
          </table:table-cell>
          <table:table-cell table:style-name="ce2" table:formula="of:=[$'Set #2'.I50]" office:value-type="float" office:value="1.8" calcext:value-type="float">
            <text:p>1,80</text:p>
          </table:table-cell>
          <table:table-cell table:style-name="Default" office:value-type="float" office:value="0.259755" calcext:value-type="float">
            <text:p>0,2597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10.nrrd</text:p>
          </table:table-cell>
          <table:table-cell table:style-name="ce2" table:formula="of:=[$'Set #2'.I51]" office:value-type="float" office:value="5" calcext:value-type="float">
            <text:p>5,00</text:p>
          </table:table-cell>
          <table:table-cell table:style-name="Default" office:value-type="float" office:value="0.315859" calcext:value-type="float">
            <text:p>0,3158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1.nrrd</text:p>
          </table:table-cell>
          <table:table-cell table:style-name="ce2" table:formula="of:=[$'Set #2'.I52]" office:value-type="float" office:value="7.8" calcext:value-type="float">
            <text:p>7,80</text:p>
          </table:table-cell>
          <table:table-cell table:style-name="Default" office:value-type="float" office:value="0.333344" calcext:value-type="float">
            <text:p>0,3333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2.nrrd</text:p>
          </table:table-cell>
          <table:table-cell table:style-name="ce2" table:formula="of:=[$'Set #2'.I53]" office:value-type="float" office:value="1.4" calcext:value-type="float">
            <text:p>1,40</text:p>
          </table:table-cell>
          <table:table-cell table:style-name="Default" office:value-type="float" office:value="0.247511" calcext:value-type="float">
            <text:p>0,2475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3.nrrd</text:p>
          </table:table-cell>
          <table:table-cell table:style-name="ce2" table:formula="of:=[$'Set #2'.I54]" office:value-type="float" office:value="1.4" calcext:value-type="float">
            <text:p>1,40</text:p>
          </table:table-cell>
          <table:table-cell table:style-name="Default" office:value-type="float" office:value="0.178907" calcext:value-type="float">
            <text:p>0,1789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4.nrrd</text:p>
          </table:table-cell>
          <table:table-cell table:style-name="ce2" table:formula="of:=[$'Set #2'.I55]" office:value-type="float" office:value="8.8" calcext:value-type="float">
            <text:p>8,80</text:p>
          </table:table-cell>
          <table:table-cell table:style-name="Default" office:value-type="float" office:value="0.318854" calcext:value-type="float">
            <text:p>0,3188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5.nrrd</text:p>
          </table:table-cell>
          <table:table-cell table:style-name="ce2" table:formula="of:=[$'Set #2'.I56]" office:value-type="float" office:value="5" calcext:value-type="float">
            <text:p>5,00</text:p>
          </table:table-cell>
          <table:table-cell table:style-name="Default" office:value-type="float" office:value="0.261372" calcext:value-type="float">
            <text:p>0,2613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6.nrrd</text:p>
          </table:table-cell>
          <table:table-cell table:style-name="ce2" table:formula="of:=[$'Set #2'.I57]" office:value-type="float" office:value="6" calcext:value-type="float">
            <text:p>6,00</text:p>
          </table:table-cell>
          <table:table-cell table:style-name="Default" office:value-type="float" office:value="0.397" calcext:value-type="float">
            <text:p>0,3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7.nrrd</text:p>
          </table:table-cell>
          <table:table-cell table:style-name="ce2" table:formula="of:=[$'Set #2'.I58]" office:value-type="float" office:value="9" calcext:value-type="float">
            <text:p>9,00</text:p>
          </table:table-cell>
          <table:table-cell table:style-name="Default" office:value-type="float" office:value="0.424912" calcext:value-type="float">
            <text:p>0,4249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8.nrrd</text:p>
          </table:table-cell>
          <table:table-cell table:style-name="ce2" table:formula="of:=[$'Set #2'.I59]" office:value-type="float" office:value="2.8" calcext:value-type="float">
            <text:p>2,80</text:p>
          </table:table-cell>
          <table:table-cell table:style-name="Default" office:value-type="float" office:value="0.271306" calcext:value-type="float">
            <text:p>0,2713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9.nrrd</text:p>
          </table:table-cell>
          <table:table-cell table:style-name="ce2" table:formula="of:=[$'Set #2'.I60]" office:value-type="float" office:value="6.2" calcext:value-type="float">
            <text:p>6,20</text:p>
          </table:table-cell>
          <table:table-cell table:style-name="Default" office:value-type="float" office:value="0.342278" calcext:value-type="float">
            <text:p>0,3422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10.nrrd</text:p>
          </table:table-cell>
          <table:table-cell table:style-name="ce2" table:formula="of:=[$'Set #2'.I61]" office:value-type="float" office:value="1.6" calcext:value-type="float">
            <text:p>1,60</text:p>
          </table:table-cell>
          <table:table-cell table:style-name="Default" office:value-type="float" office:value="0.202397" calcext:value-type="float">
            <text:p>0,2023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1.nrrd</text:p>
          </table:table-cell>
          <table:table-cell table:style-name="ce2" table:formula="of:=[$'Set #2'.I62]" office:value-type="float" office:value="3" calcext:value-type="float">
            <text:p>3,00</text:p>
          </table:table-cell>
          <table:table-cell table:style-name="Default" office:value-type="float" office:value="0.274969" calcext:value-type="float">
            <text:p>0,2749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2.nrrd</text:p>
          </table:table-cell>
          <table:table-cell table:style-name="ce2" table:formula="of:=[$'Set #2'.I63]" office:value-type="float" office:value="2" calcext:value-type="float">
            <text:p>2,00</text:p>
          </table:table-cell>
          <table:table-cell table:style-name="Default" office:value-type="float" office:value="0.302422" calcext:value-type="float">
            <text:p>0,3024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3.nrrd</text:p>
          </table:table-cell>
          <table:table-cell table:style-name="ce2" table:formula="of:=[$'Set #2'.I64]" office:value-type="float" office:value="4.2" calcext:value-type="float">
            <text:p>4,20</text:p>
          </table:table-cell>
          <table:table-cell table:style-name="Default" office:value-type="float" office:value="0.281954" calcext:value-type="float">
            <text:p>0,2819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4.nrrd</text:p>
          </table:table-cell>
          <table:table-cell table:style-name="ce2" table:formula="of:=[$'Set #2'.I65]" office:value-type="float" office:value="3.2" calcext:value-type="float">
            <text:p>3,20</text:p>
          </table:table-cell>
          <table:table-cell table:style-name="Default" office:value-type="float" office:value="0.354704" calcext:value-type="float">
            <text:p>0,3547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5.nrrd</text:p>
          </table:table-cell>
          <table:table-cell table:style-name="ce2" table:formula="of:=[$'Set #2'.I66]" office:value-type="float" office:value="3.8" calcext:value-type="float">
            <text:p>3,80</text:p>
          </table:table-cell>
          <table:table-cell table:style-name="Default" office:value-type="float" office:value="0.285991" calcext:value-type="float">
            <text:p>0,2859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6.nrrd</text:p>
          </table:table-cell>
          <table:table-cell table:style-name="ce2" table:formula="of:=[$'Set #2'.I67]" office:value-type="float" office:value="5.2" calcext:value-type="float">
            <text:p>5,20</text:p>
          </table:table-cell>
          <table:table-cell table:style-name="Default" office:value-type="float" office:value="0.500291" calcext:value-type="float">
            <text:p>0,5002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7.nrrd</text:p>
          </table:table-cell>
          <table:table-cell table:style-name="ce2" table:formula="of:=[$'Set #2'.I68]" office:value-type="float" office:value="7.2" calcext:value-type="float">
            <text:p>7,20</text:p>
          </table:table-cell>
          <table:table-cell table:style-name="Default" office:value-type="float" office:value="0.560741" calcext:value-type="float">
            <text:p>0,5607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8.nrrd</text:p>
          </table:table-cell>
          <table:table-cell table:style-name="ce2" table:formula="of:=[$'Set #2'.I69]" office:value-type="float" office:value="2" calcext:value-type="float">
            <text:p>2,00</text:p>
          </table:table-cell>
          <table:table-cell table:style-name="Default" office:value-type="float" office:value="0.354951" calcext:value-type="float">
            <text:p>0,3549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9.nrrd</text:p>
          </table:table-cell>
          <table:table-cell table:style-name="ce2" table:formula="of:=[$'Set #2'.I70]" office:value-type="float" office:value="5.6" calcext:value-type="float">
            <text:p>5,60</text:p>
          </table:table-cell>
          <table:table-cell table:style-name="Default" office:value-type="float" office:value="0.457212" calcext:value-type="float">
            <text:p>0,4572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10.nrrd</text:p>
          </table:table-cell>
          <table:table-cell table:style-name="ce2" table:formula="of:=[$'Set #2'.I71]" office:value-type="float" office:value="6" calcext:value-type="float">
            <text:p>6,00</text:p>
          </table:table-cell>
          <table:table-cell table:style-name="Default" office:value-type="float" office:value="0.376339" calcext:value-type="float">
            <text:p>0,3763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1.nrrd</text:p>
          </table:table-cell>
          <table:table-cell table:style-name="ce2" table:formula="of:=[$'Set #2'.I72]" office:value-type="float" office:value="7" calcext:value-type="float">
            <text:p>7,00</text:p>
          </table:table-cell>
          <table:table-cell table:style-name="Default" office:value-type="float" office:value="0.554108" calcext:value-type="float">
            <text:p>0,5541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2.nrrd</text:p>
          </table:table-cell>
          <table:table-cell table:style-name="ce2" table:formula="of:=[$'Set #2'.I73]" office:value-type="float" office:value="7.4" calcext:value-type="float">
            <text:p>7,40</text:p>
          </table:table-cell>
          <table:table-cell table:style-name="Default" office:value-type="float" office:value="0.416565" calcext:value-type="float">
            <text:p>0,4165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3.nrrd</text:p>
          </table:table-cell>
          <table:table-cell table:style-name="ce2" table:formula="of:=[$'Set #2'.I74]" office:value-type="float" office:value="7.4" calcext:value-type="float">
            <text:p>7,40</text:p>
          </table:table-cell>
          <table:table-cell table:style-name="Default" office:value-type="float" office:value="0.284863" calcext:value-type="float">
            <text:p>0,284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4.nrrd</text:p>
          </table:table-cell>
          <table:table-cell table:style-name="ce2" table:formula="of:=[$'Set #2'.I75]" office:value-type="float" office:value="5.4" calcext:value-type="float">
            <text:p>5,40</text:p>
          </table:table-cell>
          <table:table-cell table:style-name="Default" office:value-type="float" office:value="0.308975" calcext:value-type="float">
            <text:p>0,308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5.nrrd</text:p>
          </table:table-cell>
          <table:table-cell table:style-name="ce2" table:formula="of:=[$'Set #2'.I76]" office:value-type="float" office:value="8.8" calcext:value-type="float">
            <text:p>8,80</text:p>
          </table:table-cell>
          <table:table-cell table:style-name="Default" office:value-type="float" office:value="0.534477" calcext:value-type="float">
            <text:p>0,5344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6.nrrd</text:p>
          </table:table-cell>
          <table:table-cell table:style-name="ce2" table:formula="of:=[$'Set #2'.I77]" office:value-type="float" office:value="2.8" calcext:value-type="float">
            <text:p>2,80</text:p>
          </table:table-cell>
          <table:table-cell table:style-name="Default" office:value-type="float" office:value="0.474125" calcext:value-type="float">
            <text:p>0,474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7.nrrd</text:p>
          </table:table-cell>
          <table:table-cell table:style-name="ce2" table:formula="of:=[$'Set #2'.I78]" office:value-type="float" office:value="3.4" calcext:value-type="float">
            <text:p>3,40</text:p>
          </table:table-cell>
          <table:table-cell table:style-name="Default" office:value-type="float" office:value="0.35851" calcext:value-type="float">
            <text:p>0,358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8.nrrd</text:p>
          </table:table-cell>
          <table:table-cell table:style-name="ce2" table:formula="of:=[$'Set #2'.I79]" office:value-type="float" office:value="8.8" calcext:value-type="float">
            <text:p>8,80</text:p>
          </table:table-cell>
          <table:table-cell table:style-name="Default" office:value-type="float" office:value="0.568125" calcext:value-type="float">
            <text:p>0,568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9.nrrd</text:p>
          </table:table-cell>
          <table:table-cell table:style-name="ce2" table:formula="of:=[$'Set #2'.I80]" office:value-type="float" office:value="9" calcext:value-type="float">
            <text:p>9,00</text:p>
          </table:table-cell>
          <table:table-cell table:style-name="Default" office:value-type="float" office:value="0.584072" calcext:value-type="float">
            <text:p>0,5840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10.nrrd</text:p>
          </table:table-cell>
          <table:table-cell table:style-name="ce2" table:formula="of:=[$'Set #2'.I81]" office:value-type="float" office:value="6" calcext:value-type="float">
            <text:p>6,00</text:p>
          </table:table-cell>
          <table:table-cell table:style-name="Default" office:value-type="float" office:value="0.456672" calcext:value-type="float">
            <text:p>0,4566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1.nrrd</text:p>
          </table:table-cell>
          <table:table-cell table:style-name="ce2" table:formula="of:=[$'Set #2'.I82]" office:value-type="float" office:value="6.2" calcext:value-type="float">
            <text:p>6,20</text:p>
          </table:table-cell>
          <table:table-cell table:style-name="Default" office:value-type="float" office:value="0.374781" calcext:value-type="float">
            <text:p>0,3747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2.nrrd</text:p>
          </table:table-cell>
          <table:table-cell table:style-name="ce2" table:formula="of:=[$'Set #2'.I83]" office:value-type="float" office:value="9.2" calcext:value-type="float">
            <text:p>9,20</text:p>
          </table:table-cell>
          <table:table-cell table:style-name="Default" office:value-type="float" office:value="0.524979" calcext:value-type="float">
            <text:p>0,5249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3.nrrd</text:p>
          </table:table-cell>
          <table:table-cell table:style-name="ce2" table:formula="of:=[$'Set #2'.I84]" office:value-type="float" office:value="6.6" calcext:value-type="float">
            <text:p>6,60</text:p>
          </table:table-cell>
          <table:table-cell table:style-name="Default" office:value-type="float" office:value="0.537644" calcext:value-type="float">
            <text:p>0,537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4.nrrd</text:p>
          </table:table-cell>
          <table:table-cell table:style-name="ce2" table:formula="of:=[$'Set #2'.I85]" office:value-type="float" office:value="9.2" calcext:value-type="float">
            <text:p>9,20</text:p>
          </table:table-cell>
          <table:table-cell table:style-name="Default" office:value-type="float" office:value="0.622851" calcext:value-type="float">
            <text:p>0,6228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5.nrrd</text:p>
          </table:table-cell>
          <table:table-cell table:style-name="ce2" table:formula="of:=[$'Set #2'.I86]" office:value-type="float" office:value="9" calcext:value-type="float">
            <text:p>9,00</text:p>
          </table:table-cell>
          <table:table-cell table:style-name="Default" office:value-type="float" office:value="0.705556" calcext:value-type="float">
            <text:p>0,7055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6.nrrd</text:p>
          </table:table-cell>
          <table:table-cell table:style-name="ce2" table:formula="of:=[$'Set #2'.I87]" office:value-type="float" office:value="7.2" calcext:value-type="float">
            <text:p>7,20</text:p>
          </table:table-cell>
          <table:table-cell table:style-name="Default" office:value-type="float" office:value="0.447421" calcext:value-type="float">
            <text:p>0,4474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7.nrrd</text:p>
          </table:table-cell>
          <table:table-cell table:style-name="ce2" table:formula="of:=[$'Set #2'.I88]" office:value-type="float" office:value="8.6" calcext:value-type="float">
            <text:p>8,60</text:p>
          </table:table-cell>
          <table:table-cell table:style-name="Default" office:value-type="float" office:value="0.535742" calcext:value-type="float">
            <text:p>0,535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8.nrrd</text:p>
          </table:table-cell>
          <table:table-cell table:style-name="ce2" table:formula="of:=[$'Set #2'.I89]" office:value-type="float" office:value="7.4" calcext:value-type="float">
            <text:p>7,40</text:p>
          </table:table-cell>
          <table:table-cell table:style-name="Default" office:value-type="float" office:value="0.581967" calcext:value-type="float">
            <text:p>0,5819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9.nrrd</text:p>
          </table:table-cell>
          <table:table-cell table:style-name="ce2" table:formula="of:=[$'Set #2'.I90]" office:value-type="float" office:value="6.8" calcext:value-type="float">
            <text:p>6,80</text:p>
          </table:table-cell>
          <table:table-cell table:style-name="Default" office:value-type="float" office:value="0.403968" calcext:value-type="float">
            <text:p>0,4039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10.nrrd</text:p>
          </table:table-cell>
          <table:table-cell table:style-name="ce2" table:formula="of:=[$'Set #2'.I91]" office:value-type="float" office:value="9" calcext:value-type="float">
            <text:p>9,00</text:p>
          </table:table-cell>
          <table:table-cell table:style-name="Default" office:value-type="float" office:value="0.470406" calcext:value-type="float">
            <text:p>0,4704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1.nrrd</text:p>
          </table:table-cell>
          <table:table-cell table:style-name="ce2" table:formula="of:=[$'Set #2'.I92]" office:value-type="float" office:value="6.4" calcext:value-type="float">
            <text:p>6,40</text:p>
          </table:table-cell>
          <table:table-cell table:style-name="Default" office:value-type="float" office:value="0.442026" calcext:value-type="float">
            <text:p>0,4420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2.nrrd</text:p>
          </table:table-cell>
          <table:table-cell table:style-name="ce2" table:formula="of:=[$'Set #2'.I93]" office:value-type="float" office:value="2.4" calcext:value-type="float">
            <text:p>2,40</text:p>
          </table:table-cell>
          <table:table-cell table:style-name="Default" office:value-type="float" office:value="0.340602" calcext:value-type="float">
            <text:p>0,3406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3.nrrd</text:p>
          </table:table-cell>
          <table:table-cell table:style-name="ce2" table:formula="of:=[$'Set #2'.I94]" office:value-type="float" office:value="4" calcext:value-type="float">
            <text:p>4,00</text:p>
          </table:table-cell>
          <table:table-cell table:style-name="Default" office:value-type="float" office:value="0.272446" calcext:value-type="float">
            <text:p>0,2724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4.nrrd</text:p>
          </table:table-cell>
          <table:table-cell table:style-name="ce2" table:formula="of:=[$'Set #2'.I95]" office:value-type="float" office:value="5.4" calcext:value-type="float">
            <text:p>5,40</text:p>
          </table:table-cell>
          <table:table-cell table:style-name="Default" office:value-type="float" office:value="0.375351" calcext:value-type="float">
            <text:p>0,3753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5.nrrd</text:p>
          </table:table-cell>
          <table:table-cell table:style-name="ce2" table:formula="of:=[$'Set #2'.I96]" office:value-type="float" office:value="5.8" calcext:value-type="float">
            <text:p>5,80</text:p>
          </table:table-cell>
          <table:table-cell table:style-name="Default" office:value-type="float" office:value="0.349704" calcext:value-type="float">
            <text:p>0,3497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6.nrrd</text:p>
          </table:table-cell>
          <table:table-cell table:style-name="ce2" table:formula="of:=[$'Set #2'.I97]" office:value-type="float" office:value="3" calcext:value-type="float">
            <text:p>3,00</text:p>
          </table:table-cell>
          <table:table-cell table:style-name="Default" office:value-type="float" office:value="0.301583" calcext:value-type="float">
            <text:p>0,301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7.nrrd</text:p>
          </table:table-cell>
          <table:table-cell table:style-name="ce2" table:formula="of:=[$'Set #2'.I98]" office:value-type="float" office:value="5.6" calcext:value-type="float">
            <text:p>5,60</text:p>
          </table:table-cell>
          <table:table-cell table:style-name="Default" office:value-type="float" office:value="0.409865" calcext:value-type="float">
            <text:p>0,4098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8.nrrd</text:p>
          </table:table-cell>
          <table:table-cell table:style-name="ce2" table:formula="of:=[$'Set #2'.I99]" office:value-type="float" office:value="4" calcext:value-type="float">
            <text:p>4,00</text:p>
          </table:table-cell>
          <table:table-cell table:style-name="Default" office:value-type="float" office:value="0.30161" calcext:value-type="float">
            <text:p>0,30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9.nrrd</text:p>
          </table:table-cell>
          <table:table-cell table:style-name="ce2" table:formula="of:=[$'Set #2'.I100]" office:value-type="float" office:value="7.2" calcext:value-type="float">
            <text:p>7,20</text:p>
          </table:table-cell>
          <table:table-cell table:style-name="Default" office:value-type="float" office:value="0.48533" calcext:value-type="float">
            <text:p>0,485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10.nrrd</text:p>
          </table:table-cell>
          <table:table-cell table:style-name="ce2" table:formula="of:=[$'Set #2'.I101]" office:value-type="float" office:value="4.6" calcext:value-type="float">
            <text:p>4,60</text:p>
          </table:table-cell>
          <table:table-cell table:style-name="Default" office:value-type="float" office:value="0.397891" calcext:value-type="float">
            <text:p>0,3978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1.nrrd</text:p>
          </table:table-cell>
          <table:table-cell table:style-name="ce2" table:formula="of:=[$'Set #2'.I102]" office:value-type="float" office:value="7.4" calcext:value-type="float">
            <text:p>7,40</text:p>
          </table:table-cell>
          <table:table-cell table:style-name="Default" office:value-type="float" office:value="0.51886" calcext:value-type="float">
            <text:p>0,518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2.nrrd</text:p>
          </table:table-cell>
          <table:table-cell table:style-name="ce2" table:formula="of:=[$'Set #2'.I103]" office:value-type="float" office:value="7.2" calcext:value-type="float">
            <text:p>7,20</text:p>
          </table:table-cell>
          <table:table-cell table:style-name="Default" office:value-type="float" office:value="0.562598" calcext:value-type="float">
            <text:p>0,562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3.nrrd</text:p>
          </table:table-cell>
          <table:table-cell table:style-name="ce2" table:formula="of:=[$'Set #2'.I104]" office:value-type="float" office:value="1.8" calcext:value-type="float">
            <text:p>1,80</text:p>
          </table:table-cell>
          <table:table-cell table:style-name="Default" office:value-type="float" office:value="0.362475" calcext:value-type="float">
            <text:p>0,362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4.nrrd</text:p>
          </table:table-cell>
          <table:table-cell table:style-name="ce2" table:formula="of:=[$'Set #2'.I105]" office:value-type="float" office:value="1.2" calcext:value-type="float">
            <text:p>1,20</text:p>
          </table:table-cell>
          <table:table-cell table:style-name="Default" office:value-type="float" office:value="0.340127" calcext:value-type="float">
            <text:p>0,3401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5.nrrd</text:p>
          </table:table-cell>
          <table:table-cell table:style-name="ce2" table:formula="of:=[$'Set #2'.I106]" office:value-type="float" office:value="5" calcext:value-type="float">
            <text:p>5,00</text:p>
          </table:table-cell>
          <table:table-cell table:style-name="Default" office:value-type="float" office:value="0.396891" calcext:value-type="float">
            <text:p>0,3968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6.nrrd</text:p>
          </table:table-cell>
          <table:table-cell table:style-name="ce2" table:formula="of:=[$'Set #2'.I107]" office:value-type="float" office:value="2.4" calcext:value-type="float">
            <text:p>2,40</text:p>
          </table:table-cell>
          <table:table-cell table:style-name="Default" office:value-type="float" office:value="0.438414" calcext:value-type="float">
            <text:p>0,4384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7.nrrd</text:p>
          </table:table-cell>
          <table:table-cell table:style-name="ce2" table:formula="of:=[$'Set #2'.I108]" office:value-type="float" office:value="4" calcext:value-type="float">
            <text:p>4,00</text:p>
          </table:table-cell>
          <table:table-cell table:style-name="Default" office:value-type="float" office:value="0.42409" calcext:value-type="float">
            <text:p>0,424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8.nrrd</text:p>
          </table:table-cell>
          <table:table-cell table:style-name="ce2" table:formula="of:=[$'Set #2'.I109]" office:value-type="float" office:value="2.8" calcext:value-type="float">
            <text:p>2,80</text:p>
          </table:table-cell>
          <table:table-cell table:style-name="Default" office:value-type="float" office:value="0.382329" calcext:value-type="float">
            <text:p>0,3823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9.nrrd</text:p>
          </table:table-cell>
          <table:table-cell table:style-name="ce2" table:formula="of:=[$'Set #2'.I110]" office:value-type="float" office:value="3" calcext:value-type="float">
            <text:p>3,00</text:p>
          </table:table-cell>
          <table:table-cell table:style-name="Default" office:value-type="float" office:value="0.395845" calcext:value-type="float">
            <text:p>0,3958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10.nrrd</text:p>
          </table:table-cell>
          <table:table-cell table:style-name="ce2" table:formula="of:=[$'Set #2'.I111]" office:value-type="float" office:value="6.6" calcext:value-type="float">
            <text:p>6,60</text:p>
          </table:table-cell>
          <table:table-cell table:style-name="Default" office:value-type="float" office:value="0.557675" calcext:value-type="float">
            <text:p>0,5576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1.nrrd</text:p>
          </table:table-cell>
          <table:table-cell table:style-name="ce2" table:formula="of:=[$'Set #2'.I112]" office:value-type="float" office:value="1.6" calcext:value-type="float">
            <text:p>1,60</text:p>
          </table:table-cell>
          <table:table-cell table:style-name="Default" office:value-type="float" office:value="0.207733" calcext:value-type="float">
            <text:p>0,207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2.nrrd</text:p>
          </table:table-cell>
          <table:table-cell table:style-name="ce2" table:formula="of:=[$'Set #2'.I113]" office:value-type="float" office:value="2.4" calcext:value-type="float">
            <text:p>2,40</text:p>
          </table:table-cell>
          <table:table-cell table:style-name="Default" office:value-type="float" office:value="0.323585" calcext:value-type="float">
            <text:p>0,323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3.nrrd</text:p>
          </table:table-cell>
          <table:table-cell table:style-name="ce2" table:formula="of:=[$'Set #2'.I114]" office:value-type="float" office:value="6.4" calcext:value-type="float">
            <text:p>6,40</text:p>
          </table:table-cell>
          <table:table-cell table:style-name="Default" office:value-type="float" office:value="0.498041" calcext:value-type="float">
            <text:p>0,4980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4.nrrd</text:p>
          </table:table-cell>
          <table:table-cell table:style-name="ce2" table:formula="of:=[$'Set #2'.I115]" office:value-type="float" office:value="2.8" calcext:value-type="float">
            <text:p>2,80</text:p>
          </table:table-cell>
          <table:table-cell table:style-name="Default" office:value-type="float" office:value="0.443381" calcext:value-type="float">
            <text:p>0,4433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5.nrrd</text:p>
          </table:table-cell>
          <table:table-cell table:style-name="ce2" table:formula="of:=[$'Set #2'.I116]" office:value-type="float" office:value="2.6" calcext:value-type="float">
            <text:p>2,60</text:p>
          </table:table-cell>
          <table:table-cell table:style-name="Default" office:value-type="float" office:value="0.421209" calcext:value-type="float">
            <text:p>0,4212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6.nrrd</text:p>
          </table:table-cell>
          <table:table-cell table:style-name="ce2" table:formula="of:=[$'Set #2'.I117]" office:value-type="float" office:value="3.4" calcext:value-type="float">
            <text:p>3,40</text:p>
          </table:table-cell>
          <table:table-cell table:style-name="Default" office:value-type="float" office:value="0.34473" calcext:value-type="float">
            <text:p>0,344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7.nrrd</text:p>
          </table:table-cell>
          <table:table-cell table:style-name="ce2" table:formula="of:=[$'Set #2'.I118]" office:value-type="float" office:value="1.6" calcext:value-type="float">
            <text:p>1,60</text:p>
          </table:table-cell>
          <table:table-cell table:style-name="Default" office:value-type="float" office:value="0.312734" calcext:value-type="float">
            <text:p>0,3127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8.nrrd</text:p>
          </table:table-cell>
          <table:table-cell table:style-name="ce2" table:formula="of:=[$'Set #2'.I119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9.nrrd</text:p>
          </table:table-cell>
          <table:table-cell table:style-name="ce2" table:formula="of:=[$'Set #2'.I120]" office:value-type="float" office:value="2.6" calcext:value-type="float">
            <text:p>2,60</text:p>
          </table:table-cell>
          <table:table-cell table:style-name="Default" office:value-type="float" office:value="0.411523" calcext:value-type="float">
            <text:p>0,4115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10.nrrd</text:p>
          </table:table-cell>
          <table:table-cell table:style-name="ce2" table:formula="of:=[$'Set #2'.I121]" office:value-type="float" office:value="1" calcext:value-type="float">
            <text:p>1,00</text:p>
          </table:table-cell>
          <table:table-cell table:style-name="Default" office:value-type="float" office:value="0.330713" calcext:value-type="float">
            <text:p>0,3307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1.nrrd</text:p>
          </table:table-cell>
          <table:table-cell table:style-name="ce2" table:formula="of:=[$'Set #2'.I122]" office:value-type="float" office:value="6.8" calcext:value-type="float">
            <text:p>6,80</text:p>
          </table:table-cell>
          <table:table-cell table:style-name="Default" office:value-type="float" office:value="0.29598" calcext:value-type="float">
            <text:p>0,29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2.nrrd</text:p>
          </table:table-cell>
          <table:table-cell table:style-name="ce2" table:formula="of:=[$'Set #2'.I123]" office:value-type="float" office:value="5.6" calcext:value-type="float">
            <text:p>5,60</text:p>
          </table:table-cell>
          <table:table-cell table:style-name="Default" office:value-type="float" office:value="0.343675" calcext:value-type="float">
            <text:p>0,3436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3.nrrd</text:p>
          </table:table-cell>
          <table:table-cell table:style-name="ce2" table:formula="of:=[$'Set #2'.I124]" office:value-type="float" office:value="8.2" calcext:value-type="float">
            <text:p>8,20</text:p>
          </table:table-cell>
          <table:table-cell table:style-name="Default" office:value-type="float" office:value="0.477012" calcext:value-type="float">
            <text:p>0,477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4.nrrd</text:p>
          </table:table-cell>
          <table:table-cell table:style-name="ce2" table:formula="of:=[$'Set #2'.I125]" office:value-type="float" office:value="5.2" calcext:value-type="float">
            <text:p>5,20</text:p>
          </table:table-cell>
          <table:table-cell table:style-name="Default" office:value-type="float" office:value="0.438975" calcext:value-type="float">
            <text:p>0,438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5.nrrd</text:p>
          </table:table-cell>
          <table:table-cell table:style-name="ce2" table:formula="of:=[$'Set #2'.I126]" office:value-type="float" office:value="6.2" calcext:value-type="float">
            <text:p>6,20</text:p>
          </table:table-cell>
          <table:table-cell table:style-name="Default" office:value-type="float" office:value="0.377368" calcext:value-type="float">
            <text:p>0,3773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6.nrrd</text:p>
          </table:table-cell>
          <table:table-cell table:style-name="ce2" table:formula="of:=[$'Set #2'.I127]" office:value-type="float" office:value="3.2" calcext:value-type="float">
            <text:p>3,20</text:p>
          </table:table-cell>
          <table:table-cell table:style-name="Default" office:value-type="float" office:value="0.359481" calcext:value-type="float">
            <text:p>0,3594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7.nrrd</text:p>
          </table:table-cell>
          <table:table-cell table:style-name="ce2" table:formula="of:=[$'Set #2'.I128]" office:value-type="float" office:value="5.8" calcext:value-type="float">
            <text:p>5,80</text:p>
          </table:table-cell>
          <table:table-cell table:style-name="Default" office:value-type="float" office:value="0.281879" calcext:value-type="float">
            <text:p>0,2818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8.nrrd</text:p>
          </table:table-cell>
          <table:table-cell table:style-name="ce2" table:formula="of:=[$'Set #2'.I129]" office:value-type="float" office:value="4.8" calcext:value-type="float">
            <text:p>4,80</text:p>
          </table:table-cell>
          <table:table-cell table:style-name="Default" office:value-type="float" office:value="0.257495" calcext:value-type="float">
            <text:p>0,2574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9.nrrd</text:p>
          </table:table-cell>
          <table:table-cell table:style-name="ce2" table:formula="of:=[$'Set #2'.I130]" office:value-type="float" office:value="4.2" calcext:value-type="float">
            <text:p>4,20</text:p>
          </table:table-cell>
          <table:table-cell table:style-name="Default" office:value-type="float" office:value="0.328407" calcext:value-type="float">
            <text:p>0,3284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10.nrrd</text:p>
          </table:table-cell>
          <table:table-cell table:style-name="ce2" table:formula="of:=[$'Set #2'.I131]" office:value-type="float" office:value="3.8" calcext:value-type="float">
            <text:p>3,80</text:p>
          </table:table-cell>
          <table:table-cell table:style-name="Default" office:value-type="float" office:value="0.402621" calcext:value-type="float">
            <text:p>0,402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1.nrrd</text:p>
          </table:table-cell>
          <table:table-cell table:style-name="ce2" table:formula="of:=[$'Set #2'.I132]" office:value-type="float" office:value="1.4" calcext:value-type="float">
            <text:p>1,40</text:p>
          </table:table-cell>
          <table:table-cell table:style-name="Default" office:value-type="float" office:value="0.294816" calcext:value-type="float">
            <text:p>0,2948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2.nrrd</text:p>
          </table:table-cell>
          <table:table-cell table:style-name="ce2" table:formula="of:=[$'Set #2'.I133]" office:value-type="float" office:value="7" calcext:value-type="float">
            <text:p>7,00</text:p>
          </table:table-cell>
          <table:table-cell table:style-name="Default" office:value-type="float" office:value="0.703539" calcext:value-type="float">
            <text:p>0,7035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3.nrrd</text:p>
          </table:table-cell>
          <table:table-cell table:style-name="ce2" table:formula="of:=[$'Set #2'.I134]" office:value-type="float" office:value="1.2" calcext:value-type="float">
            <text:p>1,20</text:p>
          </table:table-cell>
          <table:table-cell table:style-name="Default" office:value-type="float" office:value="0.353693" calcext:value-type="float">
            <text:p>0,3536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4.nrrd</text:p>
          </table:table-cell>
          <table:table-cell table:style-name="ce2" table:formula="of:=[$'Set #2'.I1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5.nrrd</text:p>
          </table:table-cell>
          <table:table-cell table:style-name="ce2" table:formula="of:=[$'Set #2'.I136]" office:value-type="float" office:value="8" calcext:value-type="float">
            <text:p>8,00</text:p>
          </table:table-cell>
          <table:table-cell table:style-name="Default" office:value-type="float" office:value="0.339493" calcext:value-type="float">
            <text:p>0,3394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6.nrrd</text:p>
          </table:table-cell>
          <table:table-cell table:style-name="ce2" table:formula="of:=[$'Set #2'.I137]" office:value-type="float" office:value="4.8" calcext:value-type="float">
            <text:p>4,80</text:p>
          </table:table-cell>
          <table:table-cell table:style-name="Default" office:value-type="float" office:value="0.581457" calcext:value-type="float">
            <text:p>0,5814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7.nrrd</text:p>
          </table:table-cell>
          <table:table-cell table:style-name="ce2" table:formula="of:=[$'Set #2'.I138]" office:value-type="float" office:value="3.6" calcext:value-type="float">
            <text:p>3,60</text:p>
          </table:table-cell>
          <table:table-cell table:style-name="Default" office:value-type="float" office:value="0.346886" calcext:value-type="float">
            <text:p>0,3468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8.nrrd</text:p>
          </table:table-cell>
          <table:table-cell table:style-name="ce2" table:formula="of:=[$'Set #2'.I139]" office:value-type="float" office:value="6.2" calcext:value-type="float">
            <text:p>6,20</text:p>
          </table:table-cell>
          <table:table-cell table:style-name="Default" office:value-type="float" office:value="0.332634" calcext:value-type="float">
            <text:p>0,3326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9.nrrd</text:p>
          </table:table-cell>
          <table:table-cell table:style-name="ce2" table:formula="of:=[$'Set #2'.I14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10.nrrd</text:p>
          </table:table-cell>
          <table:table-cell table:style-name="ce2" table:formula="of:=[$'Set #2'.I14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1.nrrd</text:p>
          </table:table-cell>
          <table:table-cell table:style-name="ce2" table:formula="of:=[$'Set #2'.I142]" office:value-type="float" office:value="5.2" calcext:value-type="float">
            <text:p>5,20</text:p>
          </table:table-cell>
          <table:table-cell table:style-name="Default" office:value-type="float" office:value="0.472498" calcext:value-type="float">
            <text:p>0,4724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2.nrrd</text:p>
          </table:table-cell>
          <table:table-cell table:style-name="ce2" table:formula="of:=[$'Set #2'.I143]" office:value-type="float" office:value="6.2" calcext:value-type="float">
            <text:p>6,20</text:p>
          </table:table-cell>
          <table:table-cell table:style-name="Default" office:value-type="float" office:value="0.46648" calcext:value-type="float">
            <text:p>0,466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3.nrrd</text:p>
          </table:table-cell>
          <table:table-cell table:style-name="ce2" table:formula="of:=[$'Set #2'.I144]" office:value-type="float" office:value="3.8" calcext:value-type="float">
            <text:p>3,80</text:p>
          </table:table-cell>
          <table:table-cell table:style-name="Default" office:value-type="float" office:value="0.461559" calcext:value-type="float">
            <text:p>0,461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4.nrrd</text:p>
          </table:table-cell>
          <table:table-cell table:style-name="ce2" table:formula="of:=[$'Set #2'.I145]" office:value-type="float" office:value="4" calcext:value-type="float">
            <text:p>4,00</text:p>
          </table:table-cell>
          <table:table-cell table:style-name="Default" office:value-type="float" office:value="0.491437" calcext:value-type="float">
            <text:p>0,4914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5.nrrd</text:p>
          </table:table-cell>
          <table:table-cell table:style-name="ce2" table:formula="of:=[$'Set #2'.I146]" office:value-type="float" office:value="5.4" calcext:value-type="float">
            <text:p>5,40</text:p>
          </table:table-cell>
          <table:table-cell table:style-name="Default" office:value-type="float" office:value="0.458948" calcext:value-type="float">
            <text:p>0,4589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6.nrrd</text:p>
          </table:table-cell>
          <table:table-cell table:style-name="ce2" table:formula="of:=[$'Set #2'.I147]" office:value-type="float" office:value="5.6" calcext:value-type="float">
            <text:p>5,60</text:p>
          </table:table-cell>
          <table:table-cell table:style-name="Default" office:value-type="float" office:value="0.451494" calcext:value-type="float">
            <text:p>0,4514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7.nrrd</text:p>
          </table:table-cell>
          <table:table-cell table:style-name="ce2" table:formula="of:=[$'Set #2'.I148]" office:value-type="float" office:value="3.4" calcext:value-type="float">
            <text:p>3,40</text:p>
          </table:table-cell>
          <table:table-cell table:style-name="Default" office:value-type="float" office:value="0.443413" calcext:value-type="float">
            <text:p>0,4434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8.nrrd</text:p>
          </table:table-cell>
          <table:table-cell table:style-name="ce2" table:formula="of:=[$'Set #2'.I149]" office:value-type="float" office:value="3.8" calcext:value-type="float">
            <text:p>3,80</text:p>
          </table:table-cell>
          <table:table-cell table:style-name="Default" office:value-type="float" office:value="0.503457" calcext:value-type="float">
            <text:p>0,5034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9.nrrd</text:p>
          </table:table-cell>
          <table:table-cell table:style-name="ce2" table:formula="of:=[$'Set #2'.I150]" office:value-type="float" office:value="4.2" calcext:value-type="float">
            <text:p>4,20</text:p>
          </table:table-cell>
          <table:table-cell table:style-name="Default" office:value-type="float" office:value="0.460598" calcext:value-type="float">
            <text:p>0,460598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79__Fid=6_M10.nrrd</text:p>
          </table:table-cell>
          <table:table-cell table:style-name="ce10" table:formula="of:=[$'Set #2'.I151]" office:value-type="float" office:value="5.8" calcext:value-type="float">
            <text:p>5,80</text:p>
          </table:table-cell>
          <table:table-cell table:style-name="ce9" office:value-type="float" office:value="0.595347" calcext:value-type="float">
            <text:p>0,595347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__Fid=1_M01.nrrd</text:p>
          </table:table-cell>
          <table:table-cell table:formula="of:=[$'Set #3'.I2]" office:value-type="float" office:value="6.4" calcext:value-type="float">
            <text:p>6,4</text:p>
          </table:table-cell>
          <table:table-cell table:style-name="Default" office:value-type="float" office:value="0.444787" calcext:value-type="float">
            <text:p>0,4447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2.nrrd</text:p>
          </table:table-cell>
          <table:table-cell table:formula="of:=[$'Set #3'.I3]" office:value-type="float" office:value="5.6" calcext:value-type="float">
            <text:p>5,6</text:p>
          </table:table-cell>
          <table:table-cell table:style-name="Default" office:value-type="float" office:value="0.473529" calcext:value-type="float">
            <text:p>0,4735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3.nrrd</text:p>
          </table:table-cell>
          <table:table-cell table:formula="of:=[$'Set #3'.I4]" office:value-type="float" office:value="6" calcext:value-type="float">
            <text:p>6</text:p>
          </table:table-cell>
          <table:table-cell table:style-name="Default" office:value-type="float" office:value="0.484367" calcext:value-type="float">
            <text:p>0,4843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4.nrrd</text:p>
          </table:table-cell>
          <table:table-cell table:formula="of:=[$'Set #3'.I5]" office:value-type="float" office:value="5.8" calcext:value-type="float">
            <text:p>5,8</text:p>
          </table:table-cell>
          <table:table-cell table:style-name="Default" office:value-type="float" office:value="0.475412" calcext:value-type="float">
            <text:p>0,4754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6.nrrd</text:p>
          </table:table-cell>
          <table:table-cell table:formula="of:=[$'Set #3'.I7]" office:value-type="float" office:value="7.2" calcext:value-type="float">
            <text:p>7,2</text:p>
          </table:table-cell>
          <table:table-cell table:style-name="Default" office:value-type="float" office:value="0.543499" calcext:value-type="float">
            <text:p>0,5434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7.nrrd</text:p>
          </table:table-cell>
          <table:table-cell table:formula="of:=[$'Set #3'.I8]" office:value-type="float" office:value="5" calcext:value-type="float">
            <text:p>5</text:p>
          </table:table-cell>
          <table:table-cell table:style-name="Default" office:value-type="float" office:value="0.455709" calcext:value-type="float">
            <text:p>0,4557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8.nrrd</text:p>
          </table:table-cell>
          <table:table-cell table:formula="of:=[$'Set #3'.I9]" office:value-type="float" office:value="5.4" calcext:value-type="float">
            <text:p>5,4</text:p>
          </table:table-cell>
          <table:table-cell table:style-name="Default" office:value-type="float" office:value="0.457834" calcext:value-type="float">
            <text:p>0,4578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9.nrrd</text:p>
          </table:table-cell>
          <table:table-cell table:formula="of:=[$'Set #3'.I10]" office:value-type="float" office:value="5.2" calcext:value-type="float">
            <text:p>5,2</text:p>
          </table:table-cell>
          <table:table-cell table:style-name="Default" office:value-type="float" office:value="0.472627" calcext:value-type="float">
            <text:p>0,4726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10.nrrd</text:p>
          </table:table-cell>
          <table:table-cell table:formula="of:=[$'Set #3'.I11]" office:value-type="float" office:value="6.6" calcext:value-type="float">
            <text:p>6,6</text:p>
          </table:table-cell>
          <table:table-cell table:style-name="Default" office:value-type="float" office:value="0.506845" calcext:value-type="float">
            <text:p>0,5068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1.nrrd</text:p>
          </table:table-cell>
          <table:table-cell table:formula="of:=[$'Set #3'.I12]" office:value-type="float" office:value="1" calcext:value-type="float">
            <text:p>1</text:p>
          </table:table-cell>
          <table:table-cell table:style-name="Default" office:value-type="float" office:value="0.500489" calcext:value-type="float">
            <text:p>0,5004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2.nrrd</text:p>
          </table:table-cell>
          <table:table-cell table:formula="of:=[$'Set #3'.I13]" office:value-type="float" office:value="2.8" calcext:value-type="float">
            <text:p>2,8</text:p>
          </table:table-cell>
          <table:table-cell table:style-name="Default" office:value-type="float" office:value="0.349273" calcext:value-type="float">
            <text:p>0,3492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3.nrrd</text:p>
          </table:table-cell>
          <table:table-cell table:formula="of:=[$'Set #3'.I14]" office:value-type="float" office:value="7" calcext:value-type="float">
            <text:p>7</text:p>
          </table:table-cell>
          <table:table-cell table:style-name="Default" office:value-type="float" office:value="0.467993" calcext:value-type="float">
            <text:p>0,4679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4.nrrd</text:p>
          </table:table-cell>
          <table:table-cell table:formula="of:=[$'Set #3'.I15]" office:value-type="float" office:value="3" calcext:value-type="float">
            <text:p>3</text:p>
          </table:table-cell>
          <table:table-cell table:style-name="Default" office:value-type="float" office:value="0.550103" calcext:value-type="float">
            <text:p>0,5501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5.nrrd</text:p>
          </table:table-cell>
          <table:table-cell table:formula="of:=[$'Set #3'.I16]" office:value-type="float" office:value="5.6" calcext:value-type="float">
            <text:p>5,6</text:p>
          </table:table-cell>
          <table:table-cell table:style-name="Default" office:value-type="float" office:value="0.318251" calcext:value-type="float">
            <text:p>0,3182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6.nrrd</text:p>
          </table:table-cell>
          <table:table-cell table:formula="of:=[$'Set #3'.I17]" office:value-type="float" office:value="4.2" calcext:value-type="float">
            <text:p>4,2</text:p>
          </table:table-cell>
          <table:table-cell table:style-name="Default" office:value-type="float" office:value="0.495304" calcext:value-type="float">
            <text:p>0,495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7.nrrd</text:p>
          </table:table-cell>
          <table:table-cell table:formula="of:=[$'Set #3'.I18]" office:value-type="float" office:value="3.4" calcext:value-type="float">
            <text:p>3,4</text:p>
          </table:table-cell>
          <table:table-cell table:style-name="Default" office:value-type="float" office:value="0.475343" calcext:value-type="float">
            <text:p>0,4753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8.nrrd</text:p>
          </table:table-cell>
          <table:table-cell table:formula="of:=[$'Set #3'.I19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9.nrrd</text:p>
          </table:table-cell>
          <table:table-cell table:formula="of:=[$'Set #3'.I20]" office:value-type="float" office:value="3.4" calcext:value-type="float">
            <text:p>3,4</text:p>
          </table:table-cell>
          <table:table-cell table:style-name="Default" office:value-type="float" office:value="0.514109" calcext:value-type="float">
            <text:p>0,5141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10.nrrd</text:p>
          </table:table-cell>
          <table:table-cell table:formula="of:=[$'Set #3'.I21]" office:value-type="float" office:value="4" calcext:value-type="float">
            <text:p>4</text:p>
          </table:table-cell>
          <table:table-cell table:style-name="Default" office:value-type="float" office:value="0.220728" calcext:value-type="float">
            <text:p>0,2207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1.nrrd</text:p>
          </table:table-cell>
          <table:table-cell table:formula="of:=[$'Set #3'.I22]" office:value-type="float" office:value="8.2" calcext:value-type="float">
            <text:p>8,2</text:p>
          </table:table-cell>
          <table:table-cell table:style-name="Default" office:value-type="float" office:value="0.453695" calcext:value-type="float">
            <text:p>0,4536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2.nrrd</text:p>
          </table:table-cell>
          <table:table-cell table:formula="of:=[$'Set #3'.I23]" office:value-type="float" office:value="7.4" calcext:value-type="float">
            <text:p>7,4</text:p>
          </table:table-cell>
          <table:table-cell table:style-name="Default" office:value-type="float" office:value="0.572731" calcext:value-type="float">
            <text:p>0,5727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3.nrrd</text:p>
          </table:table-cell>
          <table:table-cell table:formula="of:=[$'Set #3'.I24]" office:value-type="float" office:value="6.8" calcext:value-type="float">
            <text:p>6,8</text:p>
          </table:table-cell>
          <table:table-cell table:style-name="Default" office:value-type="float" office:value="0.348174" calcext:value-type="float">
            <text:p>0,3481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4.nrrd</text:p>
          </table:table-cell>
          <table:table-cell table:formula="of:=[$'Set #3'.I25]" office:value-type="float" office:value="3.6" calcext:value-type="float">
            <text:p>3,6</text:p>
          </table:table-cell>
          <table:table-cell table:style-name="Default" office:value-type="float" office:value="0.340571" calcext:value-type="float">
            <text:p>0,340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5.nrrd</text:p>
          </table:table-cell>
          <table:table-cell table:formula="of:=[$'Set #3'.I26]" office:value-type="float" office:value="8" calcext:value-type="float">
            <text:p>8</text:p>
          </table:table-cell>
          <table:table-cell table:style-name="Default" office:value-type="float" office:value="0.52384" calcext:value-type="float">
            <text:p>0,523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6.nrrd</text:p>
          </table:table-cell>
          <table:table-cell table:formula="of:=[$'Set #3'.I27]" office:value-type="float" office:value="3.4" calcext:value-type="float">
            <text:p>3,4</text:p>
          </table:table-cell>
          <table:table-cell table:style-name="Default" office:value-type="float" office:value="0.389276" calcext:value-type="float">
            <text:p>0,3892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7.nrrd</text:p>
          </table:table-cell>
          <table:table-cell table:formula="of:=[$'Set #3'.I28]" office:value-type="float" office:value="5.2" calcext:value-type="float">
            <text:p>5,2</text:p>
          </table:table-cell>
          <table:table-cell table:style-name="Default" office:value-type="float" office:value="0.585943" calcext:value-type="float">
            <text:p>0,5859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8.nrrd</text:p>
          </table:table-cell>
          <table:table-cell table:formula="of:=[$'Set #3'.I29]" office:value-type="float" office:value="7.6" calcext:value-type="float">
            <text:p>7,6</text:p>
          </table:table-cell>
          <table:table-cell table:style-name="Default" office:value-type="float" office:value="0.569343" calcext:value-type="float">
            <text:p>0,5693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9.nrrd</text:p>
          </table:table-cell>
          <table:table-cell table:formula="of:=[$'Set #3'.I30]" office:value-type="float" office:value="6" calcext:value-type="float">
            <text:p>6</text:p>
          </table:table-cell>
          <table:table-cell table:style-name="Default" office:value-type="float" office:value="0.435405" calcext:value-type="float">
            <text:p>0,4354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10.nrrd</text:p>
          </table:table-cell>
          <table:table-cell table:formula="of:=[$'Set #3'.I31]" office:value-type="float" office:value="5" calcext:value-type="float">
            <text:p>5</text:p>
          </table:table-cell>
          <table:table-cell table:style-name="Default" office:value-type="float" office:value="0.453882" calcext:value-type="float">
            <text:p>0,4538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1.nrrd</text:p>
          </table:table-cell>
          <table:table-cell table:formula="of:=[$'Set #3'.I32]" office:value-type="float" office:value="9.6" calcext:value-type="float">
            <text:p>9,6</text:p>
          </table:table-cell>
          <table:table-cell table:style-name="Default" office:value-type="float" office:value="0.354348" calcext:value-type="float">
            <text:p>0,3543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2.nrrd</text:p>
          </table:table-cell>
          <table:table-cell table:formula="of:=[$'Set #3'.I33]" office:value-type="float" office:value="10" calcext:value-type="float">
            <text:p>10</text:p>
          </table:table-cell>
          <table:table-cell table:style-name="Default" office:value-type="float" office:value="0.57346" calcext:value-type="float">
            <text:p>0,573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3.nrrd</text:p>
          </table:table-cell>
          <table:table-cell table:formula="of:=[$'Set #3'.I34]" office:value-type="float" office:value="5" calcext:value-type="float">
            <text:p>5</text:p>
          </table:table-cell>
          <table:table-cell table:style-name="Default" office:value-type="float" office:value="0.437627" calcext:value-type="float">
            <text:p>0,4376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4.nrrd</text:p>
          </table:table-cell>
          <table:table-cell table:formula="of:=[$'Set #3'.I35]" office:value-type="float" office:value="8.2" calcext:value-type="float">
            <text:p>8,2</text:p>
          </table:table-cell>
          <table:table-cell table:style-name="Default" office:value-type="float" office:value="0.403052" calcext:value-type="float">
            <text:p>0,4030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5.nrrd</text:p>
          </table:table-cell>
          <table:table-cell table:formula="of:=[$'Set #3'.I36]" office:value-type="float" office:value="8.6" calcext:value-type="float">
            <text:p>8,6</text:p>
          </table:table-cell>
          <table:table-cell table:style-name="Default" office:value-type="float" office:value="0.24451" calcext:value-type="float">
            <text:p>0,244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6.nrrd</text:p>
          </table:table-cell>
          <table:table-cell table:formula="of:=[$'Set #3'.I37]" office:value-type="float" office:value="10" calcext:value-type="float">
            <text:p>10</text:p>
          </table:table-cell>
          <table:table-cell table:style-name="Default" office:value-type="float" office:value="0.461398" calcext:value-type="float">
            <text:p>0,4613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7.nrrd</text:p>
          </table:table-cell>
          <table:table-cell table:formula="of:=[$'Set #3'.I38]" office:value-type="float" office:value="9.6" calcext:value-type="float">
            <text:p>9,6</text:p>
          </table:table-cell>
          <table:table-cell table:style-name="Default" office:value-type="float" office:value="0.450567" calcext:value-type="float">
            <text:p>0,4505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8.nrrd</text:p>
          </table:table-cell>
          <table:table-cell table:formula="of:=[$'Set #3'.I39]" office:value-type="float" office:value="9.2" calcext:value-type="float">
            <text:p>9,2</text:p>
          </table:table-cell>
          <table:table-cell table:style-name="Default" office:value-type="float" office:value="0.229464" calcext:value-type="float">
            <text:p>0,2294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9.nrrd</text:p>
          </table:table-cell>
          <table:table-cell table:formula="of:=[$'Set #3'.I40]" office:value-type="float" office:value="7" calcext:value-type="float">
            <text:p>7</text:p>
          </table:table-cell>
          <table:table-cell table:style-name="Default" office:value-type="float" office:value="0.488128" calcext:value-type="float">
            <text:p>0,4881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10.nrrd</text:p>
          </table:table-cell>
          <table:table-cell table:formula="of:=[$'Set #3'.I41]" office:value-type="float" office:value="3" calcext:value-type="float">
            <text:p>3</text:p>
          </table:table-cell>
          <table:table-cell table:style-name="Default" office:value-type="float" office:value="0.333793" calcext:value-type="float">
            <text:p>0,3337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1.nrrd</text:p>
          </table:table-cell>
          <table:table-cell table:formula="of:=[$'Set #3'.I42]" office:value-type="float" office:value="3.6" calcext:value-type="float">
            <text:p>3,6</text:p>
          </table:table-cell>
          <table:table-cell table:style-name="Default" office:value-type="float" office:value="0.46432" calcext:value-type="float">
            <text:p>0,464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2.nrrd</text:p>
          </table:table-cell>
          <table:table-cell table:formula="of:=[$'Set #3'.I43]" office:value-type="float" office:value="1.8" calcext:value-type="float">
            <text:p>1,8</text:p>
          </table:table-cell>
          <table:table-cell table:style-name="Default" office:value-type="float" office:value="0.327916" calcext:value-type="float">
            <text:p>0,3279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3.nrrd</text:p>
          </table:table-cell>
          <table:table-cell table:formula="of:=[$'Set #3'.I44]" office:value-type="float" office:value="4" calcext:value-type="float">
            <text:p>4</text:p>
          </table:table-cell>
          <table:table-cell table:style-name="Default" office:value-type="float" office:value="0.410085" calcext:value-type="float">
            <text:p>0,4100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4.nrrd</text:p>
          </table:table-cell>
          <table:table-cell table:formula="of:=[$'Set #3'.I45]" office:value-type="float" office:value="3.2" calcext:value-type="float">
            <text:p>3,2</text:p>
          </table:table-cell>
          <table:table-cell table:style-name="Default" office:value-type="float" office:value="0.225513" calcext:value-type="float">
            <text:p>0,2255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5.nrrd</text:p>
          </table:table-cell>
          <table:table-cell table:formula="of:=[$'Set #3'.I46]" office:value-type="float" office:value="3.2" calcext:value-type="float">
            <text:p>3,2</text:p>
          </table:table-cell>
          <table:table-cell table:style-name="Default" office:value-type="float" office:value="0.245556" calcext:value-type="float">
            <text:p>0,2455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6.nrrd</text:p>
          </table:table-cell>
          <table:table-cell table:formula="of:=[$'Set #3'.I47]" office:value-type="float" office:value="1.8" calcext:value-type="float">
            <text:p>1,8</text:p>
          </table:table-cell>
          <table:table-cell table:style-name="Default" office:value-type="float" office:value="0.180859" calcext:value-type="float">
            <text:p>0,1808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7.nrrd</text:p>
          </table:table-cell>
          <table:table-cell table:formula="of:=[$'Set #3'.I48]" office:value-type="float" office:value="4.6" calcext:value-type="float">
            <text:p>4,6</text:p>
          </table:table-cell>
          <table:table-cell table:style-name="Default" office:value-type="float" office:value="0.544584" calcext:value-type="float">
            <text:p>0,5445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8.nrrd</text:p>
          </table:table-cell>
          <table:table-cell table:formula="of:=[$'Set #3'.I49]" office:value-type="float" office:value="1.6" calcext:value-type="float">
            <text:p>1,6</text:p>
          </table:table-cell>
          <table:table-cell table:style-name="Default" office:value-type="float" office:value="0.330531" calcext:value-type="float">
            <text:p>0,3305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9.nrrd</text:p>
          </table:table-cell>
          <table:table-cell table:formula="of:=[$'Set #3'.I50]" office:value-type="float" office:value="3.4" calcext:value-type="float">
            <text:p>3,4</text:p>
          </table:table-cell>
          <table:table-cell table:style-name="Default" office:value-type="float" office:value="0.23669" calcext:value-type="float">
            <text:p>0,236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10.nrrd</text:p>
          </table:table-cell>
          <table:table-cell table:formula="of:=[$'Set #3'.I51]" office:value-type="float" office:value="4.6" calcext:value-type="float">
            <text:p>4,6</text:p>
          </table:table-cell>
          <table:table-cell table:style-name="Default" office:value-type="float" office:value="0.33991" calcext:value-type="float">
            <text:p>0,339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1.nrrd</text:p>
          </table:table-cell>
          <table:table-cell table:formula="of:=[$'Set #3'.I52]" office:value-type="float" office:value="1.4" calcext:value-type="float">
            <text:p>1,4</text:p>
          </table:table-cell>
          <table:table-cell table:style-name="Default" office:value-type="float" office:value="0.293634" calcext:value-type="float">
            <text:p>0,2936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2.nrrd</text:p>
          </table:table-cell>
          <table:table-cell table:formula="of:=[$'Set #3'.I53]" office:value-type="float" office:value="1" calcext:value-type="float">
            <text:p>1</text:p>
          </table:table-cell>
          <table:table-cell table:style-name="Default" office:value-type="float" office:value="0.399582" calcext:value-type="float">
            <text:p>0,3995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3.nrrd</text:p>
          </table:table-cell>
          <table:table-cell table:formula="of:=[$'Set #3'.I54]" office:value-type="float" office:value="4.2" calcext:value-type="float">
            <text:p>4,2</text:p>
          </table:table-cell>
          <table:table-cell table:style-name="Default" office:value-type="float" office:value="0.496022" calcext:value-type="float">
            <text:p>0,4960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4.nrrd</text:p>
          </table:table-cell>
          <table:table-cell table:formula="of:=[$'Set #3'.I55]" office:value-type="float" office:value="2.4" calcext:value-type="float">
            <text:p>2,4</text:p>
          </table:table-cell>
          <table:table-cell table:style-name="Default" office:value-type="float" office:value="0.405013" calcext:value-type="float">
            <text:p>0,4050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5.nrrd</text:p>
          </table:table-cell>
          <table:table-cell table:formula="of:=[$'Set #3'.I56]" office:value-type="float" office:value="1" calcext:value-type="float">
            <text:p>1</text:p>
          </table:table-cell>
          <table:table-cell table:style-name="Default" office:value-type="float" office:value="0.256749" calcext:value-type="float">
            <text:p>0,2567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6.nrrd</text:p>
          </table:table-cell>
          <table:table-cell table:formula="of:=[$'Set #3'.I57]" office:value-type="float" office:value="5.6" calcext:value-type="float">
            <text:p>5,6</text:p>
          </table:table-cell>
          <table:table-cell table:style-name="Default" office:value-type="float" office:value="0.618207" calcext:value-type="float">
            <text:p>0,6182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7.nrrd</text:p>
          </table:table-cell>
          <table:table-cell table:formula="of:=[$'Set #3'.I58]" office:value-type="float" office:value="2.6" calcext:value-type="float">
            <text:p>2,6</text:p>
          </table:table-cell>
          <table:table-cell table:style-name="Default" office:value-type="float" office:value="0.349366" calcext:value-type="float">
            <text:p>0,3493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8.nrrd</text:p>
          </table:table-cell>
          <table:table-cell table:formula="of:=[$'Set #3'.I59]" office:value-type="float" office:value="1" calcext:value-type="float">
            <text:p>1</text:p>
          </table:table-cell>
          <table:table-cell table:style-name="Default" office:value-type="float" office:value="0.29573" calcext:value-type="float">
            <text:p>0,295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9.nrrd</text:p>
          </table:table-cell>
          <table:table-cell table:formula="of:=[$'Set #3'.I60]" office:value-type="float" office:value="5.4" calcext:value-type="float">
            <text:p>5,4</text:p>
          </table:table-cell>
          <table:table-cell table:style-name="Default" office:value-type="float" office:value="0.489286" calcext:value-type="float">
            <text:p>0,4892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10.nrrd</text:p>
          </table:table-cell>
          <table:table-cell table:formula="of:=[$'Set #3'.I61]" office:value-type="float" office:value="1" calcext:value-type="float">
            <text:p>1</text:p>
          </table:table-cell>
          <table:table-cell table:style-name="Default" office:value-type="float" office:value="0.324336" calcext:value-type="float">
            <text:p>0,3243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1.nrrd</text:p>
          </table:table-cell>
          <table:table-cell table:formula="of:=[$'Set #3'.I62]" office:value-type="float" office:value="4.6" calcext:value-type="float">
            <text:p>4,6</text:p>
          </table:table-cell>
          <table:table-cell table:style-name="Default" office:value-type="float" office:value="0.601513" calcext:value-type="float">
            <text:p>0,6015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2.nrrd</text:p>
          </table:table-cell>
          <table:table-cell table:formula="of:=[$'Set #3'.I63]" office:value-type="float" office:value="2.6" calcext:value-type="float">
            <text:p>2,6</text:p>
          </table:table-cell>
          <table:table-cell table:style-name="Default" office:value-type="float" office:value="0.366506" calcext:value-type="float">
            <text:p>0,3665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3.nrrd</text:p>
          </table:table-cell>
          <table:table-cell table:formula="of:=[$'Set #3'.I64]" office:value-type="float" office:value="4" calcext:value-type="float">
            <text:p>4</text:p>
          </table:table-cell>
          <table:table-cell table:style-name="Default" office:value-type="float" office:value="0.379998" calcext:value-type="float">
            <text:p>0,379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4.nrrd</text:p>
          </table:table-cell>
          <table:table-cell table:formula="of:=[$'Set #3'.I65]" office:value-type="float" office:value="1" calcext:value-type="float">
            <text:p>1</text:p>
          </table:table-cell>
          <table:table-cell table:style-name="Default" office:value-type="float" office:value="0.303093" calcext:value-type="float">
            <text:p>0,303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5.nrrd</text:p>
          </table:table-cell>
          <table:table-cell table:formula="of:=[$'Set #3'.I66]" office:value-type="float" office:value="2" calcext:value-type="float">
            <text:p>2</text:p>
          </table:table-cell>
          <table:table-cell table:style-name="Default" office:value-type="float" office:value="0.310937" calcext:value-type="float">
            <text:p>0,3109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6.nrrd</text:p>
          </table:table-cell>
          <table:table-cell table:formula="of:=[$'Set #3'.I67]" office:value-type="float" office:value="2.2" calcext:value-type="float">
            <text:p>2,2</text:p>
          </table:table-cell>
          <table:table-cell table:style-name="Default" office:value-type="float" office:value="0.262371" calcext:value-type="float">
            <text:p>0,2623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7.nrrd</text:p>
          </table:table-cell>
          <table:table-cell table:formula="of:=[$'Set #3'.I68]" office:value-type="float" office:value="3.6" calcext:value-type="float">
            <text:p>3,6</text:p>
          </table:table-cell>
          <table:table-cell table:style-name="Default" office:value-type="float" office:value="0.382921" calcext:value-type="float">
            <text:p>0,3829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8.nrrd</text:p>
          </table:table-cell>
          <table:table-cell table:formula="of:=[$'Set #3'.I69]" office:value-type="float" office:value="5.8" calcext:value-type="float">
            <text:p>5,8</text:p>
          </table:table-cell>
          <table:table-cell table:style-name="Default" office:value-type="float" office:value="0.466812" calcext:value-type="float">
            <text:p>0,4668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9.nrrd</text:p>
          </table:table-cell>
          <table:table-cell table:formula="of:=[$'Set #3'.I70]" office:value-type="float" office:value="1.8" calcext:value-type="float">
            <text:p>1,8</text:p>
          </table:table-cell>
          <table:table-cell table:style-name="Default" office:value-type="float" office:value="0.400238" calcext:value-type="float">
            <text:p>0,400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10.nrrd</text:p>
          </table:table-cell>
          <table:table-cell table:formula="of:=[$'Set #3'.I71]" office:value-type="float" office:value="2" calcext:value-type="float">
            <text:p>2</text:p>
          </table:table-cell>
          <table:table-cell table:style-name="Default" office:value-type="float" office:value="0.303393" calcext:value-type="float">
            <text:p>0,3033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1.nrrd</text:p>
          </table:table-cell>
          <table:table-cell table:formula="of:=[$'Set #3'.I72]" office:value-type="float" office:value="4.8" calcext:value-type="float">
            <text:p>4,8</text:p>
          </table:table-cell>
          <table:table-cell table:style-name="Default" office:value-type="float" office:value="0.298049" calcext:value-type="float">
            <text:p>0,2980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2.nrrd</text:p>
          </table:table-cell>
          <table:table-cell table:formula="of:=[$'Set #3'.I73]" office:value-type="float" office:value="6" calcext:value-type="float">
            <text:p>6</text:p>
          </table:table-cell>
          <table:table-cell table:style-name="Default" office:value-type="float" office:value="0.316733" calcext:value-type="float">
            <text:p>0,316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3.nrrd</text:p>
          </table:table-cell>
          <table:table-cell table:formula="of:=[$'Set #3'.I74]" office:value-type="float" office:value="6" calcext:value-type="float">
            <text:p>6</text:p>
          </table:table-cell>
          <table:table-cell table:style-name="Default" office:value-type="float" office:value="0.233146" calcext:value-type="float">
            <text:p>0,2331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4.nrrd</text:p>
          </table:table-cell>
          <table:table-cell table:formula="of:=[$'Set #3'.I75]" office:value-type="float" office:value="6" calcext:value-type="float">
            <text:p>6</text:p>
          </table:table-cell>
          <table:table-cell table:style-name="Default" office:value-type="float" office:value="0.368534" calcext:value-type="float">
            <text:p>0,3685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5.nrrd</text:p>
          </table:table-cell>
          <table:table-cell table:formula="of:=[$'Set #3'.I76]" office:value-type="float" office:value="3.2" calcext:value-type="float">
            <text:p>3,2</text:p>
          </table:table-cell>
          <table:table-cell table:style-name="Default" office:value-type="float" office:value="0.340821" calcext:value-type="float">
            <text:p>0,3408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6.nrrd</text:p>
          </table:table-cell>
          <table:table-cell table:formula="of:=[$'Set #3'.I77]" office:value-type="float" office:value="6.4" calcext:value-type="float">
            <text:p>6,4</text:p>
          </table:table-cell>
          <table:table-cell table:style-name="Default" office:value-type="float" office:value="0.607096" calcext:value-type="float">
            <text:p>0,607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7.nrrd</text:p>
          </table:table-cell>
          <table:table-cell table:formula="of:=[$'Set #3'.I78]" office:value-type="float" office:value="6.8" calcext:value-type="float">
            <text:p>6,8</text:p>
          </table:table-cell>
          <table:table-cell table:style-name="Default" office:value-type="float" office:value="0.445753" calcext:value-type="float">
            <text:p>0,4457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8.nrrd</text:p>
          </table:table-cell>
          <table:table-cell table:formula="of:=[$'Set #3'.I79]" office:value-type="float" office:value="6.8" calcext:value-type="float">
            <text:p>6,8</text:p>
          </table:table-cell>
          <table:table-cell table:style-name="Default" office:value-type="float" office:value="0.451244" calcext:value-type="float">
            <text:p>0,451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9.nrrd</text:p>
          </table:table-cell>
          <table:table-cell table:formula="of:=[$'Set #3'.I80]" office:value-type="float" office:value="6.8" calcext:value-type="float">
            <text:p>6,8</text:p>
          </table:table-cell>
          <table:table-cell table:style-name="Default" office:value-type="float" office:value="0.28362" calcext:value-type="float">
            <text:p>0,283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10.nrrd</text:p>
          </table:table-cell>
          <table:table-cell table:formula="of:=[$'Set #3'.I81]" office:value-type="float" office:value="3.8" calcext:value-type="float">
            <text:p>3,8</text:p>
          </table:table-cell>
          <table:table-cell table:style-name="Default" office:value-type="float" office:value="0.360928" calcext:value-type="float">
            <text:p>0,3609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1.nrrd</text:p>
          </table:table-cell>
          <table:table-cell table:formula="of:=[$'Set #3'.I82]" office:value-type="float" office:value="8.4" calcext:value-type="float">
            <text:p>8,4</text:p>
          </table:table-cell>
          <table:table-cell table:style-name="Default" office:value-type="float" office:value="0.545425" calcext:value-type="float">
            <text:p>0,5454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2.nrrd</text:p>
          </table:table-cell>
          <table:table-cell table:formula="of:=[$'Set #3'.I83]" office:value-type="float" office:value="6.8" calcext:value-type="float">
            <text:p>6,8</text:p>
          </table:table-cell>
          <table:table-cell table:style-name="Default" office:value-type="float" office:value="0.411358" calcext:value-type="float">
            <text:p>0,4113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3.nrrd</text:p>
          </table:table-cell>
          <table:table-cell table:formula="of:=[$'Set #3'.I84]" office:value-type="float" office:value="7.4" calcext:value-type="float">
            <text:p>7,4</text:p>
          </table:table-cell>
          <table:table-cell table:style-name="Default" office:value-type="float" office:value="0.306272" calcext:value-type="float">
            <text:p>0,3062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4.nrrd</text:p>
          </table:table-cell>
          <table:table-cell table:formula="of:=[$'Set #3'.I85]" office:value-type="float" office:value="7.6" calcext:value-type="float">
            <text:p>7,6</text:p>
          </table:table-cell>
          <table:table-cell table:style-name="Default" office:value-type="float" office:value="0.377839" calcext:value-type="float">
            <text:p>0,3778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5.nrrd</text:p>
          </table:table-cell>
          <table:table-cell table:formula="of:=[$'Set #3'.I86]" office:value-type="float" office:value="7.6" calcext:value-type="float">
            <text:p>7,6</text:p>
          </table:table-cell>
          <table:table-cell table:style-name="Default" office:value-type="float" office:value="0.509758" calcext:value-type="float">
            <text:p>0,5097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6.nrrd</text:p>
          </table:table-cell>
          <table:table-cell table:formula="of:=[$'Set #3'.I87]" office:value-type="float" office:value="7" calcext:value-type="float">
            <text:p>7</text:p>
          </table:table-cell>
          <table:table-cell table:style-name="Default" office:value-type="float" office:value="0.397132" calcext:value-type="float">
            <text:p>0,397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7.nrrd</text:p>
          </table:table-cell>
          <table:table-cell table:formula="of:=[$'Set #3'.I88]" office:value-type="float" office:value="7.2" calcext:value-type="float">
            <text:p>7,2</text:p>
          </table:table-cell>
          <table:table-cell table:style-name="Default" office:value-type="float" office:value="0.360583" calcext:value-type="float">
            <text:p>0,360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8.nrrd</text:p>
          </table:table-cell>
          <table:table-cell table:formula="of:=[$'Set #3'.I89]" office:value-type="float" office:value="5.8" calcext:value-type="float">
            <text:p>5,8</text:p>
          </table:table-cell>
          <table:table-cell table:style-name="Default" office:value-type="float" office:value="0.573045" calcext:value-type="float">
            <text:p>0,5730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9.nrrd</text:p>
          </table:table-cell>
          <table:table-cell table:formula="of:=[$'Set #3'.I90]" office:value-type="float" office:value="4.2" calcext:value-type="float">
            <text:p>4,2</text:p>
          </table:table-cell>
          <table:table-cell table:style-name="Default" office:value-type="float" office:value="0.315254" calcext:value-type="float">
            <text:p>0,3152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10.nrrd</text:p>
          </table:table-cell>
          <table:table-cell table:formula="of:=[$'Set #3'.I91]" office:value-type="float" office:value="7.4" calcext:value-type="float">
            <text:p>7,4</text:p>
          </table:table-cell>
          <table:table-cell table:style-name="Default" office:value-type="float" office:value="0.388657" calcext:value-type="float">
            <text:p>0,3886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1.nrrd</text:p>
          </table:table-cell>
          <table:table-cell table:formula="of:=[$'Set #3'.I92]" office:value-type="float" office:value="8.4" calcext:value-type="float">
            <text:p>8,4</text:p>
          </table:table-cell>
          <table:table-cell table:style-name="Default" office:value-type="float" office:value="0.614136" calcext:value-type="float">
            <text:p>0,614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2.nrrd</text:p>
          </table:table-cell>
          <table:table-cell table:formula="of:=[$'Set #3'.I93]" office:value-type="float" office:value="8.2" calcext:value-type="float">
            <text:p>8,2</text:p>
          </table:table-cell>
          <table:table-cell table:style-name="Default" office:value-type="float" office:value="0.21495" calcext:value-type="float">
            <text:p>0,214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3.nrrd</text:p>
          </table:table-cell>
          <table:table-cell table:formula="of:=[$'Set #3'.I94]" office:value-type="float" office:value="8" calcext:value-type="float">
            <text:p>8</text:p>
          </table:table-cell>
          <table:table-cell table:style-name="Default" office:value-type="float" office:value="0.240434" calcext:value-type="float">
            <text:p>0,2404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4.nrrd</text:p>
          </table:table-cell>
          <table:table-cell table:formula="of:=[$'Set #3'.I95]" office:value-type="float" office:value="8.8" calcext:value-type="float">
            <text:p>8,8</text:p>
          </table:table-cell>
          <table:table-cell table:style-name="Default" office:value-type="float" office:value="0.502063" calcext:value-type="float">
            <text:p>0,5020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5.nrrd</text:p>
          </table:table-cell>
          <table:table-cell table:formula="of:=[$'Set #3'.I96]" office:value-type="float" office:value="8.2" calcext:value-type="float">
            <text:p>8,2</text:p>
          </table:table-cell>
          <table:table-cell table:style-name="Default" office:value-type="float" office:value="0.366028" calcext:value-type="float">
            <text:p>0,3660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6.nrrd</text:p>
          </table:table-cell>
          <table:table-cell table:formula="of:=[$'Set #3'.I97]" office:value-type="float" office:value="8.6" calcext:value-type="float">
            <text:p>8,6</text:p>
          </table:table-cell>
          <table:table-cell table:style-name="Default" office:value-type="float" office:value="0.476998" calcext:value-type="float">
            <text:p>0,476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7.nrrd</text:p>
          </table:table-cell>
          <table:table-cell table:formula="of:=[$'Set #3'.I98]" office:value-type="float" office:value="4.4" calcext:value-type="float">
            <text:p>4,4</text:p>
          </table:table-cell>
          <table:table-cell table:style-name="Default" office:value-type="float" office:value="0.197687" calcext:value-type="float">
            <text:p>0,1976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8.nrrd</text:p>
          </table:table-cell>
          <table:table-cell table:formula="of:=[$'Set #3'.I99]" office:value-type="float" office:value="8.2" calcext:value-type="float">
            <text:p>8,2</text:p>
          </table:table-cell>
          <table:table-cell table:style-name="Default" office:value-type="float" office:value="0.214117" calcext:value-type="float">
            <text:p>0,2141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9.nrrd</text:p>
          </table:table-cell>
          <table:table-cell table:formula="of:=[$'Set #3'.I100]" office:value-type="float" office:value="4" calcext:value-type="float">
            <text:p>4</text:p>
          </table:table-cell>
          <table:table-cell table:style-name="Default" office:value-type="float" office:value="0.333575" calcext:value-type="float">
            <text:p>0,3335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10.nrrd</text:p>
          </table:table-cell>
          <table:table-cell table:formula="of:=[$'Set #3'.I101]" office:value-type="float" office:value="4.4" calcext:value-type="float">
            <text:p>4,4</text:p>
          </table:table-cell>
          <table:table-cell table:style-name="Default" office:value-type="float" office:value="0.215855" calcext:value-type="float">
            <text:p>0,2158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1.nrrd</text:p>
          </table:table-cell>
          <table:table-cell table:formula="of:=[$'Set #3'.I102]" office:value-type="float" office:value="5.8" calcext:value-type="float">
            <text:p>5,8</text:p>
          </table:table-cell>
          <table:table-cell table:style-name="Default" office:value-type="float" office:value="0.478512" calcext:value-type="float">
            <text:p>0,4785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2.nrrd</text:p>
          </table:table-cell>
          <table:table-cell table:formula="of:=[$'Set #3'.I103]" office:value-type="float" office:value="4.4" calcext:value-type="float">
            <text:p>4,4</text:p>
          </table:table-cell>
          <table:table-cell table:style-name="Default" office:value-type="float" office:value="0.413013" calcext:value-type="float">
            <text:p>0,4130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3.nrrd</text:p>
          </table:table-cell>
          <table:table-cell table:formula="of:=[$'Set #3'.I104]" office:value-type="float" office:value="5.2" calcext:value-type="float">
            <text:p>5,2</text:p>
          </table:table-cell>
          <table:table-cell table:style-name="Default" office:value-type="float" office:value="0.484642" calcext:value-type="float">
            <text:p>0,4846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4.nrrd</text:p>
          </table:table-cell>
          <table:table-cell table:formula="of:=[$'Set #3'.I105]" office:value-type="float" office:value="3.6" calcext:value-type="float">
            <text:p>3,6</text:p>
          </table:table-cell>
          <table:table-cell table:style-name="Default" office:value-type="float" office:value="0.412038" calcext:value-type="float">
            <text:p>0,4120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5.nrrd</text:p>
          </table:table-cell>
          <table:table-cell table:formula="of:=[$'Set #3'.I106]" office:value-type="float" office:value="4.4" calcext:value-type="float">
            <text:p>4,4</text:p>
          </table:table-cell>
          <table:table-cell table:style-name="Default" office:value-type="float" office:value="0.486733" calcext:value-type="float">
            <text:p>0,486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6.nrrd</text:p>
          </table:table-cell>
          <table:table-cell table:formula="of:=[$'Set #3'.I107]" office:value-type="float" office:value="4" calcext:value-type="float">
            <text:p>4</text:p>
          </table:table-cell>
          <table:table-cell table:style-name="Default" office:value-type="float" office:value="0.389682" calcext:value-type="float">
            <text:p>0,389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7.nrrd</text:p>
          </table:table-cell>
          <table:table-cell table:formula="of:=[$'Set #3'.I108]" office:value-type="float" office:value="3.2" calcext:value-type="float">
            <text:p>3,2</text:p>
          </table:table-cell>
          <table:table-cell table:style-name="Default" office:value-type="float" office:value="0.453348" calcext:value-type="float">
            <text:p>0,4533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8.nrrd</text:p>
          </table:table-cell>
          <table:table-cell table:formula="of:=[$'Set #3'.I109]" office:value-type="float" office:value="6.8" calcext:value-type="float">
            <text:p>6,8</text:p>
          </table:table-cell>
          <table:table-cell table:style-name="Default" office:value-type="float" office:value="0.592093" calcext:value-type="float">
            <text:p>0,592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9.nrrd</text:p>
          </table:table-cell>
          <table:table-cell table:formula="of:=[$'Set #3'.I110]" office:value-type="float" office:value="5" calcext:value-type="float">
            <text:p>5</text:p>
          </table:table-cell>
          <table:table-cell table:style-name="Default" office:value-type="float" office:value="0.492747" calcext:value-type="float">
            <text:p>0,4927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10.nrrd</text:p>
          </table:table-cell>
          <table:table-cell table:formula="of:=[$'Set #3'.I111]" office:value-type="float" office:value="5" calcext:value-type="float">
            <text:p>5</text:p>
          </table:table-cell>
          <table:table-cell table:style-name="Default" office:value-type="float" office:value="0.414447" calcext:value-type="float">
            <text:p>0,4144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1.nrrd</text:p>
          </table:table-cell>
          <table:table-cell table:formula="of:=[$'Set #3'.I112]" office:value-type="float" office:value="4.2" calcext:value-type="float">
            <text:p>4,2</text:p>
          </table:table-cell>
          <table:table-cell table:style-name="Default" office:value-type="float" office:value="0.463502" calcext:value-type="float">
            <text:p>0,4635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2.nrrd</text:p>
          </table:table-cell>
          <table:table-cell table:formula="of:=[$'Set #3'.I113]" office:value-type="float" office:value="6.2" calcext:value-type="float">
            <text:p>6,2</text:p>
          </table:table-cell>
          <table:table-cell table:style-name="Default" office:value-type="float" office:value="0.32099" calcext:value-type="float">
            <text:p>0,320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3.nrrd</text:p>
          </table:table-cell>
          <table:table-cell table:formula="of:=[$'Set #3'.I114]" office:value-type="float" office:value="2.8" calcext:value-type="float">
            <text:p>2,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4.nrrd</text:p>
          </table:table-cell>
          <table:table-cell table:formula="of:=[$'Set #3'.I115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5.nrrd</text:p>
          </table:table-cell>
          <table:table-cell table:formula="of:=[$'Set #3'.I116]" office:value-type="float" office:value="2.6" calcext:value-type="float">
            <text:p>2,6</text:p>
          </table:table-cell>
          <table:table-cell table:style-name="Default" office:value-type="float" office:value="0.467616" calcext:value-type="float">
            <text:p>0,4676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6.nrrd</text:p>
          </table:table-cell>
          <table:table-cell table:formula="of:=[$'Set #3'.I117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7.nrrd</text:p>
          </table:table-cell>
          <table:table-cell table:formula="of:=[$'Set #3'.I118]" office:value-type="float" office:value="7.2" calcext:value-type="float">
            <text:p>7,2</text:p>
          </table:table-cell>
          <table:table-cell table:style-name="Default" office:value-type="float" office:value="0.41807" calcext:value-type="float">
            <text:p>0,418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8.nrrd</text:p>
          </table:table-cell>
          <table:table-cell table:formula="of:=[$'Set #3'.I119]" office:value-type="float" office:value="1.4" calcext:value-type="float">
            <text:p>1,4</text:p>
          </table:table-cell>
          <table:table-cell table:style-name="Default" office:value-type="float" office:value="0.364767" calcext:value-type="float">
            <text:p>0,3647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9.nrrd</text:p>
          </table:table-cell>
          <table:table-cell table:formula="of:=[$'Set #3'.I120]" office:value-type="float" office:value="7.8" calcext:value-type="float">
            <text:p>7,8</text:p>
          </table:table-cell>
          <table:table-cell table:style-name="Default" office:value-type="float" office:value="0.370347" calcext:value-type="float">
            <text:p>0,3703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10.nrrd</text:p>
          </table:table-cell>
          <table:table-cell table:formula="of:=[$'Set #3'.I121]" office:value-type="float" office:value="1.6" calcext:value-type="float">
            <text:p>1,6</text:p>
          </table:table-cell>
          <table:table-cell table:style-name="Default" office:value-type="float" office:value="0.43438" calcext:value-type="float">
            <text:p>0,434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1.nrrd</text:p>
          </table:table-cell>
          <table:table-cell table:formula="of:=[$'Set #3'.I122]" office:value-type="float" office:value="5.4" calcext:value-type="float">
            <text:p>5,4</text:p>
          </table:table-cell>
          <table:table-cell table:style-name="Default" office:value-type="float" office:value="0.542913" calcext:value-type="float">
            <text:p>0,5429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2.nrrd</text:p>
          </table:table-cell>
          <table:table-cell table:formula="of:=[$'Set #3'.I123]" office:value-type="float" office:value="6" calcext:value-type="float">
            <text:p>6</text:p>
          </table:table-cell>
          <table:table-cell table:style-name="Default" office:value-type="float" office:value="0.509567" calcext:value-type="float">
            <text:p>0,5095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3.nrrd</text:p>
          </table:table-cell>
          <table:table-cell table:formula="of:=[$'Set #3'.I124]" office:value-type="float" office:value="5.8" calcext:value-type="float">
            <text:p>5,8</text:p>
          </table:table-cell>
          <table:table-cell table:style-name="Default" office:value-type="float" office:value="0.439774" calcext:value-type="float">
            <text:p>0,4397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4.nrrd</text:p>
          </table:table-cell>
          <table:table-cell table:formula="of:=[$'Set #3'.I125]" office:value-type="float" office:value="4" calcext:value-type="float">
            <text:p>4</text:p>
          </table:table-cell>
          <table:table-cell table:style-name="Default" office:value-type="float" office:value="0.557097" calcext:value-type="float">
            <text:p>0,557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5.nrrd</text:p>
          </table:table-cell>
          <table:table-cell table:formula="of:=[$'Set #3'.I126]" office:value-type="float" office:value="3.6" calcext:value-type="float">
            <text:p>3,6</text:p>
          </table:table-cell>
          <table:table-cell table:style-name="Default" office:value-type="float" office:value="0.255542" calcext:value-type="float">
            <text:p>0,2555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6.nrrd</text:p>
          </table:table-cell>
          <table:table-cell table:formula="of:=[$'Set #3'.I127]" office:value-type="float" office:value="4.8" calcext:value-type="float">
            <text:p>4,8</text:p>
          </table:table-cell>
          <table:table-cell table:style-name="Default" office:value-type="float" office:value="0.454914" calcext:value-type="float">
            <text:p>0,4549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7.nrrd</text:p>
          </table:table-cell>
          <table:table-cell table:formula="of:=[$'Set #3'.I128]" office:value-type="float" office:value="5" calcext:value-type="float">
            <text:p>5</text:p>
          </table:table-cell>
          <table:table-cell table:style-name="Default" office:value-type="float" office:value="0.361063" calcext:value-type="float">
            <text:p>0,3610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8.nrrd</text:p>
          </table:table-cell>
          <table:table-cell table:formula="of:=[$'Set #3'.I129]" office:value-type="float" office:value="2.6" calcext:value-type="float">
            <text:p>2,6</text:p>
          </table:table-cell>
          <table:table-cell table:style-name="Default" office:value-type="float" office:value="0.417921" calcext:value-type="float">
            <text:p>0,4179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9.nrrd</text:p>
          </table:table-cell>
          <table:table-cell table:formula="of:=[$'Set #3'.I130]" office:value-type="float" office:value="3.6" calcext:value-type="float">
            <text:p>3,6</text:p>
          </table:table-cell>
          <table:table-cell table:style-name="Default" office:value-type="float" office:value="0.451604" calcext:value-type="float">
            <text:p>0,4516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10.nrrd</text:p>
          </table:table-cell>
          <table:table-cell table:formula="of:=[$'Set #3'.I131]" office:value-type="float" office:value="4.4" calcext:value-type="float">
            <text:p>4,4</text:p>
          </table:table-cell>
          <table:table-cell table:style-name="Default" office:value-type="float" office:value="0.393184" calcext:value-type="float">
            <text:p>0,3931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1.nrrd</text:p>
          </table:table-cell>
          <table:table-cell table:formula="of:=[$'Set #3'.I132]" office:value-type="float" office:value="6.4" calcext:value-type="float">
            <text:p>6,4</text:p>
          </table:table-cell>
          <table:table-cell table:style-name="Default" office:value-type="float" office:value="0.622392" calcext:value-type="float">
            <text:p>0,6223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2.nrrd</text:p>
          </table:table-cell>
          <table:table-cell table:formula="of:=[$'Set #3'.I133]" office:value-type="float" office:value="5" calcext:value-type="float">
            <text:p>5</text:p>
          </table:table-cell>
          <table:table-cell table:style-name="Default" office:value-type="float" office:value="0.527863" calcext:value-type="float">
            <text:p>0,527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3.nrrd</text:p>
          </table:table-cell>
          <table:table-cell table:formula="of:=[$'Set #3'.I134]" office:value-type="float" office:value="4.4" calcext:value-type="float">
            <text:p>4,4</text:p>
          </table:table-cell>
          <table:table-cell table:style-name="Default" office:value-type="float" office:value="0.559654" calcext:value-type="float">
            <text:p>0,559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4.nrrd</text:p>
          </table:table-cell>
          <table:table-cell table:formula="of:=[$'Set #3'.I135]" office:value-type="float" office:value="2" calcext:value-type="float">
            <text:p>2</text:p>
          </table:table-cell>
          <table:table-cell table:style-name="Default" office:value-type="float" office:value="0.518688" calcext:value-type="float">
            <text:p>0,518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5.nrrd</text:p>
          </table:table-cell>
          <table:table-cell table:formula="of:=[$'Set #3'.I136]" office:value-type="float" office:value="5.2" calcext:value-type="float">
            <text:p>5,2</text:p>
          </table:table-cell>
          <table:table-cell table:style-name="Default" office:value-type="float" office:value="0.551438" calcext:value-type="float">
            <text:p>0,5514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6.nrrd</text:p>
          </table:table-cell>
          <table:table-cell table:formula="of:=[$'Set #3'.I137]" office:value-type="float" office:value="3.4" calcext:value-type="float">
            <text:p>3,4</text:p>
          </table:table-cell>
          <table:table-cell table:style-name="Default" office:value-type="float" office:value="0.529354" calcext:value-type="float">
            <text:p>0,5293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7.nrrd</text:p>
          </table:table-cell>
          <table:table-cell table:formula="of:=[$'Set #3'.I138]" office:value-type="float" office:value="3" calcext:value-type="float">
            <text:p>3</text:p>
          </table:table-cell>
          <table:table-cell table:style-name="Default" office:value-type="float" office:value="0.413094" calcext:value-type="float">
            <text:p>0,4130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8.nrrd</text:p>
          </table:table-cell>
          <table:table-cell table:formula="of:=[$'Set #3'.I139]" office:value-type="float" office:value="5.8" calcext:value-type="float">
            <text:p>5,8</text:p>
          </table:table-cell>
          <table:table-cell table:style-name="Default" office:value-type="float" office:value="0.50561" calcext:value-type="float">
            <text:p>0,505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9.nrrd</text:p>
          </table:table-cell>
          <table:table-cell table:formula="of:=[$'Set #3'.I140]" office:value-type="float" office:value="3.4" calcext:value-type="float">
            <text:p>3,4</text:p>
          </table:table-cell>
          <table:table-cell table:style-name="Default" office:value-type="float" office:value="0.364169" calcext:value-type="float">
            <text:p>0,3641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10.nrrd</text:p>
          </table:table-cell>
          <table:table-cell table:formula="of:=[$'Set #3'.I141]" office:value-type="float" office:value="3" calcext:value-type="float">
            <text:p>3</text:p>
          </table:table-cell>
          <table:table-cell table:style-name="Default" office:value-type="float" office:value="0.499829" calcext:value-type="float">
            <text:p>0,4998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1.nrrd</text:p>
          </table:table-cell>
          <table:table-cell table:formula="of:=[$'Set #3'.I142]" office:value-type="float" office:value="3" calcext:value-type="float">
            <text:p>3</text:p>
          </table:table-cell>
          <table:table-cell table:style-name="Default" office:value-type="float" office:value="0.30851" calcext:value-type="float">
            <text:p>0,308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2.nrrd</text:p>
          </table:table-cell>
          <table:table-cell table:formula="of:=[$'Set #3'.I143]" office:value-type="float" office:value="4.6" calcext:value-type="float">
            <text:p>4,6</text:p>
          </table:table-cell>
          <table:table-cell table:style-name="Default" office:value-type="float" office:value="0.367578" calcext:value-type="float">
            <text:p>0,3675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3.nrrd</text:p>
          </table:table-cell>
          <table:table-cell table:formula="of:=[$'Set #3'.I144]" office:value-type="float" office:value="2" calcext:value-type="float">
            <text:p>2</text:p>
          </table:table-cell>
          <table:table-cell table:style-name="Default" office:value-type="float" office:value="0.216211" calcext:value-type="float">
            <text:p>0,2162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4.nrrd</text:p>
          </table:table-cell>
          <table:table-cell table:formula="of:=[$'Set #3'.I145]" office:value-type="float" office:value="4.4" calcext:value-type="float">
            <text:p>4,4</text:p>
          </table:table-cell>
          <table:table-cell table:style-name="Default" office:value-type="float" office:value="0.35742" calcext:value-type="float">
            <text:p>0,35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5.nrrd</text:p>
          </table:table-cell>
          <table:table-cell table:formula="of:=[$'Set #3'.I146]" office:value-type="float" office:value="6.4" calcext:value-type="float">
            <text:p>6,4</text:p>
          </table:table-cell>
          <table:table-cell table:style-name="Default" office:value-type="float" office:value="0.51554" calcext:value-type="float">
            <text:p>0,515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6.nrrd</text:p>
          </table:table-cell>
          <table:table-cell table:formula="of:=[$'Set #3'.I147]" office:value-type="float" office:value="3.8" calcext:value-type="float">
            <text:p>3,8</text:p>
          </table:table-cell>
          <table:table-cell table:style-name="Default" office:value-type="float" office:value="0.343372" calcext:value-type="float">
            <text:p>0,3433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7.nrrd</text:p>
          </table:table-cell>
          <table:table-cell table:formula="of:=[$'Set #3'.I148]" office:value-type="float" office:value="3.2" calcext:value-type="float">
            <text:p>3,2</text:p>
          </table:table-cell>
          <table:table-cell table:style-name="Default" office:value-type="float" office:value="0.388512" calcext:value-type="float">
            <text:p>0,3885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8.nrrd</text:p>
          </table:table-cell>
          <table:table-cell table:formula="of:=[$'Set #3'.I149]" office:value-type="float" office:value="6" calcext:value-type="float">
            <text:p>6</text:p>
          </table:table-cell>
          <table:table-cell table:style-name="Default" office:value-type="float" office:value="0.326862" calcext:value-type="float">
            <text:p>0,3268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9.nrrd</text:p>
          </table:table-cell>
          <table:table-cell table:formula="of:=[$'Set #3'.I150]" office:value-type="float" office:value="3.2" calcext:value-type="float">
            <text:p>3,2</text:p>
          </table:table-cell>
          <table:table-cell table:style-name="Default" office:value-type="float" office:value="0.258694" calcext:value-type="float">
            <text:p>0,2586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10.nrrd</text:p>
          </table:table-cell>
          <table:table-cell table:formula="of:=[$'Set #3'.I151]" office:value-type="float" office:value="6.6" calcext:value-type="float">
            <text:p>6,6</text:p>
          </table:table-cell>
          <table:table-cell table:style-name="Default" office:value-type="float" office:value="0.513771" calcext:value-type="float">
            <text:p>0,513771</text:p>
          </table:table-cell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1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rresp_imag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ce17"/>
        <table:table-row table:style-name="ro1">
          <table:table-cell table:style-name="ce12" office:value-type="string" calcext:value-type="string" table:number-columns-spanned="1" table:number-rows-spanned="164">
            <text:p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Test #1 <text:s text:c="2"/>-- <text:s text:c="2"/>Test #1 <text:s text:c="2"/>-- <text:s text:c="2"/>Test #1 <text:s text:c="2"/>-- <text:s text:c="2"/>Test <text:s text:c="3"/>-- <text:s text:c="2"/>Test #1 <text:s text:c="2"/>-- <text:s text:c="2"/>Test #1 <text:s text:c="2"/>-- <text:s text:c="2"/>Test <text:s text:c="2"/>-- <text:s text:c="2"/>Test #1 <text:s text:c="2"/>-- <text:s text:c="2"/>Test #1 <text:s text:c="2"/>-- <text:s text:c="2"/>Test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</text:p>
          </table:table-cell>
          <table:table-cell office:value-type="string" calcext:value-type="string">
            <text:p>100__ArtAmpl=344.94_mu=77.54_Sigma=18.39_SigSt=4.0_Bif=81_Spl=1_Fid=8_ED_BinModel__Stack.nrrd</text:p>
          </table:table-cell>
          <table:table-cell office:value-type="string" calcext:value-type="string">
            <text:p>100__Fid=8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56.13_mu=69.34_Sigma=18.83_SigSt=4.0_Bif=81_Spl=1_Fid=8_ED_BinModel__Stack.nrrd</text:p>
          </table:table-cell>
          <table:table-cell office:value-type="string" calcext:value-type="string">
            <text:p>100__Fid=8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5.59_mu=72.59_Sigma=23.25_SigSt=4.0_Bif=81_Spl=1_Fid=8_ED_BinModel__Stack.nrrd</text:p>
          </table:table-cell>
          <table:table-cell office:value-type="string" calcext:value-type="string">
            <text:p>100__Fid=8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8.01_mu=72.91_Sigma=17.24_SigSt=4.0_Bif=81_Spl=1_Fid=8_ED_BinModel__Stack.nrrd</text:p>
          </table:table-cell>
          <table:table-cell office:value-type="string" calcext:value-type="string">
            <text:p>100__Fid=8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13_mu=68.74_Sigma=21.1_SigSt=4.0_Bif=81_Spl=1_Fid=8_ED_BinModel__Stack.nrrd</text:p>
          </table:table-cell>
          <table:table-cell office:value-type="string" calcext:value-type="string">
            <text:p>100__Fid=8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26_mu=79.54_Sigma=20.16_SigSt=4.0_Bif=81_Spl=1_Fid=8_ED_BinModel__Stack.nrrd</text:p>
          </table:table-cell>
          <table:table-cell office:value-type="string" calcext:value-type="string">
            <text:p>100__Fid=8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12_mu=73.06_Sigma=22.26_SigSt=4.0_Bif=81_Spl=1_Fid=8_ED_BinModel__Stack.nrrd</text:p>
          </table:table-cell>
          <table:table-cell office:value-type="string" calcext:value-type="string">
            <text:p>100__Fid=8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61_mu=73.52_Sigma=16.85_SigSt=4.0_Bif=81_Spl=1_Fid=8_ED_BinModel__Stack.nrrd</text:p>
          </table:table-cell>
          <table:table-cell office:value-type="string" calcext:value-type="string">
            <text:p>100__Fid=8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7.7_mu=74.01_Sigma=16.85_SigSt=4.0_Bif=81_Spl=1_Fid=8_ED_BinModel__Stack.nrrd</text:p>
          </table:table-cell>
          <table:table-cell office:value-type="string" calcext:value-type="string">
            <text:p>100__Fid=8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8.61_mu=71.44_Sigma=16.49_SigSt=4.0_Bif=81_Spl=1_Fid=8_ED_BinModel__Stack.nrrd</text:p>
          </table:table-cell>
          <table:table-cell office:value-type="string" calcext:value-type="string">
            <text:p>100__Fid=8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37_mu=115.36_Sigma=48.85_SigSt=4.0_Bif=58_Spl=1_Fid=9_ED_BinModel__Stack.nrrd</text:p>
          </table:table-cell>
          <table:table-cell office:value-type="string" calcext:value-type="string">
            <text:p>112__Fid=9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45_mu=106.96_Sigma=54.78_SigSt=4.0_Bif=58_Spl=1_Fid=9_ED_BinModel__Stack.nrrd</text:p>
          </table:table-cell>
          <table:table-cell office:value-type="string" calcext:value-type="string">
            <text:p>112__Fid=9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5_mu=102.12_Sigma=59.65_SigSt=4.0_Bif=58_Spl=1_Fid=9_ED_BinModel__Stack.nrrd</text:p>
          </table:table-cell>
          <table:table-cell office:value-type="string" calcext:value-type="string">
            <text:p>112__Fid=9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8_mu=107.37_Sigma=58.53_SigSt=4.0_Bif=58_Spl=1_Fid=9_ED_BinModel__Stack.nrrd</text:p>
          </table:table-cell>
          <table:table-cell office:value-type="string" calcext:value-type="string">
            <text:p>112__Fid=9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3.27_Sigma=52.27_SigSt=4.0_Bif=58_Spl=1_Fid=9_ED_BinModel__Stack.nrrd</text:p>
          </table:table-cell>
          <table:table-cell office:value-type="string" calcext:value-type="string">
            <text:p>112__Fid=9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6.76_Sigma=57.11_SigSt=4.0_Bif=58_Spl=1_Fid=9_ED_BinModel__Stack.nrrd</text:p>
          </table:table-cell>
          <table:table-cell office:value-type="string" calcext:value-type="string">
            <text:p>112__Fid=9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100.98_Sigma=50.29_SigSt=4.0_Bif=58_Spl=1_Fid=9_ED_BinModel__Stack.nrrd</text:p>
          </table:table-cell>
          <table:table-cell office:value-type="string" calcext:value-type="string">
            <text:p>112__Fid=9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97.75_Sigma=56.66_SigSt=4.0_Bif=58_Spl=1_Fid=9_ED_BinModel__Stack.nrrd</text:p>
          </table:table-cell>
          <table:table-cell office:value-type="string" calcext:value-type="string">
            <text:p>112__Fid=9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1_mu=98.44_Sigma=50.02_SigSt=4.0_Bif=58_Spl=1_Fid=9_ED_BinModel__Stack.nrrd</text:p>
          </table:table-cell>
          <table:table-cell office:value-type="string" calcext:value-type="string">
            <text:p>112__Fid=9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2_mu=98.2_Sigma=53.31_SigSt=4.0_Bif=58_Spl=1_Fid=9_ED_BinModel__Stack.nrrd</text:p>
          </table:table-cell>
          <table:table-cell office:value-type="string" calcext:value-type="string">
            <text:p>112__Fid=9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62_mu=84.57_Sigma=39.07_SigSt=4.0_Bif=32_Spl=1_Fid=10_ED_BinModel__Stack.nrrd</text:p>
          </table:table-cell>
          <table:table-cell office:value-type="string" calcext:value-type="string">
            <text:p>118__Fid=10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1_mu=83.72_Sigma=40.01_SigSt=4.0_Bif=32_Spl=1_Fid=10_ED_BinModel__Stack.nrrd</text:p>
          </table:table-cell>
          <table:table-cell office:value-type="string" calcext:value-type="string">
            <text:p>118__Fid=10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2_mu=97.15_Sigma=38.14_SigSt=4.0_Bif=32_Spl=1_Fid=10_ED_BinModel__Stack.nrrd</text:p>
          </table:table-cell>
          <table:table-cell office:value-type="string" calcext:value-type="string">
            <text:p>118__Fid=10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103.29_Sigma=34.72_SigSt=4.0_Bif=32_Spl=1_Fid=10_ED_BinModel__Stack.nrrd</text:p>
          </table:table-cell>
          <table:table-cell office:value-type="string" calcext:value-type="string">
            <text:p>118__Fid=10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98.31_Sigma=39.66_SigSt=4.0_Bif=32_Spl=1_Fid=10_ED_BinModel__Stack.nrrd</text:p>
          </table:table-cell>
          <table:table-cell office:value-type="string" calcext:value-type="string">
            <text:p>118__Fid=10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_mu=97.06_Sigma=36.17_SigSt=4.0_Bif=32_Spl=1_Fid=10_ED_BinModel__Stack.nrrd</text:p>
          </table:table-cell>
          <table:table-cell office:value-type="string" calcext:value-type="string">
            <text:p>118__Fid=10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1_mu=101.57_Sigma=39.12_SigSt=4.0_Bif=32_Spl=1_Fid=10_ED_BinModel__Stack.nrrd</text:p>
          </table:table-cell>
          <table:table-cell office:value-type="string" calcext:value-type="string">
            <text:p>118__Fid=10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5_mu=101.43_Sigma=40.41_SigSt=4.0_Bif=32_Spl=1_Fid=10_ED_BinModel__Stack.nrrd</text:p>
          </table:table-cell>
          <table:table-cell office:value-type="string" calcext:value-type="string">
            <text:p>118__Fid=10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6_mu=103.21_Sigma=37.44_SigSt=4.0_Bif=32_Spl=1_Fid=10_ED_BinModel__Stack.nrrd</text:p>
          </table:table-cell>
          <table:table-cell office:value-type="string" calcext:value-type="string">
            <text:p>118__Fid=10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7_mu=97.68_Sigma=40.89_SigSt=4.0_Bif=32_Spl=1_Fid=10_ED_BinModel__Stack.nrrd</text:p>
          </table:table-cell>
          <table:table-cell office:value-type="string" calcext:value-type="string">
            <text:p>118__Fid=10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482.13_mu=74.79_Sigma=51.76_SigSt=4.0_Bif=34_Spl=1_Fid=11_ED_BinModel__Stack.nrrd</text:p>
          </table:table-cell>
          <table:table-cell office:value-type="string" calcext:value-type="string">
            <text:p>149__Fid=1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05.0_mu=85.99_Sigma=53.38_SigSt=4.0_Bif=34_Spl=1_Fid=11_ED_BinModel__Stack.nrrd</text:p>
          </table:table-cell>
          <table:table-cell office:value-type="string" calcext:value-type="string">
            <text:p>149__Fid=1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1.84_mu=85.26_Sigma=58.14_SigSt=4.0_Bif=34_Spl=1_Fid=11_ED_BinModel__Stack.nrrd</text:p>
          </table:table-cell>
          <table:table-cell office:value-type="string" calcext:value-type="string">
            <text:p>149__Fid=1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4.92_mu=78.71_Sigma=61.44_SigSt=4.0_Bif=34_Spl=1_Fid=11_ED_BinModel__Stack.nrrd</text:p>
          </table:table-cell>
          <table:table-cell office:value-type="string" calcext:value-type="string">
            <text:p>149__Fid=1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25_mu=83.37_Sigma=45.8_SigSt=4.0_Bif=34_Spl=1_Fid=11_ED_BinModel__Stack.nrrd</text:p>
          </table:table-cell>
          <table:table-cell office:value-type="string" calcext:value-type="string">
            <text:p>149__Fid=1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44_mu=81.71_Sigma=56.94_SigSt=4.0_Bif=34_Spl=1_Fid=11_ED_BinModel__Stack.nrrd</text:p>
          </table:table-cell>
          <table:table-cell office:value-type="string" calcext:value-type="string">
            <text:p>149__Fid=1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1.86_mu=81.98_Sigma=53.66_SigSt=4.0_Bif=34_Spl=1_Fid=11_ED_BinModel__Stack.nrrd</text:p>
          </table:table-cell>
          <table:table-cell office:value-type="string" calcext:value-type="string">
            <text:p>149__Fid=1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2.65_mu=70.78_Sigma=58.95_SigSt=4.0_Bif=34_Spl=1_Fid=11_ED_BinModel__Stack.nrrd</text:p>
          </table:table-cell>
          <table:table-cell office:value-type="string" calcext:value-type="string">
            <text:p>149__Fid=1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37_mu=74.76_Sigma=51.05_SigSt=4.0_Bif=34_Spl=1_Fid=11_ED_BinModel__Stack.nrrd</text:p>
          </table:table-cell>
          <table:table-cell office:value-type="string" calcext:value-type="string">
            <text:p>149__Fid=1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58_mu=80.51_Sigma=60.07_SigSt=4.0_Bif=34_Spl=1_Fid=11_ED_BinModel__Stack.nrrd</text:p>
          </table:table-cell>
          <table:table-cell office:value-type="string" calcext:value-type="string">
            <text:p>149__Fid=11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5_mu=138.64_Sigma=80.26_SigSt=4.0_Bif=18_Spl=1_Fid=12_ED_BinModel__Stack.nrrd</text:p>
          </table:table-cell>
          <table:table-cell office:value-type="string" calcext:value-type="string">
            <text:p>154__Fid=12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9_mu=132.79_Sigma=72.91_SigSt=4.0_Bif=18_Spl=1_Fid=12_ED_BinModel__Stack.nrrd</text:p>
          </table:table-cell>
          <table:table-cell office:value-type="string" calcext:value-type="string">
            <text:p>154__Fid=12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4.52_mu=116.66_Sigma=80.62_SigSt=4.0_Bif=18_Spl=1_Fid=12_ED_BinModel__Stack.nrrd</text:p>
          </table:table-cell>
          <table:table-cell office:value-type="string" calcext:value-type="string">
            <text:p>154__Fid=12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29.51_mu=125.23_Sigma=83.67_SigSt=4.0_Bif=18_Spl=1_Fid=12_ED_BinModel__Stack.nrrd</text:p>
          </table:table-cell>
          <table:table-cell office:value-type="string" calcext:value-type="string">
            <text:p>154__Fid=1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55_mu=131.96_Sigma=81.68_SigSt=4.0_Bif=18_Spl=1_Fid=12_ED_BinModel__Stack.nrrd</text:p>
          </table:table-cell>
          <table:table-cell office:value-type="string" calcext:value-type="string">
            <text:p>154__Fid=1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67_mu=137.56_Sigma=81.34_SigSt=4.0_Bif=18_Spl=1_Fid=12_ED_BinModel__Stack.nrrd</text:p>
          </table:table-cell>
          <table:table-cell office:value-type="string" calcext:value-type="string">
            <text:p>154__Fid=1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73_mu=120.47_Sigma=75.96_SigSt=4.0_Bif=18_Spl=1_Fid=12_ED_BinModel__Stack.nrrd</text:p>
          </table:table-cell>
          <table:table-cell office:value-type="string" calcext:value-type="string">
            <text:p>154__Fid=1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07_mu=133.76_Sigma=66.39_SigSt=4.0_Bif=18_Spl=1_Fid=12_ED_BinModel__Stack.nrrd</text:p>
          </table:table-cell>
          <table:table-cell office:value-type="string" calcext:value-type="string">
            <text:p>154__Fid=1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24_mu=130.81_Sigma=71.09_SigSt=4.0_Bif=18_Spl=1_Fid=12_ED_BinModel__Stack.nrrd</text:p>
          </table:table-cell>
          <table:table-cell office:value-type="string" calcext:value-type="string">
            <text:p>154__Fid=1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67_mu=122.35_Sigma=70.7_SigSt=4.0_Bif=18_Spl=1_Fid=12_ED_BinModel__Stack.nrrd</text:p>
          </table:table-cell>
          <table:table-cell office:value-type="string" calcext:value-type="string">
            <text:p>154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0__ArtAmpl=339.98_mu=99.31_Sigma=29.17_SigSt=4.0_Bif=92_Spl=1_Fid=13_ED_BinModel__Stack.nrrd</text:p>
          </table:table-cell>
          <table:table-cell office:value-type="string" calcext:value-type="string">
            <text:p>160__Fid=1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0.99_mu=102.25_Sigma=29.78_SigSt=4.0_Bif=92_Spl=1_Fid=13_ED_BinModel__Stack.nrrd</text:p>
          </table:table-cell>
          <table:table-cell office:value-type="string" calcext:value-type="string">
            <text:p>160__Fid=1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1.81_mu=88.19_Sigma=30.1_SigSt=4.0_Bif=92_Spl=1_Fid=13_ED_BinModel__Stack.nrrd</text:p>
          </table:table-cell>
          <table:table-cell office:value-type="string" calcext:value-type="string">
            <text:p>160__Fid=1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38_mu=85.04_Sigma=33.78_SigSt=4.0_Bif=92_Spl=1_Fid=13_ED_BinModel__Stack.nrrd</text:p>
          </table:table-cell>
          <table:table-cell office:value-type="string" calcext:value-type="string">
            <text:p>160__Fid=1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63_mu=86.67_Sigma=26.06_SigSt=4.0_Bif=92_Spl=1_Fid=13_ED_BinModel__Stack.nrrd</text:p>
          </table:table-cell>
          <table:table-cell office:value-type="string" calcext:value-type="string">
            <text:p>160__Fid=1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4.37_mu=103.54_Sigma=29.78_SigSt=4.0_Bif=92_Spl=1_Fid=13_ED_BinModel__Stack.nrrd</text:p>
          </table:table-cell>
          <table:table-cell office:value-type="string" calcext:value-type="string">
            <text:p>160__Fid=1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5.45_mu=92.22_Sigma=30.86_SigSt=4.0_Bif=92_Spl=1_Fid=13_ED_BinModel__Stack.nrrd</text:p>
          </table:table-cell>
          <table:table-cell office:value-type="string" calcext:value-type="string">
            <text:p>160__Fid=1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26_mu=83.37_Sigma=30.36_SigSt=4.0_Bif=92_Spl=1_Fid=13_ED_BinModel__Stack.nrrd</text:p>
          </table:table-cell>
          <table:table-cell office:value-type="string" calcext:value-type="string">
            <text:p>160__Fid=1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46_mu=93.82_Sigma=31.14_SigSt=4.0_Bif=92_Spl=1_Fid=13_ED_BinModel__Stack.nrrd</text:p>
          </table:table-cell>
          <table:table-cell office:value-type="string" calcext:value-type="string">
            <text:p>160__Fid=1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72.99_mu=97.27_Sigma=32.32_SigSt=4.0_Bif=92_Spl=1_Fid=13_ED_BinModel__Stack.nrrd</text:p>
          </table:table-cell>
          <table:table-cell office:value-type="string" calcext:value-type="string">
            <text:p>160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__ArtAmpl=182.75_mu=35.25_Sigma=12.97_SigSt=4.0_Bif=479_Spl=1_Fid=2_ED_BinModel__Stack.nrrd</text:p>
          </table:table-cell>
          <table:table-cell office:value-type="string" calcext:value-type="string">
            <text:p>18__Fid=2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25_mu=29.59_Sigma=13.78_SigSt=4.0_Bif=479_Spl=1_Fid=2_ED_BinModel__Stack.nrrd</text:p>
          </table:table-cell>
          <table:table-cell office:value-type="string" calcext:value-type="string">
            <text:p>18__Fid=2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65_mu=34.13_Sigma=11.14_SigSt=4.0_Bif=479_Spl=1_Fid=2_ED_BinModel__Stack.nrrd</text:p>
          </table:table-cell>
          <table:table-cell office:value-type="string" calcext:value-type="string">
            <text:p>18__Fid=2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47_mu=33.26_Sigma=14.28_SigSt=4.0_Bif=479_Spl=1_Fid=2_ED_BinModel__Stack.nrrd</text:p>
          </table:table-cell>
          <table:table-cell office:value-type="string" calcext:value-type="string">
            <text:p>18__Fid=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64_mu=32.05_Sigma=15.87_SigSt=4.0_Bif=479_Spl=1_Fid=2_ED_BinModel__Stack.nrrd</text:p>
          </table:table-cell>
          <table:table-cell office:value-type="string" calcext:value-type="string">
            <text:p>18__Fid=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13_mu=35.16_Sigma=10.99_SigSt=4.0_Bif=479_Spl=1_Fid=2_ED_BinModel__Stack.nrrd</text:p>
          </table:table-cell>
          <table:table-cell office:value-type="string" calcext:value-type="string">
            <text:p>18__Fid=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67_mu=35.52_Sigma=12.14_SigSt=4.0_Bif=479_Spl=1_Fid=2_ED_BinModel__Stack.nrrd</text:p>
          </table:table-cell>
          <table:table-cell office:value-type="string" calcext:value-type="string">
            <text:p>18__Fid=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0.25_mu=32.15_Sigma=12.8_SigSt=4.0_Bif=479_Spl=1_Fid=2_ED_BinModel__Stack.nrrd</text:p>
          </table:table-cell>
          <table:table-cell office:value-type="string" calcext:value-type="string">
            <text:p>18__Fid=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5_mu=33.84_Sigma=13.03_SigSt=4.0_Bif=479_Spl=1_Fid=2_ED_BinModel__Stack.nrrd</text:p>
          </table:table-cell>
          <table:table-cell office:value-type="string" calcext:value-type="string">
            <text:p>18__Fid=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_mu=33.53_Sigma=13.96_SigSt=4.0_Bif=479_Spl=1_Fid=2_ED_BinModel__Stack.nrrd</text:p>
          </table:table-cell>
          <table:table-cell office:value-type="string" calcext:value-type="string">
            <text:p>18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4__ArtAmpl=132.19_mu=35.09_Sigma=6.99_SigSt=4.0_Bif=129_Spl=1_Fid=3_ED_BinModel__Stack.nrrd</text:p>
          </table:table-cell>
          <table:table-cell office:value-type="string" calcext:value-type="string">
            <text:p>24__Fid=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2.59_mu=35.28_Sigma=6.37_SigSt=4.0_Bif=129_Spl=1_Fid=3_ED_BinModel__Stack.nrrd</text:p>
          </table:table-cell>
          <table:table-cell office:value-type="string" calcext:value-type="string">
            <text:p>24__Fid=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4.84_mu=42.55_Sigma=6.93_SigSt=4.0_Bif=129_Spl=1_Fid=3_ED_BinModel__Stack.nrrd</text:p>
          </table:table-cell>
          <table:table-cell office:value-type="string" calcext:value-type="string">
            <text:p>24__Fid=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09_mu=35.28_Sigma=7.71_SigSt=4.0_Bif=129_Spl=1_Fid=3_ED_BinModel__Stack.nrrd</text:p>
          </table:table-cell>
          <table:table-cell office:value-type="string" calcext:value-type="string">
            <text:p>24__Fid=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75_mu=38.01_Sigma=6.34_SigSt=4.0_Bif=129_Spl=1_Fid=3_ED_BinModel__Stack.nrrd</text:p>
          </table:table-cell>
          <table:table-cell office:value-type="string" calcext:value-type="string">
            <text:p>24__Fid=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7.76_mu=37.46_Sigma=7.62_SigSt=4.0_Bif=129_Spl=1_Fid=3_ED_BinModel__Stack.nrrd</text:p>
          </table:table-cell>
          <table:table-cell office:value-type="string" calcext:value-type="string">
            <text:p>24__Fid=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0.78_mu=37.42_Sigma=7.17_SigSt=4.0_Bif=129_Spl=1_Fid=3_ED_BinModel__Stack.nrrd</text:p>
          </table:table-cell>
          <table:table-cell office:value-type="string" calcext:value-type="string">
            <text:p>24__Fid=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3.83_mu=42.23_Sigma=6.34_SigSt=4.0_Bif=129_Spl=1_Fid=3_ED_BinModel__Stack.nrrd</text:p>
          </table:table-cell>
          <table:table-cell office:value-type="string" calcext:value-type="string">
            <text:p>24__Fid=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6.68_mu=39.29_Sigma=6.53_SigSt=4.0_Bif=129_Spl=1_Fid=3_ED_BinModel__Stack.nrrd</text:p>
          </table:table-cell>
          <table:table-cell office:value-type="string" calcext:value-type="string">
            <text:p>24__Fid=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7.59_mu=34.55_Sigma=7.61_SigSt=4.0_Bif=129_Spl=1_Fid=3_ED_BinModel__Stack.nrrd</text:p>
          </table:table-cell>
          <table:table-cell office:value-type="string" calcext:value-type="string">
            <text:p>24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0__ArtAmpl=206.05_mu=34.6_Sigma=11.88_SigSt=4.0_Bif=114_Spl=1_Fid=4_ED_BinModel__Stack.nrrd</text:p>
          </table:table-cell>
          <table:table-cell office:value-type="string" calcext:value-type="string">
            <text:p>30__Fid=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7.9_mu=31.56_Sigma=13.24_SigSt=4.0_Bif=114_Spl=1_Fid=4_ED_BinModel__Stack.nrrd</text:p>
          </table:table-cell>
          <table:table-cell office:value-type="string" calcext:value-type="string">
            <text:p>30__Fid=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49_mu=30.22_Sigma=14.09_SigSt=4.0_Bif=114_Spl=1_Fid=4_ED_BinModel__Stack.nrrd</text:p>
          </table:table-cell>
          <table:table-cell office:value-type="string" calcext:value-type="string">
            <text:p>30__Fid=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57_mu=35.33_Sigma=13.9_SigSt=4.0_Bif=114_Spl=1_Fid=4_ED_BinModel__Stack.nrrd</text:p>
          </table:table-cell>
          <table:table-cell office:value-type="string" calcext:value-type="string">
            <text:p>30__Fid=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66_mu=30.61_Sigma=12.89_SigSt=4.0_Bif=114_Spl=1_Fid=4_ED_BinModel__Stack.nrrd</text:p>
          </table:table-cell>
          <table:table-cell office:value-type="string" calcext:value-type="string">
            <text:p>30__Fid=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76_mu=37.09_Sigma=14.77_SigSt=4.0_Bif=114_Spl=1_Fid=4_ED_BinModel__Stack.nrrd</text:p>
          </table:table-cell>
          <table:table-cell office:value-type="string" calcext:value-type="string">
            <text:p>30__Fid=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82_mu=34.24_Sigma=15.68_SigSt=4.0_Bif=114_Spl=1_Fid=4_ED_BinModel__Stack.nrrd</text:p>
          </table:table-cell>
          <table:table-cell office:value-type="string" calcext:value-type="string">
            <text:p>30__Fid=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1_mu=37.84_Sigma=14.94_SigSt=4.0_Bif=114_Spl=1_Fid=4_ED_BinModel__Stack.nrrd</text:p>
          </table:table-cell>
          <table:table-cell office:value-type="string" calcext:value-type="string">
            <text:p>30__Fid=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3_mu=34.54_Sigma=14.46_SigSt=4.0_Bif=114_Spl=1_Fid=4_ED_BinModel__Stack.nrrd</text:p>
          </table:table-cell>
          <table:table-cell office:value-type="string" calcext:value-type="string">
            <text:p>30__Fid=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43_mu=34.46_Sigma=13.92_SigSt=4.0_Bif=114_Spl=1_Fid=4_ED_BinModel__Stack.nrrd</text:p>
          </table:table-cell>
          <table:table-cell office:value-type="string" calcext:value-type="string">
            <text:p>30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46.26_mu=25.74_Sigma=11.58_SigSt=4.0_Bif=53_Spl=1_Fid=14_ED_BinModel__Stack.nrrd</text:p>
          </table:table-cell>
          <table:table-cell office:value-type="string" calcext:value-type="string">
            <text:p>36__Fid=1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48.33_mu=30.56_Sigma=10.36_SigSt=4.0_Bif=53_Spl=1_Fid=14_ED_BinModel__Stack.nrrd</text:p>
          </table:table-cell>
          <table:table-cell office:value-type="string" calcext:value-type="string">
            <text:p>36__Fid=1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4.7_mu=27.19_Sigma=10.78_SigSt=4.0_Bif=53_Spl=1_Fid=14_ED_BinModel__Stack.nrrd</text:p>
          </table:table-cell>
          <table:table-cell office:value-type="string" calcext:value-type="string">
            <text:p>36__Fid=1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5.96_mu=26.37_Sigma=10.82_SigSt=4.0_Bif=53_Spl=1_Fid=14_ED_BinModel__Stack.nrrd</text:p>
          </table:table-cell>
          <table:table-cell office:value-type="string" calcext:value-type="string">
            <text:p>36__Fid=1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0.15_mu=27.35_Sigma=8.93_SigSt=4.0_Bif=53_Spl=1_Fid=14_ED_BinModel__Stack.nrrd</text:p>
          </table:table-cell>
          <table:table-cell office:value-type="string" calcext:value-type="string">
            <text:p>36__Fid=1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2.61_mu=29.54_Sigma=12.57_SigSt=4.0_Bif=53_Spl=1_Fid=14_ED_BinModel__Stack.nrrd</text:p>
          </table:table-cell>
          <table:table-cell office:value-type="string" calcext:value-type="string">
            <text:p>36__Fid=1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2_mu=30.46_Sigma=11.03_SigSt=4.0_Bif=53_Spl=1_Fid=14_ED_BinModel__Stack.nrrd</text:p>
          </table:table-cell>
          <table:table-cell office:value-type="string" calcext:value-type="string">
            <text:p>36__Fid=1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_mu=27.28_Sigma=12.26_SigSt=4.0_Bif=53_Spl=1_Fid=14_ED_BinModel__Stack.nrrd</text:p>
          </table:table-cell>
          <table:table-cell office:value-type="string" calcext:value-type="string">
            <text:p>36__Fid=1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4.02_mu=27.0_Sigma=9.84_SigSt=4.0_Bif=53_Spl=1_Fid=14_ED_BinModel__Stack.nrrd</text:p>
          </table:table-cell>
          <table:table-cell office:value-type="string" calcext:value-type="string">
            <text:p>36__Fid=1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5.66_mu=27.11_Sigma=11.11_SigSt=4.0_Bif=53_Spl=1_Fid=14_ED_BinModel__Stack.nrrd</text:p>
          </table:table-cell>
          <table:table-cell office:value-type="string" calcext:value-type="string">
            <text:p>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2__ArtAmpl=170.03_mu=29.02_Sigma=17.66_SigSt=4.0_Bif=140_Spl=1_Fid=5_ED_BinModel__Stack.nrrd</text:p>
          </table:table-cell>
          <table:table-cell office:value-type="string" calcext:value-type="string">
            <text:p>42__Fid=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1.66_mu=31.47_Sigma=15.28_SigSt=4.0_Bif=140_Spl=1_Fid=5_ED_BinModel__Stack.nrrd</text:p>
          </table:table-cell>
          <table:table-cell office:value-type="string" calcext:value-type="string">
            <text:p>42__Fid=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49_mu=29.06_Sigma=15.73_SigSt=4.0_Bif=140_Spl=1_Fid=5_ED_BinModel__Stack.nrrd</text:p>
          </table:table-cell>
          <table:table-cell office:value-type="string" calcext:value-type="string">
            <text:p>42__Fid=5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88_mu=30.38_Sigma=15.25_SigSt=4.0_Bif=140_Spl=1_Fid=5_ED_BinModel__Stack.nrrd</text:p>
          </table:table-cell>
          <table:table-cell office:value-type="string" calcext:value-type="string">
            <text:p>42__Fid=5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55_mu=34.07_Sigma=13.27_SigSt=4.0_Bif=140_Spl=1_Fid=5_ED_BinModel__Stack.nrrd</text:p>
          </table:table-cell>
          <table:table-cell office:value-type="string" calcext:value-type="string">
            <text:p>42__Fid=5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76_mu=29.04_Sigma=12.0_SigSt=4.0_Bif=140_Spl=1_Fid=5_ED_BinModel__Stack.nrrd</text:p>
          </table:table-cell>
          <table:table-cell office:value-type="string" calcext:value-type="string">
            <text:p>42__Fid=5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5_mu=28.58_Sigma=17.68_SigSt=4.0_Bif=140_Spl=1_Fid=5_ED_BinModel__Stack.nrrd</text:p>
          </table:table-cell>
          <table:table-cell office:value-type="string" calcext:value-type="string">
            <text:p>42__Fid=5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8_mu=29.13_Sigma=17.9_SigSt=4.0_Bif=140_Spl=1_Fid=5_ED_BinModel__Stack.nrrd</text:p>
          </table:table-cell>
          <table:table-cell office:value-type="string" calcext:value-type="string">
            <text:p>42__Fid=5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9_mu=34.76_Sigma=15.71_SigSt=4.0_Bif=140_Spl=1_Fid=5_ED_BinModel__Stack.nrrd</text:p>
          </table:table-cell>
          <table:table-cell office:value-type="string" calcext:value-type="string">
            <text:p>42__Fid=5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4.06_mu=34.21_Sigma=16.52_SigSt=4.0_Bif=140_Spl=1_Fid=5_ED_BinModel__Stack.nrrd</text:p>
          </table:table-cell>
          <table:table-cell office:value-type="string" calcext:value-type="string">
            <text:p>42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93.01_mu=25.51_Sigma=11.85_SigSt=4.0_Bif=30_Spl=1_Fid=15_ED_BinModel__Stack.nrrd</text:p>
          </table:table-cell>
          <table:table-cell office:value-type="string" calcext:value-type="string">
            <text:p>48__Fid=1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02_mu=25.11_Sigma=12.39_SigSt=4.0_Bif=30_Spl=1_Fid=15_ED_BinModel__Stack.nrrd</text:p>
          </table:table-cell>
          <table:table-cell office:value-type="string" calcext:value-type="string">
            <text:p>48__Fid=1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49_mu=25.76_Sigma=13.09_SigSt=4.0_Bif=30_Spl=1_Fid=15_ED_BinModel__Stack.nrrd</text:p>
          </table:table-cell>
          <table:table-cell office:value-type="string" calcext:value-type="string">
            <text:p>48__Fid=15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3.7_mu=26.88_Sigma=14.98_SigSt=4.0_Bif=30_Spl=1_Fid=15_ED_BinModel__Stack.nrrd</text:p>
          </table:table-cell>
          <table:table-cell office:value-type="string" calcext:value-type="string">
            <text:p>48__Fid=15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03_mu=28.71_Sigma=15.08_SigSt=4.0_Bif=30_Spl=1_Fid=15_ED_BinModel__Stack.nrrd</text:p>
          </table:table-cell>
          <table:table-cell office:value-type="string" calcext:value-type="string">
            <text:p>48__Fid=15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39_mu=25.13_Sigma=15.61_SigSt=4.0_Bif=30_Spl=1_Fid=15_ED_BinModel__Stack.nrrd</text:p>
          </table:table-cell>
          <table:table-cell office:value-type="string" calcext:value-type="string">
            <text:p>48__Fid=15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66_mu=28.15_Sigma=13.09_SigSt=4.0_Bif=30_Spl=1_Fid=15_ED_BinModel__Stack.nrrd</text:p>
          </table:table-cell>
          <table:table-cell office:value-type="string" calcext:value-type="string">
            <text:p>48__Fid=15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2_mu=25.66_Sigma=10.46_SigSt=4.0_Bif=30_Spl=1_Fid=15_ED_BinModel__Stack.nrrd</text:p>
          </table:table-cell>
          <table:table-cell office:value-type="string" calcext:value-type="string">
            <text:p>48__Fid=15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8_mu=29.67_Sigma=12.71_SigSt=4.0_Bif=30_Spl=1_Fid=15_ED_BinModel__Stack.nrrd</text:p>
          </table:table-cell>
          <table:table-cell office:value-type="string" calcext:value-type="string">
            <text:p>48__Fid=15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24_mu=28.02_Sigma=13.12_SigSt=4.0_Bif=30_Spl=1_Fid=15_ED_BinModel__Stack.nrrd</text:p>
          </table:table-cell>
          <table:table-cell office:value-type="string" calcext:value-type="string">
            <text:p>48__Fid=15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3.98_mu=52.41_Sigma=17.32_SigSt=4.0_Bif=71_Spl=1_Fid=6_ED_BinModel__Stack.nrrd</text:p>
          </table:table-cell>
          <table:table-cell office:value-type="string" calcext:value-type="string">
            <text:p>60__Fid=6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4.72_mu=48.37_Sigma=19.33_SigSt=4.0_Bif=71_Spl=1_Fid=6_ED_BinModel__Stack.nrrd</text:p>
          </table:table-cell>
          <table:table-cell office:value-type="string" calcext:value-type="string">
            <text:p>60__Fid=6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2_mu=47.18_Sigma=18.7_SigSt=4.0_Bif=71_Spl=1_Fid=6_ED_BinModel__Stack.nrrd</text:p>
          </table:table-cell>
          <table:table-cell office:value-type="string" calcext:value-type="string">
            <text:p>60__Fid=6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5_mu=48.09_Sigma=19.99_SigSt=4.0_Bif=71_Spl=1_Fid=6_ED_BinModel__Stack.nrrd</text:p>
          </table:table-cell>
          <table:table-cell office:value-type="string" calcext:value-type="string">
            <text:p>60__Fid=6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1.44_Sigma=20.87_SigSt=4.0_Bif=71_Spl=1_Fid=6_ED_BinModel__Stack.nrrd</text:p>
          </table:table-cell>
          <table:table-cell office:value-type="string" calcext:value-type="string">
            <text:p>60__Fid=6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2.78_Sigma=20.17_SigSt=4.0_Bif=71_Spl=1_Fid=6_ED_BinModel__Stack.nrrd</text:p>
          </table:table-cell>
          <table:table-cell office:value-type="string" calcext:value-type="string">
            <text:p>60__Fid=6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5_mu=45.83_Sigma=18.14_SigSt=4.0_Bif=71_Spl=1_Fid=6_ED_BinModel__Stack.nrrd</text:p>
          </table:table-cell>
          <table:table-cell office:value-type="string" calcext:value-type="string">
            <text:p>60__Fid=6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48.45_Sigma=17.63_SigSt=4.0_Bif=71_Spl=1_Fid=6_ED_BinModel__Stack.nrrd</text:p>
          </table:table-cell>
          <table:table-cell office:value-type="string" calcext:value-type="string">
            <text:p>60__Fid=6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1.41_Sigma=16.9_SigSt=4.0_Bif=71_Spl=1_Fid=6_ED_BinModel__Stack.nrrd</text:p>
          </table:table-cell>
          <table:table-cell office:value-type="string" calcext:value-type="string">
            <text:p>60__Fid=6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2.19_Sigma=19.19_SigSt=4.0_Bif=71_Spl=1_Fid=6_ED_BinModel__Stack.nrrd</text:p>
          </table:table-cell>
          <table:table-cell office:value-type="string" calcext:value-type="string">
            <text:p>60__Fid=6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33.74_mu=35.98_Sigma=10.93_SigSt=4.0_Bif=53_Spl=1_Fid=7_ED_BinModel__Stack.nrrd</text:p>
          </table:table-cell>
          <table:table-cell office:value-type="string" calcext:value-type="string">
            <text:p>66__Fid=7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3.38_mu=36.12_Sigma=9.57_SigSt=4.0_Bif=53_Spl=1_Fid=7_ED_BinModel__Stack.nrrd</text:p>
          </table:table-cell>
          <table:table-cell office:value-type="string" calcext:value-type="string">
            <text:p>66__Fid=7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4.59_mu=33.93_Sigma=9.29_SigSt=4.0_Bif=53_Spl=1_Fid=7_ED_BinModel__Stack.nrrd</text:p>
          </table:table-cell>
          <table:table-cell office:value-type="string" calcext:value-type="string">
            <text:p>66__Fid=7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5.14_mu=30.61_Sigma=10.55_SigSt=4.0_Bif=53_Spl=1_Fid=7_ED_BinModel__Stack.nrrd</text:p>
          </table:table-cell>
          <table:table-cell office:value-type="string" calcext:value-type="string">
            <text:p>66__Fid=7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6.59_mu=35.26_Sigma=9.56_SigSt=4.0_Bif=53_Spl=1_Fid=7_ED_BinModel__Stack.nrrd</text:p>
          </table:table-cell>
          <table:table-cell office:value-type="string" calcext:value-type="string">
            <text:p>66__Fid=7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3.93_mu=30.12_Sigma=10.01_SigSt=4.0_Bif=53_Spl=1_Fid=7_ED_BinModel__Stack.nrrd</text:p>
          </table:table-cell>
          <table:table-cell office:value-type="string" calcext:value-type="string">
            <text:p>66__Fid=7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09_mu=31.8_Sigma=8.99_SigSt=4.0_Bif=53_Spl=1_Fid=7_ED_BinModel__Stack.nrrd</text:p>
          </table:table-cell>
          <table:table-cell office:value-type="string" calcext:value-type="string">
            <text:p>66__Fid=7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11_mu=36.13_Sigma=10.04_SigSt=4.0_Bif=53_Spl=1_Fid=7_ED_BinModel__Stack.nrrd</text:p>
          </table:table-cell>
          <table:table-cell office:value-type="string" calcext:value-type="string">
            <text:p>66__Fid=7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3_mu=32.88_Sigma=11.01_SigSt=4.0_Bif=53_Spl=1_Fid=7_ED_BinModel__Stack.nrrd</text:p>
          </table:table-cell>
          <table:table-cell office:value-type="string" calcext:value-type="string">
            <text:p>66__Fid=7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45_mu=33.29_Sigma=9.79_SigSt=4.0_Bif=53_Spl=1_Fid=7_ED_BinModel__Stack.nrrd</text:p>
          </table:table-cell>
          <table:table-cell office:value-type="string" calcext:value-type="string">
            <text:p>66__Fid=7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7.36_mu=47.43_Sigma=17.04_SigSt=4.0_Bif=112_Spl=1_Fid=1_ED_BinModel__Stack.nrrd</text:p>
          </table:table-cell>
          <table:table-cell office:value-type="string" calcext:value-type="string">
            <text:p>6__Fid=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8.45_mu=50.85_Sigma=16.88_SigSt=4.0_Bif=112_Spl=1_Fid=1_ED_BinModel__Stack.nrrd</text:p>
          </table:table-cell>
          <table:table-cell office:value-type="string" calcext:value-type="string">
            <text:p>6__Fid=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9.97_mu=41.51_Sigma=17.67_SigSt=4.0_Bif=112_Spl=1_Fid=1_ED_BinModel__Stack.nrrd</text:p>
          </table:table-cell>
          <table:table-cell office:value-type="string" calcext:value-type="string">
            <text:p>6__Fid=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34_mu=42.73_Sigma=16.77_SigSt=4.0_Bif=112_Spl=1_Fid=1_ED_BinModel__Stack.nrrd</text:p>
          </table:table-cell>
          <table:table-cell office:value-type="string" calcext:value-type="string">
            <text:p>6__Fid=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46_mu=47.56_Sigma=15.95_SigSt=4.0_Bif=112_Spl=1_Fid=1_ED_BinModel__Stack.nrrd</text:p>
          </table:table-cell>
          <table:table-cell office:value-type="string" calcext:value-type="string">
            <text:p>6__Fid=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0.77_Sigma=17.04_SigSt=4.0_Bif=112_Spl=1_Fid=1_ED_BinModel__Stack.nrrd</text:p>
          </table:table-cell>
          <table:table-cell office:value-type="string" calcext:value-type="string">
            <text:p>6__Fid=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6.95_Sigma=17.58_SigSt=4.0_Bif=112_Spl=1_Fid=1_ED_BinModel__Stack.nrrd</text:p>
          </table:table-cell>
          <table:table-cell office:value-type="string" calcext:value-type="string">
            <text:p>6__Fid=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0.88_Sigma=15.34_SigSt=4.0_Bif=112_Spl=1_Fid=1_ED_BinModel__Stack.nrrd</text:p>
          </table:table-cell>
          <table:table-cell office:value-type="string" calcext:value-type="string">
            <text:p>6__Fid=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3.68_Sigma=18.54_SigSt=4.0_Bif=112_Spl=1_Fid=1_ED_BinModel__Stack.nrrd</text:p>
          </table:table-cell>
          <table:table-cell office:value-type="string" calcext:value-type="string">
            <text:p>6__Fid=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5.85_Sigma=16.61_SigSt=4.0_Bif=112_Spl=1_Fid=1_ED_BinModel__Stack.nrrd</text:p>
          </table:table-cell>
          <table:table-cell office:value-type="string" calcext:value-type="string">
            <text:p>6__Fid=1_M10.nrr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13" office:value-type="string" calcext:value-type="string" table:number-columns-spanned="1" table:number-rows-spanned="164">
            <text:p>Test #2 <text:s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Test #2 <text:s text:c="2"/>-- <text:s text:c="2"/>Test #2 <text:s text:c="2"/>-- <text:s text:c="2"/>Test #2 <text:s text:c="2"/>-- <text:s text:c="2"/>Test <text:s text:c="3"/>-- <text:s text:c="2"/>Test #2 <text:s text:c="2"/>-- <text:s text:c="2"/>Test #2 <text:s text:c="2"/>-- <text:s text:c="2"/>Test <text:s text:c="2"/>-- <text:s text:c="2"/>Test #2 <text:s text:c="2"/>-- <text:s text:c="2"/>Test #2 <text:s text:c="2"/>-- <text:s text:c="2"/>Test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</text:p>
          </table:table-cell>
          <table:table-cell office:value-type="string" calcext:value-type="string">
            <text:p>106__ArtAmpl=349.73_mu=77.57_Sigma=24.41_SigSt=4.0_Bif=66_Spl=1_Fid=7_ED_BinModel__Stack.nrrd</text:p>
          </table:table-cell>
          <table:table-cell office:value-type="string" calcext:value-type="string">
            <text:p>106__Fid=7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0.8_mu=72.39_Sigma=27.8_SigSt=4.0_Bif=66_Spl=1_Fid=7_ED_BinModel__Stack.nrrd</text:p>
          </table:table-cell>
          <table:table-cell office:value-type="string" calcext:value-type="string">
            <text:p>106__Fid=7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53_mu=67.3_Sigma=27.99_SigSt=4.0_Bif=66_Spl=1_Fid=7_ED_BinModel__Stack.nrrd</text:p>
          </table:table-cell>
          <table:table-cell office:value-type="string" calcext:value-type="string">
            <text:p>106__Fid=7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2_mu=75.4_Sigma=24.28_SigSt=4.0_Bif=66_Spl=1_Fid=7_ED_BinModel__Stack.nrrd</text:p>
          </table:table-cell>
          <table:table-cell office:value-type="string" calcext:value-type="string">
            <text:p>106__Fid=7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9_mu=72.38_Sigma=25.31_SigSt=4.0_Bif=66_Spl=1_Fid=7_ED_BinModel__Stack.nrrd</text:p>
          </table:table-cell>
          <table:table-cell office:value-type="string" calcext:value-type="string">
            <text:p>106__Fid=7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2.3_mu=74.04_Sigma=24.91_SigSt=4.0_Bif=66_Spl=1_Fid=7_ED_BinModel__Stack.nrrd</text:p>
          </table:table-cell>
          <table:table-cell office:value-type="string" calcext:value-type="string">
            <text:p>106__Fid=7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1_mu=69.77_Sigma=21.92_SigSt=4.0_Bif=66_Spl=1_Fid=7_ED_BinModel__Stack.nrrd</text:p>
          </table:table-cell>
          <table:table-cell office:value-type="string" calcext:value-type="string">
            <text:p>106__Fid=7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_mu=76.91_Sigma=26.24_SigSt=4.0_Bif=66_Spl=1_Fid=7_ED_BinModel__Stack.nrrd</text:p>
          </table:table-cell>
          <table:table-cell office:value-type="string" calcext:value-type="string">
            <text:p>106__Fid=7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77_mu=67.7_Sigma=25.79_SigSt=4.0_Bif=66_Spl=1_Fid=7_ED_BinModel__Stack.nrrd</text:p>
          </table:table-cell>
          <table:table-cell office:value-type="string" calcext:value-type="string">
            <text:p>106__Fid=7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3.36_mu=71.19_Sigma=21.68_SigSt=4.0_Bif=66_Spl=1_Fid=7_ED_BinModel__Stack.nrrd</text:p>
          </table:table-cell>
          <table:table-cell office:value-type="string" calcext:value-type="string">
            <text:p>106__Fid=7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4__ArtAmpl=680.29_mu=170.21_Sigma=42.87_SigSt=4.0_Bif=507_Spl=1_Fid=8_ED_BinModel__Stack.nrrd</text:p>
          </table:table-cell>
          <table:table-cell office:value-type="string" calcext:value-type="string">
            <text:p>124__Fid=8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1.55_mu=141.16_Sigma=41.47_SigSt=4.0_Bif=507_Spl=1_Fid=8_ED_BinModel__Stack.nrrd</text:p>
          </table:table-cell>
          <table:table-cell office:value-type="string" calcext:value-type="string">
            <text:p>124__Fid=8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9.93_mu=173.3_Sigma=48.87_SigSt=4.0_Bif=507_Spl=1_Fid=8_ED_BinModel__Stack.nrrd</text:p>
          </table:table-cell>
          <table:table-cell office:value-type="string" calcext:value-type="string">
            <text:p>124__Fid=8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5.26_mu=147.41_Sigma=45.13_SigSt=4.0_Bif=507_Spl=1_Fid=8_ED_BinModel__Stack.nrrd</text:p>
          </table:table-cell>
          <table:table-cell office:value-type="string" calcext:value-type="string">
            <text:p>124__Fid=8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28_mu=174.11_Sigma=50.75_SigSt=4.0_Bif=507_Spl=1_Fid=8_ED_BinModel__Stack.nrrd</text:p>
          </table:table-cell>
          <table:table-cell office:value-type="string" calcext:value-type="string">
            <text:p>124__Fid=8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43_mu=171.83_Sigma=45.25_SigSt=4.0_Bif=507_Spl=1_Fid=8_ED_BinModel__Stack.nrrd</text:p>
          </table:table-cell>
          <table:table-cell office:value-type="string" calcext:value-type="string">
            <text:p>124__Fid=8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3_mu=173.09_Sigma=38.18_SigSt=4.0_Bif=507_Spl=1_Fid=8_ED_BinModel__Stack.nrrd</text:p>
          </table:table-cell>
          <table:table-cell office:value-type="string" calcext:value-type="string">
            <text:p>124__Fid=8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5_mu=162.76_Sigma=41.21_SigSt=4.0_Bif=507_Spl=1_Fid=8_ED_BinModel__Stack.nrrd</text:p>
          </table:table-cell>
          <table:table-cell office:value-type="string" calcext:value-type="string">
            <text:p>124__Fid=8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07_mu=150.71_Sigma=44.47_SigSt=4.0_Bif=507_Spl=1_Fid=8_ED_BinModel__Stack.nrrd</text:p>
          </table:table-cell>
          <table:table-cell office:value-type="string" calcext:value-type="string">
            <text:p>124__Fid=8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13_mu=141.81_Sigma=38.49_SigSt=4.0_Bif=507_Spl=1_Fid=8_ED_BinModel__Stack.nrrd</text:p>
          </table:table-cell>
          <table:table-cell office:value-type="string" calcext:value-type="string">
            <text:p>124__Fid=8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6__ArtAmpl=871.9_mu=139.01_Sigma=92.94_SigSt=4.0_Bif=141_Spl=1_Fid=9_ED_BinModel__Stack.nrrd</text:p>
          </table:table-cell>
          <table:table-cell office:value-type="string" calcext:value-type="string">
            <text:p>126__Fid=9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19_mu=144.31_Sigma=94.36_SigSt=4.0_Bif=141_Spl=1_Fid=9_ED_BinModel__Stack.nrrd</text:p>
          </table:table-cell>
          <table:table-cell office:value-type="string" calcext:value-type="string">
            <text:p>126__Fid=9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45_mu=125.42_Sigma=82.25_SigSt=4.0_Bif=141_Spl=1_Fid=9_ED_BinModel__Stack.nrrd</text:p>
          </table:table-cell>
          <table:table-cell office:value-type="string" calcext:value-type="string">
            <text:p>126__Fid=9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1_mu=139.6_Sigma=86.06_SigSt=4.0_Bif=141_Spl=1_Fid=9_ED_BinModel__Stack.nrrd</text:p>
          </table:table-cell>
          <table:table-cell office:value-type="string" calcext:value-type="string">
            <text:p>126__Fid=9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23_mu=139.85_Sigma=73.87_SigSt=4.0_Bif=141_Spl=1_Fid=9_ED_BinModel__Stack.nrrd</text:p>
          </table:table-cell>
          <table:table-cell office:value-type="string" calcext:value-type="string">
            <text:p>126__Fid=9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58_mu=143.74_Sigma=97.58_SigSt=4.0_Bif=141_Spl=1_Fid=9_ED_BinModel__Stack.nrrd</text:p>
          </table:table-cell>
          <table:table-cell office:value-type="string" calcext:value-type="string">
            <text:p>126__Fid=9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62_mu=138.12_Sigma=74.47_SigSt=4.0_Bif=141_Spl=1_Fid=9_ED_BinModel__Stack.nrrd</text:p>
          </table:table-cell>
          <table:table-cell office:value-type="string" calcext:value-type="string">
            <text:p>126__Fid=9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6.21_mu=139.8_Sigma=91.45_SigSt=4.0_Bif=141_Spl=1_Fid=9_ED_BinModel__Stack.nrrd</text:p>
          </table:table-cell>
          <table:table-cell office:value-type="string" calcext:value-type="string">
            <text:p>126__Fid=9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96.67_mu=122.49_Sigma=98.87_SigSt=4.0_Bif=141_Spl=1_Fid=9_ED_BinModel__Stack.nrrd</text:p>
          </table:table-cell>
          <table:table-cell office:value-type="string" calcext:value-type="string">
            <text:p>126__Fid=9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913.1_mu=141.79_Sigma=86.47_SigSt=4.0_Bif=141_Spl=1_Fid=9_ED_BinModel__Stack.nrrd</text:p>
          </table:table-cell>
          <table:table-cell office:value-type="string" calcext:value-type="string">
            <text:p>126__Fid=9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__ArtAmpl=179.95_mu=24.39_Sigma=17.94_SigSt=4.0_Bif=179_Spl=1_Fid=1_ED_BinModel__Stack.nrrd</text:p>
          </table:table-cell>
          <table:table-cell office:value-type="string" calcext:value-type="string">
            <text:p>12__Fid=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2_mu=28.48_Sigma=15.15_SigSt=4.0_Bif=179_Spl=1_Fid=1_ED_BinModel__Stack.nrrd</text:p>
          </table:table-cell>
          <table:table-cell office:value-type="string" calcext:value-type="string">
            <text:p>12__Fid=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6_mu=25.82_Sigma=15.19_SigSt=4.0_Bif=179_Spl=1_Fid=1_ED_BinModel__Stack.nrrd</text:p>
          </table:table-cell>
          <table:table-cell office:value-type="string" calcext:value-type="string">
            <text:p>12__Fid=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9_mu=24.05_Sigma=18.34_SigSt=4.0_Bif=179_Spl=1_Fid=1_ED_BinModel__Stack.nrrd</text:p>
          </table:table-cell>
          <table:table-cell office:value-type="string" calcext:value-type="string">
            <text:p>12__Fid=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15_mu=26.65_Sigma=12.44_SigSt=4.0_Bif=179_Spl=1_Fid=1_ED_BinModel__Stack.nrrd</text:p>
          </table:table-cell>
          <table:table-cell office:value-type="string" calcext:value-type="string">
            <text:p>12__Fid=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7_mu=29.54_Sigma=14.35_SigSt=4.0_Bif=179_Spl=1_Fid=1_ED_BinModel__Stack.nrrd</text:p>
          </table:table-cell>
          <table:table-cell office:value-type="string" calcext:value-type="string">
            <text:p>12__Fid=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9_mu=25.78_Sigma=15.04_SigSt=4.0_Bif=179_Spl=1_Fid=1_ED_BinModel__Stack.nrrd</text:p>
          </table:table-cell>
          <table:table-cell office:value-type="string" calcext:value-type="string">
            <text:p>12__Fid=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37_mu=23.48_Sigma=16.39_SigSt=4.0_Bif=179_Spl=1_Fid=1_ED_BinModel__Stack.nrrd</text:p>
          </table:table-cell>
          <table:table-cell office:value-type="string" calcext:value-type="string">
            <text:p>12__Fid=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1_mu=28.73_Sigma=17.86_SigSt=4.0_Bif=179_Spl=1_Fid=1_ED_BinModel__Stack.nrrd</text:p>
          </table:table-cell>
          <table:table-cell office:value-type="string" calcext:value-type="string">
            <text:p>12__Fid=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9_mu=26.37_Sigma=14.92_SigSt=4.0_Bif=179_Spl=1_Fid=1_ED_BinModel__Stack.nrrd</text:p>
          </table:table-cell>
          <table:table-cell office:value-type="string" calcext:value-type="string">
            <text:p>12__Fid=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0__ArtAmpl=450.31_mu=59.67_Sigma=42.01_SigSt=4.0_Bif=44_Spl=1_Fid=10_ED_BinModel__Stack.nrrd</text:p>
          </table:table-cell>
          <table:table-cell office:value-type="string" calcext:value-type="string">
            <text:p>130__Fid=10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1.36_mu=55.42_Sigma=37.28_SigSt=4.0_Bif=44_Spl=1_Fid=10_ED_BinModel__Stack.nrrd</text:p>
          </table:table-cell>
          <table:table-cell office:value-type="string" calcext:value-type="string">
            <text:p>130__Fid=10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07_mu=64.8_Sigma=41.2_SigSt=4.0_Bif=44_Spl=1_Fid=10_ED_BinModel__Stack.nrrd</text:p>
          </table:table-cell>
          <table:table-cell office:value-type="string" calcext:value-type="string">
            <text:p>130__Fid=10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74_mu=63.76_Sigma=40.59_SigSt=4.0_Bif=44_Spl=1_Fid=10_ED_BinModel__Stack.nrrd</text:p>
          </table:table-cell>
          <table:table-cell office:value-type="string" calcext:value-type="string">
            <text:p>130__Fid=10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1_mu=61.1_Sigma=36.45_SigSt=4.0_Bif=44_Spl=1_Fid=10_ED_BinModel__Stack.nrrd</text:p>
          </table:table-cell>
          <table:table-cell office:value-type="string" calcext:value-type="string">
            <text:p>130__Fid=10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8_mu=64.82_Sigma=36.75_SigSt=4.0_Bif=44_Spl=1_Fid=10_ED_BinModel__Stack.nrrd</text:p>
          </table:table-cell>
          <table:table-cell office:value-type="string" calcext:value-type="string">
            <text:p>130__Fid=10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63_mu=63.96_Sigma=38.71_SigSt=4.0_Bif=44_Spl=1_Fid=10_ED_BinModel__Stack.nrrd</text:p>
          </table:table-cell>
          <table:table-cell office:value-type="string" calcext:value-type="string">
            <text:p>130__Fid=10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2_mu=64.72_Sigma=29.06_SigSt=0.58_Bif=44_Spl=1_Fid=10_ED_BinModel__Stack.nrrd</text:p>
          </table:table-cell>
          <table:table-cell office:value-type="string" calcext:value-type="string">
            <text:p>130__Fid=10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9_mu=62.67_Sigma=39.46_SigSt=4.0_Bif=44_Spl=1_Fid=10_ED_BinModel__Stack.nrrd</text:p>
          </table:table-cell>
          <table:table-cell office:value-type="string" calcext:value-type="string">
            <text:p>130__Fid=10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4.97_mu=58.69_Sigma=35.79_SigSt=4.0_Bif=44_Spl=1_Fid=10_ED_BinModel__Stack.nrrd</text:p>
          </table:table-cell>
          <table:table-cell office:value-type="string" calcext:value-type="string">
            <text:p>130__Fid=10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6__ArtAmpl=310.32_mu=66.1_Sigma=31.31_SigSt=4.0_Bif=38_Spl=1_Fid=14_ED_BinModel__Stack.nrrd</text:p>
          </table:table-cell>
          <table:table-cell office:value-type="string" calcext:value-type="string">
            <text:p>136__Fid=1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6.25_mu=63.82_Sigma=32.63_SigSt=4.0_Bif=38_Spl=1_Fid=14_ED_BinModel__Stack.nrrd</text:p>
          </table:table-cell>
          <table:table-cell office:value-type="string" calcext:value-type="string">
            <text:p>136__Fid=1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1_mu=60.11_Sigma=35.2_SigSt=4.0_Bif=38_Spl=1_Fid=14_ED_BinModel__Stack.nrrd</text:p>
          </table:table-cell>
          <table:table-cell office:value-type="string" calcext:value-type="string">
            <text:p>136__Fid=1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8_mu=63.92_Sigma=31.28_SigSt=4.0_Bif=38_Spl=1_Fid=14_ED_BinModel__Stack.nrrd</text:p>
          </table:table-cell>
          <table:table-cell office:value-type="string" calcext:value-type="string">
            <text:p>136__Fid=1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15_mu=60.27_Sigma=31.31_SigSt=4.0_Bif=38_Spl=1_Fid=14_ED_BinModel__Stack.nrrd</text:p>
          </table:table-cell>
          <table:table-cell office:value-type="string" calcext:value-type="string">
            <text:p>136__Fid=1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45_mu=54.42_Sigma=25.89_SigSt=4.0_Bif=38_Spl=1_Fid=14_ED_BinModel__Stack.nrrd</text:p>
          </table:table-cell>
          <table:table-cell office:value-type="string" calcext:value-type="string">
            <text:p>136__Fid=1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9_mu=57.64_Sigma=26.66_SigSt=1.58_Bif=38_Spl=1_Fid=14_ED_BinModel__Stack.nrrd</text:p>
          </table:table-cell>
          <table:table-cell office:value-type="string" calcext:value-type="string">
            <text:p>136__Fid=1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06_mu=59.95_Sigma=27.92_SigSt=4.0_Bif=38_Spl=1_Fid=14_ED_BinModel__Stack.nrrd</text:p>
          </table:table-cell>
          <table:table-cell office:value-type="string" calcext:value-type="string">
            <text:p>136__Fid=1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58_mu=63.17_Sigma=29.28_SigSt=4.0_Bif=38_Spl=1_Fid=14_ED_BinModel__Stack.nrrd</text:p>
          </table:table-cell>
          <table:table-cell office:value-type="string" calcext:value-type="string">
            <text:p>136__Fid=1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64_mu=65.5_Sigma=32.26_SigSt=4.0_Bif=38_Spl=1_Fid=14_ED_BinModel__Stack.nrrd</text:p>
          </table:table-cell>
          <table:table-cell office:value-type="string" calcext:value-type="string">
            <text:p>1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2__ArtAmpl=408.14_mu=68.24_Sigma=55.95_SigSt=4.0_Bif=46_Spl=1_Fid=11_ED_BinModel__Stack.nrrd</text:p>
          </table:table-cell>
          <table:table-cell office:value-type="string" calcext:value-type="string">
            <text:p>142__Fid=1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8.22_mu=63.56_Sigma=54.93_SigSt=4.0_Bif=46_Spl=1_Fid=11_ED_BinModel__Stack.nrrd</text:p>
          </table:table-cell>
          <table:table-cell office:value-type="string" calcext:value-type="string">
            <text:p>142__Fid=1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9.48_mu=59.9_Sigma=53.49_SigSt=4.0_Bif=46_Spl=1_Fid=11_ED_BinModel__Stack.nrrd</text:p>
          </table:table-cell>
          <table:table-cell office:value-type="string" calcext:value-type="string">
            <text:p>142__Fid=1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1.71_mu=63.47_Sigma=49.39_SigSt=4.0_Bif=46_Spl=1_Fid=11_ED_BinModel__Stack.nrrd</text:p>
          </table:table-cell>
          <table:table-cell office:value-type="string" calcext:value-type="string">
            <text:p>142__Fid=1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2.17_mu=68.53_Sigma=60.03_SigSt=4.0_Bif=46_Spl=1_Fid=11_ED_BinModel__Stack.nrrd</text:p>
          </table:table-cell>
          <table:table-cell office:value-type="string" calcext:value-type="string">
            <text:p>142__Fid=1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3.43_mu=65.94_Sigma=41.87_SigSt=4.0_Bif=46_Spl=1_Fid=11_ED_BinModel__Stack.nrrd</text:p>
          </table:table-cell>
          <table:table-cell office:value-type="string" calcext:value-type="string">
            <text:p>142__Fid=1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13_mu=75.33_Sigma=54.3_SigSt=4.0_Bif=46_Spl=1_Fid=11_ED_BinModel__Stack.nrrd</text:p>
          </table:table-cell>
          <table:table-cell office:value-type="string" calcext:value-type="string">
            <text:p>142__Fid=1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6_mu=64.5_Sigma=51.2_SigSt=4.0_Bif=46_Spl=1_Fid=11_ED_BinModel__Stack.nrrd</text:p>
          </table:table-cell>
          <table:table-cell office:value-type="string" calcext:value-type="string">
            <text:p>142__Fid=1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5.2_mu=61.21_Sigma=50.14_SigSt=4.0_Bif=46_Spl=1_Fid=11_ED_BinModel__Stack.nrrd</text:p>
          </table:table-cell>
          <table:table-cell office:value-type="string" calcext:value-type="string">
            <text:p>142__Fid=1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6.11_mu=71.9_Sigma=55.28_SigSt=4.0_Bif=46_Spl=1_Fid=11_ED_BinModel__Stack.nrrd</text:p>
          </table:table-cell>
          <table:table-cell office:value-type="string" calcext:value-type="string">
            <text:p>142__Fid=1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6__ArtAmpl=202.77_mu=47.63_Sigma=20.73_SigSt=4.0_Bif=79_Spl=1_Fid=13_ED_BinModel__Stack.nrrd</text:p>
          </table:table-cell>
          <table:table-cell office:value-type="string" calcext:value-type="string">
            <text:p>146__Fid=1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49_mu=41.69_Sigma=20.3_SigSt=4.0_Bif=79_Spl=1_Fid=13_ED_BinModel__Stack.nrrd</text:p>
          </table:table-cell>
          <table:table-cell office:value-type="string" calcext:value-type="string">
            <text:p>146__Fid=1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6_mu=39.2_Sigma=18.78_SigSt=4.0_Bif=79_Spl=1_Fid=13_ED_BinModel__Stack.nrrd</text:p>
          </table:table-cell>
          <table:table-cell office:value-type="string" calcext:value-type="string">
            <text:p>146__Fid=1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7_mu=48.19_Sigma=20.29_SigSt=4.0_Bif=79_Spl=1_Fid=13_ED_BinModel__Stack.nrrd</text:p>
          </table:table-cell>
          <table:table-cell office:value-type="string" calcext:value-type="string">
            <text:p>146__Fid=1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14_mu=44.26_Sigma=18.38_SigSt=4.0_Bif=79_Spl=1_Fid=13_ED_BinModel__Stack.nrrd</text:p>
          </table:table-cell>
          <table:table-cell office:value-type="string" calcext:value-type="string">
            <text:p>146__Fid=1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22_mu=42.42_Sigma=18.3_SigSt=4.0_Bif=79_Spl=1_Fid=13_ED_BinModel__Stack.nrrd</text:p>
          </table:table-cell>
          <table:table-cell office:value-type="string" calcext:value-type="string">
            <text:p>146__Fid=1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4_mu=42.33_Sigma=19.33_SigSt=4.0_Bif=79_Spl=1_Fid=13_ED_BinModel__Stack.nrrd</text:p>
          </table:table-cell>
          <table:table-cell office:value-type="string" calcext:value-type="string">
            <text:p>146__Fid=1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7_mu=41.36_Sigma=19.18_SigSt=4.0_Bif=79_Spl=1_Fid=13_ED_BinModel__Stack.nrrd</text:p>
          </table:table-cell>
          <table:table-cell office:value-type="string" calcext:value-type="string">
            <text:p>146__Fid=1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75_mu=46.53_Sigma=15.78_SigSt=4.0_Bif=79_Spl=1_Fid=13_ED_BinModel__Stack.nrrd</text:p>
          </table:table-cell>
          <table:table-cell office:value-type="string" calcext:value-type="string">
            <text:p>146__Fid=1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9_mu=44.37_Sigma=18.19_SigSt=4.0_Bif=79_Spl=1_Fid=13_ED_BinModel__Stack.nrrd</text:p>
          </table:table-cell>
          <table:table-cell office:value-type="string" calcext:value-type="string">
            <text:p>146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2__ArtAmpl=346.53_mu=79.58_Sigma=32.54_SigSt=4.0_Bif=4_Spl=1_Fid=15_ED_BinModel__Stack.nrrd</text:p>
          </table:table-cell>
          <table:table-cell office:value-type="string" calcext:value-type="string">
            <text:p>152__Fid=1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63.72_mu=79.9_Sigma=29.89_SigSt=4.0_Bif=4_Spl=1_Fid=15_ED_BinModel__Stack.nrrd</text:p>
          </table:table-cell>
          <table:table-cell office:value-type="string" calcext:value-type="string">
            <text:p>152__Fid=1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04_mu=71.57_Sigma=29.63_SigSt=4.0_Bif=4_Spl=1_Fid=15_ED_BinModel__Stack.nrrd</text:p>
          </table:table-cell>
          <table:table-cell office:value-type="string" calcext:value-type="string">
            <text:p>152__Fid=1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99_mu=82.62_Sigma=30.47_SigSt=4.0_Bif=4_Spl=1_Fid=15_ED_BinModel__Stack.nrrd</text:p>
          </table:table-cell>
          <table:table-cell office:value-type="string" calcext:value-type="string">
            <text:p>152__Fid=1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19_mu=85.2_Sigma=30.65_SigSt=4.0_Bif=4_Spl=1_Fid=15_ED_BinModel__Stack.nrrd</text:p>
          </table:table-cell>
          <table:table-cell office:value-type="string" calcext:value-type="string">
            <text:p>152__Fid=1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5_mu=77.34_Sigma=34.38_SigSt=4.0_Bif=4_Spl=1_Fid=15_ED_BinModel__Stack.nrrd</text:p>
          </table:table-cell>
          <table:table-cell office:value-type="string" calcext:value-type="string">
            <text:p>152__Fid=1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61_mu=69.1_Sigma=33.32_SigSt=4.0_Bif=4_Spl=1_Fid=15_ED_BinModel__Stack.nrrd</text:p>
          </table:table-cell>
          <table:table-cell office:value-type="string" calcext:value-type="string">
            <text:p>152__Fid=1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7.62_mu=79.56_Sigma=32.33_SigSt=4.0_Bif=4_Spl=1_Fid=15_ED_BinModel__Stack.nrrd</text:p>
          </table:table-cell>
          <table:table-cell office:value-type="string" calcext:value-type="string">
            <text:p>152__Fid=1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0.97_mu=77.92_Sigma=30.13_SigSt=4.0_Bif=4_Spl=1_Fid=15_ED_BinModel__Stack.nrrd</text:p>
          </table:table-cell>
          <table:table-cell office:value-type="string" calcext:value-type="string">
            <text:p>152__Fid=1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1.04_mu=69.16_Sigma=34.53_SigSt=4.0_Bif=4_Spl=1_Fid=15_ED_BinModel__Stack.nrrd</text:p>
          </table:table-cell>
          <table:table-cell office:value-type="string" calcext:value-type="string">
            <text:p>152__Fid=1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6__ArtAmpl=187.28_mu=44.4_Sigma=25.19_SigSt=4.0_Bif=102_Spl=1_Fid=12_ED_BinModel__Stack.nrrd</text:p>
          </table:table-cell>
          <table:table-cell office:value-type="string" calcext:value-type="string">
            <text:p>166__Fid=1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52_mu=45.42_Sigma=28.38_SigSt=4.0_Bif=102_Spl=1_Fid=12_ED_BinModel__Stack.nrrd</text:p>
          </table:table-cell>
          <table:table-cell office:value-type="string" calcext:value-type="string">
            <text:p>166__Fid=1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89_mu=49.4_Sigma=25.42_SigSt=4.0_Bif=102_Spl=1_Fid=12_ED_BinModel__Stack.nrrd</text:p>
          </table:table-cell>
          <table:table-cell office:value-type="string" calcext:value-type="string">
            <text:p>166__Fid=1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21_mu=45.6_Sigma=27.07_SigSt=4.0_Bif=102_Spl=1_Fid=12_ED_BinModel__Stack.nrrd</text:p>
          </table:table-cell>
          <table:table-cell office:value-type="string" calcext:value-type="string">
            <text:p>166__Fid=1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59_mu=48.78_Sigma=25.93_SigSt=4.0_Bif=102_Spl=1_Fid=12_ED_BinModel__Stack.nrrd</text:p>
          </table:table-cell>
          <table:table-cell office:value-type="string" calcext:value-type="string">
            <text:p>166__Fid=1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6_mu=49.42_Sigma=23.29_SigSt=4.0_Bif=102_Spl=1_Fid=12_ED_BinModel__Stack.nrrd</text:p>
          </table:table-cell>
          <table:table-cell office:value-type="string" calcext:value-type="string">
            <text:p>166__Fid=1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7_mu=41.52_Sigma=24.1_SigSt=4.0_Bif=102_Spl=1_Fid=12_ED_BinModel__Stack.nrrd</text:p>
          </table:table-cell>
          <table:table-cell office:value-type="string" calcext:value-type="string">
            <text:p>166__Fid=1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28_mu=51.37_Sigma=29.47_SigSt=4.0_Bif=102_Spl=1_Fid=12_ED_BinModel__Stack.nrrd</text:p>
          </table:table-cell>
          <table:table-cell office:value-type="string" calcext:value-type="string">
            <text:p>166__Fid=1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33_mu=47.48_Sigma=25.48_SigSt=4.0_Bif=102_Spl=1_Fid=12_ED_BinModel__Stack.nrrd</text:p>
          </table:table-cell>
          <table:table-cell office:value-type="string" calcext:value-type="string">
            <text:p>166__Fid=1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71_mu=42.01_Sigma=24.73_SigSt=4.0_Bif=102_Spl=1_Fid=12_ED_BinModel__Stack.nrrd</text:p>
          </table:table-cell>
          <table:table-cell office:value-type="string" calcext:value-type="string">
            <text:p>166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80.65_mu=31.2_Sigma=15.46_SigSt=4.0_Bif=125_Spl=1_Fid=2_ED_BinModel__Stack.nrrd</text:p>
          </table:table-cell>
          <table:table-cell office:value-type="string" calcext:value-type="string">
            <text:p>36__Fid=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0.09_mu=28.27_Sigma=13.03_SigSt=4.0_Bif=125_Spl=1_Fid=2_ED_BinModel__Stack.nrrd</text:p>
          </table:table-cell>
          <table:table-cell office:value-type="string" calcext:value-type="string">
            <text:p>36__Fid=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44_mu=26.76_Sigma=13.33_SigSt=4.0_Bif=125_Spl=1_Fid=2_ED_BinModel__Stack.nrrd</text:p>
          </table:table-cell>
          <table:table-cell office:value-type="string" calcext:value-type="string">
            <text:p>36__Fid=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6_mu=30.29_Sigma=16.01_SigSt=4.0_Bif=125_Spl=1_Fid=2_ED_BinModel__Stack.nrrd</text:p>
          </table:table-cell>
          <table:table-cell office:value-type="string" calcext:value-type="string">
            <text:p>36__Fid=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64_mu=26.48_Sigma=13.72_SigSt=4.0_Bif=125_Spl=1_Fid=2_ED_BinModel__Stack.nrrd</text:p>
          </table:table-cell>
          <table:table-cell office:value-type="string" calcext:value-type="string">
            <text:p>36__Fid=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6_mu=30.91_Sigma=12.93_SigSt=4.0_Bif=125_Spl=1_Fid=2_ED_BinModel__Stack.nrrd</text:p>
          </table:table-cell>
          <table:table-cell office:value-type="string" calcext:value-type="string">
            <text:p>36__Fid=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7_mu=25.65_Sigma=13.11_SigSt=4.0_Bif=125_Spl=1_Fid=2_ED_BinModel__Stack.nrrd</text:p>
          </table:table-cell>
          <table:table-cell office:value-type="string" calcext:value-type="string">
            <text:p>36__Fid=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5.6_Sigma=14.37_SigSt=4.0_Bif=125_Spl=1_Fid=2_ED_BinModel__Stack.nrrd</text:p>
          </table:table-cell>
          <table:table-cell office:value-type="string" calcext:value-type="string">
            <text:p>36__Fid=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6.21_Sigma=12.42_SigSt=4.0_Bif=125_Spl=1_Fid=2_ED_BinModel__Stack.nrrd</text:p>
          </table:table-cell>
          <table:table-cell office:value-type="string" calcext:value-type="string">
            <text:p>36__Fid=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9_mu=29.36_Sigma=15.4_SigSt=4.0_Bif=125_Spl=1_Fid=2_ED_BinModel__Stack.nrrd</text:p>
          </table:table-cell>
          <table:table-cell office:value-type="string" calcext:value-type="string">
            <text:p>36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85.48_mu=26.06_Sigma=10.85_SigSt=4.0_Bif=176_Spl=1_Fid=3_ED_BinModel__Stack.nrrd</text:p>
          </table:table-cell>
          <table:table-cell office:value-type="string" calcext:value-type="string">
            <text:p>48__Fid=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31_mu=28.98_Sigma=11.04_SigSt=4.0_Bif=176_Spl=1_Fid=3_ED_BinModel__Stack.nrrd</text:p>
          </table:table-cell>
          <table:table-cell office:value-type="string" calcext:value-type="string">
            <text:p>48__Fid=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42_mu=29.67_Sigma=12.12_SigSt=4.0_Bif=176_Spl=1_Fid=3_ED_BinModel__Stack.nrrd</text:p>
          </table:table-cell>
          <table:table-cell office:value-type="string" calcext:value-type="string">
            <text:p>48__Fid=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5_mu=29.19_Sigma=10.57_SigSt=4.0_Bif=176_Spl=1_Fid=3_ED_BinModel__Stack.nrrd</text:p>
          </table:table-cell>
          <table:table-cell office:value-type="string" calcext:value-type="string">
            <text:p>48__Fid=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4_mu=31.18_Sigma=11.36_SigSt=4.0_Bif=176_Spl=1_Fid=3_ED_BinModel__Stack.nrrd</text:p>
          </table:table-cell>
          <table:table-cell office:value-type="string" calcext:value-type="string">
            <text:p>48__Fid=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8_mu=28.67_Sigma=12.75_SigSt=4.0_Bif=176_Spl=1_Fid=3_ED_BinModel__Stack.nrrd</text:p>
          </table:table-cell>
          <table:table-cell office:value-type="string" calcext:value-type="string">
            <text:p>48__Fid=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93_mu=26.0_Sigma=10.83_SigSt=4.0_Bif=176_Spl=1_Fid=3_ED_BinModel__Stack.nrrd</text:p>
          </table:table-cell>
          <table:table-cell office:value-type="string" calcext:value-type="string">
            <text:p>48__Fid=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18_mu=31.23_Sigma=11.86_SigSt=4.0_Bif=176_Spl=1_Fid=3_ED_BinModel__Stack.nrrd</text:p>
          </table:table-cell>
          <table:table-cell office:value-type="string" calcext:value-type="string">
            <text:p>48__Fid=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2_mu=28.51_Sigma=11.54_SigSt=4.0_Bif=176_Spl=1_Fid=3_ED_BinModel__Stack.nrrd</text:p>
          </table:table-cell>
          <table:table-cell office:value-type="string" calcext:value-type="string">
            <text:p>48__Fid=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61_mu=28.69_Sigma=11.21_SigSt=4.0_Bif=176_Spl=1_Fid=3_ED_BinModel__Stack.nrrd</text:p>
          </table:table-cell>
          <table:table-cell office:value-type="string" calcext:value-type="string">
            <text:p>48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5__ArtAmpl=187.55_mu=30.73_Sigma=9.34_SigSt=4.0_Bif=186_Spl=1_Fid=4_ED_BinModel__Stack.nrrd</text:p>
          </table:table-cell>
          <table:table-cell office:value-type="string" calcext:value-type="string">
            <text:p>55__Fid=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89.28_mu=31.66_Sigma=9.05_SigSt=4.0_Bif=186_Spl=1_Fid=4_ED_BinModel__Stack.nrrd</text:p>
          </table:table-cell>
          <table:table-cell office:value-type="string" calcext:value-type="string">
            <text:p>55__Fid=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06_mu=29.61_Sigma=8.67_SigSt=4.0_Bif=186_Spl=1_Fid=4_ED_BinModel__Stack.nrrd</text:p>
          </table:table-cell>
          <table:table-cell office:value-type="string" calcext:value-type="string">
            <text:p>55__Fid=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47_mu=28.5_Sigma=8.5_SigSt=4.0_Bif=186_Spl=1_Fid=4_ED_BinModel__Stack.nrrd</text:p>
          </table:table-cell>
          <table:table-cell office:value-type="string" calcext:value-type="string">
            <text:p>55__Fid=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7_mu=34.36_Sigma=10.77_SigSt=4.0_Bif=186_Spl=1_Fid=4_ED_BinModel__Stack.nrrd</text:p>
          </table:table-cell>
          <table:table-cell office:value-type="string" calcext:value-type="string">
            <text:p>55__Fid=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1_mu=35.93_Sigma=10.15_SigSt=4.0_Bif=186_Spl=1_Fid=4_ED_BinModel__Stack.nrrd</text:p>
          </table:table-cell>
          <table:table-cell office:value-type="string" calcext:value-type="string">
            <text:p>55__Fid=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6_mu=35.28_Sigma=10.3_SigSt=4.0_Bif=186_Spl=1_Fid=4_ED_BinModel__Stack.nrrd</text:p>
          </table:table-cell>
          <table:table-cell office:value-type="string" calcext:value-type="string">
            <text:p>55__Fid=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19_mu=35.66_Sigma=10.36_SigSt=4.0_Bif=186_Spl=1_Fid=4_ED_BinModel__Stack.nrrd</text:p>
          </table:table-cell>
          <table:table-cell office:value-type="string" calcext:value-type="string">
            <text:p>55__Fid=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1_mu=35.65_Sigma=9.51_SigSt=4.0_Bif=186_Spl=1_Fid=4_ED_BinModel__Stack.nrrd</text:p>
          </table:table-cell>
          <table:table-cell office:value-type="string" calcext:value-type="string">
            <text:p>55__Fid=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4_mu=32.44_Sigma=10.3_SigSt=4.0_Bif=186_Spl=1_Fid=4_ED_BinModel__Stack.nrrd</text:p>
          </table:table-cell>
          <table:table-cell office:value-type="string" calcext:value-type="string">
            <text:p>55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3__ArtAmpl=194.54_mu=36.91_Sigma=17.76_SigSt=4.0_Bif=56_Spl=1_Fid=5_ED_BinModel__Stack.nrrd</text:p>
          </table:table-cell>
          <table:table-cell office:value-type="string" calcext:value-type="string">
            <text:p>73__Fid=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197.54_mu=37.13_Sigma=14.72_SigSt=4.0_Bif=56_Spl=1_Fid=5_ED_BinModel__Stack.nrrd</text:p>
          </table:table-cell>
          <table:table-cell office:value-type="string" calcext:value-type="string">
            <text:p>73__Fid=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5.0_mu=32.69_Sigma=15.55_SigSt=4.0_Bif=56_Spl=1_Fid=5_ED_BinModel__Stack.nrrd</text:p>
          </table:table-cell>
          <table:table-cell office:value-type="string" calcext:value-type="string">
            <text:p>73__Fid=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6.54_mu=36.78_Sigma=14.26_SigSt=4.0_Bif=56_Spl=1_Fid=5_ED_BinModel__Stack.nrrd</text:p>
          </table:table-cell>
          <table:table-cell office:value-type="string" calcext:value-type="string">
            <text:p>73__Fid=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8.0_mu=37.04_Sigma=14.37_SigSt=4.0_Bif=56_Spl=1_Fid=5_ED_BinModel__Stack.nrrd</text:p>
          </table:table-cell>
          <table:table-cell office:value-type="string" calcext:value-type="string">
            <text:p>73__Fid=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0.48_mu=30.56_Sigma=13.5_SigSt=4.0_Bif=56_Spl=1_Fid=5_ED_BinModel__Stack.nrrd</text:p>
          </table:table-cell>
          <table:table-cell office:value-type="string" calcext:value-type="string">
            <text:p>73__Fid=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18_mu=34.93_Sigma=12.62_SigSt=4.0_Bif=56_Spl=1_Fid=5_ED_BinModel__Stack.nrrd</text:p>
          </table:table-cell>
          <table:table-cell office:value-type="string" calcext:value-type="string">
            <text:p>73__Fid=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95_mu=33.23_Sigma=15.56_SigSt=4.0_Bif=56_Spl=1_Fid=5_ED_BinModel__Stack.nrrd</text:p>
          </table:table-cell>
          <table:table-cell office:value-type="string" calcext:value-type="string">
            <text:p>73__Fid=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04_mu=31.7_Sigma=18.01_SigSt=4.0_Bif=56_Spl=1_Fid=5_ED_BinModel__Stack.nrrd</text:p>
          </table:table-cell>
          <table:table-cell office:value-type="string" calcext:value-type="string">
            <text:p>73__Fid=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37_mu=34.65_Sigma=18.34_SigSt=4.0_Bif=56_Spl=1_Fid=5_ED_BinModel__Stack.nrrd</text:p>
          </table:table-cell>
          <table:table-cell office:value-type="string" calcext:value-type="string">
            <text:p>73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9__ArtAmpl=196.98_mu=35.89_Sigma=12.52_SigSt=4.0_Bif=152_Spl=1_Fid=6_ED_BinModel__Stack.nrrd</text:p>
          </table:table-cell>
          <table:table-cell office:value-type="string" calcext:value-type="string">
            <text:p>79__Fid=6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8.13_mu=40.67_Sigma=12.9_SigSt=4.0_Bif=152_Spl=1_Fid=6_ED_BinModel__Stack.nrrd</text:p>
          </table:table-cell>
          <table:table-cell office:value-type="string" calcext:value-type="string">
            <text:p>79__Fid=6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48_mu=40.63_Sigma=13.77_SigSt=4.0_Bif=152_Spl=1_Fid=6_ED_BinModel__Stack.nrrd</text:p>
          </table:table-cell>
          <table:table-cell office:value-type="string" calcext:value-type="string">
            <text:p>79__Fid=6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2_mu=35.42_Sigma=13.31_SigSt=4.0_Bif=152_Spl=1_Fid=6_ED_BinModel__Stack.nrrd</text:p>
          </table:table-cell>
          <table:table-cell office:value-type="string" calcext:value-type="string">
            <text:p>79__Fid=6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3_mu=38.66_Sigma=14.34_SigSt=4.0_Bif=152_Spl=1_Fid=6_ED_BinModel__Stack.nrrd</text:p>
          </table:table-cell>
          <table:table-cell office:value-type="string" calcext:value-type="string">
            <text:p>79__Fid=6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_mu=33.82_Sigma=14.77_SigSt=4.0_Bif=152_Spl=1_Fid=6_ED_BinModel__Stack.nrrd</text:p>
          </table:table-cell>
          <table:table-cell office:value-type="string" calcext:value-type="string">
            <text:p>79__Fid=6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1_mu=40.26_Sigma=12.61_SigSt=4.0_Bif=152_Spl=1_Fid=6_ED_BinModel__Stack.nrrd</text:p>
          </table:table-cell>
          <table:table-cell office:value-type="string" calcext:value-type="string">
            <text:p>79__Fid=6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7_mu=38.76_Sigma=14.56_SigSt=4.0_Bif=152_Spl=1_Fid=6_ED_BinModel__Stack.nrrd</text:p>
          </table:table-cell>
          <table:table-cell office:value-type="string" calcext:value-type="string">
            <text:p>79__Fid=6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4_mu=36.9_Sigma=13.96_SigSt=4.0_Bif=152_Spl=1_Fid=6_ED_BinModel__Stack.nrrd</text:p>
          </table:table-cell>
          <table:table-cell office:value-type="string" calcext:value-type="string">
            <text:p>79__Fid=6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_mu=36.55_Sigma=13.94_SigSt=4.0_Bif=152_Spl=1_Fid=6_ED_BinModel__Stack.nrrd</text:p>
          </table:table-cell>
          <table:table-cell office:value-type="string" calcext:value-type="string">
            <text:p>79__Fid=6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4" office:value-type="string" calcext:value-type="string" table:number-columns-spanned="1" table:number-rows-spanned="164">
            <text:p>Test #3 <text:s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Test #3 <text:s text:c="2"/>-- <text:s text:c="2"/>Test #3 <text:s text:c="2"/>-- <text:s text:c="2"/>Test #3 <text:s text:c="2"/>-- <text:s text:c="2"/>Test <text:s text:c="3"/>-- <text:s text:c="2"/>Test #3 <text:s text:c="2"/>-- <text:s text:c="2"/>Test #3 <text:s text:c="2"/>-- <text:s text:c="2"/>Test <text:s text:c="2"/>-- <text:s text:c="2"/>Test #3 <text:s text:c="2"/>-- <text:s text:c="2"/>Test #3 <text:s text:c="2"/>-- <text:s text:c="2"/>Test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</text:p>
          </table:table-cell>
          <table:table-cell office:value-type="string" calcext:value-type="string">
            <text:p>105__ArtAmpl=241.36_mu=77.07_Sigma=20.37_SigSt=4.0_Bif=64_Spl=1_Fid=8_ED_BinModel__Stack.nrrd</text:p>
          </table:table-cell>
          <table:table-cell office:value-type="string" calcext:value-type="string">
            <text:p>105__Fid=8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42.31_mu=70.22_Sigma=20.26_SigSt=4.0_Bif=64_Spl=1_Fid=8_ED_BinModel__Stack.nrrd</text:p>
          </table:table-cell>
          <table:table-cell office:value-type="string" calcext:value-type="string">
            <text:p>105__Fid=8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55.89_mu=73.41_Sigma=20.77_SigSt=4.0_Bif=64_Spl=1_Fid=8_ED_BinModel__Stack.nrrd</text:p>
          </table:table-cell>
          <table:table-cell office:value-type="string" calcext:value-type="string">
            <text:p>105__Fid=8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5.96_mu=72.17_Sigma=21.45_SigSt=4.0_Bif=64_Spl=1_Fid=8_ED_BinModel__Stack.nrrd</text:p>
          </table:table-cell>
          <table:table-cell office:value-type="string" calcext:value-type="string">
            <text:p>105__Fid=8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6.49_mu=66.59_Sigma=21.36_SigSt=4.0_Bif=64_Spl=1_Fid=8_ED_BinModel__Stack.nrrd</text:p>
          </table:table-cell>
          <table:table-cell office:value-type="string" calcext:value-type="string">
            <text:p>105__Fid=8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7.32_mu=70.92_Sigma=21.16_SigSt=4.0_Bif=64_Spl=1_Fid=8_ED_BinModel__Stack.nrrd</text:p>
          </table:table-cell>
          <table:table-cell office:value-type="string" calcext:value-type="string">
            <text:p>105__Fid=8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9.71_mu=78.55_Sigma=19.47_SigSt=4.0_Bif=64_Spl=1_Fid=8_ED_BinModel__Stack.nrrd</text:p>
          </table:table-cell>
          <table:table-cell office:value-type="string" calcext:value-type="string">
            <text:p>105__Fid=8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9.81_mu=72.36_Sigma=22.67_SigSt=4.0_Bif=64_Spl=1_Fid=8_ED_BinModel__Stack.nrrd</text:p>
          </table:table-cell>
          <table:table-cell office:value-type="string" calcext:value-type="string">
            <text:p>105__Fid=8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70.75_mu=78.17_Sigma=22.37_SigSt=4.0_Bif=64_Spl=1_Fid=8_ED_BinModel__Stack.nrrd</text:p>
          </table:table-cell>
          <table:table-cell office:value-type="string" calcext:value-type="string">
            <text:p>105__Fid=8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70.96_mu=81.14_Sigma=21.43_SigSt=4.0_Bif=64_Spl=1_Fid=8_ED_BinModel__Stack.nrrd</text:p>
          </table:table-cell>
          <table:table-cell office:value-type="string" calcext:value-type="string">
            <text:p>105__Fid=8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0__ArtAmpl=172.04_mu=36.5_Sigma=19.25_SigSt=4.0_Bif=45_Spl=1_Fid=2_ED_BinModel__Stack.nrrd</text:p>
          </table:table-cell>
          <table:table-cell office:value-type="string" calcext:value-type="string">
            <text:p>10__Fid=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2.17_mu=36.84_Sigma=21.59_SigSt=4.0_Bif=45_Spl=1_Fid=2_ED_BinModel__Stack.nrrd</text:p>
          </table:table-cell>
          <table:table-cell office:value-type="string" calcext:value-type="string">
            <text:p>10__Fid=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2.17_mu=37.71_Sigma=20.83_SigSt=4.0_Bif=45_Spl=1_Fid=2_ED_BinModel__Stack.nrrd</text:p>
          </table:table-cell>
          <table:table-cell office:value-type="string" calcext:value-type="string">
            <text:p>10__Fid=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3.19_mu=37.17_Sigma=19.22_SigSt=4.0_Bif=45_Spl=1_Fid=2_ED_BinModel__Stack.nrrd</text:p>
          </table:table-cell>
          <table:table-cell office:value-type="string" calcext:value-type="string">
            <text:p>10__Fid=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0_mu=36.92_Sigma=21.73_SigSt=4.0_Bif=45_Spl=1_Fid=2_ED_BinModel__Stack.nrrd</text:p>
          </table:table-cell>
          <table:table-cell office:value-type="string" calcext:value-type="string">
            <text:p>10__Fid=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66_mu=31.73_Sigma=20.24_SigSt=4.0_Bif=45_Spl=1_Fid=2_ED_BinModel__Stack.nrrd</text:p>
          </table:table-cell>
          <table:table-cell office:value-type="string" calcext:value-type="string">
            <text:p>10__Fid=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66_mu=31.8_Sigma=19.33_SigSt=4.0_Bif=45_Spl=1_Fid=2_ED_BinModel__Stack.nrrd</text:p>
          </table:table-cell>
          <table:table-cell office:value-type="string" calcext:value-type="string">
            <text:p>10__Fid=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75_mu=32.53_Sigma=21.51_SigSt=4.0_Bif=45_Spl=1_Fid=2_ED_BinModel__Stack.nrrd</text:p>
          </table:table-cell>
          <table:table-cell office:value-type="string" calcext:value-type="string">
            <text:p>10__Fid=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92_mu=31.98_Sigma=16.61_SigSt=4.0_Bif=45_Spl=1_Fid=2_ED_BinModel__Stack.nrrd</text:p>
          </table:table-cell>
          <table:table-cell office:value-type="string" calcext:value-type="string">
            <text:p>10__Fid=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98_mu=38.41_Sigma=18.49_SigSt=4.0_Bif=45_Spl=1_Fid=2_ED_BinModel__Stack.nrrd</text:p>
          </table:table-cell>
          <table:table-cell office:value-type="string" calcext:value-type="string">
            <text:p>10__Fid=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10__ArtAmpl=314.26_mu=68.31_Sigma=25.9_SigSt=4.0_Bif=14_Spl=1_Fid=14_ED_BinModel__Stack.nrrd</text:p>
          </table:table-cell>
          <table:table-cell office:value-type="string" calcext:value-type="string">
            <text:p>110__Fid=1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08_mu=71.0_Sigma=29.16_SigSt=4.0_Bif=14_Spl=1_Fid=14_ED_BinModel__Stack.nrrd</text:p>
          </table:table-cell>
          <table:table-cell office:value-type="string" calcext:value-type="string">
            <text:p>110__Fid=1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51_mu=66.7_Sigma=26.19_SigSt=4.0_Bif=14_Spl=1_Fid=14_ED_BinModel__Stack.nrrd</text:p>
          </table:table-cell>
          <table:table-cell office:value-type="string" calcext:value-type="string">
            <text:p>110__Fid=1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62_mu=66.97_Sigma=26.58_SigSt=4.0_Bif=14_Spl=1_Fid=14_ED_BinModel__Stack.nrrd</text:p>
          </table:table-cell>
          <table:table-cell office:value-type="string" calcext:value-type="string">
            <text:p>110__Fid=1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63_mu=68.87_Sigma=25.77_SigSt=4.0_Bif=14_Spl=1_Fid=14_ED_BinModel__Stack.nrrd</text:p>
          </table:table-cell>
          <table:table-cell office:value-type="string" calcext:value-type="string">
            <text:p>110__Fid=1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73_mu=65.21_Sigma=26.97_SigSt=4.0_Bif=14_Spl=1_Fid=14_ED_BinModel__Stack.nrrd</text:p>
          </table:table-cell>
          <table:table-cell office:value-type="string" calcext:value-type="string">
            <text:p>110__Fid=1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78_mu=68.82_Sigma=29.3_SigSt=4.0_Bif=14_Spl=1_Fid=14_ED_BinModel__Stack.nrrd</text:p>
          </table:table-cell>
          <table:table-cell office:value-type="string" calcext:value-type="string">
            <text:p>110__Fid=1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93_mu=68.48_Sigma=25.05_SigSt=4.0_Bif=14_Spl=1_Fid=14_ED_BinModel__Stack.nrrd</text:p>
          </table:table-cell>
          <table:table-cell office:value-type="string" calcext:value-type="string">
            <text:p>110__Fid=1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97_mu=63.46_Sigma=26.51_SigSt=4.0_Bif=14_Spl=1_Fid=14_ED_BinModel__Stack.nrrd</text:p>
          </table:table-cell>
          <table:table-cell office:value-type="string" calcext:value-type="string">
            <text:p>110__Fid=1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6.16_mu=68.82_Sigma=25.45_SigSt=4.0_Bif=14_Spl=1_Fid=14_ED_BinModel__Stack.nrrd</text:p>
          </table:table-cell>
          <table:table-cell office:value-type="string" calcext:value-type="string">
            <text:p>110__Fid=1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15__ArtAmpl=243.04_mu=60.32_Sigma=34.04_SigSt=4.0_Bif=35_Spl=1_Fid=10_ED_BinModel__Stack.nrrd</text:p>
          </table:table-cell>
          <table:table-cell office:value-type="string" calcext:value-type="string">
            <text:p>115__Fid=10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22_mu=61.86_Sigma=34.82_SigSt=4.0_Bif=35_Spl=1_Fid=10_ED_BinModel__Stack.nrrd</text:p>
          </table:table-cell>
          <table:table-cell office:value-type="string" calcext:value-type="string">
            <text:p>115__Fid=10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26_mu=56.1_Sigma=34.13_SigSt=4.0_Bif=35_Spl=1_Fid=10_ED_BinModel__Stack.nrrd</text:p>
          </table:table-cell>
          <table:table-cell office:value-type="string" calcext:value-type="string">
            <text:p>115__Fid=10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41_mu=64.56_Sigma=30.44_SigSt=4.0_Bif=35_Spl=1_Fid=10_ED_BinModel__Stack.nrrd</text:p>
          </table:table-cell>
          <table:table-cell office:value-type="string" calcext:value-type="string">
            <text:p>115__Fid=10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46_mu=60.03_Sigma=36.3_SigSt=4.0_Bif=35_Spl=1_Fid=10_ED_BinModel__Stack.nrrd</text:p>
          </table:table-cell>
          <table:table-cell office:value-type="string" calcext:value-type="string">
            <text:p>115__Fid=10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53_mu=60.18_Sigma=33.14_SigSt=4.0_Bif=35_Spl=1_Fid=10_ED_BinModel__Stack.nrrd</text:p>
          </table:table-cell>
          <table:table-cell office:value-type="string" calcext:value-type="string">
            <text:p>115__Fid=10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59_mu=54.89_Sigma=36.69_SigSt=4.0_Bif=35_Spl=1_Fid=10_ED_BinModel__Stack.nrrd</text:p>
          </table:table-cell>
          <table:table-cell office:value-type="string" calcext:value-type="string">
            <text:p>115__Fid=10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75_mu=62.84_Sigma=35.81_SigSt=4.0_Bif=35_Spl=1_Fid=10_ED_BinModel__Stack.nrrd</text:p>
          </table:table-cell>
          <table:table-cell office:value-type="string" calcext:value-type="string">
            <text:p>115__Fid=10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94_mu=63.44_Sigma=30.05_SigSt=4.0_Bif=35_Spl=1_Fid=10_ED_BinModel__Stack.nrrd</text:p>
          </table:table-cell>
          <table:table-cell office:value-type="string" calcext:value-type="string">
            <text:p>115__Fid=10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94_mu=63.44_Sigma=33.41_SigSt=4.0_Bif=35_Spl=1_Fid=10_ED_BinModel__Stack.nrrd</text:p>
          </table:table-cell>
          <table:table-cell office:value-type="string" calcext:value-type="string">
            <text:p>115__Fid=10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20__ArtAmpl=252.9_mu=121.64_Sigma=34.45_SigSt=4.0_Bif=130_Spl=1_Fid=9_ED_BinModel__Stack.nrrd</text:p>
          </table:table-cell>
          <table:table-cell office:value-type="string" calcext:value-type="string">
            <text:p>120__Fid=9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3.19_mu=120.38_Sigma=37.49_SigSt=4.0_Bif=130_Spl=1_Fid=9_ED_BinModel__Stack.nrrd</text:p>
          </table:table-cell>
          <table:table-cell office:value-type="string" calcext:value-type="string">
            <text:p>120__Fid=9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3.59_mu=146.4_Sigma=37.25_SigSt=4.0_Bif=130_Spl=1_Fid=9_ED_BinModel__Stack.nrrd</text:p>
          </table:table-cell>
          <table:table-cell office:value-type="string" calcext:value-type="string">
            <text:p>120__Fid=9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3.88_mu=115.96_Sigma=37.5_SigSt=4.0_Bif=130_Spl=1_Fid=9_ED_BinModel__Stack.nrrd</text:p>
          </table:table-cell>
          <table:table-cell office:value-type="string" calcext:value-type="string">
            <text:p>120__Fid=9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3.91_mu=133.98_Sigma=39.24_SigSt=4.0_Bif=130_Spl=1_Fid=9_ED_BinModel__Stack.nrrd</text:p>
          </table:table-cell>
          <table:table-cell office:value-type="string" calcext:value-type="string">
            <text:p>120__Fid=9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26_mu=117.89_Sigma=36.35_SigSt=4.0_Bif=130_Spl=1_Fid=9_ED_BinModel__Stack.nrrd</text:p>
          </table:table-cell>
          <table:table-cell office:value-type="string" calcext:value-type="string">
            <text:p>120__Fid=9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28_mu=128.74_Sigma=41.13_SigSt=4.0_Bif=130_Spl=1_Fid=9_ED_BinModel__Stack.nrrd</text:p>
          </table:table-cell>
          <table:table-cell office:value-type="string" calcext:value-type="string">
            <text:p>120__Fid=9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29_mu=128.78_Sigma=39.57_SigSt=4.0_Bif=130_Spl=1_Fid=9_ED_BinModel__Stack.nrrd</text:p>
          </table:table-cell>
          <table:table-cell office:value-type="string" calcext:value-type="string">
            <text:p>120__Fid=9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4_mu=122.47_Sigma=34.86_SigSt=4.0_Bif=130_Spl=1_Fid=9_ED_BinModel__Stack.nrrd</text:p>
          </table:table-cell>
          <table:table-cell office:value-type="string" calcext:value-type="string">
            <text:p>120__Fid=9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5_mu=145.26_Sigma=38.39_SigSt=4.0_Bif=130_Spl=1_Fid=9_ED_BinModel__Stack.nrrd</text:p>
          </table:table-cell>
          <table:table-cell office:value-type="string" calcext:value-type="string">
            <text:p>120__Fid=9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25__ArtAmpl=939.81_mu=155.25_Sigma=49.83_SigSt=4.0_Bif=56_Spl=1_Fid=15_ED_BinModel__Stack.nrrd</text:p>
          </table:table-cell>
          <table:table-cell office:value-type="string" calcext:value-type="string">
            <text:p>125__Fid=1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0.5_mu=165.12_Sigma=54.29_SigSt=4.0_Bif=56_Spl=1_Fid=15_ED_BinModel__Stack.nrrd</text:p>
          </table:table-cell>
          <table:table-cell office:value-type="string" calcext:value-type="string">
            <text:p>125__Fid=1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1.77_mu=156.31_Sigma=61.86_SigSt=4.0_Bif=56_Spl=1_Fid=15_ED_BinModel__Stack.nrrd</text:p>
          </table:table-cell>
          <table:table-cell office:value-type="string" calcext:value-type="string">
            <text:p>125__Fid=1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3.36_mu=183.3_Sigma=56.31_SigSt=4.0_Bif=56_Spl=1_Fid=15_ED_BinModel__Stack.nrrd</text:p>
          </table:table-cell>
          <table:table-cell office:value-type="string" calcext:value-type="string">
            <text:p>125__Fid=1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4.57_mu=156.93_Sigma=64.75_SigSt=4.0_Bif=56_Spl=1_Fid=15_ED_BinModel__Stack.nrrd</text:p>
          </table:table-cell>
          <table:table-cell office:value-type="string" calcext:value-type="string">
            <text:p>125__Fid=1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5.7_mu=182.23_Sigma=62.74_SigSt=4.0_Bif=56_Spl=1_Fid=15_ED_BinModel__Stack.nrrd</text:p>
          </table:table-cell>
          <table:table-cell office:value-type="string" calcext:value-type="string">
            <text:p>125__Fid=1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8.14_mu=170.74_Sigma=49.32_SigSt=4.0_Bif=56_Spl=1_Fid=15_ED_BinModel__Stack.nrrd</text:p>
          </table:table-cell>
          <table:table-cell office:value-type="string" calcext:value-type="string">
            <text:p>125__Fid=1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59.42_mu=174.68_Sigma=67.42_SigSt=4.0_Bif=56_Spl=1_Fid=15_ED_BinModel__Stack.nrrd</text:p>
          </table:table-cell>
          <table:table-cell office:value-type="string" calcext:value-type="string">
            <text:p>125__Fid=1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61.05_mu=175.14_Sigma=52.17_SigSt=4.0_Bif=56_Spl=1_Fid=15_ED_BinModel__Stack.nrrd</text:p>
          </table:table-cell>
          <table:table-cell office:value-type="string" calcext:value-type="string">
            <text:p>125__Fid=1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63.69_mu=168.17_Sigma=64.2_SigSt=4.0_Bif=56_Spl=1_Fid=15_ED_BinModel__Stack.nrrd</text:p>
          </table:table-cell>
          <table:table-cell office:value-type="string" calcext:value-type="string">
            <text:p>125__Fid=1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31__ArtAmpl=369.88_mu=60.41_Sigma=39.05_SigSt=4.0_Bif=156_Spl=1_Fid=13_ED_BinModel__Stack.nrrd</text:p>
          </table:table-cell>
          <table:table-cell office:value-type="string" calcext:value-type="string">
            <text:p>131__Fid=1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376.64_mu=61.8_Sigma=36.73_SigSt=4.0_Bif=156_Spl=1_Fid=13_ED_BinModel__Stack.nrrd</text:p>
          </table:table-cell>
          <table:table-cell office:value-type="string" calcext:value-type="string">
            <text:p>131__Fid=1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05.01_mu=63.76_Sigma=35.86_SigSt=4.0_Bif=156_Spl=1_Fid=13_ED_BinModel__Stack.nrrd</text:p>
          </table:table-cell>
          <table:table-cell office:value-type="string" calcext:value-type="string">
            <text:p>131__Fid=1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05.03_mu=65.18_Sigma=35.61_SigSt=4.0_Bif=156_Spl=1_Fid=13_ED_BinModel__Stack.nrrd</text:p>
          </table:table-cell>
          <table:table-cell office:value-type="string" calcext:value-type="string">
            <text:p>131__Fid=1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26.21_mu=71.05_Sigma=29.02_SigSt=4.0_Bif=156_Spl=1_Fid=13_ED_BinModel__Stack.nrrd</text:p>
          </table:table-cell>
          <table:table-cell office:value-type="string" calcext:value-type="string">
            <text:p>131__Fid=1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49.16_mu=73.65_Sigma=26.15_SigSt=4.0_Bif=156_Spl=1_Fid=13_ED_BinModel__Stack.nrrd</text:p>
          </table:table-cell>
          <table:table-cell office:value-type="string" calcext:value-type="string">
            <text:p>131__Fid=1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49.85_mu=59.79_Sigma=30.79_SigSt=4.0_Bif=156_Spl=1_Fid=13_ED_BinModel__Stack.nrrd</text:p>
          </table:table-cell>
          <table:table-cell office:value-type="string" calcext:value-type="string">
            <text:p>131__Fid=1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49.85_mu=66.11_Sigma=34.17_SigSt=4.0_Bif=156_Spl=1_Fid=13_ED_BinModel__Stack.nrrd</text:p>
          </table:table-cell>
          <table:table-cell office:value-type="string" calcext:value-type="string">
            <text:p>131__Fid=1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50.11_mu=65.47_Sigma=33.53_SigSt=4.0_Bif=156_Spl=1_Fid=13_ED_BinModel__Stack.nrrd</text:p>
          </table:table-cell>
          <table:table-cell office:value-type="string" calcext:value-type="string">
            <text:p>131__Fid=1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53.53_mu=60.15_Sigma=31.41_SigSt=4.0_Bif=156_Spl=1_Fid=13_ED_BinModel__Stack.nrrd</text:p>
          </table:table-cell>
          <table:table-cell office:value-type="string" calcext:value-type="string">
            <text:p>131__Fid=1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40__ArtAmpl=389.03_mu=67.91_Sigma=41.68_SigSt=4.0_Bif=28_Spl=1_Fid=11_ED_BinModel__Stack.nrrd</text:p>
          </table:table-cell>
          <table:table-cell office:value-type="string" calcext:value-type="string">
            <text:p>140__Fid=1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394.18_mu=62.46_Sigma=44.47_SigSt=4.0_Bif=28_Spl=1_Fid=11_ED_BinModel__Stack.nrrd</text:p>
          </table:table-cell>
          <table:table-cell office:value-type="string" calcext:value-type="string">
            <text:p>140__Fid=1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3.51_mu=61.1_Sigma=41.47_SigSt=4.0_Bif=28_Spl=1_Fid=11_ED_BinModel__Stack.nrrd</text:p>
          </table:table-cell>
          <table:table-cell office:value-type="string" calcext:value-type="string">
            <text:p>140__Fid=1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3.55_mu=61.29_Sigma=44.33_SigSt=4.0_Bif=28_Spl=1_Fid=11_ED_BinModel__Stack.nrrd</text:p>
          </table:table-cell>
          <table:table-cell office:value-type="string" calcext:value-type="string">
            <text:p>140__Fid=1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4.6_mu=70.53_Sigma=33.28_SigSt=4.0_Bif=28_Spl=1_Fid=11_ED_BinModel__Stack.nrrd</text:p>
          </table:table-cell>
          <table:table-cell office:value-type="string" calcext:value-type="string">
            <text:p>140__Fid=1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5.26_mu=65.43_Sigma=40.35_SigSt=4.0_Bif=28_Spl=1_Fid=11_ED_BinModel__Stack.nrrd</text:p>
          </table:table-cell>
          <table:table-cell office:value-type="string" calcext:value-type="string">
            <text:p>140__Fid=1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5.75_mu=59.2_Sigma=46.25_SigSt=4.0_Bif=28_Spl=1_Fid=11_ED_BinModel__Stack.nrrd</text:p>
          </table:table-cell>
          <table:table-cell office:value-type="string" calcext:value-type="string">
            <text:p>140__Fid=1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6.73_mu=60.11_Sigma=43.47_SigSt=4.0_Bif=28_Spl=1_Fid=11_ED_BinModel__Stack.nrrd</text:p>
          </table:table-cell>
          <table:table-cell office:value-type="string" calcext:value-type="string">
            <text:p>140__Fid=1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6.97_mu=62.99_Sigma=42.38_SigSt=4.0_Bif=28_Spl=1_Fid=11_ED_BinModel__Stack.nrrd</text:p>
          </table:table-cell>
          <table:table-cell office:value-type="string" calcext:value-type="string">
            <text:p>140__Fid=1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8.15_mu=60.96_Sigma=40.59_SigSt=4.0_Bif=28_Spl=1_Fid=11_ED_BinModel__Stack.nrrd</text:p>
          </table:table-cell>
          <table:table-cell office:value-type="string" calcext:value-type="string">
            <text:p>140__Fid=11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45__ArtAmpl=676.35_mu=153.55_Sigma=94.68_SigSt=4.0_Bif=121_Spl=1_Fid=12_ED_BinModel__Stack.nrrd</text:p>
          </table:table-cell>
          <table:table-cell office:value-type="string" calcext:value-type="string">
            <text:p>145__Fid=1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689.79_mu=144.78_Sigma=110.43_SigSt=4.0_Bif=121_Spl=1_Fid=12_ED_BinModel__Stack.nrrd</text:p>
          </table:table-cell>
          <table:table-cell office:value-type="string" calcext:value-type="string">
            <text:p>145__Fid=1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19.21_mu=157.44_Sigma=105.6_SigSt=4.0_Bif=121_Spl=1_Fid=12_ED_BinModel__Stack.nrrd</text:p>
          </table:table-cell>
          <table:table-cell office:value-type="string" calcext:value-type="string">
            <text:p>145__Fid=1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27.11_mu=146.93_Sigma=112.5_SigSt=4.0_Bif=121_Spl=1_Fid=12_ED_BinModel__Stack.nrrd</text:p>
          </table:table-cell>
          <table:table-cell office:value-type="string" calcext:value-type="string">
            <text:p>145__Fid=1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28.98_mu=166.43_Sigma=98.83_SigSt=4.0_Bif=121_Spl=1_Fid=12_ED_BinModel__Stack.nrrd</text:p>
          </table:table-cell>
          <table:table-cell office:value-type="string" calcext:value-type="string">
            <text:p>145__Fid=1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29.41_mu=144.85_Sigma=106.64_SigSt=4.0_Bif=121_Spl=1_Fid=12_ED_BinModel__Stack.nrrd</text:p>
          </table:table-cell>
          <table:table-cell office:value-type="string" calcext:value-type="string">
            <text:p>145__Fid=1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31.85_mu=155.25_Sigma=132.64_SigSt=4.0_Bif=121_Spl=1_Fid=12_ED_BinModel__Stack.nrrd</text:p>
          </table:table-cell>
          <table:table-cell office:value-type="string" calcext:value-type="string">
            <text:p>145__Fid=1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32.02_mu=166.66_Sigma=117.31_SigSt=4.0_Bif=121_Spl=1_Fid=12_ED_BinModel__Stack.nrrd</text:p>
          </table:table-cell>
          <table:table-cell office:value-type="string" calcext:value-type="string">
            <text:p>145__Fid=1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37.09_mu=146.15_Sigma=116.12_SigSt=4.0_Bif=121_Spl=1_Fid=12_ED_BinModel__Stack.nrrd</text:p>
          </table:table-cell>
          <table:table-cell office:value-type="string" calcext:value-type="string">
            <text:p>145__Fid=1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38.17_mu=170.03_Sigma=111.9_SigSt=4.0_Bif=121_Spl=1_Fid=12_ED_BinModel__Stack.nrrd</text:p>
          </table:table-cell>
          <table:table-cell office:value-type="string" calcext:value-type="string">
            <text:p>145__Fid=1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__ArtAmpl=172.62_mu=30.95_Sigma=9.64_SigSt=4.0_Bif=63_Spl=1_Fid=3_ED_BinModel__Stack.nrrd</text:p>
          </table:table-cell>
          <table:table-cell office:value-type="string" calcext:value-type="string">
            <text:p>15__Fid=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15_mu=37.55_Sigma=8.97_SigSt=4.0_Bif=63_Spl=1_Fid=3_ED_BinModel__Stack.nrrd</text:p>
          </table:table-cell>
          <table:table-cell office:value-type="string" calcext:value-type="string">
            <text:p>15__Fid=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26_mu=31.38_Sigma=10.51_SigSt=4.0_Bif=63_Spl=1_Fid=3_ED_BinModel__Stack.nrrd</text:p>
          </table:table-cell>
          <table:table-cell office:value-type="string" calcext:value-type="string">
            <text:p>15__Fid=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28_mu=33.68_Sigma=9.51_SigSt=4.0_Bif=63_Spl=1_Fid=3_ED_BinModel__Stack.nrrd</text:p>
          </table:table-cell>
          <table:table-cell office:value-type="string" calcext:value-type="string">
            <text:p>15__Fid=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51_mu=31.76_Sigma=9.75_SigSt=4.0_Bif=63_Spl=1_Fid=3_ED_BinModel__Stack.nrrd</text:p>
          </table:table-cell>
          <table:table-cell office:value-type="string" calcext:value-type="string">
            <text:p>15__Fid=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52_mu=33.85_Sigma=10.48_SigSt=4.0_Bif=63_Spl=1_Fid=3_ED_BinModel__Stack.nrrd</text:p>
          </table:table-cell>
          <table:table-cell office:value-type="string" calcext:value-type="string">
            <text:p>15__Fid=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68_mu=31.42_Sigma=9.93_SigSt=4.0_Bif=63_Spl=1_Fid=3_ED_BinModel__Stack.nrrd</text:p>
          </table:table-cell>
          <table:table-cell office:value-type="string" calcext:value-type="string">
            <text:p>15__Fid=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69_mu=32.15_Sigma=8.89_SigSt=4.0_Bif=63_Spl=1_Fid=3_ED_BinModel__Stack.nrrd</text:p>
          </table:table-cell>
          <table:table-cell office:value-type="string" calcext:value-type="string">
            <text:p>15__Fid=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97_mu=33.68_Sigma=10.24_SigSt=4.0_Bif=63_Spl=1_Fid=3_ED_BinModel__Stack.nrrd</text:p>
          </table:table-cell>
          <table:table-cell office:value-type="string" calcext:value-type="string">
            <text:p>15__Fid=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4.01_mu=30.88_Sigma=10.83_SigSt=4.0_Bif=63_Spl=1_Fid=3_ED_BinModel__Stack.nrrd</text:p>
          </table:table-cell>
          <table:table-cell office:value-type="string" calcext:value-type="string">
            <text:p>15__Fid=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20__ArtAmpl=100.93_mu=28.92_Sigma=7.43_SigSt=4.0_Bif=172_Spl=1_Fid=4_ED_BinModel__Stack.nrrd</text:p>
          </table:table-cell>
          <table:table-cell office:value-type="string" calcext:value-type="string">
            <text:p>20__Fid=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22_mu=29.65_Sigma=7.31_SigSt=4.0_Bif=172_Spl=1_Fid=4_ED_BinModel__Stack.nrrd</text:p>
          </table:table-cell>
          <table:table-cell office:value-type="string" calcext:value-type="string">
            <text:p>20__Fid=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25_mu=27.69_Sigma=7.53_SigSt=4.0_Bif=172_Spl=1_Fid=4_ED_BinModel__Stack.nrrd</text:p>
          </table:table-cell>
          <table:table-cell office:value-type="string" calcext:value-type="string">
            <text:p>20__Fid=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34_mu=32.11_Sigma=7.09_SigSt=4.0_Bif=172_Spl=1_Fid=4_ED_BinModel__Stack.nrrd</text:p>
          </table:table-cell>
          <table:table-cell office:value-type="string" calcext:value-type="string">
            <text:p>20__Fid=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4_mu=26.88_Sigma=7.19_SigSt=4.0_Bif=172_Spl=1_Fid=4_ED_BinModel__Stack.nrrd</text:p>
          </table:table-cell>
          <table:table-cell office:value-type="string" calcext:value-type="string">
            <text:p>20__Fid=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78_mu=27.64_Sigma=7.77_SigSt=4.0_Bif=172_Spl=1_Fid=4_ED_BinModel__Stack.nrrd</text:p>
          </table:table-cell>
          <table:table-cell office:value-type="string" calcext:value-type="string">
            <text:p>20__Fid=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84_mu=32.87_Sigma=7.82_SigSt=4.0_Bif=172_Spl=1_Fid=4_ED_BinModel__Stack.nrrd</text:p>
          </table:table-cell>
          <table:table-cell office:value-type="string" calcext:value-type="string">
            <text:p>20__Fid=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99_mu=31.55_Sigma=8.04_SigSt=4.0_Bif=172_Spl=1_Fid=4_ED_BinModel__Stack.nrrd</text:p>
          </table:table-cell>
          <table:table-cell office:value-type="string" calcext:value-type="string">
            <text:p>20__Fid=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98.22_mu=32.28_Sigma=8.3_SigSt=4.0_Bif=172_Spl=1_Fid=4_ED_BinModel__Stack.nrrd</text:p>
          </table:table-cell>
          <table:table-cell office:value-type="string" calcext:value-type="string">
            <text:p>20__Fid=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99.02_mu=28.67_Sigma=7.72_SigSt=4.0_Bif=172_Spl=1_Fid=4_ED_BinModel__Stack.nrrd</text:p>
          </table:table-cell>
          <table:table-cell office:value-type="string" calcext:value-type="string">
            <text:p>20__Fid=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25__ArtAmpl=189.1_mu=33.83_Sigma=17.34_SigSt=4.0_Bif=105_Spl=1_Fid=5_ED_BinModel__Stack.nrrd</text:p>
          </table:table-cell>
          <table:table-cell office:value-type="string" calcext:value-type="string">
            <text:p>25__Fid=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89.93_mu=38.03_Sigma=15.17_SigSt=4.0_Bif=105_Spl=1_Fid=5_ED_BinModel__Stack.nrrd</text:p>
          </table:table-cell>
          <table:table-cell office:value-type="string" calcext:value-type="string">
            <text:p>25__Fid=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02_mu=32.79_Sigma=15.52_SigSt=4.0_Bif=105_Spl=1_Fid=5_ED_BinModel__Stack.nrrd</text:p>
          </table:table-cell>
          <table:table-cell office:value-type="string" calcext:value-type="string">
            <text:p>25__Fid=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37_mu=36.29_Sigma=14.06_SigSt=4.0_Bif=105_Spl=1_Fid=5_ED_BinModel__Stack.nrrd</text:p>
          </table:table-cell>
          <table:table-cell office:value-type="string" calcext:value-type="string">
            <text:p>25__Fid=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64_mu=35.53_Sigma=15.61_SigSt=4.0_Bif=105_Spl=1_Fid=5_ED_BinModel__Stack.nrrd</text:p>
          </table:table-cell>
          <table:table-cell office:value-type="string" calcext:value-type="string">
            <text:p>25__Fid=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86_mu=32.41_Sigma=15.61_SigSt=4.0_Bif=105_Spl=1_Fid=5_ED_BinModel__Stack.nrrd</text:p>
          </table:table-cell>
          <table:table-cell office:value-type="string" calcext:value-type="string">
            <text:p>25__Fid=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8_mu=36.36_Sigma=14.1_SigSt=4.0_Bif=105_Spl=1_Fid=5_ED_BinModel__Stack.nrrd</text:p>
          </table:table-cell>
          <table:table-cell office:value-type="string" calcext:value-type="string">
            <text:p>25__Fid=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92_mu=37.32_Sigma=16.13_SigSt=4.0_Bif=105_Spl=1_Fid=5_ED_BinModel__Stack.nrrd</text:p>
          </table:table-cell>
          <table:table-cell office:value-type="string" calcext:value-type="string">
            <text:p>25__Fid=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9_mu=38.37_Sigma=15.34_SigSt=4.0_Bif=105_Spl=1_Fid=5_ED_BinModel__Stack.nrrd</text:p>
          </table:table-cell>
          <table:table-cell office:value-type="string" calcext:value-type="string">
            <text:p>25__Fid=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1.03_mu=34.66_Sigma=16.38_SigSt=4.0_Bif=105_Spl=1_Fid=5_ED_BinModel__Stack.nrrd</text:p>
          </table:table-cell>
          <table:table-cell office:value-type="string" calcext:value-type="string">
            <text:p>25__Fid=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31__ArtAmpl=184.61_mu=37.82_Sigma=10.74_SigSt=4.0_Bif=106_Spl=1_Fid=6_ED_BinModel__Stack.nrrd</text:p>
          </table:table-cell>
          <table:table-cell office:value-type="string" calcext:value-type="string">
            <text:p>31__Fid=6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6.23_mu=39.26_Sigma=12.54_SigSt=4.0_Bif=106_Spl=1_Fid=6_ED_BinModel__Stack.nrrd</text:p>
          </table:table-cell>
          <table:table-cell office:value-type="string" calcext:value-type="string">
            <text:p>31__Fid=6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6.42_mu=41.76_Sigma=12.29_SigSt=4.0_Bif=106_Spl=1_Fid=6_ED_BinModel__Stack.nrrd</text:p>
          </table:table-cell>
          <table:table-cell office:value-type="string" calcext:value-type="string">
            <text:p>31__Fid=6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6.78_mu=37.61_Sigma=11.39_SigSt=4.0_Bif=106_Spl=1_Fid=6_ED_BinModel__Stack.nrrd</text:p>
          </table:table-cell>
          <table:table-cell office:value-type="string" calcext:value-type="string">
            <text:p>31__Fid=6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7.14_mu=41.26_Sigma=10.55_SigSt=4.0_Bif=106_Spl=1_Fid=6_ED_BinModel__Stack.nrrd</text:p>
          </table:table-cell>
          <table:table-cell office:value-type="string" calcext:value-type="string">
            <text:p>31__Fid=6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7.51_mu=34.22_Sigma=13.17_SigSt=4.0_Bif=106_Spl=1_Fid=6_ED_BinModel__Stack.nrrd</text:p>
          </table:table-cell>
          <table:table-cell office:value-type="string" calcext:value-type="string">
            <text:p>31__Fid=6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7.52_mu=37.04_Sigma=11.56_SigSt=4.0_Bif=106_Spl=1_Fid=6_ED_BinModel__Stack.nrrd</text:p>
          </table:table-cell>
          <table:table-cell office:value-type="string" calcext:value-type="string">
            <text:p>31__Fid=6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7.65_mu=40.18_Sigma=11.43_SigSt=4.0_Bif=106_Spl=1_Fid=6_ED_BinModel__Stack.nrrd</text:p>
          </table:table-cell>
          <table:table-cell office:value-type="string" calcext:value-type="string">
            <text:p>31__Fid=6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8.45_mu=42.93_Sigma=12.01_SigSt=4.0_Bif=106_Spl=1_Fid=6_ED_BinModel__Stack.nrrd</text:p>
          </table:table-cell>
          <table:table-cell office:value-type="string" calcext:value-type="string">
            <text:p>31__Fid=6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8.5_mu=39.4_Sigma=11.34_SigSt=4.0_Bif=106_Spl=1_Fid=6_ED_BinModel__Stack.nrrd</text:p>
          </table:table-cell>
          <table:table-cell office:value-type="string" calcext:value-type="string">
            <text:p>31__Fid=6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40__ArtAmpl=161.17_mu=28.32_Sigma=16.94_SigSt=4.0_Bif=42_Spl=1_Fid=7_ED_BinModel__Stack.nrrd</text:p>
          </table:table-cell>
          <table:table-cell office:value-type="string" calcext:value-type="string">
            <text:p>40__Fid=7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1.18_mu=30.75_Sigma=14.62_SigSt=4.0_Bif=42_Spl=1_Fid=7_ED_BinModel__Stack.nrrd</text:p>
          </table:table-cell>
          <table:table-cell office:value-type="string" calcext:value-type="string">
            <text:p>40__Fid=7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2.74_mu=27.3_Sigma=17.7_SigSt=4.0_Bif=42_Spl=1_Fid=7_ED_BinModel__Stack.nrrd</text:p>
          </table:table-cell>
          <table:table-cell office:value-type="string" calcext:value-type="string">
            <text:p>40__Fid=7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02_mu=31.42_Sigma=17.07_SigSt=4.0_Bif=42_Spl=1_Fid=7_ED_BinModel__Stack.nrrd</text:p>
          </table:table-cell>
          <table:table-cell office:value-type="string" calcext:value-type="string">
            <text:p>40__Fid=7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11_mu=34.16_Sigma=14.04_SigSt=4.0_Bif=42_Spl=1_Fid=7_ED_BinModel__Stack.nrrd</text:p>
          </table:table-cell>
          <table:table-cell office:value-type="string" calcext:value-type="string">
            <text:p>40__Fid=7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29_mu=28.29_Sigma=14.88_SigSt=4.0_Bif=42_Spl=1_Fid=7_ED_BinModel__Stack.nrrd</text:p>
          </table:table-cell>
          <table:table-cell office:value-type="string" calcext:value-type="string">
            <text:p>40__Fid=7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29_mu=33.39_Sigma=16.33_SigSt=4.0_Bif=42_Spl=1_Fid=7_ED_BinModel__Stack.nrrd</text:p>
          </table:table-cell>
          <table:table-cell office:value-type="string" calcext:value-type="string">
            <text:p>40__Fid=7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38_mu=30.01_Sigma=11.86_SigSt=4.0_Bif=42_Spl=1_Fid=7_ED_BinModel__Stack.nrrd</text:p>
          </table:table-cell>
          <table:table-cell office:value-type="string" calcext:value-type="string">
            <text:p>40__Fid=7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55_mu=32.83_Sigma=17.3_SigSt=4.0_Bif=42_Spl=1_Fid=7_ED_BinModel__Stack.nrrd</text:p>
          </table:table-cell>
          <table:table-cell office:value-type="string" calcext:value-type="string">
            <text:p>40__Fid=7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65_mu=33.31_Sigma=16.25_SigSt=4.0_Bif=42_Spl=1_Fid=7_ED_BinModel__Stack.nrrd</text:p>
          </table:table-cell>
          <table:table-cell office:value-type="string" calcext:value-type="string">
            <text:p>40__Fid=7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5__ArtAmpl=174.48_mu=37.17_Sigma=18.38_SigSt=4.0_Bif=130_Spl=1_Fid=1_ED_BinModel__Stack.nrrd</text:p>
          </table:table-cell>
          <table:table-cell office:value-type="string" calcext:value-type="string">
            <text:p>5__Fid=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6.75_mu=39.15_Sigma=18.05_SigSt=4.0_Bif=130_Spl=1_Fid=1_ED_BinModel__Stack.nrrd</text:p>
          </table:table-cell>
          <table:table-cell office:value-type="string" calcext:value-type="string">
            <text:p>5__Fid=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16_mu=32.36_Sigma=20.33_SigSt=4.0_Bif=130_Spl=1_Fid=1_ED_BinModel__Stack.nrrd</text:p>
          </table:table-cell>
          <table:table-cell office:value-type="string" calcext:value-type="string">
            <text:p>5__Fid=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3_mu=34.75_Sigma=20.38_SigSt=4.0_Bif=130_Spl=1_Fid=1_ED_BinModel__Stack.nrrd</text:p>
          </table:table-cell>
          <table:table-cell office:value-type="string" calcext:value-type="string">
            <text:p>5__Fid=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4_mu=36.92_Sigma=18.06_SigSt=4.0_Bif=130_Spl=1_Fid=1_ED_BinModel__Stack.nrrd</text:p>
          </table:table-cell>
          <table:table-cell office:value-type="string" calcext:value-type="string">
            <text:p>5__Fid=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5_mu=40.02_Sigma=18.14_SigSt=4.0_Bif=130_Spl=1_Fid=1_ED_BinModel__Stack.nrrd</text:p>
          </table:table-cell>
          <table:table-cell office:value-type="string" calcext:value-type="string">
            <text:p>5__Fid=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9_mu=33.6_Sigma=17.07_SigSt=4.0_Bif=130_Spl=1_Fid=1_ED_BinModel__Stack.nrrd</text:p>
          </table:table-cell>
          <table:table-cell office:value-type="string" calcext:value-type="string">
            <text:p>5__Fid=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_mu=38.72_Sigma=18.33_SigSt=4.0_Bif=130_Spl=1_Fid=1_ED_BinModel__Stack.nrrd</text:p>
          </table:table-cell>
          <table:table-cell office:value-type="string" calcext:value-type="string">
            <text:p>5__Fid=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8.12_mu=35.45_Sigma=18.76_SigSt=4.0_Bif=130_Spl=1_Fid=1_ED_BinModel__Stack.nrrd</text:p>
          </table:table-cell>
          <table:table-cell office:value-type="string" calcext:value-type="string">
            <text:p>5__Fid=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8.47_mu=40.83_Sigma=21.29_SigSt=4.0_Bif=130_Spl=1_Fid=1_ED_BinModel__Stack.nrrd</text:p>
          </table:table-cell>
          <table:table-cell office:value-type="string" calcext:value-type="string">
            <text:p>5__Fid=1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6" office:value-type="string" calcext:value-type="string" table:number-columns-spanned="1" table:number-rows-spanned="164">
            <text:p>Test #4 <text:s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Test #4 <text:s text:c="2"/>-- <text:s text:c="2"/>Test #4 <text:s text:c="2"/>-- <text:s text:c="2"/>Test #4 <text:s text:c="2"/>-- <text:s text:c="2"/>Test <text:s text:c="3"/>-- <text:s text:c="2"/>Test #4 <text:s text:c="2"/>-- <text:s text:c="2"/>Test #4 <text:s text:c="2"/>-- <text:s text:c="2"/>Test <text:s text:c="2"/>-- <text:s text:c="2"/>Test #4 <text:s text:c="2"/>-- <text:s text:c="2"/>Test #4 <text:s text:c="2"/>-- <text:s text:c="2"/>Test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</text:p>
          </table:table-cell>
          <table:table-cell office:value-type="string" calcext:value-type="string">
            <text:p>117__ArtAmpl=254.77_mu=97.14_Sigma=48.7_SigSt=4.0_Bif=104_Spl=1_Fid=10_ED_BinModel__Stack.nrrd</text:p>
          </table:table-cell>
          <table:table-cell office:value-type="string" calcext:value-type="string">
            <text:p>117__Fid=10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4_mu=103.84_Sigma=46.84_SigSt=4.0_Bif=104_Spl=1_Fid=10_ED_BinModel__Stack.nrrd</text:p>
          </table:table-cell>
          <table:table-cell office:value-type="string" calcext:value-type="string">
            <text:p>117__Fid=10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4_mu=117.0_Sigma=42.11_SigSt=4.0_Bif=104_Spl=1_Fid=10_ED_BinModel__Stack.nrrd</text:p>
          </table:table-cell>
          <table:table-cell office:value-type="string" calcext:value-type="string">
            <text:p>117__Fid=10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4_mu=96.24_Sigma=44.15_SigSt=4.0_Bif=104_Spl=1_Fid=10_ED_BinModel__Stack.nrrd</text:p>
          </table:table-cell>
          <table:table-cell office:value-type="string" calcext:value-type="string">
            <text:p>117__Fid=10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7_mu=115.94_Sigma=44.87_SigSt=4.0_Bif=104_Spl=1_Fid=10_ED_BinModel__Stack.nrrd</text:p>
          </table:table-cell>
          <table:table-cell office:value-type="string" calcext:value-type="string">
            <text:p>117__Fid=10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8_mu=110.98_Sigma=45.86_SigSt=4.0_Bif=104_Spl=1_Fid=10_ED_BinModel__Stack.nrrd</text:p>
          </table:table-cell>
          <table:table-cell office:value-type="string" calcext:value-type="string">
            <text:p>117__Fid=10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8_mu=98.15_Sigma=45.42_SigSt=4.0_Bif=104_Spl=1_Fid=10_ED_BinModel__Stack.nrrd</text:p>
          </table:table-cell>
          <table:table-cell office:value-type="string" calcext:value-type="string">
            <text:p>117__Fid=10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_mu=112.29_Sigma=40.43_SigSt=4.0_Bif=104_Spl=1_Fid=10_ED_BinModel__Stack.nrrd</text:p>
          </table:table-cell>
          <table:table-cell office:value-type="string" calcext:value-type="string">
            <text:p>117__Fid=10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98_mu=106.68_Sigma=45.35_SigSt=4.0_Bif=104_Spl=1_Fid=10_ED_BinModel__Stack.nrrd</text:p>
          </table:table-cell>
          <table:table-cell office:value-type="string" calcext:value-type="string">
            <text:p>117__Fid=10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99_mu=114.4_Sigma=38.51_SigSt=4.0_Bif=104_Spl=1_Fid=10_ED_BinModel__Stack.nrrd</text:p>
          </table:table-cell>
          <table:table-cell office:value-type="string" calcext:value-type="string">
            <text:p>117__Fid=10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43__ArtAmpl=395.97_mu=80.71_Sigma=39.22_SigSt=4.0_Bif=7_Spl=1_Fid=14_ED_BinModel__Stack.nrrd</text:p>
          </table:table-cell>
          <table:table-cell office:value-type="string" calcext:value-type="string">
            <text:p>143__Fid=1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399.3_mu=83.55_Sigma=40.27_SigSt=4.0_Bif=7_Spl=1_Fid=14_ED_BinModel__Stack.nrrd</text:p>
          </table:table-cell>
          <table:table-cell office:value-type="string" calcext:value-type="string">
            <text:p>143__Fid=1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19.4_mu=79.32_Sigma=30.23_SigSt=4.0_Bif=7_Spl=1_Fid=14_ED_BinModel__Stack.nrrd</text:p>
          </table:table-cell>
          <table:table-cell office:value-type="string" calcext:value-type="string">
            <text:p>143__Fid=1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46.14_mu=81.13_Sigma=41.36_SigSt=4.0_Bif=7_Spl=1_Fid=14_ED_BinModel__Stack.nrrd</text:p>
          </table:table-cell>
          <table:table-cell office:value-type="string" calcext:value-type="string">
            <text:p>143__Fid=1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51.63_mu=83.76_Sigma=38.28_SigSt=4.0_Bif=7_Spl=1_Fid=14_ED_BinModel__Stack.nrrd</text:p>
          </table:table-cell>
          <table:table-cell office:value-type="string" calcext:value-type="string">
            <text:p>143__Fid=1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62.82_mu=72.05_Sigma=36.22_SigSt=4.0_Bif=7_Spl=1_Fid=14_ED_BinModel__Stack.nrrd</text:p>
          </table:table-cell>
          <table:table-cell office:value-type="string" calcext:value-type="string">
            <text:p>143__Fid=1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71.91_mu=86.14_Sigma=42.94_SigSt=4.0_Bif=7_Spl=1_Fid=14_ED_BinModel__Stack.nrrd</text:p>
          </table:table-cell>
          <table:table-cell office:value-type="string" calcext:value-type="string">
            <text:p>143__Fid=1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72.7_mu=78.38_Sigma=36.02_SigSt=4.0_Bif=7_Spl=1_Fid=14_ED_BinModel__Stack.nrrd</text:p>
          </table:table-cell>
          <table:table-cell office:value-type="string" calcext:value-type="string">
            <text:p>143__Fid=1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74.06_mu=83.59_Sigma=40.34_SigSt=4.0_Bif=7_Spl=1_Fid=14_ED_BinModel__Stack.nrrd</text:p>
          </table:table-cell>
          <table:table-cell office:value-type="string" calcext:value-type="string">
            <text:p>143__Fid=1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76.76_mu=79.44_Sigma=34.25_SigSt=4.0_Bif=7_Spl=1_Fid=14_ED_BinModel__Stack.nrrd</text:p>
          </table:table-cell>
          <table:table-cell office:value-type="string" calcext:value-type="string">
            <text:p>143__Fid=1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4__ArtAmpl=179.71_mu=26.52_Sigma=14.66_SigSt=4.0_Bif=254_Spl=1_Fid=2_ED_BinModel__Stack.nrrd</text:p>
          </table:table-cell>
          <table:table-cell office:value-type="string" calcext:value-type="string">
            <text:p>14__Fid=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2.52_mu=30.55_Sigma=14.84_SigSt=4.0_Bif=254_Spl=1_Fid=2_ED_BinModel__Stack.nrrd</text:p>
          </table:table-cell>
          <table:table-cell office:value-type="string" calcext:value-type="string">
            <text:p>14__Fid=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3.59_mu=24.95_Sigma=14.94_SigSt=4.0_Bif=254_Spl=1_Fid=2_ED_BinModel__Stack.nrrd</text:p>
          </table:table-cell>
          <table:table-cell office:value-type="string" calcext:value-type="string">
            <text:p>14__Fid=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3.96_mu=30.82_Sigma=15.65_SigSt=4.0_Bif=254_Spl=1_Fid=2_ED_BinModel__Stack.nrrd</text:p>
          </table:table-cell>
          <table:table-cell office:value-type="string" calcext:value-type="string">
            <text:p>14__Fid=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3.98_mu=28.58_Sigma=14.53_SigSt=4.0_Bif=254_Spl=1_Fid=2_ED_BinModel__Stack.nrrd</text:p>
          </table:table-cell>
          <table:table-cell office:value-type="string" calcext:value-type="string">
            <text:p>14__Fid=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25_mu=25.63_Sigma=14.98_SigSt=4.0_Bif=254_Spl=1_Fid=2_ED_BinModel__Stack.nrrd</text:p>
          </table:table-cell>
          <table:table-cell office:value-type="string" calcext:value-type="string">
            <text:p>14__Fid=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52_mu=30.78_Sigma=14.43_SigSt=4.0_Bif=254_Spl=1_Fid=2_ED_BinModel__Stack.nrrd</text:p>
          </table:table-cell>
          <table:table-cell office:value-type="string" calcext:value-type="string">
            <text:p>14__Fid=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53_mu=25.88_Sigma=16.0_SigSt=4.0_Bif=254_Spl=1_Fid=2_ED_BinModel__Stack.nrrd</text:p>
          </table:table-cell>
          <table:table-cell office:value-type="string" calcext:value-type="string">
            <text:p>14__Fid=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56_mu=30.85_Sigma=17.21_SigSt=4.0_Bif=254_Spl=1_Fid=2_ED_BinModel__Stack.nrrd</text:p>
          </table:table-cell>
          <table:table-cell office:value-type="string" calcext:value-type="string">
            <text:p>14__Fid=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94_mu=27.67_Sigma=14.8_SigSt=4.0_Bif=254_Spl=1_Fid=2_ED_BinModel__Stack.nrrd</text:p>
          </table:table-cell>
          <table:table-cell office:value-type="string" calcext:value-type="string">
            <text:p>14__Fid=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5__ArtAmpl=654.33_mu=113.35_Sigma=62.12_SigSt=4.0_Bif=7_Spl=1_Fid=15_ED_BinModel__Stack.nrrd</text:p>
          </table:table-cell>
          <table:table-cell office:value-type="string" calcext:value-type="string">
            <text:p>155__Fid=1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661.36_mu=132.93_Sigma=62.06_SigSt=4.0_Bif=7_Spl=1_Fid=15_ED_BinModel__Stack.nrrd</text:p>
          </table:table-cell>
          <table:table-cell office:value-type="string" calcext:value-type="string">
            <text:p>155__Fid=1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673.99_mu=110.61_Sigma=67.93_SigSt=4.0_Bif=7_Spl=1_Fid=15_ED_BinModel__Stack.nrrd</text:p>
          </table:table-cell>
          <table:table-cell office:value-type="string" calcext:value-type="string">
            <text:p>155__Fid=1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1.95_mu=134.5_Sigma=70.01_SigSt=4.0_Bif=7_Spl=1_Fid=15_ED_BinModel__Stack.nrrd</text:p>
          </table:table-cell>
          <table:table-cell office:value-type="string" calcext:value-type="string">
            <text:p>155__Fid=1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2.77_mu=111.69_Sigma=61.64_SigSt=4.0_Bif=7_Spl=1_Fid=15_ED_BinModel__Stack.nrrd</text:p>
          </table:table-cell>
          <table:table-cell office:value-type="string" calcext:value-type="string">
            <text:p>155__Fid=1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4.15_mu=118.59_Sigma=69.99_SigSt=4.0_Bif=7_Spl=1_Fid=15_ED_BinModel__Stack.nrrd</text:p>
          </table:table-cell>
          <table:table-cell office:value-type="string" calcext:value-type="string">
            <text:p>155__Fid=1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4.41_mu=133.58_Sigma=61.62_SigSt=4.0_Bif=7_Spl=1_Fid=15_ED_BinModel__Stack.nrrd</text:p>
          </table:table-cell>
          <table:table-cell office:value-type="string" calcext:value-type="string">
            <text:p>155__Fid=1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5.52_mu=112.35_Sigma=75.45_SigSt=4.0_Bif=7_Spl=1_Fid=15_ED_BinModel__Stack.nrrd</text:p>
          </table:table-cell>
          <table:table-cell office:value-type="string" calcext:value-type="string">
            <text:p>155__Fid=1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7.6_mu=113.13_Sigma=71.44_SigSt=4.0_Bif=7_Spl=1_Fid=15_ED_BinModel__Stack.nrrd</text:p>
          </table:table-cell>
          <table:table-cell office:value-type="string" calcext:value-type="string">
            <text:p>155__Fid=1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20.53_mu=132.95_Sigma=63.56_SigSt=4.0_Bif=7_Spl=1_Fid=15_ED_BinModel__Stack.nrrd</text:p>
          </table:table-cell>
          <table:table-cell office:value-type="string" calcext:value-type="string">
            <text:p>155__Fid=1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6__ArtAmpl=389.21_mu=104.17_Sigma=41.56_SigSt=4.0_Bif=44_Spl=1_Fid=13_ED_BinModel__Stack.nrrd</text:p>
          </table:table-cell>
          <table:table-cell office:value-type="string" calcext:value-type="string">
            <text:p>156__Fid=1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6.41_mu=108.24_Sigma=41.75_SigSt=4.0_Bif=44_Spl=1_Fid=13_ED_BinModel__Stack.nrrd</text:p>
          </table:table-cell>
          <table:table-cell office:value-type="string" calcext:value-type="string">
            <text:p>156__Fid=1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6.52_mu=102.54_Sigma=39.08_SigSt=4.0_Bif=44_Spl=1_Fid=13_ED_BinModel__Stack.nrrd</text:p>
          </table:table-cell>
          <table:table-cell office:value-type="string" calcext:value-type="string">
            <text:p>156__Fid=1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6.71_mu=99.13_Sigma=38.31_SigSt=4.0_Bif=44_Spl=1_Fid=13_ED_BinModel__Stack.nrrd</text:p>
          </table:table-cell>
          <table:table-cell office:value-type="string" calcext:value-type="string">
            <text:p>156__Fid=1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6.76_mu=104.48_Sigma=32.72_SigSt=4.0_Bif=44_Spl=1_Fid=13_ED_BinModel__Stack.nrrd</text:p>
          </table:table-cell>
          <table:table-cell office:value-type="string" calcext:value-type="string">
            <text:p>156__Fid=1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9.13_mu=106.91_Sigma=43.0_SigSt=4.0_Bif=44_Spl=1_Fid=13_ED_BinModel__Stack.nrrd</text:p>
          </table:table-cell>
          <table:table-cell office:value-type="string" calcext:value-type="string">
            <text:p>156__Fid=1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400.26_mu=99.29_Sigma=31.57_SigSt=4.0_Bif=44_Spl=1_Fid=13_ED_BinModel__Stack.nrrd</text:p>
          </table:table-cell>
          <table:table-cell office:value-type="string" calcext:value-type="string">
            <text:p>156__Fid=1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402.29_mu=96.79_Sigma=40.44_SigSt=4.0_Bif=44_Spl=1_Fid=13_ED_BinModel__Stack.nrrd</text:p>
          </table:table-cell>
          <table:table-cell office:value-type="string" calcext:value-type="string">
            <text:p>156__Fid=1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402.34_mu=100.23_Sigma=38.17_SigSt=4.0_Bif=44_Spl=1_Fid=13_ED_BinModel__Stack.nrrd</text:p>
          </table:table-cell>
          <table:table-cell office:value-type="string" calcext:value-type="string">
            <text:p>156__Fid=1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402.34_mu=105.64_Sigma=33.71_SigSt=4.0_Bif=44_Spl=1_Fid=13_ED_BinModel__Stack.nrrd</text:p>
          </table:table-cell>
          <table:table-cell office:value-type="string" calcext:value-type="string">
            <text:p>156__Fid=1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8__ArtAmpl=421.3_mu=72.87_Sigma=35.9_SigSt=4.0_Bif=106_Spl=1_Fid=9_ED_BinModel__Stack.nrrd</text:p>
          </table:table-cell>
          <table:table-cell office:value-type="string" calcext:value-type="string">
            <text:p>158__Fid=9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24.88_mu=70.61_Sigma=38.66_SigSt=4.0_Bif=106_Spl=1_Fid=9_ED_BinModel__Stack.nrrd</text:p>
          </table:table-cell>
          <table:table-cell office:value-type="string" calcext:value-type="string">
            <text:p>158__Fid=9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3.47_mu=76.3_Sigma=35.44_SigSt=4.0_Bif=106_Spl=1_Fid=9_ED_BinModel__Stack.nrrd</text:p>
          </table:table-cell>
          <table:table-cell office:value-type="string" calcext:value-type="string">
            <text:p>158__Fid=9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3.52_mu=79.3_Sigma=37.83_SigSt=4.0_Bif=106_Spl=1_Fid=9_ED_BinModel__Stack.nrrd</text:p>
          </table:table-cell>
          <table:table-cell office:value-type="string" calcext:value-type="string">
            <text:p>158__Fid=9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3.55_mu=74.1_Sigma=33.69_SigSt=4.0_Bif=106_Spl=1_Fid=9_ED_BinModel__Stack.nrrd</text:p>
          </table:table-cell>
          <table:table-cell office:value-type="string" calcext:value-type="string">
            <text:p>158__Fid=9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3.7_mu=71.73_Sigma=34.39_SigSt=4.0_Bif=106_Spl=1_Fid=9_ED_BinModel__Stack.nrrd</text:p>
          </table:table-cell>
          <table:table-cell office:value-type="string" calcext:value-type="string">
            <text:p>158__Fid=9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4.27_mu=72.41_Sigma=35.97_SigSt=4.0_Bif=106_Spl=1_Fid=9_ED_BinModel__Stack.nrrd</text:p>
          </table:table-cell>
          <table:table-cell office:value-type="string" calcext:value-type="string">
            <text:p>158__Fid=9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4.27_mu=79.71_Sigma=39.04_SigSt=4.0_Bif=106_Spl=1_Fid=9_ED_BinModel__Stack.nrrd</text:p>
          </table:table-cell>
          <table:table-cell office:value-type="string" calcext:value-type="string">
            <text:p>158__Fid=9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4.27_mu=84.6_Sigma=34.91_SigSt=4.0_Bif=106_Spl=1_Fid=9_ED_BinModel__Stack.nrrd</text:p>
          </table:table-cell>
          <table:table-cell office:value-type="string" calcext:value-type="string">
            <text:p>158__Fid=9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4.27_mu=85.83_Sigma=36.69_SigSt=4.0_Bif=106_Spl=1_Fid=9_ED_BinModel__Stack.nrrd</text:p>
          </table:table-cell>
          <table:table-cell office:value-type="string" calcext:value-type="string">
            <text:p>158__Fid=9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9__ArtAmpl=427.19_mu=69.48_Sigma=36.81_SigSt=4.0_Bif=46_Spl=1_Fid=11_ED_BinModel__Stack.nrrd</text:p>
          </table:table-cell>
          <table:table-cell office:value-type="string" calcext:value-type="string">
            <text:p>159__Fid=1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28.57_mu=68.01_Sigma=32.59_SigSt=4.0_Bif=46_Spl=1_Fid=11_ED_BinModel__Stack.nrrd</text:p>
          </table:table-cell>
          <table:table-cell office:value-type="string" calcext:value-type="string">
            <text:p>159__Fid=1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29.87_mu=67.56_Sigma=39.11_SigSt=4.0_Bif=46_Spl=1_Fid=11_ED_BinModel__Stack.nrrd</text:p>
          </table:table-cell>
          <table:table-cell office:value-type="string" calcext:value-type="string">
            <text:p>159__Fid=1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0.36_mu=70.4_Sigma=40.26_SigSt=4.0_Bif=46_Spl=1_Fid=11_ED_BinModel__Stack.nrrd</text:p>
          </table:table-cell>
          <table:table-cell office:value-type="string" calcext:value-type="string">
            <text:p>159__Fid=1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1.9_mu=69.38_Sigma=29.82_SigSt=4.0_Bif=46_Spl=1_Fid=11_ED_BinModel__Stack.nrrd</text:p>
          </table:table-cell>
          <table:table-cell office:value-type="string" calcext:value-type="string">
            <text:p>159__Fid=1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01_mu=82.55_Sigma=39.06_SigSt=4.0_Bif=46_Spl=1_Fid=11_ED_BinModel__Stack.nrrd</text:p>
          </table:table-cell>
          <table:table-cell office:value-type="string" calcext:value-type="string">
            <text:p>159__Fid=1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05_mu=83.58_Sigma=35.19_SigSt=4.0_Bif=46_Spl=1_Fid=11_ED_BinModel__Stack.nrrd</text:p>
          </table:table-cell>
          <table:table-cell office:value-type="string" calcext:value-type="string">
            <text:p>159__Fid=1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08_mu=72.19_Sigma=42.49_SigSt=4.0_Bif=46_Spl=1_Fid=11_ED_BinModel__Stack.nrrd</text:p>
          </table:table-cell>
          <table:table-cell office:value-type="string" calcext:value-type="string">
            <text:p>159__Fid=1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0_mu=66.57_Sigma=37.27_SigSt=4.0_Bif=46_Spl=1_Fid=11_ED_BinModel__Stack.nrrd</text:p>
          </table:table-cell>
          <table:table-cell office:value-type="string" calcext:value-type="string">
            <text:p>159__Fid=1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14_mu=80.31_Sigma=41.5_SigSt=4.0_Bif=46_Spl=1_Fid=11_ED_BinModel__Stack.nrrd</text:p>
          </table:table-cell>
          <table:table-cell office:value-type="string" calcext:value-type="string">
            <text:p>159__Fid=11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62__ArtAmpl=175.75_mu=30.29_Sigma=21.33_SigSt=4.0_Bif=76_Spl=1_Fid=12_ED_BinModel__Stack.nrrd</text:p>
          </table:table-cell>
          <table:table-cell office:value-type="string" calcext:value-type="string">
            <text:p>162__Fid=1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6.95_mu=30.11_Sigma=22.61_SigSt=4.0_Bif=76_Spl=1_Fid=12_ED_BinModel__Stack.nrrd</text:p>
          </table:table-cell>
          <table:table-cell office:value-type="string" calcext:value-type="string">
            <text:p>162__Fid=1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6.98_mu=27.16_Sigma=20.64_SigSt=4.0_Bif=76_Spl=1_Fid=12_ED_BinModel__Stack.nrrd</text:p>
          </table:table-cell>
          <table:table-cell office:value-type="string" calcext:value-type="string">
            <text:p>162__Fid=1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7.9_mu=28.89_Sigma=20.35_SigSt=4.0_Bif=76_Spl=1_Fid=12_ED_BinModel__Stack.nrrd</text:p>
          </table:table-cell>
          <table:table-cell office:value-type="string" calcext:value-type="string">
            <text:p>162__Fid=1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8.26_mu=26.41_Sigma=20.3_SigSt=4.0_Bif=76_Spl=1_Fid=12_ED_BinModel__Stack.nrrd</text:p>
          </table:table-cell>
          <table:table-cell office:value-type="string" calcext:value-type="string">
            <text:p>162__Fid=1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8.85_mu=27.87_Sigma=19.38_SigSt=4.0_Bif=76_Spl=1_Fid=12_ED_BinModel__Stack.nrrd</text:p>
          </table:table-cell>
          <table:table-cell office:value-type="string" calcext:value-type="string">
            <text:p>162__Fid=1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8.88_mu=28.77_Sigma=22.44_SigSt=4.0_Bif=76_Spl=1_Fid=12_ED_BinModel__Stack.nrrd</text:p>
          </table:table-cell>
          <table:table-cell office:value-type="string" calcext:value-type="string">
            <text:p>162__Fid=1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8.92_mu=27.85_Sigma=20.88_SigSt=4.0_Bif=76_Spl=1_Fid=12_ED_BinModel__Stack.nrrd</text:p>
          </table:table-cell>
          <table:table-cell office:value-type="string" calcext:value-type="string">
            <text:p>162__Fid=1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9.13_mu=28.35_Sigma=19.83_SigSt=4.0_Bif=76_Spl=1_Fid=12_ED_BinModel__Stack.nrrd</text:p>
          </table:table-cell>
          <table:table-cell office:value-type="string" calcext:value-type="string">
            <text:p>162__Fid=1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9.16_mu=28.45_Sigma=22.54_SigSt=4.0_Bif=76_Spl=1_Fid=12_ED_BinModel__Stack.nrrd</text:p>
          </table:table-cell>
          <table:table-cell office:value-type="string" calcext:value-type="string">
            <text:p>162__Fid=1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__ArtAmpl=177.15_mu=32.14_Sigma=22.15_SigSt=4.0_Bif=102_Spl=1_Fid=1_ED_BinModel__Stack.nrrd</text:p>
          </table:table-cell>
          <table:table-cell office:value-type="string" calcext:value-type="string">
            <text:p>1__Fid=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77.4_mu=27.01_Sigma=18.5_SigSt=4.0_Bif=102_Spl=1_Fid=1_ED_BinModel__Stack.nrrd</text:p>
          </table:table-cell>
          <table:table-cell office:value-type="string" calcext:value-type="string">
            <text:p>1__Fid=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78.17_mu=28.25_Sigma=22.36_SigSt=4.0_Bif=102_Spl=1_Fid=1_ED_BinModel__Stack.nrrd</text:p>
          </table:table-cell>
          <table:table-cell office:value-type="string" calcext:value-type="string">
            <text:p>1__Fid=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78.83_mu=29.25_Sigma=18.66_SigSt=4.0_Bif=102_Spl=1_Fid=1_ED_BinModel__Stack.nrrd</text:p>
          </table:table-cell>
          <table:table-cell office:value-type="string" calcext:value-type="string">
            <text:p>1__Fid=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79.75_mu=28.1_Sigma=19.02_SigSt=4.0_Bif=102_Spl=1_Fid=1_ED_BinModel__Stack.nrrd</text:p>
          </table:table-cell>
          <table:table-cell office:value-type="string" calcext:value-type="string">
            <text:p>1__Fid=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7_mu=29.36_Sigma=22.34_SigSt=4.0_Bif=102_Spl=1_Fid=1_ED_BinModel__Stack.nrrd</text:p>
          </table:table-cell>
          <table:table-cell office:value-type="string" calcext:value-type="string">
            <text:p>1__Fid=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7_mu=29.4_Sigma=21.35_SigSt=4.0_Bif=102_Spl=1_Fid=1_ED_BinModel__Stack.nrrd</text:p>
          </table:table-cell>
          <table:table-cell office:value-type="string" calcext:value-type="string">
            <text:p>1__Fid=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7_mu=33.04_Sigma=20.48_SigSt=4.0_Bif=102_Spl=1_Fid=1_ED_BinModel__Stack.nrrd</text:p>
          </table:table-cell>
          <table:table-cell office:value-type="string" calcext:value-type="string">
            <text:p>1__Fid=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7_mu=33.69_Sigma=19.05_SigSt=4.0_Bif=102_Spl=1_Fid=1_ED_BinModel__Stack.nrrd</text:p>
          </table:table-cell>
          <table:table-cell office:value-type="string" calcext:value-type="string">
            <text:p>1__Fid=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_mu=33.06_Sigma=23.23_SigSt=4.0_Bif=102_Spl=1_Fid=1_ED_BinModel__Stack.nrrd</text:p>
          </table:table-cell>
          <table:table-cell office:value-type="string" calcext:value-type="string">
            <text:p>1__Fid=1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26__ArtAmpl=112.99_mu=24.12_Sigma=7.05_SigSt=4.0_Bif=123_Spl=1_Fid=3_ED_BinModel__Stack.nrrd</text:p>
          </table:table-cell>
          <table:table-cell office:value-type="string" calcext:value-type="string">
            <text:p>26__Fid=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4.73_mu=22.28_Sigma=7.42_SigSt=4.0_Bif=123_Spl=1_Fid=3_ED_BinModel__Stack.nrrd</text:p>
          </table:table-cell>
          <table:table-cell office:value-type="string" calcext:value-type="string">
            <text:p>26__Fid=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6.49_mu=23.03_Sigma=8.22_SigSt=4.0_Bif=123_Spl=1_Fid=3_ED_BinModel__Stack.nrrd</text:p>
          </table:table-cell>
          <table:table-cell office:value-type="string" calcext:value-type="string">
            <text:p>26__Fid=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6.76_mu=23.38_Sigma=8.45_SigSt=4.0_Bif=123_Spl=1_Fid=3_ED_BinModel__Stack.nrrd</text:p>
          </table:table-cell>
          <table:table-cell office:value-type="string" calcext:value-type="string">
            <text:p>26__Fid=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05_mu=26.09_Sigma=6.87_SigSt=4.0_Bif=123_Spl=1_Fid=3_ED_BinModel__Stack.nrrd</text:p>
          </table:table-cell>
          <table:table-cell office:value-type="string" calcext:value-type="string">
            <text:p>26__Fid=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2_mu=23.63_Sigma=7.67_SigSt=4.0_Bif=123_Spl=1_Fid=3_ED_BinModel__Stack.nrrd</text:p>
          </table:table-cell>
          <table:table-cell office:value-type="string" calcext:value-type="string">
            <text:p>26__Fid=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33_mu=25.17_Sigma=8.45_SigSt=4.0_Bif=123_Spl=1_Fid=3_ED_BinModel__Stack.nrrd</text:p>
          </table:table-cell>
          <table:table-cell office:value-type="string" calcext:value-type="string">
            <text:p>26__Fid=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38_mu=28.15_Sigma=8.3_SigSt=4.0_Bif=123_Spl=1_Fid=3_ED_BinModel__Stack.nrrd</text:p>
          </table:table-cell>
          <table:table-cell office:value-type="string" calcext:value-type="string">
            <text:p>26__Fid=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72_mu=24.34_Sigma=6.78_SigSt=4.0_Bif=123_Spl=1_Fid=3_ED_BinModel__Stack.nrrd</text:p>
          </table:table-cell>
          <table:table-cell office:value-type="string" calcext:value-type="string">
            <text:p>26__Fid=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78_mu=23.91_Sigma=7.85_SigSt=4.0_Bif=123_Spl=1_Fid=3_ED_BinModel__Stack.nrrd</text:p>
          </table:table-cell>
          <table:table-cell office:value-type="string" calcext:value-type="string">
            <text:p>26__Fid=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28__ArtAmpl=179.36_mu=40.08_Sigma=11.21_SigSt=4.0_Bif=181_Spl=1_Fid=4_ED_BinModel__Stack.nrrd</text:p>
          </table:table-cell>
          <table:table-cell office:value-type="string" calcext:value-type="string">
            <text:p>28__Fid=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79.42_mu=33.14_Sigma=10.65_SigSt=4.0_Bif=181_Spl=1_Fid=4_ED_BinModel__Stack.nrrd</text:p>
          </table:table-cell>
          <table:table-cell office:value-type="string" calcext:value-type="string">
            <text:p>28__Fid=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86.17_mu=39.29_Sigma=11.23_SigSt=4.0_Bif=181_Spl=1_Fid=4_ED_BinModel__Stack.nrrd</text:p>
          </table:table-cell>
          <table:table-cell office:value-type="string" calcext:value-type="string">
            <text:p>28__Fid=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88.21_mu=32.74_Sigma=10.36_SigSt=4.0_Bif=181_Spl=1_Fid=4_ED_BinModel__Stack.nrrd</text:p>
          </table:table-cell>
          <table:table-cell office:value-type="string" calcext:value-type="string">
            <text:p>28__Fid=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6.67_mu=37.75_Sigma=9.61_SigSt=4.0_Bif=181_Spl=1_Fid=4_ED_BinModel__Stack.nrrd</text:p>
          </table:table-cell>
          <table:table-cell office:value-type="string" calcext:value-type="string">
            <text:p>28__Fid=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7.07_mu=33.74_Sigma=10.26_SigSt=4.0_Bif=181_Spl=1_Fid=4_ED_BinModel__Stack.nrrd</text:p>
          </table:table-cell>
          <table:table-cell office:value-type="string" calcext:value-type="string">
            <text:p>28__Fid=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7.24_mu=32.54_Sigma=10.0_SigSt=4.0_Bif=181_Spl=1_Fid=4_ED_BinModel__Stack.nrrd</text:p>
          </table:table-cell>
          <table:table-cell office:value-type="string" calcext:value-type="string">
            <text:p>28__Fid=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7.3_mu=32.21_Sigma=9.03_SigSt=4.0_Bif=181_Spl=1_Fid=4_ED_BinModel__Stack.nrrd</text:p>
          </table:table-cell>
          <table:table-cell office:value-type="string" calcext:value-type="string">
            <text:p>28__Fid=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7.55_mu=36.69_Sigma=10.0_SigSt=4.0_Bif=181_Spl=1_Fid=4_ED_BinModel__Stack.nrrd</text:p>
          </table:table-cell>
          <table:table-cell office:value-type="string" calcext:value-type="string">
            <text:p>28__Fid=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8.86_mu=39.02_Sigma=10.6_SigSt=4.0_Bif=181_Spl=1_Fid=4_ED_BinModel__Stack.nrrd</text:p>
          </table:table-cell>
          <table:table-cell office:value-type="string" calcext:value-type="string">
            <text:p>28__Fid=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37__ArtAmpl=192.02_mu=27.55_Sigma=15.59_SigSt=4.0_Bif=98_Spl=1_Fid=5_ED_BinModel__Stack.nrrd</text:p>
          </table:table-cell>
          <table:table-cell office:value-type="string" calcext:value-type="string">
            <text:p>37__Fid=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6.11_mu=27.87_Sigma=17.9_SigSt=4.0_Bif=98_Spl=1_Fid=5_ED_BinModel__Stack.nrrd</text:p>
          </table:table-cell>
          <table:table-cell office:value-type="string" calcext:value-type="string">
            <text:p>37__Fid=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2_mu=33.83_Sigma=17.43_SigSt=4.0_Bif=98_Spl=1_Fid=5_ED_BinModel__Stack.nrrd</text:p>
          </table:table-cell>
          <table:table-cell office:value-type="string" calcext:value-type="string">
            <text:p>37__Fid=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13_mu=27.84_Sigma=15.93_SigSt=4.0_Bif=98_Spl=1_Fid=5_ED_BinModel__Stack.nrrd</text:p>
          </table:table-cell>
          <table:table-cell office:value-type="string" calcext:value-type="string">
            <text:p>37__Fid=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17_mu=32.96_Sigma=21.16_SigSt=4.0_Bif=98_Spl=1_Fid=5_ED_BinModel__Stack.nrrd</text:p>
          </table:table-cell>
          <table:table-cell office:value-type="string" calcext:value-type="string">
            <text:p>37__Fid=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58_mu=29.75_Sigma=15.69_SigSt=4.0_Bif=98_Spl=1_Fid=5_ED_BinModel__Stack.nrrd</text:p>
          </table:table-cell>
          <table:table-cell office:value-type="string" calcext:value-type="string">
            <text:p>37__Fid=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6_mu=30.1_Sigma=19.42_SigSt=4.0_Bif=98_Spl=1_Fid=5_ED_BinModel__Stack.nrrd</text:p>
          </table:table-cell>
          <table:table-cell office:value-type="string" calcext:value-type="string">
            <text:p>37__Fid=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71_mu=33.25_Sigma=16.3_SigSt=4.0_Bif=98_Spl=1_Fid=5_ED_BinModel__Stack.nrrd</text:p>
          </table:table-cell>
          <table:table-cell office:value-type="string" calcext:value-type="string">
            <text:p>37__Fid=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9.58_mu=31.22_Sigma=15.62_SigSt=4.0_Bif=98_Spl=1_Fid=5_ED_BinModel__Stack.nrrd</text:p>
          </table:table-cell>
          <table:table-cell office:value-type="string" calcext:value-type="string">
            <text:p>37__Fid=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9.65_mu=29.13_Sigma=15.74_SigSt=4.0_Bif=98_Spl=1_Fid=5_ED_BinModel__Stack.nrrd</text:p>
          </table:table-cell>
          <table:table-cell office:value-type="string" calcext:value-type="string">
            <text:p>37__Fid=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53__ArtAmpl=196.81_mu=30.87_Sigma=12.32_SigSt=4.0_Bif=98_Spl=1_Fid=6_ED_BinModel__Stack.nrrd</text:p>
          </table:table-cell>
          <table:table-cell office:value-type="string" calcext:value-type="string">
            <text:p>53__Fid=6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23_mu=30.37_Sigma=14.32_SigSt=4.0_Bif=98_Spl=1_Fid=6_ED_BinModel__Stack.nrrd</text:p>
          </table:table-cell>
          <table:table-cell office:value-type="string" calcext:value-type="string">
            <text:p>53__Fid=6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27_mu=35.85_Sigma=12.81_SigSt=4.0_Bif=98_Spl=1_Fid=6_ED_BinModel__Stack.nrrd</text:p>
          </table:table-cell>
          <table:table-cell office:value-type="string" calcext:value-type="string">
            <text:p>53__Fid=6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28_mu=32.77_Sigma=14.61_SigSt=4.0_Bif=98_Spl=1_Fid=6_ED_BinModel__Stack.nrrd</text:p>
          </table:table-cell>
          <table:table-cell office:value-type="string" calcext:value-type="string">
            <text:p>53__Fid=6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29_mu=30.67_Sigma=12.96_SigSt=4.0_Bif=98_Spl=1_Fid=6_ED_BinModel__Stack.nrrd</text:p>
          </table:table-cell>
          <table:table-cell office:value-type="string" calcext:value-type="string">
            <text:p>53__Fid=6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39_mu=29.44_Sigma=12.85_SigSt=4.0_Bif=98_Spl=1_Fid=6_ED_BinModel__Stack.nrrd</text:p>
          </table:table-cell>
          <table:table-cell office:value-type="string" calcext:value-type="string">
            <text:p>53__Fid=6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4_mu=30.04_Sigma=15.67_SigSt=4.0_Bif=98_Spl=1_Fid=6_ED_BinModel__Stack.nrrd</text:p>
          </table:table-cell>
          <table:table-cell office:value-type="string" calcext:value-type="string">
            <text:p>53__Fid=6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68_mu=29.04_Sigma=12.4_SigSt=4.0_Bif=98_Spl=1_Fid=6_ED_BinModel__Stack.nrrd</text:p>
          </table:table-cell>
          <table:table-cell office:value-type="string" calcext:value-type="string">
            <text:p>53__Fid=6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86_mu=34.13_Sigma=12.03_SigSt=4.0_Bif=98_Spl=1_Fid=6_ED_BinModel__Stack.nrrd</text:p>
          </table:table-cell>
          <table:table-cell office:value-type="string" calcext:value-type="string">
            <text:p>53__Fid=6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89_mu=34.68_Sigma=13.88_SigSt=4.0_Bif=98_Spl=1_Fid=6_ED_BinModel__Stack.nrrd</text:p>
          </table:table-cell>
          <table:table-cell office:value-type="string" calcext:value-type="string">
            <text:p>53__Fid=6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74__ArtAmpl=168.94_mu=35.37_Sigma=11.57_SigSt=4.0_Bif=78_Spl=1_Fid=7_ED_BinModel__Stack.nrrd</text:p>
          </table:table-cell>
          <table:table-cell office:value-type="string" calcext:value-type="string">
            <text:p>74__Fid=7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69.11_mu=43.0_Sigma=12.64_SigSt=4.0_Bif=78_Spl=1_Fid=7_ED_BinModel__Stack.nrrd</text:p>
          </table:table-cell>
          <table:table-cell office:value-type="string" calcext:value-type="string">
            <text:p>74__Fid=7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69.34_mu=36.31_Sigma=11.75_SigSt=4.0_Bif=78_Spl=1_Fid=7_ED_BinModel__Stack.nrrd</text:p>
          </table:table-cell>
          <table:table-cell office:value-type="string" calcext:value-type="string">
            <text:p>74__Fid=7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0.58_mu=42.14_Sigma=11.36_SigSt=4.0_Bif=78_Spl=1_Fid=7_ED_BinModel__Stack.nrrd</text:p>
          </table:table-cell>
          <table:table-cell office:value-type="string" calcext:value-type="string">
            <text:p>74__Fid=7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0.5_mu=35.77_Sigma=11.44_SigSt=4.0_Bif=78_Spl=1_Fid=7_ED_BinModel__Stack.nrrd</text:p>
          </table:table-cell>
          <table:table-cell office:value-type="string" calcext:value-type="string">
            <text:p>74__Fid=7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0.68_mu=40.71_Sigma=12.49_SigSt=4.0_Bif=78_Spl=1_Fid=7_ED_BinModel__Stack.nrrd</text:p>
          </table:table-cell>
          <table:table-cell office:value-type="string" calcext:value-type="string">
            <text:p>74__Fid=7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1.24_mu=43.32_Sigma=12.99_SigSt=4.0_Bif=78_Spl=1_Fid=7_ED_BinModel__Stack.nrrd</text:p>
          </table:table-cell>
          <table:table-cell office:value-type="string" calcext:value-type="string">
            <text:p>74__Fid=7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1.56_mu=42.6_Sigma=13.2_SigSt=4.0_Bif=78_Spl=1_Fid=7_ED_BinModel__Stack.nrrd</text:p>
          </table:table-cell>
          <table:table-cell office:value-type="string" calcext:value-type="string">
            <text:p>74__Fid=7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1.65_mu=41.01_Sigma=11.85_SigSt=4.0_Bif=78_Spl=1_Fid=7_ED_BinModel__Stack.nrrd</text:p>
          </table:table-cell>
          <table:table-cell office:value-type="string" calcext:value-type="string">
            <text:p>74__Fid=7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2.24_mu=44.39_Sigma=11.82_SigSt=4.0_Bif=78_Spl=1_Fid=7_ED_BinModel__Stack.nrrd</text:p>
          </table:table-cell>
          <table:table-cell office:value-type="string" calcext:value-type="string">
            <text:p>74__Fid=7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81__ArtAmpl=165.07_mu=44.22_Sigma=8.66_SigSt=4.0_Bif=143_Spl=1_Fid=8_ED_BinModel__Stack.nrrd</text:p>
          </table:table-cell>
          <table:table-cell office:value-type="string" calcext:value-type="string">
            <text:p>81__Fid=8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5.52_mu=41.27_Sigma=7.95_SigSt=4.0_Bif=143_Spl=1_Fid=8_ED_BinModel__Stack.nrrd</text:p>
          </table:table-cell>
          <table:table-cell office:value-type="string" calcext:value-type="string">
            <text:p>81__Fid=8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08_mu=40.67_Sigma=8.14_SigSt=4.0_Bif=143_Spl=1_Fid=8_ED_BinModel__Stack.nrrd</text:p>
          </table:table-cell>
          <table:table-cell office:value-type="string" calcext:value-type="string">
            <text:p>81__Fid=8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17_mu=43.11_Sigma=8.03_SigSt=4.0_Bif=143_Spl=1_Fid=8_ED_BinModel__Stack.nrrd</text:p>
          </table:table-cell>
          <table:table-cell office:value-type="string" calcext:value-type="string">
            <text:p>81__Fid=8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48_mu=41.46_Sigma=9.33_SigSt=4.0_Bif=143_Spl=1_Fid=8_ED_BinModel__Stack.nrrd</text:p>
          </table:table-cell>
          <table:table-cell office:value-type="string" calcext:value-type="string">
            <text:p>81__Fid=8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59_mu=38.37_Sigma=9.27_SigSt=4.0_Bif=143_Spl=1_Fid=8_ED_BinModel__Stack.nrrd</text:p>
          </table:table-cell>
          <table:table-cell office:value-type="string" calcext:value-type="string">
            <text:p>81__Fid=8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62_mu=41.59_Sigma=7.8_SigSt=4.0_Bif=143_Spl=1_Fid=8_ED_BinModel__Stack.nrrd</text:p>
          </table:table-cell>
          <table:table-cell office:value-type="string" calcext:value-type="string">
            <text:p>81__Fid=8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71_mu=42.46_Sigma=8.14_SigSt=4.0_Bif=143_Spl=1_Fid=8_ED_BinModel__Stack.nrrd</text:p>
          </table:table-cell>
          <table:table-cell office:value-type="string" calcext:value-type="string">
            <text:p>81__Fid=8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76_mu=39.54_Sigma=8.41_SigSt=4.0_Bif=143_Spl=1_Fid=8_ED_BinModel__Stack.nrrd</text:p>
          </table:table-cell>
          <table:table-cell office:value-type="string" calcext:value-type="string">
            <text:p>81__Fid=8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98_mu=37.75_Sigma=8.27_SigSt=4.0_Bif=143_Spl=1_Fid=8_ED_BinModel__Stack.nrrd</text:p>
          </table:table-cell>
          <table:table-cell office:value-type="string" calcext:value-type="string">
            <text:p>81__Fid=8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6" office:value-type="string" calcext:value-type="string" table:number-columns-spanned="1" table:number-rows-spanned="164">
            <text:p>Test #5 <text:s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Test #5 <text:s text:c="2"/>-- <text:s text:c="2"/>Test #5 <text:s text:c="2"/>-- <text:s text:c="2"/>Test #5 <text:s text:c="2"/>-- <text:s text:c="2"/>Test <text:s text:c="3"/>-- <text:s text:c="2"/>Test #5 <text:s text:c="2"/>-- <text:s text:c="2"/>Test #5 <text:s text:c="2"/>-- <text:s text:c="2"/>Test <text:s text:c="2"/>-- <text:s text:c="2"/>Test #5 <text:s text:c="2"/>-- <text:s text:c="2"/>Test #5 <text:s text:c="2"/>-- <text:s text:c="2"/>Test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</text:p>
          </table:table-cell>
          <table:table-cell table:style-name="ce17" office:value-type="string" calcext:value-type="string">
            <text:p>117__ArtAmpl=254.77_mu=97.14_Sigma=48.7_SigSt=4.0_Bif=104_Spl=1_Fid=10_ED_BinModel__Stack.nrrd</text:p>
          </table:table-cell>
          <table:table-cell office:value-type="string" calcext:value-type="string">
            <text:p>117__Fid=10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4_mu=103.84_Sigma=46.84_SigSt=4.0_Bif=104_Spl=1_Fid=10_ED_BinModel__Stack.nrrd</text:p>
          </table:table-cell>
          <table:table-cell office:value-type="string" calcext:value-type="string">
            <text:p>117__Fid=10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4_mu=117.0_Sigma=42.11_SigSt=4.0_Bif=104_Spl=1_Fid=10_ED_BinModel__Stack.nrrd</text:p>
          </table:table-cell>
          <table:table-cell office:value-type="string" calcext:value-type="string">
            <text:p>117__Fid=10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4_mu=96.24_Sigma=44.15_SigSt=4.0_Bif=104_Spl=1_Fid=10_ED_BinModel__Stack.nrrd</text:p>
          </table:table-cell>
          <table:table-cell office:value-type="string" calcext:value-type="string">
            <text:p>117__Fid=10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7_mu=115.94_Sigma=44.87_SigSt=4.0_Bif=104_Spl=1_Fid=10_ED_BinModel__Stack.nrrd</text:p>
          </table:table-cell>
          <table:table-cell office:value-type="string" calcext:value-type="string">
            <text:p>117__Fid=10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8_mu=110.98_Sigma=45.86_SigSt=4.0_Bif=104_Spl=1_Fid=10_ED_BinModel__Stack.nrrd</text:p>
          </table:table-cell>
          <table:table-cell office:value-type="string" calcext:value-type="string">
            <text:p>117__Fid=10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8_mu=98.15_Sigma=45.42_SigSt=4.0_Bif=104_Spl=1_Fid=10_ED_BinModel__Stack.nrrd</text:p>
          </table:table-cell>
          <table:table-cell office:value-type="string" calcext:value-type="string">
            <text:p>117__Fid=10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_mu=112.29_Sigma=40.43_SigSt=4.0_Bif=104_Spl=1_Fid=10_ED_BinModel__Stack.nrrd</text:p>
          </table:table-cell>
          <table:table-cell office:value-type="string" calcext:value-type="string">
            <text:p>117__Fid=10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98_mu=106.68_Sigma=45.35_SigSt=4.0_Bif=104_Spl=1_Fid=10_ED_BinModel__Stack.nrrd</text:p>
          </table:table-cell>
          <table:table-cell office:value-type="string" calcext:value-type="string">
            <text:p>117__Fid=10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99_mu=114.4_Sigma=38.51_SigSt=4.0_Bif=104_Spl=1_Fid=10_ED_BinModel__Stack.nrrd</text:p>
          </table:table-cell>
          <table:table-cell office:value-type="string" calcext:value-type="string">
            <text:p>117__Fid=10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395.97_mu=80.71_Sigma=39.22_SigSt=4.0_Bif=7_Spl=1_Fid=14_ED_BinModel__Stack.nrrd</text:p>
          </table:table-cell>
          <table:table-cell office:value-type="string" calcext:value-type="string">
            <text:p>143__Fid=1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399.3_mu=83.55_Sigma=40.27_SigSt=4.0_Bif=7_Spl=1_Fid=14_ED_BinModel__Stack.nrrd</text:p>
          </table:table-cell>
          <table:table-cell office:value-type="string" calcext:value-type="string">
            <text:p>143__Fid=1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19.4_mu=79.32_Sigma=30.23_SigSt=4.0_Bif=7_Spl=1_Fid=14_ED_BinModel__Stack.nrrd</text:p>
          </table:table-cell>
          <table:table-cell office:value-type="string" calcext:value-type="string">
            <text:p>143__Fid=1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46.14_mu=81.13_Sigma=41.36_SigSt=4.0_Bif=7_Spl=1_Fid=14_ED_BinModel__Stack.nrrd</text:p>
          </table:table-cell>
          <table:table-cell office:value-type="string" calcext:value-type="string">
            <text:p>143__Fid=1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51.63_mu=83.76_Sigma=38.28_SigSt=4.0_Bif=7_Spl=1_Fid=14_ED_BinModel__Stack.nrrd</text:p>
          </table:table-cell>
          <table:table-cell office:value-type="string" calcext:value-type="string">
            <text:p>143__Fid=1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62.82_mu=72.05_Sigma=36.22_SigSt=4.0_Bif=7_Spl=1_Fid=14_ED_BinModel__Stack.nrrd</text:p>
          </table:table-cell>
          <table:table-cell office:value-type="string" calcext:value-type="string">
            <text:p>143__Fid=1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71.91_mu=86.14_Sigma=42.94_SigSt=4.0_Bif=7_Spl=1_Fid=14_ED_BinModel__Stack.nrrd</text:p>
          </table:table-cell>
          <table:table-cell office:value-type="string" calcext:value-type="string">
            <text:p>143__Fid=1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72.7_mu=78.38_Sigma=36.02_SigSt=4.0_Bif=7_Spl=1_Fid=14_ED_BinModel__Stack.nrrd</text:p>
          </table:table-cell>
          <table:table-cell office:value-type="string" calcext:value-type="string">
            <text:p>143__Fid=1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74.06_mu=83.59_Sigma=40.34_SigSt=4.0_Bif=7_Spl=1_Fid=14_ED_BinModel__Stack.nrrd</text:p>
          </table:table-cell>
          <table:table-cell office:value-type="string" calcext:value-type="string">
            <text:p>143__Fid=1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76.76_mu=79.44_Sigma=34.25_SigSt=4.0_Bif=7_Spl=1_Fid=14_ED_BinModel__Stack.nrrd</text:p>
          </table:table-cell>
          <table:table-cell office:value-type="string" calcext:value-type="string">
            <text:p>143__Fid=1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79.71_mu=26.52_Sigma=14.66_SigSt=4.0_Bif=254_Spl=1_Fid=2_ED_BinModel__Stack.nrrd</text:p>
          </table:table-cell>
          <table:table-cell office:value-type="string" calcext:value-type="string">
            <text:p>14__Fid=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2.52_mu=30.55_Sigma=14.84_SigSt=4.0_Bif=254_Spl=1_Fid=2_ED_BinModel__Stack.nrrd</text:p>
          </table:table-cell>
          <table:table-cell office:value-type="string" calcext:value-type="string">
            <text:p>14__Fid=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3.59_mu=24.95_Sigma=14.94_SigSt=4.0_Bif=254_Spl=1_Fid=2_ED_BinModel__Stack.nrrd</text:p>
          </table:table-cell>
          <table:table-cell office:value-type="string" calcext:value-type="string">
            <text:p>14__Fid=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3.96_mu=30.82_Sigma=15.65_SigSt=4.0_Bif=254_Spl=1_Fid=2_ED_BinModel__Stack.nrrd</text:p>
          </table:table-cell>
          <table:table-cell office:value-type="string" calcext:value-type="string">
            <text:p>14__Fid=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3.98_mu=28.58_Sigma=14.53_SigSt=4.0_Bif=254_Spl=1_Fid=2_ED_BinModel__Stack.nrrd</text:p>
          </table:table-cell>
          <table:table-cell office:value-type="string" calcext:value-type="string">
            <text:p>14__Fid=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4.25_mu=25.63_Sigma=14.98_SigSt=4.0_Bif=254_Spl=1_Fid=2_ED_BinModel__Stack.nrrd</text:p>
          </table:table-cell>
          <table:table-cell office:value-type="string" calcext:value-type="string">
            <text:p>14__Fid=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4.52_mu=30.78_Sigma=14.43_SigSt=4.0_Bif=254_Spl=1_Fid=2_ED_BinModel__Stack.nrrd</text:p>
          </table:table-cell>
          <table:table-cell office:value-type="string" calcext:value-type="string">
            <text:p>14__Fid=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4.53_mu=25.88_Sigma=16.0_SigSt=4.0_Bif=254_Spl=1_Fid=2_ED_BinModel__Stack.nrrd</text:p>
          </table:table-cell>
          <table:table-cell office:value-type="string" calcext:value-type="string">
            <text:p>14__Fid=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4.56_mu=30.85_Sigma=17.21_SigSt=4.0_Bif=254_Spl=1_Fid=2_ED_BinModel__Stack.nrrd</text:p>
          </table:table-cell>
          <table:table-cell office:value-type="string" calcext:value-type="string">
            <text:p>14__Fid=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4.94_mu=27.67_Sigma=14.8_SigSt=4.0_Bif=254_Spl=1_Fid=2_ED_BinModel__Stack.nrrd</text:p>
          </table:table-cell>
          <table:table-cell office:value-type="string" calcext:value-type="string">
            <text:p>14__Fid=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654.33_mu=113.35_Sigma=62.12_SigSt=4.0_Bif=7_Spl=1_Fid=15_ED_BinModel__Stack.nrrd</text:p>
          </table:table-cell>
          <table:table-cell office:value-type="string" calcext:value-type="string">
            <text:p>155__Fid=1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661.36_mu=132.93_Sigma=62.06_SigSt=4.0_Bif=7_Spl=1_Fid=15_ED_BinModel__Stack.nrrd</text:p>
          </table:table-cell>
          <table:table-cell office:value-type="string" calcext:value-type="string">
            <text:p>155__Fid=1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673.99_mu=110.61_Sigma=67.93_SigSt=4.0_Bif=7_Spl=1_Fid=15_ED_BinModel__Stack.nrrd</text:p>
          </table:table-cell>
          <table:table-cell office:value-type="string" calcext:value-type="string">
            <text:p>155__Fid=1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11.95_mu=134.5_Sigma=70.01_SigSt=4.0_Bif=7_Spl=1_Fid=15_ED_BinModel__Stack.nrrd</text:p>
          </table:table-cell>
          <table:table-cell office:value-type="string" calcext:value-type="string">
            <text:p>155__Fid=1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12.77_mu=111.69_Sigma=61.64_SigSt=4.0_Bif=7_Spl=1_Fid=15_ED_BinModel__Stack.nrrd</text:p>
          </table:table-cell>
          <table:table-cell office:value-type="string" calcext:value-type="string">
            <text:p>155__Fid=1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14.15_mu=118.59_Sigma=69.99_SigSt=4.0_Bif=7_Spl=1_Fid=15_ED_BinModel__Stack.nrrd</text:p>
          </table:table-cell>
          <table:table-cell office:value-type="string" calcext:value-type="string">
            <text:p>155__Fid=1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14.41_mu=133.58_Sigma=61.62_SigSt=4.0_Bif=7_Spl=1_Fid=15_ED_BinModel__Stack.nrrd</text:p>
          </table:table-cell>
          <table:table-cell office:value-type="string" calcext:value-type="string">
            <text:p>155__Fid=1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15.52_mu=112.35_Sigma=75.45_SigSt=4.0_Bif=7_Spl=1_Fid=15_ED_BinModel__Stack.nrrd</text:p>
          </table:table-cell>
          <table:table-cell office:value-type="string" calcext:value-type="string">
            <text:p>155__Fid=1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17.6_mu=113.13_Sigma=71.44_SigSt=4.0_Bif=7_Spl=1_Fid=15_ED_BinModel__Stack.nrrd</text:p>
          </table:table-cell>
          <table:table-cell office:value-type="string" calcext:value-type="string">
            <text:p>155__Fid=1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20.53_mu=132.95_Sigma=63.56_SigSt=4.0_Bif=7_Spl=1_Fid=15_ED_BinModel__Stack.nrrd</text:p>
          </table:table-cell>
          <table:table-cell office:value-type="string" calcext:value-type="string">
            <text:p>155__Fid=1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389.21_mu=104.17_Sigma=41.56_SigSt=4.0_Bif=44_Spl=1_Fid=13_ED_BinModel__Stack.nrrd</text:p>
          </table:table-cell>
          <table:table-cell office:value-type="string" calcext:value-type="string">
            <text:p>156__Fid=1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396.41_mu=108.24_Sigma=41.75_SigSt=4.0_Bif=44_Spl=1_Fid=13_ED_BinModel__Stack.nrrd</text:p>
          </table:table-cell>
          <table:table-cell office:value-type="string" calcext:value-type="string">
            <text:p>156__Fid=1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396.52_mu=102.54_Sigma=39.08_SigSt=4.0_Bif=44_Spl=1_Fid=13_ED_BinModel__Stack.nrrd</text:p>
          </table:table-cell>
          <table:table-cell office:value-type="string" calcext:value-type="string">
            <text:p>156__Fid=1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396.71_mu=99.13_Sigma=38.31_SigSt=4.0_Bif=44_Spl=1_Fid=13_ED_BinModel__Stack.nrrd</text:p>
          </table:table-cell>
          <table:table-cell office:value-type="string" calcext:value-type="string">
            <text:p>156__Fid=1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396.76_mu=104.48_Sigma=32.72_SigSt=4.0_Bif=44_Spl=1_Fid=13_ED_BinModel__Stack.nrrd</text:p>
          </table:table-cell>
          <table:table-cell office:value-type="string" calcext:value-type="string">
            <text:p>156__Fid=1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399.13_mu=106.91_Sigma=43.0_SigSt=4.0_Bif=44_Spl=1_Fid=13_ED_BinModel__Stack.nrrd</text:p>
          </table:table-cell>
          <table:table-cell office:value-type="string" calcext:value-type="string">
            <text:p>156__Fid=1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400.26_mu=99.29_Sigma=31.57_SigSt=4.0_Bif=44_Spl=1_Fid=13_ED_BinModel__Stack.nrrd</text:p>
          </table:table-cell>
          <table:table-cell office:value-type="string" calcext:value-type="string">
            <text:p>156__Fid=1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402.29_mu=96.79_Sigma=40.44_SigSt=4.0_Bif=44_Spl=1_Fid=13_ED_BinModel__Stack.nrrd</text:p>
          </table:table-cell>
          <table:table-cell office:value-type="string" calcext:value-type="string">
            <text:p>156__Fid=1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402.34_mu=100.23_Sigma=38.17_SigSt=4.0_Bif=44_Spl=1_Fid=13_ED_BinModel__Stack.nrrd</text:p>
          </table:table-cell>
          <table:table-cell office:value-type="string" calcext:value-type="string">
            <text:p>156__Fid=1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402.34_mu=105.64_Sigma=33.71_SigSt=4.0_Bif=44_Spl=1_Fid=13_ED_BinModel__Stack.nrrd</text:p>
          </table:table-cell>
          <table:table-cell office:value-type="string" calcext:value-type="string">
            <text:p>156__Fid=1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21.3_mu=72.87_Sigma=35.9_SigSt=4.0_Bif=106_Spl=1_Fid=9_ED_BinModel__Stack.nrrd</text:p>
          </table:table-cell>
          <table:table-cell office:value-type="string" calcext:value-type="string">
            <text:p>158__Fid=9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24.88_mu=70.61_Sigma=38.66_SigSt=4.0_Bif=106_Spl=1_Fid=9_ED_BinModel__Stack.nrrd</text:p>
          </table:table-cell>
          <table:table-cell office:value-type="string" calcext:value-type="string">
            <text:p>158__Fid=9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3.47_mu=76.3_Sigma=35.44_SigSt=4.0_Bif=106_Spl=1_Fid=9_ED_BinModel__Stack.nrrd</text:p>
          </table:table-cell>
          <table:table-cell office:value-type="string" calcext:value-type="string">
            <text:p>158__Fid=9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3.52_mu=79.3_Sigma=37.83_SigSt=4.0_Bif=106_Spl=1_Fid=9_ED_BinModel__Stack.nrrd</text:p>
          </table:table-cell>
          <table:table-cell office:value-type="string" calcext:value-type="string">
            <text:p>158__Fid=9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3.55_mu=74.1_Sigma=33.69_SigSt=4.0_Bif=106_Spl=1_Fid=9_ED_BinModel__Stack.nrrd</text:p>
          </table:table-cell>
          <table:table-cell office:value-type="string" calcext:value-type="string">
            <text:p>158__Fid=9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3.7_mu=71.73_Sigma=34.39_SigSt=4.0_Bif=106_Spl=1_Fid=9_ED_BinModel__Stack.nrrd</text:p>
          </table:table-cell>
          <table:table-cell office:value-type="string" calcext:value-type="string">
            <text:p>158__Fid=9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4.27_mu=72.41_Sigma=35.97_SigSt=4.0_Bif=106_Spl=1_Fid=9_ED_BinModel__Stack.nrrd</text:p>
          </table:table-cell>
          <table:table-cell office:value-type="string" calcext:value-type="string">
            <text:p>158__Fid=9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4.27_mu=79.71_Sigma=39.04_SigSt=4.0_Bif=106_Spl=1_Fid=9_ED_BinModel__Stack.nrrd</text:p>
          </table:table-cell>
          <table:table-cell office:value-type="string" calcext:value-type="string">
            <text:p>158__Fid=9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4.27_mu=84.6_Sigma=34.91_SigSt=4.0_Bif=106_Spl=1_Fid=9_ED_BinModel__Stack.nrrd</text:p>
          </table:table-cell>
          <table:table-cell office:value-type="string" calcext:value-type="string">
            <text:p>158__Fid=9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4.27_mu=85.83_Sigma=36.69_SigSt=4.0_Bif=106_Spl=1_Fid=9_ED_BinModel__Stack.nrrd</text:p>
          </table:table-cell>
          <table:table-cell office:value-type="string" calcext:value-type="string">
            <text:p>158__Fid=9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27.19_mu=69.48_Sigma=36.81_SigSt=4.0_Bif=46_Spl=1_Fid=11_ED_BinModel__Stack.nrrd</text:p>
          </table:table-cell>
          <table:table-cell office:value-type="string" calcext:value-type="string">
            <text:p>159__Fid=1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28.57_mu=68.01_Sigma=32.59_SigSt=4.0_Bif=46_Spl=1_Fid=11_ED_BinModel__Stack.nrrd</text:p>
          </table:table-cell>
          <table:table-cell office:value-type="string" calcext:value-type="string">
            <text:p>159__Fid=1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29.87_mu=67.56_Sigma=39.11_SigSt=4.0_Bif=46_Spl=1_Fid=11_ED_BinModel__Stack.nrrd</text:p>
          </table:table-cell>
          <table:table-cell office:value-type="string" calcext:value-type="string">
            <text:p>159__Fid=1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0.36_mu=70.4_Sigma=40.26_SigSt=4.0_Bif=46_Spl=1_Fid=11_ED_BinModel__Stack.nrrd</text:p>
          </table:table-cell>
          <table:table-cell office:value-type="string" calcext:value-type="string">
            <text:p>159__Fid=1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1.9_mu=69.38_Sigma=29.82_SigSt=4.0_Bif=46_Spl=1_Fid=11_ED_BinModel__Stack.nrrd</text:p>
          </table:table-cell>
          <table:table-cell office:value-type="string" calcext:value-type="string">
            <text:p>159__Fid=1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2.01_mu=82.55_Sigma=39.06_SigSt=4.0_Bif=46_Spl=1_Fid=11_ED_BinModel__Stack.nrrd</text:p>
          </table:table-cell>
          <table:table-cell office:value-type="string" calcext:value-type="string">
            <text:p>159__Fid=1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2.05_mu=83.58_Sigma=35.19_SigSt=4.0_Bif=46_Spl=1_Fid=11_ED_BinModel__Stack.nrrd</text:p>
          </table:table-cell>
          <table:table-cell office:value-type="string" calcext:value-type="string">
            <text:p>159__Fid=1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2.08_mu=72.19_Sigma=42.49_SigSt=4.0_Bif=46_Spl=1_Fid=11_ED_BinModel__Stack.nrrd</text:p>
          </table:table-cell>
          <table:table-cell office:value-type="string" calcext:value-type="string">
            <text:p>159__Fid=1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2.0_mu=66.57_Sigma=37.27_SigSt=4.0_Bif=46_Spl=1_Fid=11_ED_BinModel__Stack.nrrd</text:p>
          </table:table-cell>
          <table:table-cell office:value-type="string" calcext:value-type="string">
            <text:p>159__Fid=1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2.14_mu=80.31_Sigma=41.5_SigSt=4.0_Bif=46_Spl=1_Fid=11_ED_BinModel__Stack.nrrd</text:p>
          </table:table-cell>
          <table:table-cell office:value-type="string" calcext:value-type="string">
            <text:p>159__Fid=11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5.75_mu=30.29_Sigma=21.33_SigSt=4.0_Bif=76_Spl=1_Fid=12_ED_BinModel__Stack.nrrd</text:p>
          </table:table-cell>
          <table:table-cell office:value-type="string" calcext:value-type="string">
            <text:p>162__Fid=1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6.95_mu=30.11_Sigma=22.61_SigSt=4.0_Bif=76_Spl=1_Fid=12_ED_BinModel__Stack.nrrd</text:p>
          </table:table-cell>
          <table:table-cell office:value-type="string" calcext:value-type="string">
            <text:p>162__Fid=1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6.98_mu=27.16_Sigma=20.64_SigSt=4.0_Bif=76_Spl=1_Fid=12_ED_BinModel__Stack.nrrd</text:p>
          </table:table-cell>
          <table:table-cell office:value-type="string" calcext:value-type="string">
            <text:p>162__Fid=1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7.9_mu=28.89_Sigma=20.35_SigSt=4.0_Bif=76_Spl=1_Fid=12_ED_BinModel__Stack.nrrd</text:p>
          </table:table-cell>
          <table:table-cell office:value-type="string" calcext:value-type="string">
            <text:p>162__Fid=1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8.26_mu=26.41_Sigma=20.3_SigSt=4.0_Bif=76_Spl=1_Fid=12_ED_BinModel__Stack.nrrd</text:p>
          </table:table-cell>
          <table:table-cell office:value-type="string" calcext:value-type="string">
            <text:p>162__Fid=1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8.85_mu=27.87_Sigma=19.38_SigSt=4.0_Bif=76_Spl=1_Fid=12_ED_BinModel__Stack.nrrd</text:p>
          </table:table-cell>
          <table:table-cell office:value-type="string" calcext:value-type="string">
            <text:p>162__Fid=1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8.88_mu=28.77_Sigma=22.44_SigSt=4.0_Bif=76_Spl=1_Fid=12_ED_BinModel__Stack.nrrd</text:p>
          </table:table-cell>
          <table:table-cell office:value-type="string" calcext:value-type="string">
            <text:p>162__Fid=1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8.92_mu=27.85_Sigma=20.88_SigSt=4.0_Bif=76_Spl=1_Fid=12_ED_BinModel__Stack.nrrd</text:p>
          </table:table-cell>
          <table:table-cell office:value-type="string" calcext:value-type="string">
            <text:p>162__Fid=1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9.13_mu=28.35_Sigma=19.83_SigSt=4.0_Bif=76_Spl=1_Fid=12_ED_BinModel__Stack.nrrd</text:p>
          </table:table-cell>
          <table:table-cell office:value-type="string" calcext:value-type="string">
            <text:p>162__Fid=1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9.16_mu=28.45_Sigma=22.54_SigSt=4.0_Bif=76_Spl=1_Fid=12_ED_BinModel__Stack.nrrd</text:p>
          </table:table-cell>
          <table:table-cell office:value-type="string" calcext:value-type="string">
            <text:p>162__Fid=1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77.15_mu=32.14_Sigma=22.15_SigSt=4.0_Bif=102_Spl=1_Fid=1_ED_BinModel__Stack.nrrd</text:p>
          </table:table-cell>
          <table:table-cell office:value-type="string" calcext:value-type="string">
            <text:p>1__Fid=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77.4_mu=27.01_Sigma=18.5_SigSt=4.0_Bif=102_Spl=1_Fid=1_ED_BinModel__Stack.nrrd</text:p>
          </table:table-cell>
          <table:table-cell office:value-type="string" calcext:value-type="string">
            <text:p>1__Fid=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78.17_mu=28.25_Sigma=22.36_SigSt=4.0_Bif=102_Spl=1_Fid=1_ED_BinModel__Stack.nrrd</text:p>
          </table:table-cell>
          <table:table-cell office:value-type="string" calcext:value-type="string">
            <text:p>1__Fid=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78.83_mu=29.25_Sigma=18.66_SigSt=4.0_Bif=102_Spl=1_Fid=1_ED_BinModel__Stack.nrrd</text:p>
          </table:table-cell>
          <table:table-cell office:value-type="string" calcext:value-type="string">
            <text:p>1__Fid=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79.75_mu=28.1_Sigma=19.02_SigSt=4.0_Bif=102_Spl=1_Fid=1_ED_BinModel__Stack.nrrd</text:p>
          </table:table-cell>
          <table:table-cell office:value-type="string" calcext:value-type="string">
            <text:p>1__Fid=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80.27_mu=29.36_Sigma=22.34_SigSt=4.0_Bif=102_Spl=1_Fid=1_ED_BinModel__Stack.nrrd</text:p>
          </table:table-cell>
          <table:table-cell office:value-type="string" calcext:value-type="string">
            <text:p>1__Fid=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80.27_mu=29.4_Sigma=21.35_SigSt=4.0_Bif=102_Spl=1_Fid=1_ED_BinModel__Stack.nrrd</text:p>
          </table:table-cell>
          <table:table-cell office:value-type="string" calcext:value-type="string">
            <text:p>1__Fid=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80.27_mu=33.04_Sigma=20.48_SigSt=4.0_Bif=102_Spl=1_Fid=1_ED_BinModel__Stack.nrrd</text:p>
          </table:table-cell>
          <table:table-cell office:value-type="string" calcext:value-type="string">
            <text:p>1__Fid=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80.27_mu=33.69_Sigma=19.05_SigSt=4.0_Bif=102_Spl=1_Fid=1_ED_BinModel__Stack.nrrd</text:p>
          </table:table-cell>
          <table:table-cell office:value-type="string" calcext:value-type="string">
            <text:p>1__Fid=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80.2_mu=33.06_Sigma=23.23_SigSt=4.0_Bif=102_Spl=1_Fid=1_ED_BinModel__Stack.nrrd</text:p>
          </table:table-cell>
          <table:table-cell office:value-type="string" calcext:value-type="string">
            <text:p>1__Fid=1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2.99_mu=24.12_Sigma=7.05_SigSt=4.0_Bif=123_Spl=1_Fid=3_ED_BinModel__Stack.nrrd</text:p>
          </table:table-cell>
          <table:table-cell office:value-type="string" calcext:value-type="string">
            <text:p>26__Fid=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4.73_mu=22.28_Sigma=7.42_SigSt=4.0_Bif=123_Spl=1_Fid=3_ED_BinModel__Stack.nrrd</text:p>
          </table:table-cell>
          <table:table-cell office:value-type="string" calcext:value-type="string">
            <text:p>26__Fid=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6.49_mu=23.03_Sigma=8.22_SigSt=4.0_Bif=123_Spl=1_Fid=3_ED_BinModel__Stack.nrrd</text:p>
          </table:table-cell>
          <table:table-cell office:value-type="string" calcext:value-type="string">
            <text:p>26__Fid=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6.76_mu=23.38_Sigma=8.45_SigSt=4.0_Bif=123_Spl=1_Fid=3_ED_BinModel__Stack.nrrd</text:p>
          </table:table-cell>
          <table:table-cell office:value-type="string" calcext:value-type="string">
            <text:p>26__Fid=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7.05_mu=26.09_Sigma=6.87_SigSt=4.0_Bif=123_Spl=1_Fid=3_ED_BinModel__Stack.nrrd</text:p>
          </table:table-cell>
          <table:table-cell office:value-type="string" calcext:value-type="string">
            <text:p>26__Fid=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7.2_mu=23.63_Sigma=7.67_SigSt=4.0_Bif=123_Spl=1_Fid=3_ED_BinModel__Stack.nrrd</text:p>
          </table:table-cell>
          <table:table-cell office:value-type="string" calcext:value-type="string">
            <text:p>26__Fid=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7.33_mu=25.17_Sigma=8.45_SigSt=4.0_Bif=123_Spl=1_Fid=3_ED_BinModel__Stack.nrrd</text:p>
          </table:table-cell>
          <table:table-cell office:value-type="string" calcext:value-type="string">
            <text:p>26__Fid=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7.38_mu=28.15_Sigma=8.3_SigSt=4.0_Bif=123_Spl=1_Fid=3_ED_BinModel__Stack.nrrd</text:p>
          </table:table-cell>
          <table:table-cell office:value-type="string" calcext:value-type="string">
            <text:p>26__Fid=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7.72_mu=24.34_Sigma=6.78_SigSt=4.0_Bif=123_Spl=1_Fid=3_ED_BinModel__Stack.nrrd</text:p>
          </table:table-cell>
          <table:table-cell office:value-type="string" calcext:value-type="string">
            <text:p>26__Fid=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7.78_mu=23.91_Sigma=7.85_SigSt=4.0_Bif=123_Spl=1_Fid=3_ED_BinModel__Stack.nrrd</text:p>
          </table:table-cell>
          <table:table-cell office:value-type="string" calcext:value-type="string">
            <text:p>26__Fid=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79.36_mu=40.08_Sigma=11.21_SigSt=4.0_Bif=181_Spl=1_Fid=4_ED_BinModel__Stack.nrrd</text:p>
          </table:table-cell>
          <table:table-cell office:value-type="string" calcext:value-type="string">
            <text:p>28__Fid=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79.42_mu=33.14_Sigma=10.65_SigSt=4.0_Bif=181_Spl=1_Fid=4_ED_BinModel__Stack.nrrd</text:p>
          </table:table-cell>
          <table:table-cell office:value-type="string" calcext:value-type="string">
            <text:p>28__Fid=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86.17_mu=39.29_Sigma=11.23_SigSt=4.0_Bif=181_Spl=1_Fid=4_ED_BinModel__Stack.nrrd</text:p>
          </table:table-cell>
          <table:table-cell office:value-type="string" calcext:value-type="string">
            <text:p>28__Fid=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88.21_mu=32.74_Sigma=10.36_SigSt=4.0_Bif=181_Spl=1_Fid=4_ED_BinModel__Stack.nrrd</text:p>
          </table:table-cell>
          <table:table-cell office:value-type="string" calcext:value-type="string">
            <text:p>28__Fid=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96.67_mu=37.75_Sigma=9.61_SigSt=4.0_Bif=181_Spl=1_Fid=4_ED_BinModel__Stack.nrrd</text:p>
          </table:table-cell>
          <table:table-cell office:value-type="string" calcext:value-type="string">
            <text:p>28__Fid=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97.07_mu=33.74_Sigma=10.26_SigSt=4.0_Bif=181_Spl=1_Fid=4_ED_BinModel__Stack.nrrd</text:p>
          </table:table-cell>
          <table:table-cell office:value-type="string" calcext:value-type="string">
            <text:p>28__Fid=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97.24_mu=32.54_Sigma=10.0_SigSt=4.0_Bif=181_Spl=1_Fid=4_ED_BinModel__Stack.nrrd</text:p>
          </table:table-cell>
          <table:table-cell office:value-type="string" calcext:value-type="string">
            <text:p>28__Fid=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97.3_mu=32.21_Sigma=9.03_SigSt=4.0_Bif=181_Spl=1_Fid=4_ED_BinModel__Stack.nrrd</text:p>
          </table:table-cell>
          <table:table-cell office:value-type="string" calcext:value-type="string">
            <text:p>28__Fid=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97.55_mu=36.69_Sigma=10.0_SigSt=4.0_Bif=181_Spl=1_Fid=4_ED_BinModel__Stack.nrrd</text:p>
          </table:table-cell>
          <table:table-cell office:value-type="string" calcext:value-type="string">
            <text:p>28__Fid=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98.86_mu=39.02_Sigma=10.6_SigSt=4.0_Bif=181_Spl=1_Fid=4_ED_BinModel__Stack.nrrd</text:p>
          </table:table-cell>
          <table:table-cell office:value-type="string" calcext:value-type="string">
            <text:p>28__Fid=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2.02_mu=27.55_Sigma=15.59_SigSt=4.0_Bif=98_Spl=1_Fid=5_ED_BinModel__Stack.nrrd</text:p>
          </table:table-cell>
          <table:table-cell office:value-type="string" calcext:value-type="string">
            <text:p>37__Fid=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6.11_mu=27.87_Sigma=17.9_SigSt=4.0_Bif=98_Spl=1_Fid=5_ED_BinModel__Stack.nrrd</text:p>
          </table:table-cell>
          <table:table-cell office:value-type="string" calcext:value-type="string">
            <text:p>37__Fid=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8.2_mu=33.83_Sigma=17.43_SigSt=4.0_Bif=98_Spl=1_Fid=5_ED_BinModel__Stack.nrrd</text:p>
          </table:table-cell>
          <table:table-cell office:value-type="string" calcext:value-type="string">
            <text:p>37__Fid=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8.13_mu=27.84_Sigma=15.93_SigSt=4.0_Bif=98_Spl=1_Fid=5_ED_BinModel__Stack.nrrd</text:p>
          </table:table-cell>
          <table:table-cell office:value-type="string" calcext:value-type="string">
            <text:p>37__Fid=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8.17_mu=32.96_Sigma=21.16_SigSt=4.0_Bif=98_Spl=1_Fid=5_ED_BinModel__Stack.nrrd</text:p>
          </table:table-cell>
          <table:table-cell office:value-type="string" calcext:value-type="string">
            <text:p>37__Fid=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8.58_mu=29.75_Sigma=15.69_SigSt=4.0_Bif=98_Spl=1_Fid=5_ED_BinModel__Stack.nrrd</text:p>
          </table:table-cell>
          <table:table-cell office:value-type="string" calcext:value-type="string">
            <text:p>37__Fid=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8.6_mu=30.1_Sigma=19.42_SigSt=4.0_Bif=98_Spl=1_Fid=5_ED_BinModel__Stack.nrrd</text:p>
          </table:table-cell>
          <table:table-cell office:value-type="string" calcext:value-type="string">
            <text:p>37__Fid=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8.71_mu=33.25_Sigma=16.3_SigSt=4.0_Bif=98_Spl=1_Fid=5_ED_BinModel__Stack.nrrd</text:p>
          </table:table-cell>
          <table:table-cell office:value-type="string" calcext:value-type="string">
            <text:p>37__Fid=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9.58_mu=31.22_Sigma=15.62_SigSt=4.0_Bif=98_Spl=1_Fid=5_ED_BinModel__Stack.nrrd</text:p>
          </table:table-cell>
          <table:table-cell office:value-type="string" calcext:value-type="string">
            <text:p>37__Fid=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9.65_mu=29.13_Sigma=15.74_SigSt=4.0_Bif=98_Spl=1_Fid=5_ED_BinModel__Stack.nrrd</text:p>
          </table:table-cell>
          <table:table-cell office:value-type="string" calcext:value-type="string">
            <text:p>37__Fid=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6.81_mu=30.87_Sigma=12.32_SigSt=4.0_Bif=98_Spl=1_Fid=6_ED_BinModel__Stack.nrrd</text:p>
          </table:table-cell>
          <table:table-cell office:value-type="string" calcext:value-type="string">
            <text:p>53__Fid=6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23_mu=30.37_Sigma=14.32_SigSt=4.0_Bif=98_Spl=1_Fid=6_ED_BinModel__Stack.nrrd</text:p>
          </table:table-cell>
          <table:table-cell office:value-type="string" calcext:value-type="string">
            <text:p>53__Fid=6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27_mu=35.85_Sigma=12.81_SigSt=4.0_Bif=98_Spl=1_Fid=6_ED_BinModel__Stack.nrrd</text:p>
          </table:table-cell>
          <table:table-cell office:value-type="string" calcext:value-type="string">
            <text:p>53__Fid=6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28_mu=32.77_Sigma=14.61_SigSt=4.0_Bif=98_Spl=1_Fid=6_ED_BinModel__Stack.nrrd</text:p>
          </table:table-cell>
          <table:table-cell office:value-type="string" calcext:value-type="string">
            <text:p>53__Fid=6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29_mu=30.67_Sigma=12.96_SigSt=4.0_Bif=98_Spl=1_Fid=6_ED_BinModel__Stack.nrrd</text:p>
          </table:table-cell>
          <table:table-cell office:value-type="string" calcext:value-type="string">
            <text:p>53__Fid=6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39_mu=29.44_Sigma=12.85_SigSt=4.0_Bif=98_Spl=1_Fid=6_ED_BinModel__Stack.nrrd</text:p>
          </table:table-cell>
          <table:table-cell office:value-type="string" calcext:value-type="string">
            <text:p>53__Fid=6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4_mu=30.04_Sigma=15.67_SigSt=4.0_Bif=98_Spl=1_Fid=6_ED_BinModel__Stack.nrrd</text:p>
          </table:table-cell>
          <table:table-cell office:value-type="string" calcext:value-type="string">
            <text:p>53__Fid=6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68_mu=29.04_Sigma=12.4_SigSt=4.0_Bif=98_Spl=1_Fid=6_ED_BinModel__Stack.nrrd</text:p>
          </table:table-cell>
          <table:table-cell office:value-type="string" calcext:value-type="string">
            <text:p>53__Fid=6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86_mu=34.13_Sigma=12.03_SigSt=4.0_Bif=98_Spl=1_Fid=6_ED_BinModel__Stack.nrrd</text:p>
          </table:table-cell>
          <table:table-cell office:value-type="string" calcext:value-type="string">
            <text:p>53__Fid=6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89_mu=34.68_Sigma=13.88_SigSt=4.0_Bif=98_Spl=1_Fid=6_ED_BinModel__Stack.nrrd</text:p>
          </table:table-cell>
          <table:table-cell office:value-type="string" calcext:value-type="string">
            <text:p>53__Fid=6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68.94_mu=35.37_Sigma=11.57_SigSt=4.0_Bif=78_Spl=1_Fid=7_ED_BinModel__Stack.nrrd</text:p>
          </table:table-cell>
          <table:table-cell office:value-type="string" calcext:value-type="string">
            <text:p>74__Fid=7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69.11_mu=43.0_Sigma=12.64_SigSt=4.0_Bif=78_Spl=1_Fid=7_ED_BinModel__Stack.nrrd</text:p>
          </table:table-cell>
          <table:table-cell office:value-type="string" calcext:value-type="string">
            <text:p>74__Fid=7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69.34_mu=36.31_Sigma=11.75_SigSt=4.0_Bif=78_Spl=1_Fid=7_ED_BinModel__Stack.nrrd</text:p>
          </table:table-cell>
          <table:table-cell office:value-type="string" calcext:value-type="string">
            <text:p>74__Fid=7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0.58_mu=42.14_Sigma=11.36_SigSt=4.0_Bif=78_Spl=1_Fid=7_ED_BinModel__Stack.nrrd</text:p>
          </table:table-cell>
          <table:table-cell office:value-type="string" calcext:value-type="string">
            <text:p>74__Fid=7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0.5_mu=35.77_Sigma=11.44_SigSt=4.0_Bif=78_Spl=1_Fid=7_ED_BinModel__Stack.nrrd</text:p>
          </table:table-cell>
          <table:table-cell office:value-type="string" calcext:value-type="string">
            <text:p>74__Fid=7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0.68_mu=40.71_Sigma=12.49_SigSt=4.0_Bif=78_Spl=1_Fid=7_ED_BinModel__Stack.nrrd</text:p>
          </table:table-cell>
          <table:table-cell office:value-type="string" calcext:value-type="string">
            <text:p>74__Fid=7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1.24_mu=43.32_Sigma=12.99_SigSt=4.0_Bif=78_Spl=1_Fid=7_ED_BinModel__Stack.nrrd</text:p>
          </table:table-cell>
          <table:table-cell office:value-type="string" calcext:value-type="string">
            <text:p>74__Fid=7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1.56_mu=42.6_Sigma=13.2_SigSt=4.0_Bif=78_Spl=1_Fid=7_ED_BinModel__Stack.nrrd</text:p>
          </table:table-cell>
          <table:table-cell office:value-type="string" calcext:value-type="string">
            <text:p>74__Fid=7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1.65_mu=41.01_Sigma=11.85_SigSt=4.0_Bif=78_Spl=1_Fid=7_ED_BinModel__Stack.nrrd</text:p>
          </table:table-cell>
          <table:table-cell office:value-type="string" calcext:value-type="string">
            <text:p>74__Fid=7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2.24_mu=44.39_Sigma=11.82_SigSt=4.0_Bif=78_Spl=1_Fid=7_ED_BinModel__Stack.nrrd</text:p>
          </table:table-cell>
          <table:table-cell office:value-type="string" calcext:value-type="string">
            <text:p>74__Fid=7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5.07_mu=44.22_Sigma=8.66_SigSt=4.0_Bif=143_Spl=1_Fid=8_ED_BinModel__Stack.nrrd</text:p>
          </table:table-cell>
          <table:table-cell office:value-type="string" calcext:value-type="string">
            <text:p>81__Fid=8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5.52_mu=41.27_Sigma=7.95_SigSt=4.0_Bif=143_Spl=1_Fid=8_ED_BinModel__Stack.nrrd</text:p>
          </table:table-cell>
          <table:table-cell office:value-type="string" calcext:value-type="string">
            <text:p>81__Fid=8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08_mu=40.67_Sigma=8.14_SigSt=4.0_Bif=143_Spl=1_Fid=8_ED_BinModel__Stack.nrrd</text:p>
          </table:table-cell>
          <table:table-cell office:value-type="string" calcext:value-type="string">
            <text:p>81__Fid=8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17_mu=43.11_Sigma=8.03_SigSt=4.0_Bif=143_Spl=1_Fid=8_ED_BinModel__Stack.nrrd</text:p>
          </table:table-cell>
          <table:table-cell office:value-type="string" calcext:value-type="string">
            <text:p>81__Fid=8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48_mu=41.46_Sigma=9.33_SigSt=4.0_Bif=143_Spl=1_Fid=8_ED_BinModel__Stack.nrrd</text:p>
          </table:table-cell>
          <table:table-cell office:value-type="string" calcext:value-type="string">
            <text:p>81__Fid=8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59_mu=38.37_Sigma=9.27_SigSt=4.0_Bif=143_Spl=1_Fid=8_ED_BinModel__Stack.nrrd</text:p>
          </table:table-cell>
          <table:table-cell office:value-type="string" calcext:value-type="string">
            <text:p>81__Fid=8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62_mu=41.59_Sigma=7.8_SigSt=4.0_Bif=143_Spl=1_Fid=8_ED_BinModel__Stack.nrrd</text:p>
          </table:table-cell>
          <table:table-cell office:value-type="string" calcext:value-type="string">
            <text:p>81__Fid=8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71_mu=42.46_Sigma=8.14_SigSt=4.0_Bif=143_Spl=1_Fid=8_ED_BinModel__Stack.nrrd</text:p>
          </table:table-cell>
          <table:table-cell office:value-type="string" calcext:value-type="string">
            <text:p>81__Fid=8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76_mu=39.54_Sigma=8.41_SigSt=4.0_Bif=143_Spl=1_Fid=8_ED_BinModel__Stack.nrrd</text:p>
          </table:table-cell>
          <table:table-cell office:value-type="string" calcext:value-type="string">
            <text:p>81__Fid=8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98_mu=37.75_Sigma=8.27_SigSt=4.0_Bif=143_Spl=1_Fid=8_ED_BinModel__Stack.nrrd</text:p>
          </table:table-cell>
          <table:table-cell office:value-type="string" calcext:value-type="string">
            <text:p>81__Fid=8_M10.nrr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16" office:value-type="string" calcext:value-type="string" table:number-columns-spanned="1" table:number-rows-spanned="164">
            <text:p>Test #6 <text:s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Test #6 <text:s text:c="2"/>-- <text:s text:c="2"/>Test #6 <text:s text:c="2"/>-- <text:s text:c="2"/>Test #6 <text:s text:c="2"/>-- <text:s text:c="2"/>Test <text:s text:c="3"/>-- <text:s text:c="2"/>Test #6 <text:s text:c="2"/>-- <text:s text:c="2"/>Test #6 <text:s text:c="2"/>-- <text:s text:c="2"/>Test <text:s text:c="2"/>-- <text:s text:c="2"/>Test #6 <text:s text:c="2"/>-- <text:s text:c="2"/>Test #6 <text:s text:c="2"/>-- <text:s text:c="2"/>Test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</text:p>
          </table:table-cell>
          <table:table-cell office:value-type="string" calcext:value-type="string">
            <text:p>104__ArtAmpl=469.68_mu=104.7_Sigma=39.17_SigSt=4.0_Bif=75_Spl=1_Fid=13_ED_BinModel__Stack.nrrd</text:p>
          </table:table-cell>
          <table:table-cell office:value-type="string" calcext:value-type="string">
            <text:p>104__Fid=13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71.03_mu=84.81_Sigma=33.76_SigSt=4.0_Bif=75_Spl=1_Fid=13_ED_BinModel__Stack.nrrd</text:p>
          </table:table-cell>
          <table:table-cell office:value-type="string" calcext:value-type="string">
            <text:p>104__Fid=13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71.69_mu=91.8_Sigma=36.92_SigSt=4.0_Bif=75_Spl=1_Fid=13_ED_BinModel__Stack.nrrd</text:p>
          </table:table-cell>
          <table:table-cell office:value-type="string" calcext:value-type="string">
            <text:p>104__Fid=13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73.13_mu=86.07_Sigma=34.1_SigSt=4.0_Bif=75_Spl=1_Fid=13_ED_BinModel__Stack.nrrd</text:p>
          </table:table-cell>
          <table:table-cell office:value-type="string" calcext:value-type="string">
            <text:p>104__Fid=13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83.98_mu=104.6_Sigma=35.75_SigSt=4.0_Bif=75_Spl=1_Fid=13_ED_BinModel__Stack.nrrd</text:p>
          </table:table-cell>
          <table:table-cell office:value-type="string" calcext:value-type="string">
            <text:p>104__Fid=13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84.36_mu=101.71_Sigma=34.55_SigSt=4.0_Bif=75_Spl=1_Fid=13_ED_BinModel__Stack.nrrd</text:p>
          </table:table-cell>
          <table:table-cell office:value-type="string" calcext:value-type="string">
            <text:p>104__Fid=13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84.36_mu=102.32_Sigma=34.29_SigSt=4.0_Bif=75_Spl=1_Fid=13_ED_BinModel__Stack.nrrd</text:p>
          </table:table-cell>
          <table:table-cell office:value-type="string" calcext:value-type="string">
            <text:p>104__Fid=13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84.76_mu=86.62_Sigma=31.48_SigSt=4.0_Bif=75_Spl=1_Fid=13_ED_BinModel__Stack.nrrd</text:p>
          </table:table-cell>
          <table:table-cell office:value-type="string" calcext:value-type="string">
            <text:p>104__Fid=13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85.44_mu=99.54_Sigma=33.85_SigSt=4.0_Bif=75_Spl=1_Fid=13_ED_BinModel__Stack.nrrd</text:p>
          </table:table-cell>
          <table:table-cell office:value-type="string" calcext:value-type="string">
            <text:p>104__Fid=13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85.64_mu=96.98_Sigma=36.85_SigSt=4.0_Bif=75_Spl=1_Fid=13_ED_BinModel__Stack.nrrd</text:p>
          </table:table-cell>
          <table:table-cell office:value-type="string" calcext:value-type="string">
            <text:p>104__Fid=13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2.63_mu=47.88_Sigma=15.3_SigSt=4.0_Bif=91_Spl=1_Fid=7_ED_BinModel__Stack.nrrd</text:p>
          </table:table-cell>
          <table:table-cell office:value-type="string" calcext:value-type="string">
            <text:p>122__Fid=7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2.81_mu=49.9_Sigma=14.24_SigSt=4.0_Bif=91_Spl=1_Fid=7_ED_BinModel__Stack.nrrd</text:p>
          </table:table-cell>
          <table:table-cell office:value-type="string" calcext:value-type="string">
            <text:p>122__Fid=7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4.03_mu=45.87_Sigma=15.04_SigSt=4.0_Bif=91_Spl=1_Fid=7_ED_BinModel__Stack.nrrd</text:p>
          </table:table-cell>
          <table:table-cell office:value-type="string" calcext:value-type="string">
            <text:p>122__Fid=7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4.31_mu=50.85_Sigma=16.44_SigSt=4.0_Bif=91_Spl=1_Fid=7_ED_BinModel__Stack.nrrd</text:p>
          </table:table-cell>
          <table:table-cell office:value-type="string" calcext:value-type="string">
            <text:p>122__Fid=7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4.76_mu=44.49_Sigma=13.49_SigSt=4.0_Bif=91_Spl=1_Fid=7_ED_BinModel__Stack.nrrd</text:p>
          </table:table-cell>
          <table:table-cell office:value-type="string" calcext:value-type="string">
            <text:p>122__Fid=7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5.05_mu=49.88_Sigma=13.76_SigSt=4.0_Bif=91_Spl=1_Fid=7_ED_BinModel__Stack.nrrd</text:p>
          </table:table-cell>
          <table:table-cell office:value-type="string" calcext:value-type="string">
            <text:p>122__Fid=7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5.11_mu=47.39_Sigma=16.0_SigSt=4.0_Bif=91_Spl=1_Fid=7_ED_BinModel__Stack.nrrd</text:p>
          </table:table-cell>
          <table:table-cell office:value-type="string" calcext:value-type="string">
            <text:p>122__Fid=7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5.6_mu=45.15_Sigma=14.69_SigSt=4.0_Bif=91_Spl=1_Fid=7_ED_BinModel__Stack.nrrd</text:p>
          </table:table-cell>
          <table:table-cell office:value-type="string" calcext:value-type="string">
            <text:p>122__Fid=7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6.46_mu=53.0_Sigma=16.26_SigSt=4.0_Bif=91_Spl=1_Fid=7_ED_BinModel__Stack.nrrd</text:p>
          </table:table-cell>
          <table:table-cell office:value-type="string" calcext:value-type="string">
            <text:p>122__Fid=7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6.5_mu=47.17_Sigma=14.37_SigSt=4.0_Bif=91_Spl=1_Fid=7_ED_BinModel__Stack.nrrd</text:p>
          </table:table-cell>
          <table:table-cell office:value-type="string" calcext:value-type="string">
            <text:p>122__Fid=7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7.23_mu=56.71_Sigma=52.39_SigSt=4.0_Bif=23_Spl=1_Fid=11_ED_BinModel__Stack.nrrd</text:p>
          </table:table-cell>
          <table:table-cell office:value-type="string" calcext:value-type="string">
            <text:p>138__Fid=11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7.61_mu=61.86_Sigma=43.06_SigSt=4.0_Bif=23_Spl=1_Fid=11_ED_BinModel__Stack.nrrd</text:p>
          </table:table-cell>
          <table:table-cell office:value-type="string" calcext:value-type="string">
            <text:p>138__Fid=11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7.94_mu=53.44_Sigma=50.07_SigSt=4.0_Bif=23_Spl=1_Fid=11_ED_BinModel__Stack.nrrd</text:p>
          </table:table-cell>
          <table:table-cell office:value-type="string" calcext:value-type="string">
            <text:p>138__Fid=11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8.06_mu=62.36_Sigma=47.55_SigSt=4.0_Bif=23_Spl=1_Fid=11_ED_BinModel__Stack.nrrd</text:p>
          </table:table-cell>
          <table:table-cell office:value-type="string" calcext:value-type="string">
            <text:p>138__Fid=11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8.45_mu=60.79_Sigma=46.8_SigSt=4.0_Bif=23_Spl=1_Fid=11_ED_BinModel__Stack.nrrd</text:p>
          </table:table-cell>
          <table:table-cell office:value-type="string" calcext:value-type="string">
            <text:p>138__Fid=11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8.66_mu=54.99_Sigma=49.75_SigSt=4.0_Bif=23_Spl=1_Fid=11_ED_BinModel__Stack.nrrd</text:p>
          </table:table-cell>
          <table:table-cell office:value-type="string" calcext:value-type="string">
            <text:p>138__Fid=11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8.93_mu=51.87_Sigma=49.29_SigSt=4.0_Bif=23_Spl=1_Fid=11_ED_BinModel__Stack.nrrd</text:p>
          </table:table-cell>
          <table:table-cell office:value-type="string" calcext:value-type="string">
            <text:p>138__Fid=11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9.84_mu=61.98_Sigma=41.39_SigSt=4.0_Bif=23_Spl=1_Fid=11_ED_BinModel__Stack.nrrd</text:p>
          </table:table-cell>
          <table:table-cell office:value-type="string" calcext:value-type="string">
            <text:p>138__Fid=11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9.92_mu=59.01_Sigma=49.85_SigSt=4.0_Bif=23_Spl=1_Fid=11_ED_BinModel__Stack.nrrd</text:p>
          </table:table-cell>
          <table:table-cell office:value-type="string" calcext:value-type="string">
            <text:p>138__Fid=11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9.93_mu=60.42_Sigma=42.27_SigSt=4.0_Bif=23_Spl=1_Fid=11_ED_BinModel__Stack.nrrd</text:p>
          </table:table-cell>
          <table:table-cell office:value-type="string" calcext:value-type="string">
            <text:p>138__Fid=11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3.19_mu=69.71_Sigma=14.28_SigSt=4.0_Bif=91_Spl=1_Fid=8_ED_BinModel__Stack.nrrd</text:p>
          </table:table-cell>
          <table:table-cell office:value-type="string" calcext:value-type="string">
            <text:p>139__Fid=8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3.59_mu=70.07_Sigma=15.04_SigSt=4.0_Bif=91_Spl=1_Fid=8_ED_BinModel__Stack.nrrd</text:p>
          </table:table-cell>
          <table:table-cell office:value-type="string" calcext:value-type="string">
            <text:p>139__Fid=8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3.98_mu=74.91_Sigma=13.94_SigSt=4.0_Bif=91_Spl=1_Fid=8_ED_BinModel__Stack.nrrd</text:p>
          </table:table-cell>
          <table:table-cell office:value-type="string" calcext:value-type="string">
            <text:p>139__Fid=8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4.01_mu=76.39_Sigma=15.17_SigSt=4.0_Bif=91_Spl=1_Fid=8_ED_BinModel__Stack.nrrd</text:p>
          </table:table-cell>
          <table:table-cell office:value-type="string" calcext:value-type="string">
            <text:p>139__Fid=8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4.27_mu=70.08_Sigma=13.21_SigSt=4.0_Bif=91_Spl=1_Fid=8_ED_BinModel__Stack.nrrd</text:p>
          </table:table-cell>
          <table:table-cell office:value-type="string" calcext:value-type="string">
            <text:p>139__Fid=8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4.3_mu=69.36_Sigma=13.56_SigSt=4.0_Bif=91_Spl=1_Fid=8_ED_BinModel__Stack.nrrd</text:p>
          </table:table-cell>
          <table:table-cell office:value-type="string" calcext:value-type="string">
            <text:p>139__Fid=8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5.08_mu=66.98_Sigma=12.32_SigSt=4.0_Bif=91_Spl=1_Fid=8_ED_BinModel__Stack.nrrd</text:p>
          </table:table-cell>
          <table:table-cell office:value-type="string" calcext:value-type="string">
            <text:p>139__Fid=8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5.3_mu=75.29_Sigma=14.71_SigSt=4.0_Bif=91_Spl=1_Fid=8_ED_BinModel__Stack.nrrd</text:p>
          </table:table-cell>
          <table:table-cell office:value-type="string" calcext:value-type="string">
            <text:p>139__Fid=8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6.18_mu=71.92_Sigma=14.11_SigSt=4.0_Bif=91_Spl=1_Fid=8_ED_BinModel__Stack.nrrd</text:p>
          </table:table-cell>
          <table:table-cell office:value-type="string" calcext:value-type="string">
            <text:p>139__Fid=8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9.69_mu=68.83_Sigma=13.51_SigSt=4.0_Bif=91_Spl=1_Fid=8_ED_BinModel__Stack.nrrd</text:p>
          </table:table-cell>
          <table:table-cell office:value-type="string" calcext:value-type="string">
            <text:p>139__Fid=8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2.35_mu=38.92_Sigma=22.95_SigSt=4.0_Bif=95_Spl=1_Fid=12_ED_BinModel__Stack.nrrd</text:p>
          </table:table-cell>
          <table:table-cell office:value-type="string" calcext:value-type="string">
            <text:p>165__Fid=12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3.36_mu=47.38_Sigma=26.35_SigSt=4.0_Bif=95_Spl=1_Fid=12_ED_BinModel__Stack.nrrd</text:p>
          </table:table-cell>
          <table:table-cell office:value-type="string" calcext:value-type="string">
            <text:p>165__Fid=12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3.83_mu=43.77_Sigma=23.33_SigSt=4.0_Bif=95_Spl=1_Fid=12_ED_BinModel__Stack.nrrd</text:p>
          </table:table-cell>
          <table:table-cell office:value-type="string" calcext:value-type="string">
            <text:p>165__Fid=12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3.86_mu=38.61_Sigma=25.92_SigSt=4.0_Bif=95_Spl=1_Fid=12_ED_BinModel__Stack.nrrd</text:p>
          </table:table-cell>
          <table:table-cell office:value-type="string" calcext:value-type="string">
            <text:p>165__Fid=12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4.62_mu=38.28_Sigma=24.33_SigSt=4.0_Bif=95_Spl=1_Fid=12_ED_BinModel__Stack.nrrd</text:p>
          </table:table-cell>
          <table:table-cell office:value-type="string" calcext:value-type="string">
            <text:p>165__Fid=12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5.01_mu=41.61_Sigma=22.14_SigSt=4.0_Bif=95_Spl=1_Fid=12_ED_BinModel__Stack.nrrd</text:p>
          </table:table-cell>
          <table:table-cell office:value-type="string" calcext:value-type="string">
            <text:p>165__Fid=12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5.05_mu=40.02_Sigma=24.94_SigSt=4.0_Bif=95_Spl=1_Fid=12_ED_BinModel__Stack.nrrd</text:p>
          </table:table-cell>
          <table:table-cell office:value-type="string" calcext:value-type="string">
            <text:p>165__Fid=12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5.05_mu=43.5_Sigma=26.58_SigSt=4.0_Bif=95_Spl=1_Fid=12_ED_BinModel__Stack.nrrd</text:p>
          </table:table-cell>
          <table:table-cell office:value-type="string" calcext:value-type="string">
            <text:p>165__Fid=12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5.08_mu=44.7_Sigma=26.62_SigSt=4.0_Bif=95_Spl=1_Fid=12_ED_BinModel__Stack.nrrd</text:p>
          </table:table-cell>
          <table:table-cell office:value-type="string" calcext:value-type="string">
            <text:p>165__Fid=12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5.0_mu=45.76_Sigma=24.64_SigSt=4.0_Bif=95_Spl=1_Fid=12_ED_BinModel__Stack.nrrd</text:p>
          </table:table-cell>
          <table:table-cell office:value-type="string" calcext:value-type="string">
            <text:p>165__Fid=12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64.19_mu=37.13_Sigma=12.07_SigSt=4.0_Bif=120_Spl=1_Fid=3_ED_BinModel__Stack.nrrd</text:p>
          </table:table-cell>
          <table:table-cell office:value-type="string" calcext:value-type="string">
            <text:p>19__Fid=3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67.66_mu=31.12_Sigma=13.8_SigSt=4.0_Bif=120_Spl=1_Fid=3_ED_BinModel__Stack.nrrd</text:p>
          </table:table-cell>
          <table:table-cell office:value-type="string" calcext:value-type="string">
            <text:p>19__Fid=3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68.13_mu=35.56_Sigma=12.05_SigSt=4.0_Bif=120_Spl=1_Fid=3_ED_BinModel__Stack.nrrd</text:p>
          </table:table-cell>
          <table:table-cell office:value-type="string" calcext:value-type="string">
            <text:p>19__Fid=3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68.24_mu=33.04_Sigma=11.58_SigSt=4.0_Bif=120_Spl=1_Fid=3_ED_BinModel__Stack.nrrd</text:p>
          </table:table-cell>
          <table:table-cell office:value-type="string" calcext:value-type="string">
            <text:p>19__Fid=3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68.87_mu=32.66_Sigma=11.68_SigSt=4.0_Bif=120_Spl=1_Fid=3_ED_BinModel__Stack.nrrd</text:p>
          </table:table-cell>
          <table:table-cell office:value-type="string" calcext:value-type="string">
            <text:p>19__Fid=3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70.26_mu=36.78_Sigma=12.83_SigSt=4.0_Bif=120_Spl=1_Fid=3_ED_BinModel__Stack.nrrd</text:p>
          </table:table-cell>
          <table:table-cell office:value-type="string" calcext:value-type="string">
            <text:p>19__Fid=3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70.46_mu=32.68_Sigma=13.75_SigSt=4.0_Bif=120_Spl=1_Fid=3_ED_BinModel__Stack.nrrd</text:p>
          </table:table-cell>
          <table:table-cell office:value-type="string" calcext:value-type="string">
            <text:p>19__Fid=3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72.08_mu=33.18_Sigma=11.97_SigSt=4.0_Bif=120_Spl=1_Fid=3_ED_BinModel__Stack.nrrd</text:p>
          </table:table-cell>
          <table:table-cell office:value-type="string" calcext:value-type="string">
            <text:p>19__Fid=3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76.64_mu=33.94_Sigma=10.65_SigSt=4.0_Bif=120_Spl=1_Fid=3_ED_BinModel__Stack.nrrd</text:p>
          </table:table-cell>
          <table:table-cell office:value-type="string" calcext:value-type="string">
            <text:p>19__Fid=3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79.72_mu=36.05_Sigma=10.37_SigSt=4.0_Bif=120_Spl=1_Fid=3_ED_BinModel__Stack.nrrd</text:p>
          </table:table-cell>
          <table:table-cell office:value-type="string" calcext:value-type="string">
            <text:p>19__Fid=3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5.96_mu=19.57_Sigma=14.72_SigSt=4.0_Bif=61_Spl=1_Fid=2_ED_BinModel__Stack.nrrd</text:p>
          </table:table-cell>
          <table:table-cell office:value-type="string" calcext:value-type="string">
            <text:p>22__Fid=2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7.62_mu=20.03_Sigma=13.04_SigSt=4.0_Bif=61_Spl=1_Fid=2_ED_BinModel__Stack.nrrd</text:p>
          </table:table-cell>
          <table:table-cell office:value-type="string" calcext:value-type="string">
            <text:p>22__Fid=2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7.88_mu=21.86_Sigma=13.47_SigSt=4.0_Bif=61_Spl=1_Fid=2_ED_BinModel__Stack.nrrd</text:p>
          </table:table-cell>
          <table:table-cell office:value-type="string" calcext:value-type="string">
            <text:p>22__Fid=2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7.92_mu=20.92_Sigma=13.75_SigSt=4.0_Bif=61_Spl=1_Fid=2_ED_BinModel__Stack.nrrd</text:p>
          </table:table-cell>
          <table:table-cell office:value-type="string" calcext:value-type="string">
            <text:p>22__Fid=2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7.98_mu=18.29_Sigma=13.99_SigSt=4.0_Bif=61_Spl=1_Fid=2_ED_BinModel__Stack.nrrd</text:p>
          </table:table-cell>
          <table:table-cell office:value-type="string" calcext:value-type="string">
            <text:p>22__Fid=2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9.06_mu=18.37_Sigma=15.83_SigSt=4.0_Bif=61_Spl=1_Fid=2_ED_BinModel__Stack.nrrd</text:p>
          </table:table-cell>
          <table:table-cell office:value-type="string" calcext:value-type="string">
            <text:p>22__Fid=2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9.15_mu=21.34_Sigma=14.52_SigSt=4.0_Bif=61_Spl=1_Fid=2_ED_BinModel__Stack.nrrd</text:p>
          </table:table-cell>
          <table:table-cell office:value-type="string" calcext:value-type="string">
            <text:p>22__Fid=2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9.17_mu=18.0_Sigma=14.17_SigSt=4.0_Bif=61_Spl=1_Fid=2_ED_BinModel__Stack.nrrd</text:p>
          </table:table-cell>
          <table:table-cell office:value-type="string" calcext:value-type="string">
            <text:p>22__Fid=2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9.47_mu=19.13_Sigma=12.72_SigSt=4.0_Bif=61_Spl=1_Fid=2_ED_BinModel__Stack.nrrd</text:p>
          </table:table-cell>
          <table:table-cell office:value-type="string" calcext:value-type="string">
            <text:p>22__Fid=2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9.69_mu=17.33_Sigma=12.98_SigSt=4.0_Bif=61_Spl=1_Fid=2_ED_BinModel__Stack.nrrd</text:p>
          </table:table-cell>
          <table:table-cell office:value-type="string" calcext:value-type="string">
            <text:p>22__Fid=2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44.84_mu=37.29_Sigma=14.58_SigSt=4.0_Bif=199_Spl=1_Fid=4_ED_BinModel__Stack.nrrd</text:p>
          </table:table-cell>
          <table:table-cell office:value-type="string" calcext:value-type="string">
            <text:p>33__Fid=4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47.83_mu=33.76_Sigma=12.63_SigSt=4.0_Bif=199_Spl=1_Fid=4_ED_BinModel__Stack.nrrd</text:p>
          </table:table-cell>
          <table:table-cell office:value-type="string" calcext:value-type="string">
            <text:p>33__Fid=4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1.77_mu=32.21_Sigma=12.68_SigSt=4.0_Bif=199_Spl=1_Fid=4_ED_BinModel__Stack.nrrd</text:p>
          </table:table-cell>
          <table:table-cell office:value-type="string" calcext:value-type="string">
            <text:p>33__Fid=4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2.61_mu=33.51_Sigma=13.52_SigSt=4.0_Bif=199_Spl=1_Fid=4_ED_BinModel__Stack.nrrd</text:p>
          </table:table-cell>
          <table:table-cell office:value-type="string" calcext:value-type="string">
            <text:p>33__Fid=4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4.47_mu=34.94_Sigma=12.39_SigSt=4.0_Bif=199_Spl=1_Fid=4_ED_BinModel__Stack.nrrd</text:p>
          </table:table-cell>
          <table:table-cell office:value-type="string" calcext:value-type="string">
            <text:p>33__Fid=4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7.62_mu=37.66_Sigma=14.35_SigSt=4.0_Bif=199_Spl=1_Fid=4_ED_BinModel__Stack.nrrd</text:p>
          </table:table-cell>
          <table:table-cell office:value-type="string" calcext:value-type="string">
            <text:p>33__Fid=4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8.18_mu=31.47_Sigma=14.46_SigSt=4.0_Bif=199_Spl=1_Fid=4_ED_BinModel__Stack.nrrd</text:p>
          </table:table-cell>
          <table:table-cell office:value-type="string" calcext:value-type="string">
            <text:p>33__Fid=4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8.19_mu=34.12_Sigma=14.94_SigSt=4.0_Bif=199_Spl=1_Fid=4_ED_BinModel__Stack.nrrd</text:p>
          </table:table-cell>
          <table:table-cell office:value-type="string" calcext:value-type="string">
            <text:p>33__Fid=4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8.2_mu=32.02_Sigma=14.85_SigSt=4.0_Bif=199_Spl=1_Fid=4_ED_BinModel__Stack.nrrd</text:p>
          </table:table-cell>
          <table:table-cell office:value-type="string" calcext:value-type="string">
            <text:p>33__Fid=4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8.41_mu=33.38_Sigma=12.23_SigSt=4.0_Bif=199_Spl=1_Fid=4_ED_BinModel__Stack.nrrd</text:p>
          </table:table-cell>
          <table:table-cell office:value-type="string" calcext:value-type="string">
            <text:p>33__Fid=4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37.92_mu=28.55_Sigma=10.55_SigSt=4.0_Bif=18_Spl=1_Fid=15_ED_BinModel__Stack.nrrd</text:p>
          </table:table-cell>
          <table:table-cell office:value-type="string" calcext:value-type="string">
            <text:p>3__Fid=15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39.91_mu=24.46_Sigma=10.52_SigSt=4.0_Bif=18_Spl=1_Fid=15_ED_BinModel__Stack.nrrd</text:p>
          </table:table-cell>
          <table:table-cell office:value-type="string" calcext:value-type="string">
            <text:p>3__Fid=15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0.58_mu=28.67_Sigma=11.94_SigSt=4.0_Bif=18_Spl=1_Fid=15_ED_BinModel__Stack.nrrd</text:p>
          </table:table-cell>
          <table:table-cell office:value-type="string" calcext:value-type="string">
            <text:p>3__Fid=15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1.94_mu=24.67_Sigma=10.03_SigSt=4.0_Bif=18_Spl=1_Fid=15_ED_BinModel__Stack.nrrd</text:p>
          </table:table-cell>
          <table:table-cell office:value-type="string" calcext:value-type="string">
            <text:p>3__Fid=15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6.31_mu=29.16_Sigma=10.19_SigSt=4.0_Bif=18_Spl=1_Fid=15_ED_BinModel__Stack.nrrd</text:p>
          </table:table-cell>
          <table:table-cell office:value-type="string" calcext:value-type="string">
            <text:p>3__Fid=15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6.49_mu=27.49_Sigma=10.31_SigSt=4.0_Bif=18_Spl=1_Fid=15_ED_BinModel__Stack.nrrd</text:p>
          </table:table-cell>
          <table:table-cell office:value-type="string" calcext:value-type="string">
            <text:p>3__Fid=15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6.96_mu=30.1_Sigma=9.87_SigSt=4.0_Bif=18_Spl=1_Fid=15_ED_BinModel__Stack.nrrd</text:p>
          </table:table-cell>
          <table:table-cell office:value-type="string" calcext:value-type="string">
            <text:p>3__Fid=15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7.45_mu=26.57_Sigma=9.86_SigSt=4.0_Bif=18_Spl=1_Fid=15_ED_BinModel__Stack.nrrd</text:p>
          </table:table-cell>
          <table:table-cell office:value-type="string" calcext:value-type="string">
            <text:p>3__Fid=15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8.71_mu=30.01_Sigma=10.84_SigSt=4.0_Bif=18_Spl=1_Fid=15_ED_BinModel__Stack.nrrd</text:p>
          </table:table-cell>
          <table:table-cell office:value-type="string" calcext:value-type="string">
            <text:p>3__Fid=15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9.36_mu=25.79_Sigma=9.89_SigSt=4.0_Bif=18_Spl=1_Fid=15_ED_BinModel__Stack.nrrd</text:p>
          </table:table-cell>
          <table:table-cell office:value-type="string" calcext:value-type="string">
            <text:p>3__Fid=15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50.84_mu=32.13_Sigma=14.13_SigSt=4.0_Bif=18_Spl=1_Fid=14_ED_BinModel__Stack.nrrd</text:p>
          </table:table-cell>
          <table:table-cell office:value-type="string" calcext:value-type="string">
            <text:p>46__Fid=14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55.88_mu=29.68_Sigma=15.29_SigSt=4.0_Bif=18_Spl=1_Fid=14_ED_BinModel__Stack.nrrd</text:p>
          </table:table-cell>
          <table:table-cell office:value-type="string" calcext:value-type="string">
            <text:p>46__Fid=14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58.77_mu=27.81_Sigma=14.52_SigSt=4.0_Bif=18_Spl=1_Fid=14_ED_BinModel__Stack.nrrd</text:p>
          </table:table-cell>
          <table:table-cell office:value-type="string" calcext:value-type="string">
            <text:p>46__Fid=14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59.24_mu=29.93_Sigma=13.85_SigSt=4.0_Bif=18_Spl=1_Fid=14_ED_BinModel__Stack.nrrd</text:p>
          </table:table-cell>
          <table:table-cell office:value-type="string" calcext:value-type="string">
            <text:p>46__Fid=14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70.23_mu=30.46_Sigma=12.45_SigSt=4.0_Bif=18_Spl=1_Fid=14_ED_BinModel__Stack.nrrd</text:p>
          </table:table-cell>
          <table:table-cell office:value-type="string" calcext:value-type="string">
            <text:p>46__Fid=14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70.52_mu=29.75_Sigma=14.2_SigSt=4.0_Bif=18_Spl=1_Fid=14_ED_BinModel__Stack.nrrd</text:p>
          </table:table-cell>
          <table:table-cell office:value-type="string" calcext:value-type="string">
            <text:p>46__Fid=14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71.83_mu=26.71_Sigma=15.45_SigSt=4.0_Bif=18_Spl=1_Fid=14_ED_BinModel__Stack.nrrd</text:p>
          </table:table-cell>
          <table:table-cell office:value-type="string" calcext:value-type="string">
            <text:p>46__Fid=14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71.9_mu=31.98_Sigma=15.22_SigSt=4.0_Bif=18_Spl=1_Fid=14_ED_BinModel__Stack.nrrd</text:p>
          </table:table-cell>
          <table:table-cell office:value-type="string" calcext:value-type="string">
            <text:p>46__Fid=14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72.85_mu=30.64_Sigma=16.11_SigSt=4.0_Bif=18_Spl=1_Fid=14_ED_BinModel__Stack.nrrd</text:p>
          </table:table-cell>
          <table:table-cell office:value-type="string" calcext:value-type="string">
            <text:p>46__Fid=14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73.03_mu=30.51_Sigma=15.07_SigSt=4.0_Bif=18_Spl=1_Fid=14_ED_BinModel__Stack.nrrd</text:p>
          </table:table-cell>
          <table:table-cell office:value-type="string" calcext:value-type="string">
            <text:p>46__Fid=14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57.92_mu=38.5_Sigma=12.26_SigSt=4.0_Bif=106_Spl=1_Fid=10_ED_BinModel__Stack.nrrd</text:p>
          </table:table-cell>
          <table:table-cell office:value-type="string" calcext:value-type="string">
            <text:p>4__Fid=10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3.83_mu=38.48_Sigma=12.43_SigSt=4.0_Bif=106_Spl=1_Fid=10_ED_BinModel__Stack.nrrd</text:p>
          </table:table-cell>
          <table:table-cell office:value-type="string" calcext:value-type="string">
            <text:p>4__Fid=10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4.82_mu=37.06_Sigma=10.72_SigSt=4.0_Bif=106_Spl=1_Fid=10_ED_BinModel__Stack.nrrd</text:p>
          </table:table-cell>
          <table:table-cell office:value-type="string" calcext:value-type="string">
            <text:p>4__Fid=10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4.86_mu=35.57_Sigma=12.03_SigSt=4.0_Bif=106_Spl=1_Fid=10_ED_BinModel__Stack.nrrd</text:p>
          </table:table-cell>
          <table:table-cell office:value-type="string" calcext:value-type="string">
            <text:p>4__Fid=10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5.23_mu=42.63_Sigma=12.15_SigSt=4.0_Bif=106_Spl=1_Fid=10_ED_BinModel__Stack.nrrd</text:p>
          </table:table-cell>
          <table:table-cell office:value-type="string" calcext:value-type="string">
            <text:p>4__Fid=10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5.58_mu=40.66_Sigma=12.01_SigSt=4.0_Bif=106_Spl=1_Fid=10_ED_BinModel__Stack.nrrd</text:p>
          </table:table-cell>
          <table:table-cell office:value-type="string" calcext:value-type="string">
            <text:p>4__Fid=10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7.23_mu=35.84_Sigma=11.87_SigSt=4.0_Bif=106_Spl=1_Fid=10_ED_BinModel__Stack.nrrd</text:p>
          </table:table-cell>
          <table:table-cell office:value-type="string" calcext:value-type="string">
            <text:p>4__Fid=10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7.25_mu=37.13_Sigma=10.15_SigSt=4.0_Bif=106_Spl=1_Fid=10_ED_BinModel__Stack.nrrd</text:p>
          </table:table-cell>
          <table:table-cell office:value-type="string" calcext:value-type="string">
            <text:p>4__Fid=10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7.26_mu=37.48_Sigma=12.61_SigSt=4.0_Bif=106_Spl=1_Fid=10_ED_BinModel__Stack.nrrd</text:p>
          </table:table-cell>
          <table:table-cell office:value-type="string" calcext:value-type="string">
            <text:p>4__Fid=10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7.26_mu=40.54_Sigma=10.0_SigSt=4.0_Bif=106_Spl=1_Fid=10_ED_BinModel__Stack.nrrd</text:p>
          </table:table-cell>
          <table:table-cell office:value-type="string" calcext:value-type="string">
            <text:p>4__Fid=10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1.61_mu=41.04_Sigma=15.98_SigSt=4.0_Bif=70_Spl=1_Fid=5_ED_BinModel__Stack.nrrd</text:p>
          </table:table-cell>
          <table:table-cell office:value-type="string" calcext:value-type="string">
            <text:p>70__Fid=5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2.18_mu=35.01_Sigma=17.21_SigSt=4.0_Bif=70_Spl=1_Fid=5_ED_BinModel__Stack.nrrd</text:p>
          </table:table-cell>
          <table:table-cell office:value-type="string" calcext:value-type="string">
            <text:p>70__Fid=5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2.19_mu=34.72_Sigma=14.68_SigSt=4.0_Bif=70_Spl=1_Fid=5_ED_BinModel__Stack.nrrd</text:p>
          </table:table-cell>
          <table:table-cell office:value-type="string" calcext:value-type="string">
            <text:p>70__Fid=5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2.38_mu=37.81_Sigma=14.24_SigSt=4.0_Bif=70_Spl=1_Fid=5_ED_BinModel__Stack.nrrd</text:p>
          </table:table-cell>
          <table:table-cell office:value-type="string" calcext:value-type="string">
            <text:p>70__Fid=5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2.77_mu=42.75_Sigma=14.84_SigSt=4.0_Bif=70_Spl=1_Fid=5_ED_BinModel__Stack.nrrd</text:p>
          </table:table-cell>
          <table:table-cell office:value-type="string" calcext:value-type="string">
            <text:p>70__Fid=5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3.24_mu=38.86_Sigma=14.88_SigSt=4.0_Bif=70_Spl=1_Fid=5_ED_BinModel__Stack.nrrd</text:p>
          </table:table-cell>
          <table:table-cell office:value-type="string" calcext:value-type="string">
            <text:p>70__Fid=5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3.29_mu=39.92_Sigma=16.7_SigSt=4.0_Bif=70_Spl=1_Fid=5_ED_BinModel__Stack.nrrd</text:p>
          </table:table-cell>
          <table:table-cell office:value-type="string" calcext:value-type="string">
            <text:p>70__Fid=5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4.03_mu=40.43_Sigma=16.29_SigSt=4.0_Bif=70_Spl=1_Fid=5_ED_BinModel__Stack.nrrd</text:p>
          </table:table-cell>
          <table:table-cell office:value-type="string" calcext:value-type="string">
            <text:p>70__Fid=5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4.09_mu=36.26_Sigma=16.97_SigSt=4.0_Bif=70_Spl=1_Fid=5_ED_BinModel__Stack.nrrd</text:p>
          </table:table-cell>
          <table:table-cell office:value-type="string" calcext:value-type="string">
            <text:p>70__Fid=5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4.1_mu=35.91_Sigma=17.27_SigSt=4.0_Bif=70_Spl=1_Fid=5_ED_BinModel__Stack.nrrd</text:p>
          </table:table-cell>
          <table:table-cell office:value-type="string" calcext:value-type="string">
            <text:p>70__Fid=5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1.55_mu=38.66_Sigma=15.13_SigSt=4.0_Bif=57_Spl=1_Fid=6_ED_BinModel__Stack.nrrd</text:p>
          </table:table-cell>
          <table:table-cell office:value-type="string" calcext:value-type="string">
            <text:p>80__Fid=6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5.33_mu=36.18_Sigma=13.5_SigSt=4.0_Bif=57_Spl=1_Fid=6_ED_BinModel__Stack.nrrd</text:p>
          </table:table-cell>
          <table:table-cell office:value-type="string" calcext:value-type="string">
            <text:p>80__Fid=6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5.45_mu=39.69_Sigma=15.15_SigSt=4.0_Bif=57_Spl=1_Fid=6_ED_BinModel__Stack.nrrd</text:p>
          </table:table-cell>
          <table:table-cell office:value-type="string" calcext:value-type="string">
            <text:p>80__Fid=6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5.5_mu=44.01_Sigma=17.71_SigSt=4.0_Bif=57_Spl=1_Fid=6_ED_BinModel__Stack.nrrd</text:p>
          </table:table-cell>
          <table:table-cell office:value-type="string" calcext:value-type="string">
            <text:p>80__Fid=6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5.64_mu=40.54_Sigma=15.75_SigSt=4.0_Bif=57_Spl=1_Fid=6_ED_BinModel__Stack.nrrd</text:p>
          </table:table-cell>
          <table:table-cell office:value-type="string" calcext:value-type="string">
            <text:p>80__Fid=6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5.8_mu=38.94_Sigma=14.83_SigSt=4.0_Bif=57_Spl=1_Fid=6_ED_BinModel__Stack.nrrd</text:p>
          </table:table-cell>
          <table:table-cell office:value-type="string" calcext:value-type="string">
            <text:p>80__Fid=6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6.16_mu=40.82_Sigma=16.71_SigSt=4.0_Bif=57_Spl=1_Fid=6_ED_BinModel__Stack.nrrd</text:p>
          </table:table-cell>
          <table:table-cell office:value-type="string" calcext:value-type="string">
            <text:p>80__Fid=6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6.71_mu=40.71_Sigma=17.12_SigSt=4.0_Bif=57_Spl=1_Fid=6_ED_BinModel__Stack.nrrd</text:p>
          </table:table-cell>
          <table:table-cell office:value-type="string" calcext:value-type="string">
            <text:p>80__Fid=6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7.21_mu=41.95_Sigma=15.04_SigSt=4.0_Bif=57_Spl=1_Fid=6_ED_BinModel__Stack.nrrd</text:p>
          </table:table-cell>
          <table:table-cell office:value-type="string" calcext:value-type="string">
            <text:p>80__Fid=6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7.21_mu=42.81_Sigma=16.24_SigSt=4.0_Bif=57_Spl=1_Fid=6_ED_BinModel__Stack.nrrd</text:p>
          </table:table-cell>
          <table:table-cell office:value-type="string" calcext:value-type="string">
            <text:p>80__Fid=6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189.46_mu=32.89_Sigma=20.11_SigSt=4.0_Bif=35_Spl=1_Fid=9_ED_BinModel__Stack.nrrd</text:p>
          </table:table-cell>
          <table:table-cell office:value-type="string" calcext:value-type="string">
            <text:p>8__Fid=9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189.68_mu=37.08_Sigma=22.3_SigSt=4.0_Bif=35_Spl=1_Fid=9_ED_BinModel__Stack.nrrd</text:p>
          </table:table-cell>
          <table:table-cell office:value-type="string" calcext:value-type="string">
            <text:p>8__Fid=9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190.97_mu=37.15_Sigma=17.68_SigSt=4.0_Bif=35_Spl=1_Fid=9_ED_BinModel__Stack.nrrd</text:p>
          </table:table-cell>
          <table:table-cell office:value-type="string" calcext:value-type="string">
            <text:p>8__Fid=9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195.8_mu=34.94_Sigma=16.46_SigSt=4.0_Bif=35_Spl=1_Fid=9_ED_BinModel__Stack.nrrd</text:p>
          </table:table-cell>
          <table:table-cell office:value-type="string" calcext:value-type="string">
            <text:p>8__Fid=9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200.22_mu=34.64_Sigma=18.64_SigSt=4.0_Bif=35_Spl=1_Fid=9_ED_BinModel__Stack.nrrd</text:p>
          </table:table-cell>
          <table:table-cell office:value-type="string" calcext:value-type="string">
            <text:p>8__Fid=9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203.36_mu=32.33_Sigma=20.19_SigSt=4.0_Bif=35_Spl=1_Fid=9_ED_BinModel__Stack.nrrd</text:p>
          </table:table-cell>
          <table:table-cell office:value-type="string" calcext:value-type="string">
            <text:p>8__Fid=9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206.92_mu=33.57_Sigma=17.58_SigSt=4.0_Bif=35_Spl=1_Fid=9_ED_BinModel__Stack.nrrd</text:p>
          </table:table-cell>
          <table:table-cell office:value-type="string" calcext:value-type="string">
            <text:p>8__Fid=9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207.57_mu=33.72_Sigma=20.2_SigSt=4.0_Bif=35_Spl=1_Fid=9_ED_BinModel__Stack.nrrd</text:p>
          </table:table-cell>
          <table:table-cell office:value-type="string" calcext:value-type="string">
            <text:p>8__Fid=9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216.76_mu=32.23_Sigma=19.88_SigSt=4.0_Bif=35_Spl=1_Fid=9_ED_BinModel__Stack.nrrd</text:p>
          </table:table-cell>
          <table:table-cell office:value-type="string" calcext:value-type="string">
            <text:p>8__Fid=9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216.84_mu=31.92_Sigma=18.66_SigSt=4.0_Bif=35_Spl=1_Fid=9_ED_BinModel__Stack.nrrd</text:p>
          </table:table-cell>
          <table:table-cell office:value-type="string" calcext:value-type="string">
            <text:p>8__Fid=9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4.31_mu=26.26_Sigma=12.9_SigSt=4.0_Bif=62_Spl=1_Fid=1_ED_BinModel__Stack.nrrd</text:p>
          </table:table-cell>
          <table:table-cell office:value-type="string" calcext:value-type="string">
            <text:p>9__Fid=1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5.83_mu=28.72_Sigma=13.1_SigSt=4.0_Bif=62_Spl=1_Fid=1_ED_BinModel__Stack.nrrd</text:p>
          </table:table-cell>
          <table:table-cell office:value-type="string" calcext:value-type="string">
            <text:p>9__Fid=1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7.6_mu=27.35_Sigma=14.92_SigSt=4.0_Bif=62_Spl=1_Fid=1_ED_BinModel__Stack.nrrd</text:p>
          </table:table-cell>
          <table:table-cell office:value-type="string" calcext:value-type="string">
            <text:p>9__Fid=1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8.18_mu=25.19_Sigma=13.22_SigSt=4.0_Bif=62_Spl=1_Fid=1_ED_BinModel__Stack.nrrd</text:p>
          </table:table-cell>
          <table:table-cell office:value-type="string" calcext:value-type="string">
            <text:p>9__Fid=1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8.22_mu=23.34_Sigma=13.99_SigSt=4.0_Bif=62_Spl=1_Fid=1_ED_BinModel__Stack.nrrd</text:p>
          </table:table-cell>
          <table:table-cell office:value-type="string" calcext:value-type="string">
            <text:p>9__Fid=1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8.23_mu=24.02_Sigma=15.14_SigSt=4.0_Bif=62_Spl=1_Fid=1_ED_BinModel__Stack.nrrd</text:p>
          </table:table-cell>
          <table:table-cell office:value-type="string" calcext:value-type="string">
            <text:p>9__Fid=1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8.23_mu=29.34_Sigma=13.9_SigSt=4.0_Bif=62_Spl=1_Fid=1_ED_BinModel__Stack.nrrd</text:p>
          </table:table-cell>
          <table:table-cell office:value-type="string" calcext:value-type="string">
            <text:p>9__Fid=1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9.42_mu=27.14_Sigma=12.38_SigSt=4.0_Bif=62_Spl=1_Fid=1_ED_BinModel__Stack.nrrd</text:p>
          </table:table-cell>
          <table:table-cell office:value-type="string" calcext:value-type="string">
            <text:p>9__Fid=1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9.76_mu=29.21_Sigma=14.1_SigSt=4.0_Bif=62_Spl=1_Fid=1_ED_BinModel__Stack.nrrd</text:p>
          </table:table-cell>
          <table:table-cell office:value-type="string" calcext:value-type="string">
            <text:p>9__Fid=1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90.79_mu=28.79_Sigma=10.9_SigSt=4.0_Bif=62_Spl=1_Fid=1_ED_BinModel__Stack.nrrd</text:p>
          </table:table-cell>
          <table:table-cell office:value-type="string" calcext:value-type="string">
            <text:p>9__Fid=1_M10.nrrd</text:p>
          </table:table-cell>
          <table:table-cell table:number-columns-repeated="3"/>
        </table:table-row>
        <table:table-row table:style-name="ro1" table:number-rows-repeated="10475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put images" table:style-name="ta1"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7" table:number-columns-repeated="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7" table:default-cell-style-name="ce17"/>
        <table:table-column table:style-name="co27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7" table:default-cell-style-name="ce17"/>
        <table:table-column table:style-name="co27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7" table:default-cell-style-name="ce17"/>
        <table:table-column table:style-name="co27" table:default-cell-style-name="Default"/>
        <table:table-row table:style-name="ro1">
          <table:table-cell/>
          <table:table-cell table:style-name="ce18"/>
          <table:table-cell table:style-name="ce17"/>
          <table:table-cell table:number-columns-repeated="2"/>
          <table:table-cell table:style-name="ce18"/>
          <table:table-cell table:style-name="ce17"/>
          <table:table-cell table:number-columns-repeated="2"/>
          <table:table-cell table:style-name="ce18"/>
          <table:table-cell table:style-name="ce17"/>
          <table:table-cell table:number-columns-repeated="17"/>
        </table:table-row>
        <table:table-row table:style-name="ro1">
          <table:table-cell/>
          <table:table-cell table:style-name="ce16" office:value-type="string" calcext:value-type="string" table:number-columns-spanned="1" table:number-rows-spanned="15">
            <text:p>Test #1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Fid_8</text:p>
          </table:table-cell>
          <table:table-cell/>
          <table:table-cell table:style-name="ce16" office:value-type="string" calcext:value-type="string" table:number-columns-spanned="1" table:number-rows-spanned="15">
            <text:p>Test #2</text:p>
          </table:table-cell>
          <table:table-cell table:style-name="ce17" office:value-type="float" office:value="106" calcext:value-type="float">
            <text:p>106</text:p>
          </table:table-cell>
          <table:table-cell office:value-type="string" calcext:value-type="string">
            <text:p>Fid_7</text:p>
          </table:table-cell>
          <table:table-cell/>
          <table:table-cell table:style-name="ce16" office:value-type="string" calcext:value-type="string" table:number-columns-spanned="1" table:number-rows-spanned="15">
            <text:p>Test #3</text:p>
          </table:table-cell>
          <table:table-cell table:style-name="ce17" office:value-type="float" office:value="105" calcext:value-type="float">
            <text:p>105</text:p>
          </table:table-cell>
          <table:table-cell office:value-type="string" calcext:value-type="string">
            <text:p>Fid_8</text:p>
          </table:table-cell>
          <table:table-cell/>
          <table:table-cell table:style-name="ce16" office:value-type="string" calcext:value-type="string" table:number-columns-spanned="1" table:number-rows-spanned="15">
            <text:p>Test #4</text:p>
          </table:table-cell>
          <table:table-cell table:style-name="ce17" office:value-type="float" office:value="117" calcext:value-type="float">
            <text:p>117</text:p>
          </table:table-cell>
          <table:table-cell office:value-type="string" calcext:value-type="string">
            <text:p>Fid_10</text:p>
          </table:table-cell>
          <table:table-cell/>
          <table:table-cell table:style-name="ce16" office:value-type="string" calcext:value-type="string" table:number-columns-spanned="1" table:number-rows-spanned="15">
            <text:p>Test #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id_10</text:p>
          </table:table-cell>
          <table:table-cell/>
          <table:table-cell table:style-name="ce16" office:value-type="string" calcext:value-type="string" table:number-columns-spanned="1" table:number-rows-spanned="15">
            <text:p>Test #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id_13</text:p>
          </table:table-cell>
          <table:table-cell/>
          <table:table-cell table:style-name="ce16" office:value-type="string" calcext:value-type="string" table:number-columns-spanned="1" table:number-rows-spanned="15">
            <text:p>Test #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d_15</text:p>
          </table:table-cell>
        </table:table-row>
        <table:table-row table:style-name="ro1">
          <table:table-cell/>
          <table:covered-table-cell/>
          <table:table-cell table:style-name="ce17" office:value-type="float" office:value="112" calcext:value-type="float">
            <text:p>112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7" office:value-type="float" office:value="124" calcext:value-type="float">
            <text:p>124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7" office:value-type="float" office:value="143" calcext:value-type="float">
            <text:p>143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id_6</text:p>
          </table:table-cell>
        </table:table-row>
        <table:table-row table:style-name="ro1">
          <table:table-cell/>
          <table:covered-table-cell/>
          <table:table-cell table:style-name="ce17" office:value-type="float" office:value="118" calcext:value-type="float">
            <text:p>118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7" office:value-type="float" office:value="126" calcext:value-type="float">
            <text:p>126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7" office:value-type="float" office:value="110" calcext:value-type="float">
            <text:p>110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id_9</text:p>
          </table:table-cell>
        </table:table-row>
        <table:table-row table:style-name="ro1">
          <table:table-cell/>
          <table:covered-table-cell/>
          <table:table-cell table:style-name="ce17" office:value-type="float" office:value="149" calcext:value-type="float">
            <text:p>149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7" office:value-type="float" office:value="115" calcext:value-type="float">
            <text:p>115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7" office:value-type="float" office:value="155" calcext:value-type="float">
            <text:p>155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Fid_12</text:p>
          </table:table-cell>
        </table:table-row>
        <table:table-row table:style-name="ro1">
          <table:table-cell/>
          <table:covered-table-cell/>
          <table:table-cell table:style-name="ce17" office:value-type="float" office:value="154" calcext:value-type="float">
            <text:p>154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7" office:value-type="float" office:value="130" calcext:value-type="float">
            <text:p>130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7" office:value-type="float" office:value="120" calcext:value-type="float">
            <text:p>120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7" office:value-type="float" office:value="156" calcext:value-type="float">
            <text:p>156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Fid_8</text:p>
          </table:table-cell>
        </table:table-row>
        <table:table-row table:style-name="ro1">
          <table:table-cell/>
          <table:covered-table-cell/>
          <table:table-cell table:style-name="ce17" office:value-type="float" office:value="160" calcext:value-type="float">
            <text:p>160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7" office:value-type="float" office:value="136" calcext:value-type="float">
            <text:p>1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7" office:value-type="float" office:value="125" calcext:value-type="float">
            <text:p>125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7" office:value-type="float" office:value="158" calcext:value-type="float">
            <text:p>158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Fid_1</text:p>
          </table:table-cell>
        </table:table-row>
        <table:table-row table:style-name="ro1">
          <table:table-cell/>
          <table:covered-table-cell/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7" office:value-type="float" office:value="142" calcext:value-type="float">
            <text:p>142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7" office:value-type="float" office:value="131" calcext:value-type="float">
            <text:p>131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7" office:value-type="float" office:value="159" calcext:value-type="float">
            <text:p>159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Fid_2</text:p>
          </table:table-cell>
        </table:table-row>
        <table:table-row table:style-name="ro1">
          <table:table-cell/>
          <table:covered-table-cell/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7" office:value-type="float" office:value="146" calcext:value-type="float">
            <text:p>146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7" office:value-type="float" office:value="140" calcext:value-type="float">
            <text:p>140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7" office:value-type="float" office:value="162" calcext:value-type="float">
            <text:p>162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id_3</text:p>
          </table:table-cell>
        </table:table-row>
        <table:table-row table:style-name="ro1">
          <table:table-cell/>
          <table:covered-table-cell/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7" office:value-type="float" office:value="152" calcext:value-type="float">
            <text:p>152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7" office:value-type="float" office:value="145" calcext:value-type="float">
            <text:p>145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Fid_7</text:p>
          </table:table-cell>
        </table:table-row>
        <table:table-row table:style-name="ro1">
          <table:table-cell/>
          <table:covered-table-cell/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7" office:value-type="float" office:value="166" calcext:value-type="float">
            <text:p>166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Fid_13</text:p>
          </table:table-cell>
        </table:table-row>
        <table:table-row table:style-name="ro1">
          <table:table-cell/>
          <table:covered-table-cell/>
          <table:table-cell table:style-name="ce17" office:value-type="float" office:value="42" calcext:value-type="float">
            <text:p>42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office:value-type="float" office:value="28" calcext:value-type="float">
            <text:p>28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id_4</text:p>
          </table:table-cell>
        </table:table-row>
        <table:table-row table:style-name="ro1">
          <table:table-cell/>
          <table:covered-table-cell/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7" office:value-type="float" office:value="25" calcext:value-type="float">
            <text:p>25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7" office:value-type="float" office:value="37" calcext:value-type="float">
            <text:p>37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office:value-type="float" office:value="70" calcext:value-type="float">
            <text:p>70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office:value-type="float" office:value="47" calcext:value-type="float">
            <text:p>47</text:p>
          </table:table-cell>
          <table:table-cell office:value-type="string" calcext:value-type="string">
            <text:p>Fid_11</text:p>
          </table:table-cell>
        </table:table-row>
        <table:table-row table:style-name="ro1">
          <table:table-cell/>
          <table:covered-table-cell/>
          <table:table-cell table:style-name="ce17" office:value-type="float" office:value="60" calcext:value-type="float">
            <text:p>60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7" office:value-type="float" office:value="53" calcext:value-type="float">
            <text:p>53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office:value-type="float" office:value="80" calcext:value-type="float">
            <text:p>80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id_5</text:p>
          </table:table-cell>
        </table:table-row>
        <table:table-row table:style-name="ro1">
          <table:table-cell/>
          <table:covered-table-cell/>
          <table:table-cell table:style-name="ce17" office:value-type="float" office:value="66" calcext:value-type="float">
            <text:p>66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7" office:value-type="float" office:value="40" calcext:value-type="float">
            <text:p>40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office:value-type="float" office:value="76" calcext:value-type="float">
            <text:p>76</text:p>
          </table:table-cell>
          <table:table-cell office:value-type="string" calcext:value-type="string">
            <text:p>Fid_10</text:p>
          </table:table-cell>
        </table:table-row>
        <table:table-row table:style-name="ro1">
          <table:table-cell/>
          <table:covered-table-cell/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7" office:value-type="float" office:value="79" calcext:value-type="float">
            <text:p>79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7" office:value-type="float" office:value="81" calcext:value-type="float">
            <text:p>81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Fid_14</text:p>
          </table:table-cell>
        </table:table-row>
        <table:table-row table:style-name="ro1">
          <table:table-cell table:number-columns-repeated="2"/>
          <table:table-cell table:style-name="ce17"/>
          <table:table-cell table:number-columns-repeated="25"/>
        </table:table-row>
        <table:table-row table:style-name="ro1" table:number-rows-repeated="7">
          <table:table-cell table:number-columns-repeated="28"/>
        </table:table-row>
        <table:table-row table:style-name="ro1" table:number-rows-repeated="8">
          <table:table-cell table:number-columns-repeated="28"/>
        </table:table-row>
        <table:table-row table:style-name="ro1">
          <table:table-cell table:number-columns-repeated="2"/>
          <table:table-cell table:style-name="ce17"/>
          <table:table-cell table:number-columns-repeated="25"/>
        </table:table-row>
        <table:table-row table:style-name="ro1" table:number-rows-repeated="27">
          <table:table-cell table:number-columns-repeated="28"/>
        </table:table-row>
        <table:table-row table:style-name="ro1" table:number-rows-repeated="1048515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6" table:target-range-address="'Set #7'.A1:'Set #7'.B1048576">
          <table:sort>
            <table:sort-by table:field-number="0" table:data-type="automatic"/>
          </table:sort>
        </table:database-range>
        <table:database-range table:name="__Anonymous_Sheet_DB__9" table:target-range-address="'input images'.T1:'input images'.T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1:13:36.028291496</dc:date>
    <meta:editing-duration>P15DT17H27M37S</meta:editing-duration>
    <meta:editing-cycles>105</meta:editing-cycles>
    <meta:generator>LibreOffice/7.5.0.3$MacOSX_X86_64 LibreOffice_project/c21113d003cd3efa8c53188764377a8272d9d6de</meta:generator>
    <meta:document-statistic meta:table-count="10" meta:cell-count="104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36cm" svg:height="14.926cm" xlink:href=".." xlink:type="simple" chart:class="chart:scatter" chart:style-name="ch1">
        <chart:legend chart:legend-position="end" svg:x="16.327cm" svg:y="6.667cm" style:legend-expansion="high" chart:style-name="ch2"/>
        <chart:plot-area chart:style-name="ch3" table:cell-range-address="BifSimMetric.C1:BifSimMetric.C151 BifSimMetric.F3:BifSimMetric.F3 BifSimMetric.D2:BifSimMetric.D450 BifSimMetric.F6:BifSimMetric.F6 BifSimMetric.F9:BifSimMetric.F9" chart:data-source-has-labels="row" svg:x="0.374cm" svg:y="0.298cm" svg:width="15.579cm" svg:height="14.33cm">
          <chart:coordinate-region svg:x="1.091cm" svg:y="0.497cm" svg:width="14.441cm" svg:height="13.4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fSimMetric.D2:BifSimMetric.D151" chart:label-cell-address="BifSimMetric.F3:BifSimMetric.F3" chart:class="chart:scatter">
            <chart:domain table:cell-range-address="BifSimMetric.C2:BifSimMetric.C151"/>
            <chart:data-point chart:style-name="ch8"/>
            <chart:data-point/>
            <chart:data-point chart:style-name="ch8"/>
            <chart:data-point chart:repeated="3"/>
            <chart:data-point chart:style-name="ch8"/>
            <chart:data-point chart:repeated="13"/>
            <chart:data-point chart:style-name="ch8"/>
            <chart:data-point chart:repeated="8"/>
            <chart:data-point chart:style-name="ch8"/>
            <chart:data-point chart:repeated="6"/>
            <chart:data-point chart:style-name="ch8" chart:repeated="2"/>
            <chart:data-point chart:repeated="92"/>
            <chart:data-point chart:style-name="ch8"/>
            <chart:data-point/>
            <chart:data-point chart:style-name="ch8" chart:repeated="2"/>
            <chart:data-point chart:repeated="3"/>
            <chart:data-point chart:style-name="ch8"/>
            <chart:data-point chart:repeated="5"/>
            <chart:data-point chart:style-name="ch8"/>
            <chart:data-point chart:repeated="6"/>
          </chart:series>
          <chart:series chart:style-name="ch9" chart:values-cell-range-address="BifSimMetric.D152:BifSimMetric.D301" chart:label-cell-address="BifSimMetric.F6:BifSimMetric.F6" chart:class="chart:scatter">
            <chart:domain table:cell-range-address="BifSimMetric.C152:BifSimMetric.C301"/>
            <chart:data-point chart:repeated="150"/>
          </chart:series>
          <chart:series chart:style-name="ch10" chart:values-cell-range-address="BifSimMetric.D302:BifSimMetric.D450" chart:label-cell-address="BifSimMetric.F9:BifSimMetric.F9" chart:class="chart:scatter">
            <chart:domain table:cell-range-address="BifSimMetric.C302:BifSimMetric.C450"/>
            <chart:data-point chart:repeated="90"/>
            <chart:data-point chart:style-name="ch11" chart:repeated="2"/>
            <chart:data-point chart:repeated="5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taset #1</text:p>
                <draw:g>
                  <svg:desc>BifSimMetric.F3:BifSimMetric.F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ataset #2</text:p>
                <draw:g>
                  <svg:desc>BifSimMetric.F6:BifSimMetric.F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ataset #3</text:p>
                <draw:g>
                  <svg:desc>BifSimMetric.F9:BifSimMetric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6666666666667">
                <text:p>7.16666666666667</text:p>
                <draw:g>
                  <svg:desc>BifSimMetric.C2:BifSimMetric.C151</svg:desc>
                </draw:g>
              </table:table-cell>
              <table:table-cell office:value-type="float" office:value="0.248038">
                <text:p>0.248038</text:p>
                <draw:g>
                  <svg:desc>BifSimMetric.D2:BifSimMetric.D151</svg:desc>
                </draw:g>
              </table:table-cell>
              <table:table-cell office:value-type="float" office:value="6.6">
                <text:p>6.6</text:p>
                <draw:g>
                  <svg:desc>BifSimMetric.C152:BifSimMetric.C301</svg:desc>
                </draw:g>
              </table:table-cell>
              <table:table-cell office:value-type="float" office:value="0.299975">
                <text:p>0.299975</text:p>
                <draw:g>
                  <svg:desc>BifSimMetric.D152:BifSimMetric.D301</svg:desc>
                </draw:g>
              </table:table-cell>
              <table:table-cell office:value-type="float" office:value="6.4">
                <text:p>6.4</text:p>
                <draw:g>
                  <svg:desc>BifSimMetric.C302:BifSimMetric.C450</svg:desc>
                </draw:g>
              </table:table-cell>
              <table:table-cell office:value-type="float" office:value="0.444787">
                <text:p>0.444787</text:p>
                <draw:g>
                  <svg:desc>BifSimMetric.D302:BifSimMetric.D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463674">
                <text:p>0.463674</text:p>
              </table:table-cell>
              <table:table-cell office:value-type="float" office:value="5.6">
                <text:p>5.6</text:p>
              </table:table-cell>
              <table:table-cell office:value-type="float" office:value="0.473529">
                <text:p>0.47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320569">
                <text:p>0.320569</text:p>
              </table:table-cell>
              <table:table-cell office:value-type="float" office:value="7">
                <text:p>7</text:p>
              </table:table-cell>
              <table:table-cell office:value-type="float" office:value="0.315244">
                <text:p>0.315244</text:p>
              </table:table-cell>
              <table:table-cell office:value-type="float" office:value="6">
                <text:p>6</text:p>
              </table:table-cell>
              <table:table-cell office:value-type="float" office:value="0.484367">
                <text:p>0.484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411886">
                <text:p>0.411886</text:p>
              </table:table-cell>
              <table:table-cell office:value-type="float" office:value="8">
                <text:p>8</text:p>
              </table:table-cell>
              <table:table-cell office:value-type="float" office:value="0.428408">
                <text:p>0.428408</text:p>
              </table:table-cell>
              <table:table-cell office:value-type="float" office:value="5.8">
                <text:p>5.8</text:p>
              </table:table-cell>
              <table:table-cell office:value-type="float" office:value="0.475412">
                <text:p>0.475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82748">
                <text:p>0.382748</text:p>
              </table:table-cell>
              <table:table-cell office:value-type="float" office:value="6.4">
                <text:p>6.4</text:p>
              </table:table-cell>
              <table:table-cell office:value-type="float" office:value="0.31206">
                <text:p>0.31206</text:p>
              </table:table-cell>
              <table:table-cell office:value-type="float" office:value="7.2">
                <text:p>7.2</text:p>
              </table:table-cell>
              <table:table-cell office:value-type="float" office:value="0.543499">
                <text:p>0.543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73933">
                <text:p>0.373933</text:p>
              </table:table-cell>
              <table:table-cell office:value-type="float" office:value="7.4">
                <text:p>7.4</text:p>
              </table:table-cell>
              <table:table-cell office:value-type="float" office:value="0.41866">
                <text:p>0.41866</text:p>
              </table:table-cell>
              <table:table-cell office:value-type="float" office:value="5">
                <text:p>5</text:p>
              </table:table-cell>
              <table:table-cell office:value-type="float" office:value="0.455709">
                <text:p>0.455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.295001">
                <text:p>0.295001</text:p>
              </table:table-cell>
              <table:table-cell office:value-type="float" office:value="6.2">
                <text:p>6.2</text:p>
              </table:table-cell>
              <table:table-cell office:value-type="float" office:value="0.389338">
                <text:p>0.389338</text:p>
              </table:table-cell>
              <table:table-cell office:value-type="float" office:value="5.4">
                <text:p>5.4</text:p>
              </table:table-cell>
              <table:table-cell office:value-type="float" office:value="0.457834">
                <text:p>0.457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.445449">
                <text:p>0.445449</text:p>
              </table:table-cell>
              <table:table-cell office:value-type="float" office:value="3.8">
                <text:p>3.8</text:p>
              </table:table-cell>
              <table:table-cell office:value-type="float" office:value="0.295268">
                <text:p>0.295268</text:p>
              </table:table-cell>
              <table:table-cell office:value-type="float" office:value="5.2">
                <text:p>5.2</text:p>
              </table:table-cell>
              <table:table-cell office:value-type="float" office:value="0.472627">
                <text:p>0.472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0.4958">
                <text:p>0.4958</text:p>
              </table:table-cell>
              <table:table-cell office:value-type="float" office:value="7.4">
                <text:p>7.4</text:p>
              </table:table-cell>
              <table:table-cell office:value-type="float" office:value="0.445212">
                <text:p>0.445212</text:p>
              </table:table-cell>
              <table:table-cell office:value-type="float" office:value="6.6">
                <text:p>6.6</text:p>
              </table:table-cell>
              <table:table-cell office:value-type="float" office:value="0.506845">
                <text:p>0.506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242249">
                <text:p>0.242249</text:p>
              </table:table-cell>
              <table:table-cell office:value-type="float" office:value="1">
                <text:p>1</text:p>
              </table:table-cell>
              <table:table-cell office:value-type="float" office:value="0.500489">
                <text:p>0.500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433867">
                <text:p>0.4338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349273">
                <text:p>0.349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7059">
                <text:p>0.387059</text:p>
              </table:table-cell>
              <table:table-cell office:value-type="float" office:value="4">
                <text:p>4</text:p>
              </table:table-cell>
              <table:table-cell office:value-type="float" office:value="0.501678">
                <text:p>0.501678</text:p>
              </table:table-cell>
              <table:table-cell office:value-type="float" office:value="7">
                <text:p>7</text:p>
              </table:table-cell>
              <table:table-cell office:value-type="float" office:value="0.467993">
                <text:p>0.467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50378">
                <text:p>0.50378</text:p>
              </table:table-cell>
              <table:table-cell office:value-type="float" office:value="2">
                <text:p>2</text:p>
              </table:table-cell>
              <table:table-cell office:value-type="float" office:value="0.39143">
                <text:p>0.39143</text:p>
              </table:table-cell>
              <table:table-cell office:value-type="float" office:value="3">
                <text:p>3</text:p>
              </table:table-cell>
              <table:table-cell office:value-type="float" office:value="0.550103">
                <text:p>0.550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72654">
                <text:p>0.472654</text:p>
              </table:table-cell>
              <table:table-cell office:value-type="float" office:value="3.2">
                <text:p>3.2</text:p>
              </table:table-cell>
              <table:table-cell office:value-type="float" office:value="0.496366">
                <text:p>0.496366</text:p>
              </table:table-cell>
              <table:table-cell office:value-type="float" office:value="5.6">
                <text:p>5.6</text:p>
              </table:table-cell>
              <table:table-cell office:value-type="float" office:value="0.318251">
                <text:p>0.31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89513">
                <text:p>0.289513</text:p>
              </table:table-cell>
              <table:table-cell office:value-type="float" office:value="5.4">
                <text:p>5.4</text:p>
              </table:table-cell>
              <table:table-cell office:value-type="float" office:value="0.476731">
                <text:p>0.476731</text:p>
              </table:table-cell>
              <table:table-cell office:value-type="float" office:value="4.2">
                <text:p>4.2</text:p>
              </table:table-cell>
              <table:table-cell office:value-type="float" office:value="0.495304">
                <text:p>0.495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0.480273">
                <text:p>0.480273</text:p>
              </table:table-cell>
              <table:table-cell office:value-type="float" office:value="5.4">
                <text:p>5.4</text:p>
              </table:table-cell>
              <table:table-cell office:value-type="float" office:value="0.462077">
                <text:p>0.462077</text:p>
              </table:table-cell>
              <table:table-cell office:value-type="float" office:value="3.4">
                <text:p>3.4</text:p>
              </table:table-cell>
              <table:table-cell office:value-type="float" office:value="0.475343">
                <text:p>0.475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331433">
                <text:p>0.331433</text:p>
              </table:table-cell>
              <table:table-cell office:value-type="float" office:value="2">
                <text:p>2</text:p>
              </table:table-cell>
              <table:table-cell office:value-type="float" office:value="0.34665">
                <text:p>0.346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358102">
                <text:p>0.358102</text:p>
              </table:table-cell>
              <table:table-cell office:value-type="float" office:value="1.8">
                <text:p>1.8</text:p>
              </table:table-cell>
              <table:table-cell office:value-type="float" office:value="0.340738">
                <text:p>0.340738</text:p>
              </table:table-cell>
              <table:table-cell office:value-type="float" office:value="3.4">
                <text:p>3.4</text:p>
              </table:table-cell>
              <table:table-cell office:value-type="float" office:value="0.514109">
                <text:p>0.514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75888">
                <text:p>0.575888</text:p>
              </table:table-cell>
              <table:table-cell office:value-type="float" office:value="1.4">
                <text:p>1.4</text:p>
              </table:table-cell>
              <table:table-cell office:value-type="float" office:value="0.315268">
                <text:p>0.315268</text:p>
              </table:table-cell>
              <table:table-cell office:value-type="float" office:value="4">
                <text:p>4</text:p>
              </table:table-cell>
              <table:table-cell office:value-type="float" office:value="0.220728">
                <text:p>0.220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5942">
                <text:p>0.385942</text:p>
              </table:table-cell>
              <table:table-cell office:value-type="float" office:value="1">
                <text:p>1</text:p>
              </table:table-cell>
              <table:table-cell office:value-type="float" office:value="0.182526">
                <text:p>0.182526</text:p>
              </table:table-cell>
              <table:table-cell office:value-type="float" office:value="8.2">
                <text:p>8.2</text:p>
              </table:table-cell>
              <table:table-cell office:value-type="float" office:value="0.453695">
                <text:p>0.453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327357">
                <text:p>0.327357</text:p>
              </table:table-cell>
              <table:table-cell office:value-type="float" office:value="3.6">
                <text:p>3.6</text:p>
              </table:table-cell>
              <table:table-cell office:value-type="float" office:value="0.337397">
                <text:p>0.337397</text:p>
              </table:table-cell>
              <table:table-cell office:value-type="float" office:value="7.4">
                <text:p>7.4</text:p>
              </table:table-cell>
              <table:table-cell office:value-type="float" office:value="0.572731">
                <text:p>0.572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339977">
                <text:p>0.339977</text:p>
              </table:table-cell>
              <table:table-cell office:value-type="float" office:value="4.4">
                <text:p>4.4</text:p>
              </table:table-cell>
              <table:table-cell office:value-type="float" office:value="0.363166">
                <text:p>0.363166</text:p>
              </table:table-cell>
              <table:table-cell office:value-type="float" office:value="6.8">
                <text:p>6.8</text:p>
              </table:table-cell>
              <table:table-cell office:value-type="float" office:value="0.348174">
                <text:p>0.34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366476">
                <text:p>0.366476</text:p>
              </table:table-cell>
              <table:table-cell office:value-type="float" office:value="7.2">
                <text:p>7.2</text:p>
              </table:table-cell>
              <table:table-cell office:value-type="float" office:value="0.430222">
                <text:p>0.430222</text:p>
              </table:table-cell>
              <table:table-cell office:value-type="float" office:value="3.6">
                <text:p>3.6</text:p>
              </table:table-cell>
              <table:table-cell office:value-type="float" office:value="0.340571">
                <text:p>0.340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4293">
                <text:p>0.354293</text:p>
              </table:table-cell>
              <table:table-cell office:value-type="float" office:value="7">
                <text:p>7</text:p>
              </table:table-cell>
              <table:table-cell office:value-type="float" office:value="0.401597">
                <text:p>0.401597</text:p>
              </table:table-cell>
              <table:table-cell office:value-type="float" office:value="8">
                <text:p>8</text:p>
              </table:table-cell>
              <table:table-cell office:value-type="float" office:value="0.52384">
                <text:p>0.52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9719">
                <text:p>0.339719</text:p>
              </table:table-cell>
              <table:table-cell office:value-type="float" office:value="5.6">
                <text:p>5.6</text:p>
              </table:table-cell>
              <table:table-cell office:value-type="float" office:value="0.40367">
                <text:p>0.40367</text:p>
              </table:table-cell>
              <table:table-cell office:value-type="float" office:value="3.4">
                <text:p>3.4</text:p>
              </table:table-cell>
              <table:table-cell office:value-type="float" office:value="0.389276">
                <text:p>0.389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544725">
                <text:p>0.544725</text:p>
              </table:table-cell>
              <table:table-cell office:value-type="float" office:value="6.4">
                <text:p>6.4</text:p>
              </table:table-cell>
              <table:table-cell office:value-type="float" office:value="0.484037">
                <text:p>0.484037</text:p>
              </table:table-cell>
              <table:table-cell office:value-type="float" office:value="5.2">
                <text:p>5.2</text:p>
              </table:table-cell>
              <table:table-cell office:value-type="float" office:value="0.585943">
                <text:p>0.585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35741">
                <text:p>0.435741</text:p>
              </table:table-cell>
              <table:table-cell office:value-type="float" office:value="7.4">
                <text:p>7.4</text:p>
              </table:table-cell>
              <table:table-cell office:value-type="float" office:value="0.497579">
                <text:p>0.497579</text:p>
              </table:table-cell>
              <table:table-cell office:value-type="float" office:value="7.6">
                <text:p>7.6</text:p>
              </table:table-cell>
              <table:table-cell office:value-type="float" office:value="0.569343">
                <text:p>0.569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54207">
                <text:p>0.54207</text:p>
              </table:table-cell>
              <table:table-cell office:value-type="float" office:value="3.4">
                <text:p>3.4</text:p>
              </table:table-cell>
              <table:table-cell office:value-type="float" office:value="0.257943">
                <text:p>0.257943</text:p>
              </table:table-cell>
              <table:table-cell office:value-type="float" office:value="6">
                <text:p>6</text:p>
              </table:table-cell>
              <table:table-cell office:value-type="float" office:value="0.435405">
                <text:p>0.435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401302">
                <text:p>0.401302</text:p>
              </table:table-cell>
              <table:table-cell office:value-type="float" office:value="6.4">
                <text:p>6.4</text:p>
              </table:table-cell>
              <table:table-cell office:value-type="float" office:value="0.453113">
                <text:p>0.453113</text:p>
              </table:table-cell>
              <table:table-cell office:value-type="float" office:value="5">
                <text:p>5</text:p>
              </table:table-cell>
              <table:table-cell office:value-type="float" office:value="0.453882">
                <text:p>0.453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">
                <text:p>6.5</text:p>
              </table:table-cell>
              <table:table-cell office:value-type="float" office:value="0.251837">
                <text:p>0.251837</text:p>
              </table:table-cell>
              <table:table-cell office:value-type="float" office:value="5.6">
                <text:p>5.6</text:p>
              </table:table-cell>
              <table:table-cell office:value-type="float" office:value="0.426215">
                <text:p>0.426215</text:p>
              </table:table-cell>
              <table:table-cell office:value-type="float" office:value="9.6">
                <text:p>9.6</text:p>
              </table:table-cell>
              <table:table-cell office:value-type="float" office:value="0.354348">
                <text:p>0.354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">
                <text:p>6.5</text:p>
              </table:table-cell>
              <table:table-cell office:value-type="float" office:value="0.311583">
                <text:p>0.311583</text:p>
              </table:table-cell>
              <table:table-cell office:value-type="float" office:value="2.4">
                <text:p>2.4</text:p>
              </table:table-cell>
              <table:table-cell office:value-type="float" office:value="0.24114">
                <text:p>0.24114</text:p>
              </table:table-cell>
              <table:table-cell office:value-type="float" office:value="10">
                <text:p>10</text:p>
              </table:table-cell>
              <table:table-cell office:value-type="float" office:value="0.57346">
                <text:p>0.57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06018">
                <text:p>0.506018</text:p>
              </table:table-cell>
              <table:table-cell office:value-type="float" office:value="5">
                <text:p>5</text:p>
              </table:table-cell>
              <table:table-cell office:value-type="float" office:value="0.360479">
                <text:p>0.360479</text:p>
              </table:table-cell>
              <table:table-cell office:value-type="float" office:value="5">
                <text:p>5</text:p>
              </table:table-cell>
              <table:table-cell office:value-type="float" office:value="0.437627">
                <text:p>0.437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9976">
                <text:p>0.349976</text:p>
              </table:table-cell>
              <table:table-cell office:value-type="float" office:value="6.6">
                <text:p>6.6</text:p>
              </table:table-cell>
              <table:table-cell office:value-type="float" office:value="0.606793">
                <text:p>0.606793</text:p>
              </table:table-cell>
              <table:table-cell office:value-type="float" office:value="8.2">
                <text:p>8.2</text:p>
              </table:table-cell>
              <table:table-cell office:value-type="float" office:value="0.403052">
                <text:p>0.403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09615">
                <text:p>0.409615</text:p>
              </table:table-cell>
              <table:table-cell office:value-type="float" office:value="8.6">
                <text:p>8.6</text:p>
              </table:table-cell>
              <table:table-cell office:value-type="float" office:value="0.24451">
                <text:p>0.24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68971">
                <text:p>0.468971</text:p>
              </table:table-cell>
              <table:table-cell office:value-type="float" office:value="6.8">
                <text:p>6.8</text:p>
              </table:table-cell>
              <table:table-cell office:value-type="float" office:value="0.459254">
                <text:p>0.459254</text:p>
              </table:table-cell>
              <table:table-cell office:value-type="float" office:value="10">
                <text:p>10</text:p>
              </table:table-cell>
              <table:table-cell office:value-type="float" office:value="0.461398">
                <text:p>0.461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769">
                <text:p>0.39769</text:p>
              </table:table-cell>
              <table:table-cell office:value-type="float" office:value="6.8">
                <text:p>6.8</text:p>
              </table:table-cell>
              <table:table-cell office:value-type="float" office:value="0.479552">
                <text:p>0.479552</text:p>
              </table:table-cell>
              <table:table-cell office:value-type="float" office:value="9.6">
                <text:p>9.6</text:p>
              </table:table-cell>
              <table:table-cell office:value-type="float" office:value="0.450567">
                <text:p>0.450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332598">
                <text:p>0.332598</text:p>
              </table:table-cell>
              <table:table-cell office:value-type="float" office:value="4">
                <text:p>4</text:p>
              </table:table-cell>
              <table:table-cell office:value-type="float" office:value="0.508908">
                <text:p>0.508908</text:p>
              </table:table-cell>
              <table:table-cell office:value-type="float" office:value="9.2">
                <text:p>9.2</text:p>
              </table:table-cell>
              <table:table-cell office:value-type="float" office:value="0.229464">
                <text:p>0.229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0.304809">
                <text:p>0.304809</text:p>
              </table:table-cell>
              <table:table-cell office:value-type="float" office:value="4.4">
                <text:p>4.4</text:p>
              </table:table-cell>
              <table:table-cell office:value-type="float" office:value="0.52724">
                <text:p>0.52724</text:p>
              </table:table-cell>
              <table:table-cell office:value-type="float" office:value="7">
                <text:p>7</text:p>
              </table:table-cell>
              <table:table-cell office:value-type="float" office:value="0.488128">
                <text:p>0.488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5184">
                <text:p>0.45184</text:p>
              </table:table-cell>
              <table:table-cell office:value-type="float" office:value="4.6">
                <text:p>4.6</text:p>
              </table:table-cell>
              <table:table-cell office:value-type="float" office:value="0.420451">
                <text:p>0.420451</text:p>
              </table:table-cell>
              <table:table-cell office:value-type="float" office:value="3">
                <text:p>3</text:p>
              </table:table-cell>
              <table:table-cell office:value-type="float" office:value="0.333793">
                <text:p>0.333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16871">
                <text:p>0.416871</text:p>
              </table:table-cell>
              <table:table-cell office:value-type="float" office:value="6.8">
                <text:p>6.8</text:p>
              </table:table-cell>
              <table:table-cell office:value-type="float" office:value="0.50842">
                <text:p>0.50842</text:p>
              </table:table-cell>
              <table:table-cell office:value-type="float" office:value="3.6">
                <text:p>3.6</text:p>
              </table:table-cell>
              <table:table-cell office:value-type="float" office:value="0.46432">
                <text:p>0.46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41231">
                <text:p>0.41231</text:p>
              </table:table-cell>
              <table:table-cell office:value-type="float" office:value="4.2">
                <text:p>4.2</text:p>
              </table:table-cell>
              <table:table-cell office:value-type="float" office:value="0.384157">
                <text:p>0.384157</text:p>
              </table:table-cell>
              <table:table-cell office:value-type="float" office:value="1.8">
                <text:p>1.8</text:p>
              </table:table-cell>
              <table:table-cell office:value-type="float" office:value="0.327916">
                <text:p>0.327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0.491439">
                <text:p>0.491439</text:p>
              </table:table-cell>
              <table:table-cell office:value-type="float" office:value="5">
                <text:p>5</text:p>
              </table:table-cell>
              <table:table-cell office:value-type="float" office:value="0.383969">
                <text:p>0.383969</text:p>
              </table:table-cell>
              <table:table-cell office:value-type="float" office:value="4">
                <text:p>4</text:p>
              </table:table-cell>
              <table:table-cell office:value-type="float" office:value="0.410085">
                <text:p>0.410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">
                <text:p>4.5</text:p>
              </table:table-cell>
              <table:table-cell office:value-type="float" office:value="0.436462">
                <text:p>0.436462</text:p>
              </table:table-cell>
              <table:table-cell office:value-type="float" office:value="1.8">
                <text:p>1.8</text:p>
              </table:table-cell>
              <table:table-cell office:value-type="float" office:value="0.275062">
                <text:p>0.275062</text:p>
              </table:table-cell>
              <table:table-cell office:value-type="float" office:value="3.2">
                <text:p>3.2</text:p>
              </table:table-cell>
              <table:table-cell office:value-type="float" office:value="0.225513">
                <text:p>0.2255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370352">
                <text:p>0.370352</text:p>
              </table:table-cell>
              <table:table-cell office:value-type="float" office:value="1.2">
                <text:p>1.2</text:p>
              </table:table-cell>
              <table:table-cell office:value-type="float" office:value="0.266703">
                <text:p>0.266703</text:p>
              </table:table-cell>
              <table:table-cell office:value-type="float" office:value="3.2">
                <text:p>3.2</text:p>
              </table:table-cell>
              <table:table-cell office:value-type="float" office:value="0.245556">
                <text:p>0.24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345166">
                <text:p>0.345166</text:p>
              </table:table-cell>
              <table:table-cell office:value-type="float" office:value="5">
                <text:p>5</text:p>
              </table:table-cell>
              <table:table-cell office:value-type="float" office:value="0.391402">
                <text:p>0.391402</text:p>
              </table:table-cell>
              <table:table-cell office:value-type="float" office:value="1.8">
                <text:p>1.8</text:p>
              </table:table-cell>
              <table:table-cell office:value-type="float" office:value="0.180859">
                <text:p>0.180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448137">
                <text:p>0.448137</text:p>
              </table:table-cell>
              <table:table-cell office:value-type="float" office:value="5">
                <text:p>5</text:p>
              </table:table-cell>
              <table:table-cell office:value-type="float" office:value="0.417057">
                <text:p>0.417057</text:p>
              </table:table-cell>
              <table:table-cell office:value-type="float" office:value="4.6">
                <text:p>4.6</text:p>
              </table:table-cell>
              <table:table-cell office:value-type="float" office:value="0.544584">
                <text:p>0.544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2004">
                <text:p>0.52004</text:p>
              </table:table-cell>
              <table:table-cell office:value-type="float" office:value="1.8">
                <text:p>1.8</text:p>
              </table:table-cell>
              <table:table-cell office:value-type="float" office:value="0.280588">
                <text:p>0.280588</text:p>
              </table:table-cell>
              <table:table-cell office:value-type="float" office:value="1.6">
                <text:p>1.6</text:p>
              </table:table-cell>
              <table:table-cell office:value-type="float" office:value="0.330531">
                <text:p>0.330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0.591024">
                <text:p>0.591024</text:p>
              </table:table-cell>
              <table:table-cell office:value-type="float" office:value="2.6">
                <text:p>2.6</text:p>
              </table:table-cell>
              <table:table-cell office:value-type="float" office:value="0.265099">
                <text:p>0.265099</text:p>
              </table:table-cell>
              <table:table-cell office:value-type="float" office:value="3.4">
                <text:p>3.4</text:p>
              </table:table-cell>
              <table:table-cell office:value-type="float" office:value="0.23669">
                <text:p>0.23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60064">
                <text:p>0.560064</text:p>
              </table:table-cell>
              <table:table-cell office:value-type="float" office:value="1.8">
                <text:p>1.8</text:p>
              </table:table-cell>
              <table:table-cell office:value-type="float" office:value="0.259755">
                <text:p>0.259755</text:p>
              </table:table-cell>
              <table:table-cell office:value-type="float" office:value="4.6">
                <text:p>4.6</text:p>
              </table:table-cell>
              <table:table-cell office:value-type="float" office:value="0.33991">
                <text:p>0.33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">
                <text:p>4.5</text:p>
              </table:table-cell>
              <table:table-cell office:value-type="float" office:value="0.483134">
                <text:p>0.483134</text:p>
              </table:table-cell>
              <table:table-cell office:value-type="float" office:value="5">
                <text:p>5</text:p>
              </table:table-cell>
              <table:table-cell office:value-type="float" office:value="0.315859">
                <text:p>0.315859</text:p>
              </table:table-cell>
              <table:table-cell office:value-type="float" office:value="1.4">
                <text:p>1.4</text:p>
              </table:table-cell>
              <table:table-cell office:value-type="float" office:value="0.293634">
                <text:p>0.293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867">
                <text:p>0.4867</text:p>
              </table:table-cell>
              <table:table-cell office:value-type="float" office:value="7.8">
                <text:p>7.8</text:p>
              </table:table-cell>
              <table:table-cell office:value-type="float" office:value="0.333344">
                <text:p>0.333344</text:p>
              </table:table-cell>
              <table:table-cell office:value-type="float" office:value="1">
                <text:p>1</text:p>
              </table:table-cell>
              <table:table-cell office:value-type="float" office:value="0.399582">
                <text:p>0.3995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79638">
                <text:p>0.479638</text:p>
              </table:table-cell>
              <table:table-cell office:value-type="float" office:value="1.4">
                <text:p>1.4</text:p>
              </table:table-cell>
              <table:table-cell office:value-type="float" office:value="0.247511">
                <text:p>0.247511</text:p>
              </table:table-cell>
              <table:table-cell office:value-type="float" office:value="4.2">
                <text:p>4.2</text:p>
              </table:table-cell>
              <table:table-cell office:value-type="float" office:value="0.496022">
                <text:p>0.496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48887">
                <text:p>0.448887</text:p>
              </table:table-cell>
              <table:table-cell office:value-type="float" office:value="1.4">
                <text:p>1.4</text:p>
              </table:table-cell>
              <table:table-cell office:value-type="float" office:value="0.178907">
                <text:p>0.178907</text:p>
              </table:table-cell>
              <table:table-cell office:value-type="float" office:value="2.4">
                <text:p>2.4</text:p>
              </table:table-cell>
              <table:table-cell office:value-type="float" office:value="0.405013">
                <text:p>0.405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5">
                <text:p>7.5</text:p>
              </table:table-cell>
              <table:table-cell office:value-type="float" office:value="0.4195">
                <text:p>0.4195</text:p>
              </table:table-cell>
              <table:table-cell office:value-type="float" office:value="8.8">
                <text:p>8.8</text:p>
              </table:table-cell>
              <table:table-cell office:value-type="float" office:value="0.318854">
                <text:p>0.318854</text:p>
              </table:table-cell>
              <table:table-cell office:value-type="float" office:value="1">
                <text:p>1</text:p>
              </table:table-cell>
              <table:table-cell office:value-type="float" office:value="0.256749">
                <text:p>0.256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49487">
                <text:p>0.49487</text:p>
              </table:table-cell>
              <table:table-cell office:value-type="float" office:value="5">
                <text:p>5</text:p>
              </table:table-cell>
              <table:table-cell office:value-type="float" office:value="0.261372">
                <text:p>0.261372</text:p>
              </table:table-cell>
              <table:table-cell office:value-type="float" office:value="5.6">
                <text:p>5.6</text:p>
              </table:table-cell>
              <table:table-cell office:value-type="float" office:value="0.618207">
                <text:p>0.618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3422">
                <text:p>0.333422</text:p>
              </table:table-cell>
              <table:table-cell office:value-type="float" office:value="6">
                <text:p>6</text:p>
              </table:table-cell>
              <table:table-cell office:value-type="float" office:value="0.397">
                <text:p>0.397</text:p>
              </table:table-cell>
              <table:table-cell office:value-type="float" office:value="2.6">
                <text:p>2.6</text:p>
              </table:table-cell>
              <table:table-cell office:value-type="float" office:value="0.349366">
                <text:p>0.349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1983">
                <text:p>0.351983</text:p>
              </table:table-cell>
              <table:table-cell office:value-type="float" office:value="9">
                <text:p>9</text:p>
              </table:table-cell>
              <table:table-cell office:value-type="float" office:value="0.424912">
                <text:p>0.424912</text:p>
              </table:table-cell>
              <table:table-cell office:value-type="float" office:value="1">
                <text:p>1</text:p>
              </table:table-cell>
              <table:table-cell office:value-type="float" office:value="0.29573">
                <text:p>0.295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02122">
                <text:p>0.502122</text:p>
              </table:table-cell>
              <table:table-cell office:value-type="float" office:value="2.8">
                <text:p>2.8</text:p>
              </table:table-cell>
              <table:table-cell office:value-type="float" office:value="0.271306">
                <text:p>0.271306</text:p>
              </table:table-cell>
              <table:table-cell office:value-type="float" office:value="5.4">
                <text:p>5.4</text:p>
              </table:table-cell>
              <table:table-cell office:value-type="float" office:value="0.489286">
                <text:p>0.489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52105">
                <text:p>0.452105</text:p>
              </table:table-cell>
              <table:table-cell office:value-type="float" office:value="6.2">
                <text:p>6.2</text:p>
              </table:table-cell>
              <table:table-cell office:value-type="float" office:value="0.342278">
                <text:p>0.342278</text:p>
              </table:table-cell>
              <table:table-cell office:value-type="float" office:value="1">
                <text:p>1</text:p>
              </table:table-cell>
              <table:table-cell office:value-type="float" office:value="0.324336">
                <text:p>0.324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10862">
                <text:p>0.410862</text:p>
              </table:table-cell>
              <table:table-cell office:value-type="float" office:value="1.6">
                <text:p>1.6</text:p>
              </table:table-cell>
              <table:table-cell office:value-type="float" office:value="0.202397">
                <text:p>0.202397</text:p>
              </table:table-cell>
              <table:table-cell office:value-type="float" office:value="4.6">
                <text:p>4.6</text:p>
              </table:table-cell>
              <table:table-cell office:value-type="float" office:value="0.601513">
                <text:p>0.601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63047">
                <text:p>0.163047</text:p>
              </table:table-cell>
              <table:table-cell office:value-type="float" office:value="3">
                <text:p>3</text:p>
              </table:table-cell>
              <table:table-cell office:value-type="float" office:value="0.274969">
                <text:p>0.274969</text:p>
              </table:table-cell>
              <table:table-cell office:value-type="float" office:value="2.6">
                <text:p>2.6</text:p>
              </table:table-cell>
              <table:table-cell office:value-type="float" office:value="0.366506">
                <text:p>0.366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272239">
                <text:p>0.272239</text:p>
              </table:table-cell>
              <table:table-cell office:value-type="float" office:value="2">
                <text:p>2</text:p>
              </table:table-cell>
              <table:table-cell office:value-type="float" office:value="0.302422">
                <text:p>0.302422</text:p>
              </table:table-cell>
              <table:table-cell office:value-type="float" office:value="4">
                <text:p>4</text:p>
              </table:table-cell>
              <table:table-cell office:value-type="float" office:value="0.379998">
                <text:p>0.37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">
                <text:p>1.5</text:p>
              </table:table-cell>
              <table:table-cell office:value-type="float" office:value="0.339233">
                <text:p>0.339233</text:p>
              </table:table-cell>
              <table:table-cell office:value-type="float" office:value="4.2">
                <text:p>4.2</text:p>
              </table:table-cell>
              <table:table-cell office:value-type="float" office:value="0.281954">
                <text:p>0.281954</text:p>
              </table:table-cell>
              <table:table-cell office:value-type="float" office:value="1">
                <text:p>1</text:p>
              </table:table-cell>
              <table:table-cell office:value-type="float" office:value="0.303093">
                <text:p>0.3030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42729">
                <text:p>0.342729</text:p>
              </table:table-cell>
              <table:table-cell office:value-type="float" office:value="3.2">
                <text:p>3.2</text:p>
              </table:table-cell>
              <table:table-cell office:value-type="float" office:value="0.354704">
                <text:p>0.354704</text:p>
              </table:table-cell>
              <table:table-cell office:value-type="float" office:value="2">
                <text:p>2</text:p>
              </table:table-cell>
              <table:table-cell office:value-type="float" office:value="0.310937">
                <text:p>0.310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0.295626">
                <text:p>0.295626</text:p>
              </table:table-cell>
              <table:table-cell office:value-type="float" office:value="3.8">
                <text:p>3.8</text:p>
              </table:table-cell>
              <table:table-cell office:value-type="float" office:value="0.285991">
                <text:p>0.285991</text:p>
              </table:table-cell>
              <table:table-cell office:value-type="float" office:value="2.2">
                <text:p>2.2</text:p>
              </table:table-cell>
              <table:table-cell office:value-type="float" office:value="0.262371">
                <text:p>0.262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38434">
                <text:p>0.338434</text:p>
              </table:table-cell>
              <table:table-cell office:value-type="float" office:value="5.2">
                <text:p>5.2</text:p>
              </table:table-cell>
              <table:table-cell office:value-type="float" office:value="0.500291">
                <text:p>0.500291</text:p>
              </table:table-cell>
              <table:table-cell office:value-type="float" office:value="3.6">
                <text:p>3.6</text:p>
              </table:table-cell>
              <table:table-cell office:value-type="float" office:value="0.382921">
                <text:p>0.3829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49735">
                <text:p>0.449735</text:p>
              </table:table-cell>
              <table:table-cell office:value-type="float" office:value="7.2">
                <text:p>7.2</text:p>
              </table:table-cell>
              <table:table-cell office:value-type="float" office:value="0.560741">
                <text:p>0.560741</text:p>
              </table:table-cell>
              <table:table-cell office:value-type="float" office:value="5.8">
                <text:p>5.8</text:p>
              </table:table-cell>
              <table:table-cell office:value-type="float" office:value="0.466812">
                <text:p>0.466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2926">
                <text:p>0.2926</text:p>
              </table:table-cell>
              <table:table-cell office:value-type="float" office:value="2">
                <text:p>2</text:p>
              </table:table-cell>
              <table:table-cell office:value-type="float" office:value="0.354951">
                <text:p>0.354951</text:p>
              </table:table-cell>
              <table:table-cell office:value-type="float" office:value="1.8">
                <text:p>1.8</text:p>
              </table:table-cell>
              <table:table-cell office:value-type="float" office:value="0.400238">
                <text:p>0.400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37963">
                <text:p>0.237963</text:p>
              </table:table-cell>
              <table:table-cell office:value-type="float" office:value="5.6">
                <text:p>5.6</text:p>
              </table:table-cell>
              <table:table-cell office:value-type="float" office:value="0.457212">
                <text:p>0.457212</text:p>
              </table:table-cell>
              <table:table-cell office:value-type="float" office:value="2">
                <text:p>2</text:p>
              </table:table-cell>
              <table:table-cell office:value-type="float" office:value="0.303393">
                <text:p>0.303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34072">
                <text:p>0.334072</text:p>
              </table:table-cell>
              <table:table-cell office:value-type="float" office:value="6">
                <text:p>6</text:p>
              </table:table-cell>
              <table:table-cell office:value-type="float" office:value="0.376339">
                <text:p>0.376339</text:p>
              </table:table-cell>
              <table:table-cell office:value-type="float" office:value="4.8">
                <text:p>4.8</text:p>
              </table:table-cell>
              <table:table-cell office:value-type="float" office:value="0.298049">
                <text:p>0.2980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44334">
                <text:p>0.344334</text:p>
              </table:table-cell>
              <table:table-cell office:value-type="float" office:value="7">
                <text:p>7</text:p>
              </table:table-cell>
              <table:table-cell office:value-type="float" office:value="0.554108">
                <text:p>0.554108</text:p>
              </table:table-cell>
              <table:table-cell office:value-type="float" office:value="6">
                <text:p>6</text:p>
              </table:table-cell>
              <table:table-cell office:value-type="float" office:value="0.316733">
                <text:p>0.316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">
                <text:p>6.5</text:p>
              </table:table-cell>
              <table:table-cell office:value-type="float" office:value="0.360063">
                <text:p>0.360063</text:p>
              </table:table-cell>
              <table:table-cell office:value-type="float" office:value="7.4">
                <text:p>7.4</text:p>
              </table:table-cell>
              <table:table-cell office:value-type="float" office:value="0.416565">
                <text:p>0.416565</text:p>
              </table:table-cell>
              <table:table-cell office:value-type="float" office:value="6">
                <text:p>6</text:p>
              </table:table-cell>
              <table:table-cell office:value-type="float" office:value="0.233146">
                <text:p>0.233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6211">
                <text:p>0.406211</text:p>
              </table:table-cell>
              <table:table-cell office:value-type="float" office:value="7.4">
                <text:p>7.4</text:p>
              </table:table-cell>
              <table:table-cell office:value-type="float" office:value="0.284863">
                <text:p>0.284863</text:p>
              </table:table-cell>
              <table:table-cell office:value-type="float" office:value="6">
                <text:p>6</text:p>
              </table:table-cell>
              <table:table-cell office:value-type="float" office:value="0.368534">
                <text:p>0.368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">
                <text:p>1.5</text:p>
              </table:table-cell>
              <table:table-cell office:value-type="float" office:value="0.315923">
                <text:p>0.315923</text:p>
              </table:table-cell>
              <table:table-cell office:value-type="float" office:value="5.4">
                <text:p>5.4</text:p>
              </table:table-cell>
              <table:table-cell office:value-type="float" office:value="0.308975">
                <text:p>0.308975</text:p>
              </table:table-cell>
              <table:table-cell office:value-type="float" office:value="3.2">
                <text:p>3.2</text:p>
              </table:table-cell>
              <table:table-cell office:value-type="float" office:value="0.340821">
                <text:p>0.3408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.534477">
                <text:p>0.534477</text:p>
              </table:table-cell>
              <table:table-cell office:value-type="float" office:value="6.4">
                <text:p>6.4</text:p>
              </table:table-cell>
              <table:table-cell office:value-type="float" office:value="0.607096">
                <text:p>0.607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330386">
                <text:p>0.330386</text:p>
              </table:table-cell>
              <table:table-cell office:value-type="float" office:value="2.8">
                <text:p>2.8</text:p>
              </table:table-cell>
              <table:table-cell office:value-type="float" office:value="0.474125">
                <text:p>0.474125</text:p>
              </table:table-cell>
              <table:table-cell office:value-type="float" office:value="6.8">
                <text:p>6.8</text:p>
              </table:table-cell>
              <table:table-cell office:value-type="float" office:value="0.445753">
                <text:p>0.4457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68647">
                <text:p>0.368647</text:p>
              </table:table-cell>
              <table:table-cell office:value-type="float" office:value="3.4">
                <text:p>3.4</text:p>
              </table:table-cell>
              <table:table-cell office:value-type="float" office:value="0.35851">
                <text:p>0.35851</text:p>
              </table:table-cell>
              <table:table-cell office:value-type="float" office:value="6.8">
                <text:p>6.8</text:p>
              </table:table-cell>
              <table:table-cell office:value-type="float" office:value="0.451244">
                <text:p>0.451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483011">
                <text:p>0.483011</text:p>
              </table:table-cell>
              <table:table-cell office:value-type="float" office:value="8.8">
                <text:p>8.8</text:p>
              </table:table-cell>
              <table:table-cell office:value-type="float" office:value="0.568125">
                <text:p>0.568125</text:p>
              </table:table-cell>
              <table:table-cell office:value-type="float" office:value="6.8">
                <text:p>6.8</text:p>
              </table:table-cell>
              <table:table-cell office:value-type="float" office:value="0.28362">
                <text:p>0.28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">
                <text:p>3.5</text:p>
              </table:table-cell>
              <table:table-cell office:value-type="float" office:value="0.354539">
                <text:p>0.354539</text:p>
              </table:table-cell>
              <table:table-cell office:value-type="float" office:value="9">
                <text:p>9</text:p>
              </table:table-cell>
              <table:table-cell office:value-type="float" office:value="0.584072">
                <text:p>0.584072</text:p>
              </table:table-cell>
              <table:table-cell office:value-type="float" office:value="3.8">
                <text:p>3.8</text:p>
              </table:table-cell>
              <table:table-cell office:value-type="float" office:value="0.360928">
                <text:p>0.3609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">
                <text:p>3.5</text:p>
              </table:table-cell>
              <table:table-cell office:value-type="float" office:value="0.323633">
                <text:p>0.323633</text:p>
              </table:table-cell>
              <table:table-cell office:value-type="float" office:value="6">
                <text:p>6</text:p>
              </table:table-cell>
              <table:table-cell office:value-type="float" office:value="0.456672">
                <text:p>0.456672</text:p>
              </table:table-cell>
              <table:table-cell office:value-type="float" office:value="8.4">
                <text:p>8.4</text:p>
              </table:table-cell>
              <table:table-cell office:value-type="float" office:value="0.545425">
                <text:p>0.545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">
                <text:p>4.5</text:p>
              </table:table-cell>
              <table:table-cell office:value-type="float" office:value="0.47143">
                <text:p>0.47143</text:p>
              </table:table-cell>
              <table:table-cell office:value-type="float" office:value="6.2">
                <text:p>6.2</text:p>
              </table:table-cell>
              <table:table-cell office:value-type="float" office:value="0.374781">
                <text:p>0.374781</text:p>
              </table:table-cell>
              <table:table-cell office:value-type="float" office:value="6.8">
                <text:p>6.8</text:p>
              </table:table-cell>
              <table:table-cell office:value-type="float" office:value="0.411358">
                <text:p>0.411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0366">
                <text:p>0.340366</text:p>
              </table:table-cell>
              <table:table-cell office:value-type="float" office:value="9.2">
                <text:p>9.2</text:p>
              </table:table-cell>
              <table:table-cell office:value-type="float" office:value="0.524979">
                <text:p>0.524979</text:p>
              </table:table-cell>
              <table:table-cell office:value-type="float" office:value="7.4">
                <text:p>7.4</text:p>
              </table:table-cell>
              <table:table-cell office:value-type="float" office:value="0.306272">
                <text:p>0.306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270698">
                <text:p>0.270698</text:p>
              </table:table-cell>
              <table:table-cell office:value-type="float" office:value="6.6">
                <text:p>6.6</text:p>
              </table:table-cell>
              <table:table-cell office:value-type="float" office:value="0.537644">
                <text:p>0.537644</text:p>
              </table:table-cell>
              <table:table-cell office:value-type="float" office:value="7.6">
                <text:p>7.6</text:p>
              </table:table-cell>
              <table:table-cell office:value-type="float" office:value="0.377839">
                <text:p>0.3778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0.341001">
                <text:p>0.341001</text:p>
              </table:table-cell>
              <table:table-cell office:value-type="float" office:value="9.2">
                <text:p>9.2</text:p>
              </table:table-cell>
              <table:table-cell office:value-type="float" office:value="0.622851">
                <text:p>0.622851</text:p>
              </table:table-cell>
              <table:table-cell office:value-type="float" office:value="7.6">
                <text:p>7.6</text:p>
              </table:table-cell>
              <table:table-cell office:value-type="float" office:value="0.509758">
                <text:p>0.5097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73288">
                <text:p>0.373288</text:p>
              </table:table-cell>
              <table:table-cell office:value-type="float" office:value="9">
                <text:p>9</text:p>
              </table:table-cell>
              <table:table-cell office:value-type="float" office:value="0.705556">
                <text:p>0.705556</text:p>
              </table:table-cell>
              <table:table-cell office:value-type="float" office:value="7">
                <text:p>7</text:p>
              </table:table-cell>
              <table:table-cell office:value-type="float" office:value="0.397132">
                <text:p>0.397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15555">
                <text:p>0.315555</text:p>
              </table:table-cell>
              <table:table-cell office:value-type="float" office:value="7.2">
                <text:p>7.2</text:p>
              </table:table-cell>
              <table:table-cell office:value-type="float" office:value="0.447421">
                <text:p>0.447421</text:p>
              </table:table-cell>
              <table:table-cell office:value-type="float" office:value="7.2">
                <text:p>7.2</text:p>
              </table:table-cell>
              <table:table-cell office:value-type="float" office:value="0.360583">
                <text:p>0.3605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5141">
                <text:p>0.275141</text:p>
              </table:table-cell>
              <table:table-cell office:value-type="float" office:value="8.6">
                <text:p>8.6</text:p>
              </table:table-cell>
              <table:table-cell office:value-type="float" office:value="0.535742">
                <text:p>0.535742</text:p>
              </table:table-cell>
              <table:table-cell office:value-type="float" office:value="5.8">
                <text:p>5.8</text:p>
              </table:table-cell>
              <table:table-cell office:value-type="float" office:value="0.573045">
                <text:p>0.5730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298519">
                <text:p>0.298519</text:p>
              </table:table-cell>
              <table:table-cell office:value-type="float" office:value="7.4">
                <text:p>7.4</text:p>
              </table:table-cell>
              <table:table-cell office:value-type="float" office:value="0.581967">
                <text:p>0.581967</text:p>
              </table:table-cell>
              <table:table-cell office:value-type="float" office:value="4.2">
                <text:p>4.2</text:p>
              </table:table-cell>
              <table:table-cell office:value-type="float" office:value="0.315254">
                <text:p>0.315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29129">
                <text:p>0.29129</text:p>
              </table:table-cell>
              <table:table-cell office:value-type="float" office:value="6.8">
                <text:p>6.8</text:p>
              </table:table-cell>
              <table:table-cell office:value-type="float" office:value="0.403968">
                <text:p>0.403968</text:p>
              </table:table-cell>
              <table:table-cell office:value-type="float" office:value="7.4">
                <text:p>7.4</text:p>
              </table:table-cell>
              <table:table-cell office:value-type="float" office:value="0.388657">
                <text:p>0.388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">
                <text:p>3.5</text:p>
              </table:table-cell>
              <table:table-cell office:value-type="float" office:value="0.487773">
                <text:p>0.487773</text:p>
              </table:table-cell>
              <table:table-cell office:value-type="float" office:value="9">
                <text:p>9</text:p>
              </table:table-cell>
              <table:table-cell office:value-type="float" office:value="0.470406">
                <text:p>0.470406</text:p>
              </table:table-cell>
              <table:table-cell office:value-type="float" office:value="8.4">
                <text:p>8.4</text:p>
              </table:table-cell>
              <table:table-cell office:value-type="float" office:value="0.614136">
                <text:p>0.614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39081">
                <text:p>0.39081</text:p>
              </table:table-cell>
              <table:table-cell office:value-type="float" office:value="6.4">
                <text:p>6.4</text:p>
              </table:table-cell>
              <table:table-cell office:value-type="float" office:value="0.442026">
                <text:p>0.442026</text:p>
              </table:table-cell>
              <table:table-cell office:value-type="float" office:value="8.2">
                <text:p>8.2</text:p>
              </table:table-cell>
              <table:table-cell office:value-type="float" office:value="0.21495">
                <text:p>0.21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">
                <text:p>6.5</text:p>
              </table:table-cell>
              <table:table-cell office:value-type="float" office:value="0.492413">
                <text:p>0.492413</text:p>
              </table:table-cell>
              <table:table-cell office:value-type="float" office:value="2.4">
                <text:p>2.4</text:p>
              </table:table-cell>
              <table:table-cell office:value-type="float" office:value="0.340602">
                <text:p>0.340602</text:p>
              </table:table-cell>
              <table:table-cell office:value-type="float" office:value="8">
                <text:p>8</text:p>
              </table:table-cell>
              <table:table-cell office:value-type="float" office:value="0.240434">
                <text:p>0.240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">
                <text:p>6.5</text:p>
              </table:table-cell>
              <table:table-cell office:value-type="float" office:value="0.303671">
                <text:p>0.303671</text:p>
              </table:table-cell>
              <table:table-cell office:value-type="float" office:value="4">
                <text:p>4</text:p>
              </table:table-cell>
              <table:table-cell office:value-type="float" office:value="0.272446">
                <text:p>0.272446</text:p>
              </table:table-cell>
              <table:table-cell office:value-type="float" office:value="8.8">
                <text:p>8.8</text:p>
              </table:table-cell>
              <table:table-cell office:value-type="float" office:value="0.502063">
                <text:p>0.502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70502">
                <text:p>0.470502</text:p>
              </table:table-cell>
              <table:table-cell office:value-type="float" office:value="5.4">
                <text:p>5.4</text:p>
              </table:table-cell>
              <table:table-cell office:value-type="float" office:value="0.375351">
                <text:p>0.375351</text:p>
              </table:table-cell>
              <table:table-cell office:value-type="float" office:value="8.2">
                <text:p>8.2</text:p>
              </table:table-cell>
              <table:table-cell office:value-type="float" office:value="0.366028">
                <text:p>0.3660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0.384951">
                <text:p>0.384951</text:p>
              </table:table-cell>
              <table:table-cell office:value-type="float" office:value="5.8">
                <text:p>5.8</text:p>
              </table:table-cell>
              <table:table-cell office:value-type="float" office:value="0.349704">
                <text:p>0.349704</text:p>
              </table:table-cell>
              <table:table-cell office:value-type="float" office:value="8.6">
                <text:p>8.6</text:p>
              </table:table-cell>
              <table:table-cell office:value-type="float" office:value="0.476998">
                <text:p>0.476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1684">
                <text:p>0.271684</text:p>
              </table:table-cell>
              <table:table-cell office:value-type="float" office:value="3">
                <text:p>3</text:p>
              </table:table-cell>
              <table:table-cell office:value-type="float" office:value="0.301583">
                <text:p>0.301583</text:p>
              </table:table-cell>
              <table:table-cell office:value-type="float" office:value="4.4">
                <text:p>4.4</text:p>
              </table:table-cell>
              <table:table-cell office:value-type="float" office:value="0.197687">
                <text:p>0.197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262228">
                <text:p>0.262228</text:p>
              </table:table-cell>
              <table:table-cell office:value-type="float" office:value="5.6">
                <text:p>5.6</text:p>
              </table:table-cell>
              <table:table-cell office:value-type="float" office:value="0.409865">
                <text:p>0.409865</text:p>
              </table:table-cell>
              <table:table-cell office:value-type="float" office:value="8.2">
                <text:p>8.2</text:p>
              </table:table-cell>
              <table:table-cell office:value-type="float" office:value="0.214117">
                <text:p>0.214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548879">
                <text:p>0.548879</text:p>
              </table:table-cell>
              <table:table-cell office:value-type="float" office:value="4">
                <text:p>4</text:p>
              </table:table-cell>
              <table:table-cell office:value-type="float" office:value="0.30161">
                <text:p>0.30161</text:p>
              </table:table-cell>
              <table:table-cell office:value-type="float" office:value="4">
                <text:p>4</text:p>
              </table:table-cell>
              <table:table-cell office:value-type="float" office:value="0.333575">
                <text:p>0.333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48533">
                <text:p>0.48533</text:p>
              </table:table-cell>
              <table:table-cell office:value-type="float" office:value="4.4">
                <text:p>4.4</text:p>
              </table:table-cell>
              <table:table-cell office:value-type="float" office:value="0.215855">
                <text:p>0.215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2974">
                <text:p>0.402974</text:p>
              </table:table-cell>
              <table:table-cell office:value-type="float" office:value="4.6">
                <text:p>4.6</text:p>
              </table:table-cell>
              <table:table-cell office:value-type="float" office:value="0.397891">
                <text:p>0.397891</text:p>
              </table:table-cell>
              <table:table-cell office:value-type="float" office:value="5.8">
                <text:p>5.8</text:p>
              </table:table-cell>
              <table:table-cell office:value-type="float" office:value="0.478512">
                <text:p>0.478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41767">
                <text:p>0.341767</text:p>
              </table:table-cell>
              <table:table-cell office:value-type="float" office:value="7.4">
                <text:p>7.4</text:p>
              </table:table-cell>
              <table:table-cell office:value-type="float" office:value="0.51886">
                <text:p>0.51886</text:p>
              </table:table-cell>
              <table:table-cell office:value-type="float" office:value="4.4">
                <text:p>4.4</text:p>
              </table:table-cell>
              <table:table-cell office:value-type="float" office:value="0.413013">
                <text:p>0.413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5">
                <text:p>5.5</text:p>
              </table:table-cell>
              <table:table-cell office:value-type="float" office:value="0.284554">
                <text:p>0.284554</text:p>
              </table:table-cell>
              <table:table-cell office:value-type="float" office:value="7.2">
                <text:p>7.2</text:p>
              </table:table-cell>
              <table:table-cell office:value-type="float" office:value="0.562598">
                <text:p>0.562598</text:p>
              </table:table-cell>
              <table:table-cell office:value-type="float" office:value="5.2">
                <text:p>5.2</text:p>
              </table:table-cell>
              <table:table-cell office:value-type="float" office:value="0.484642">
                <text:p>0.4846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0.391942">
                <text:p>0.391942</text:p>
              </table:table-cell>
              <table:table-cell office:value-type="float" office:value="1.8">
                <text:p>1.8</text:p>
              </table:table-cell>
              <table:table-cell office:value-type="float" office:value="0.362475">
                <text:p>0.362475</text:p>
              </table:table-cell>
              <table:table-cell office:value-type="float" office:value="3.6">
                <text:p>3.6</text:p>
              </table:table-cell>
              <table:table-cell office:value-type="float" office:value="0.412038">
                <text:p>0.4120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2295">
                <text:p>0.42295</text:p>
              </table:table-cell>
              <table:table-cell office:value-type="float" office:value="1.2">
                <text:p>1.2</text:p>
              </table:table-cell>
              <table:table-cell office:value-type="float" office:value="0.340127">
                <text:p>0.340127</text:p>
              </table:table-cell>
              <table:table-cell office:value-type="float" office:value="4.4">
                <text:p>4.4</text:p>
              </table:table-cell>
              <table:table-cell office:value-type="float" office:value="0.486733">
                <text:p>0.4867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24496">
                <text:p>0.424496</text:p>
              </table:table-cell>
              <table:table-cell office:value-type="float" office:value="5">
                <text:p>5</text:p>
              </table:table-cell>
              <table:table-cell office:value-type="float" office:value="0.396891">
                <text:p>0.396891</text:p>
              </table:table-cell>
              <table:table-cell office:value-type="float" office:value="4">
                <text:p>4</text:p>
              </table:table-cell>
              <table:table-cell office:value-type="float" office:value="0.389682">
                <text:p>0.389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5">
                <text:p>7.5</text:p>
              </table:table-cell>
              <table:table-cell office:value-type="float" office:value="0.646745">
                <text:p>0.646745</text:p>
              </table:table-cell>
              <table:table-cell office:value-type="float" office:value="2.4">
                <text:p>2.4</text:p>
              </table:table-cell>
              <table:table-cell office:value-type="float" office:value="0.438414">
                <text:p>0.438414</text:p>
              </table:table-cell>
              <table:table-cell office:value-type="float" office:value="3.2">
                <text:p>3.2</text:p>
              </table:table-cell>
              <table:table-cell office:value-type="float" office:value="0.453348">
                <text:p>0.4533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280539">
                <text:p>0.280539</text:p>
              </table:table-cell>
              <table:table-cell office:value-type="float" office:value="4">
                <text:p>4</text:p>
              </table:table-cell>
              <table:table-cell office:value-type="float" office:value="0.42409">
                <text:p>0.42409</text:p>
              </table:table-cell>
              <table:table-cell office:value-type="float" office:value="6.8">
                <text:p>6.8</text:p>
              </table:table-cell>
              <table:table-cell office:value-type="float" office:value="0.592093">
                <text:p>0.5920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28717">
                <text:p>0.28717</text:p>
              </table:table-cell>
              <table:table-cell office:value-type="float" office:value="2.8">
                <text:p>2.8</text:p>
              </table:table-cell>
              <table:table-cell office:value-type="float" office:value="0.382329">
                <text:p>0.382329</text:p>
              </table:table-cell>
              <table:table-cell office:value-type="float" office:value="5">
                <text:p>5</text:p>
              </table:table-cell>
              <table:table-cell office:value-type="float" office:value="0.492747">
                <text:p>0.4927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.340483">
                <text:p>0.340483</text:p>
              </table:table-cell>
              <table:table-cell office:value-type="float" office:value="3">
                <text:p>3</text:p>
              </table:table-cell>
              <table:table-cell office:value-type="float" office:value="0.395845">
                <text:p>0.395845</text:p>
              </table:table-cell>
              <table:table-cell office:value-type="float" office:value="5">
                <text:p>5</text:p>
              </table:table-cell>
              <table:table-cell office:value-type="float" office:value="0.414447">
                <text:p>0.4144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.557675">
                <text:p>0.557675</text:p>
              </table:table-cell>
              <table:table-cell office:value-type="float" office:value="4.2">
                <text:p>4.2</text:p>
              </table:table-cell>
              <table:table-cell office:value-type="float" office:value="0.463502">
                <text:p>0.4635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75639">
                <text:p>0.375639</text:p>
              </table:table-cell>
              <table:table-cell office:value-type="float" office:value="1.6">
                <text:p>1.6</text:p>
              </table:table-cell>
              <table:table-cell office:value-type="float" office:value="0.207733">
                <text:p>0.207733</text:p>
              </table:table-cell>
              <table:table-cell office:value-type="float" office:value="6.2">
                <text:p>6.2</text:p>
              </table:table-cell>
              <table:table-cell office:value-type="float" office:value="0.32099">
                <text:p>0.320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40879">
                <text:p>0.540879</text:p>
              </table:table-cell>
              <table:table-cell office:value-type="float" office:value="2.4">
                <text:p>2.4</text:p>
              </table:table-cell>
              <table:table-cell office:value-type="float" office:value="0.323585">
                <text:p>0.323585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20674">
                <text:p>0.320674</text:p>
              </table:table-cell>
              <table:table-cell office:value-type="float" office:value="6.4">
                <text:p>6.4</text:p>
              </table:table-cell>
              <table:table-cell office:value-type="float" office:value="0.498041">
                <text:p>0.4980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">
                <text:p>1.5</text:p>
              </table:table-cell>
              <table:table-cell office:value-type="float" office:value="0.338923">
                <text:p>0.338923</text:p>
              </table:table-cell>
              <table:table-cell office:value-type="float" office:value="2.8">
                <text:p>2.8</text:p>
              </table:table-cell>
              <table:table-cell office:value-type="float" office:value="0.443381">
                <text:p>0.443381</text:p>
              </table:table-cell>
              <table:table-cell office:value-type="float" office:value="2.6">
                <text:p>2.6</text:p>
              </table:table-cell>
              <table:table-cell office:value-type="float" office:value="0.467616">
                <text:p>0.467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79558">
                <text:p>0.379558</text:p>
              </table:table-cell>
              <table:table-cell office:value-type="float" office:value="2.6">
                <text:p>2.6</text:p>
              </table:table-cell>
              <table:table-cell office:value-type="float" office:value="0.421209">
                <text:p>0.4212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425044">
                <text:p>0.425044</text:p>
              </table:table-cell>
              <table:table-cell office:value-type="float" office:value="3.4">
                <text:p>3.4</text:p>
              </table:table-cell>
              <table:table-cell office:value-type="float" office:value="0.34473">
                <text:p>0.34473</text:p>
              </table:table-cell>
              <table:table-cell office:value-type="float" office:value="7.2">
                <text:p>7.2</text:p>
              </table:table-cell>
              <table:table-cell office:value-type="float" office:value="0.41807">
                <text:p>0.41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379939">
                <text:p>0.379939</text:p>
              </table:table-cell>
              <table:table-cell office:value-type="float" office:value="1.6">
                <text:p>1.6</text:p>
              </table:table-cell>
              <table:table-cell office:value-type="float" office:value="0.312734">
                <text:p>0.312734</text:p>
              </table:table-cell>
              <table:table-cell office:value-type="float" office:value="1.4">
                <text:p>1.4</text:p>
              </table:table-cell>
              <table:table-cell office:value-type="float" office:value="0.364767">
                <text:p>0.364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460995">
                <text:p>0.460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370347">
                <text:p>0.370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18054">
                <text:p>0.318054</text:p>
              </table:table-cell>
              <table:table-cell office:value-type="float" office:value="2.6">
                <text:p>2.6</text:p>
              </table:table-cell>
              <table:table-cell office:value-type="float" office:value="0.411523">
                <text:p>0.411523</text:p>
              </table:table-cell>
              <table:table-cell office:value-type="float" office:value="1.6">
                <text:p>1.6</text:p>
              </table:table-cell>
              <table:table-cell office:value-type="float" office:value="0.43438">
                <text:p>0.43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54788">
                <text:p>0.354788</text:p>
              </table:table-cell>
              <table:table-cell office:value-type="float" office:value="1">
                <text:p>1</text:p>
              </table:table-cell>
              <table:table-cell office:value-type="float" office:value="0.330713">
                <text:p>0.330713</text:p>
              </table:table-cell>
              <table:table-cell office:value-type="float" office:value="5.4">
                <text:p>5.4</text:p>
              </table:table-cell>
              <table:table-cell office:value-type="float" office:value="0.542913">
                <text:p>0.5429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496177">
                <text:p>0.496177</text:p>
              </table:table-cell>
              <table:table-cell office:value-type="float" office:value="6.8">
                <text:p>6.8</text:p>
              </table:table-cell>
              <table:table-cell office:value-type="float" office:value="0.29598">
                <text:p>0.29598</text:p>
              </table:table-cell>
              <table:table-cell office:value-type="float" office:value="6">
                <text:p>6</text:p>
              </table:table-cell>
              <table:table-cell office:value-type="float" office:value="0.509567">
                <text:p>0.5095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5">
                <text:p>6.5</text:p>
              </table:table-cell>
              <table:table-cell office:value-type="float" office:value="0.446975">
                <text:p>0.446975</text:p>
              </table:table-cell>
              <table:table-cell office:value-type="float" office:value="5.6">
                <text:p>5.6</text:p>
              </table:table-cell>
              <table:table-cell office:value-type="float" office:value="0.343675">
                <text:p>0.343675</text:p>
              </table:table-cell>
              <table:table-cell office:value-type="float" office:value="5.8">
                <text:p>5.8</text:p>
              </table:table-cell>
              <table:table-cell office:value-type="float" office:value="0.439774">
                <text:p>0.439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269702">
                <text:p>0.269702</text:p>
              </table:table-cell>
              <table:table-cell office:value-type="float" office:value="8.2">
                <text:p>8.2</text:p>
              </table:table-cell>
              <table:table-cell office:value-type="float" office:value="0.477012">
                <text:p>0.477012</text:p>
              </table:table-cell>
              <table:table-cell office:value-type="float" office:value="4">
                <text:p>4</text:p>
              </table:table-cell>
              <table:table-cell office:value-type="float" office:value="0.557097">
                <text:p>0.557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9608">
                <text:p>0.359608</text:p>
              </table:table-cell>
              <table:table-cell office:value-type="float" office:value="5.2">
                <text:p>5.2</text:p>
              </table:table-cell>
              <table:table-cell office:value-type="float" office:value="0.438975">
                <text:p>0.438975</text:p>
              </table:table-cell>
              <table:table-cell office:value-type="float" office:value="3.6">
                <text:p>3.6</text:p>
              </table:table-cell>
              <table:table-cell office:value-type="float" office:value="0.255542">
                <text:p>0.2555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149511">
                <text:p>0.149511</text:p>
              </table:table-cell>
              <table:table-cell office:value-type="float" office:value="6.2">
                <text:p>6.2</text:p>
              </table:table-cell>
              <table:table-cell office:value-type="float" office:value="0.377368">
                <text:p>0.377368</text:p>
              </table:table-cell>
              <table:table-cell office:value-type="float" office:value="4.8">
                <text:p>4.8</text:p>
              </table:table-cell>
              <table:table-cell office:value-type="float" office:value="0.454914">
                <text:p>0.454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">
                <text:p>5.5</text:p>
              </table:table-cell>
              <table:table-cell office:value-type="float" office:value="0.331385">
                <text:p>0.331385</text:p>
              </table:table-cell>
              <table:table-cell office:value-type="float" office:value="3.2">
                <text:p>3.2</text:p>
              </table:table-cell>
              <table:table-cell office:value-type="float" office:value="0.359481">
                <text:p>0.359481</text:p>
              </table:table-cell>
              <table:table-cell office:value-type="float" office:value="5">
                <text:p>5</text:p>
              </table:table-cell>
              <table:table-cell office:value-type="float" office:value="0.361063">
                <text:p>0.3610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509154">
                <text:p>0.509154</text:p>
              </table:table-cell>
              <table:table-cell office:value-type="float" office:value="5.8">
                <text:p>5.8</text:p>
              </table:table-cell>
              <table:table-cell office:value-type="float" office:value="0.281879">
                <text:p>0.281879</text:p>
              </table:table-cell>
              <table:table-cell office:value-type="float" office:value="2.6">
                <text:p>2.6</text:p>
              </table:table-cell>
              <table:table-cell office:value-type="float" office:value="0.417921">
                <text:p>0.417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444209">
                <text:p>0.444209</text:p>
              </table:table-cell>
              <table:table-cell office:value-type="float" office:value="4.8">
                <text:p>4.8</text:p>
              </table:table-cell>
              <table:table-cell office:value-type="float" office:value="0.257495">
                <text:p>0.257495</text:p>
              </table:table-cell>
              <table:table-cell office:value-type="float" office:value="3.6">
                <text:p>3.6</text:p>
              </table:table-cell>
              <table:table-cell office:value-type="float" office:value="0.451604">
                <text:p>0.4516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0.375757">
                <text:p>0.375757</text:p>
              </table:table-cell>
              <table:table-cell office:value-type="float" office:value="4.2">
                <text:p>4.2</text:p>
              </table:table-cell>
              <table:table-cell office:value-type="float" office:value="0.328407">
                <text:p>0.328407</text:p>
              </table:table-cell>
              <table:table-cell office:value-type="float" office:value="4.4">
                <text:p>4.4</text:p>
              </table:table-cell>
              <table:table-cell office:value-type="float" office:value="0.393184">
                <text:p>0.3931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48933">
                <text:p>0.348933</text:p>
              </table:table-cell>
              <table:table-cell office:value-type="float" office:value="3.8">
                <text:p>3.8</text:p>
              </table:table-cell>
              <table:table-cell office:value-type="float" office:value="0.402621">
                <text:p>0.402621</text:p>
              </table:table-cell>
              <table:table-cell office:value-type="float" office:value="6.4">
                <text:p>6.4</text:p>
              </table:table-cell>
              <table:table-cell office:value-type="float" office:value="0.622392">
                <text:p>0.622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2838">
                <text:p>0.282838</text:p>
              </table:table-cell>
              <table:table-cell office:value-type="float" office:value="1.4">
                <text:p>1.4</text:p>
              </table:table-cell>
              <table:table-cell office:value-type="float" office:value="0.294816">
                <text:p>0.294816</text:p>
              </table:table-cell>
              <table:table-cell office:value-type="float" office:value="5">
                <text:p>5</text:p>
              </table:table-cell>
              <table:table-cell office:value-type="float" office:value="0.527863">
                <text:p>0.527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">
                <text:p>7.5</text:p>
              </table:table-cell>
              <table:table-cell office:value-type="float" office:value="0.406369">
                <text:p>0.406369</text:p>
              </table:table-cell>
              <table:table-cell office:value-type="float" office:value="7">
                <text:p>7</text:p>
              </table:table-cell>
              <table:table-cell office:value-type="float" office:value="0.703539">
                <text:p>0.703539</text:p>
              </table:table-cell>
              <table:table-cell office:value-type="float" office:value="4.4">
                <text:p>4.4</text:p>
              </table:table-cell>
              <table:table-cell office:value-type="float" office:value="0.559654">
                <text:p>0.559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388202">
                <text:p>0.388202</text:p>
              </table:table-cell>
              <table:table-cell office:value-type="float" office:value="1.2">
                <text:p>1.2</text:p>
              </table:table-cell>
              <table:table-cell office:value-type="float" office:value="0.353693">
                <text:p>0.353693</text:p>
              </table:table-cell>
              <table:table-cell office:value-type="float" office:value="2">
                <text:p>2</text:p>
              </table:table-cell>
              <table:table-cell office:value-type="float" office:value="0.518688">
                <text:p>0.518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5341">
                <text:p>0.2853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2">
                <text:p>5.2</text:p>
              </table:table-cell>
              <table:table-cell office:value-type="float" office:value="0.551438">
                <text:p>0.551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3084">
                <text:p>0.393084</text:p>
              </table:table-cell>
              <table:table-cell office:value-type="float" office:value="8">
                <text:p>8</text:p>
              </table:table-cell>
              <table:table-cell office:value-type="float" office:value="0.339493">
                <text:p>0.339493</text:p>
              </table:table-cell>
              <table:table-cell office:value-type="float" office:value="3.4">
                <text:p>3.4</text:p>
              </table:table-cell>
              <table:table-cell office:value-type="float" office:value="0.529354">
                <text:p>0.5293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333727">
                <text:p>0.333727</text:p>
              </table:table-cell>
              <table:table-cell office:value-type="float" office:value="4.8">
                <text:p>4.8</text:p>
              </table:table-cell>
              <table:table-cell office:value-type="float" office:value="0.581457">
                <text:p>0.581457</text:p>
              </table:table-cell>
              <table:table-cell office:value-type="float" office:value="3">
                <text:p>3</text:p>
              </table:table-cell>
              <table:table-cell office:value-type="float" office:value="0.413094">
                <text:p>0.4130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58029">
                <text:p>0.358029</text:p>
              </table:table-cell>
              <table:table-cell office:value-type="float" office:value="3.6">
                <text:p>3.6</text:p>
              </table:table-cell>
              <table:table-cell office:value-type="float" office:value="0.346886">
                <text:p>0.346886</text:p>
              </table:table-cell>
              <table:table-cell office:value-type="float" office:value="5.8">
                <text:p>5.8</text:p>
              </table:table-cell>
              <table:table-cell office:value-type="float" office:value="0.50561">
                <text:p>0.505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48616">
                <text:p>0.348616</text:p>
              </table:table-cell>
              <table:table-cell office:value-type="float" office:value="6.2">
                <text:p>6.2</text:p>
              </table:table-cell>
              <table:table-cell office:value-type="float" office:value="0.332634">
                <text:p>0.332634</text:p>
              </table:table-cell>
              <table:table-cell office:value-type="float" office:value="3.4">
                <text:p>3.4</text:p>
              </table:table-cell>
              <table:table-cell office:value-type="float" office:value="0.364169">
                <text:p>0.364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">
                <text:p>7.5</text:p>
              </table:table-cell>
              <table:table-cell office:value-type="float" office:value="0.403212">
                <text:p>0.403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499829">
                <text:p>0.4998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5">
                <text:p>7.5</text:p>
              </table:table-cell>
              <table:table-cell office:value-type="float" office:value="0.389082">
                <text:p>0.3890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30851">
                <text:p>0.30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0.297037">
                <text:p>0.297037</text:p>
              </table:table-cell>
              <table:table-cell office:value-type="float" office:value="5.2">
                <text:p>5.2</text:p>
              </table:table-cell>
              <table:table-cell office:value-type="float" office:value="0.472498">
                <text:p>0.472498</text:p>
              </table:table-cell>
              <table:table-cell office:value-type="float" office:value="4.6">
                <text:p>4.6</text:p>
              </table:table-cell>
              <table:table-cell office:value-type="float" office:value="0.367578">
                <text:p>0.367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380455">
                <text:p>0.380455</text:p>
              </table:table-cell>
              <table:table-cell office:value-type="float" office:value="6.2">
                <text:p>6.2</text:p>
              </table:table-cell>
              <table:table-cell office:value-type="float" office:value="0.46648">
                <text:p>0.46648</text:p>
              </table:table-cell>
              <table:table-cell office:value-type="float" office:value="2">
                <text:p>2</text:p>
              </table:table-cell>
              <table:table-cell office:value-type="float" office:value="0.216211">
                <text:p>0.216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.33073">
                <text:p>0.33073</text:p>
              </table:table-cell>
              <table:table-cell office:value-type="float" office:value="3.8">
                <text:p>3.8</text:p>
              </table:table-cell>
              <table:table-cell office:value-type="float" office:value="0.461559">
                <text:p>0.461559</text:p>
              </table:table-cell>
              <table:table-cell office:value-type="float" office:value="4.4">
                <text:p>4.4</text:p>
              </table:table-cell>
              <table:table-cell office:value-type="float" office:value="0.35742">
                <text:p>0.35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25108">
                <text:p>0.525108</text:p>
              </table:table-cell>
              <table:table-cell office:value-type="float" office:value="4">
                <text:p>4</text:p>
              </table:table-cell>
              <table:table-cell office:value-type="float" office:value="0.491437">
                <text:p>0.491437</text:p>
              </table:table-cell>
              <table:table-cell office:value-type="float" office:value="6.4">
                <text:p>6.4</text:p>
              </table:table-cell>
              <table:table-cell office:value-type="float" office:value="0.51554">
                <text:p>0.515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">
                <text:p>6.5</text:p>
              </table:table-cell>
              <table:table-cell office:value-type="float" office:value="0.451587">
                <text:p>0.451587</text:p>
              </table:table-cell>
              <table:table-cell office:value-type="float" office:value="5.4">
                <text:p>5.4</text:p>
              </table:table-cell>
              <table:table-cell office:value-type="float" office:value="0.458948">
                <text:p>0.458948</text:p>
              </table:table-cell>
              <table:table-cell office:value-type="float" office:value="3.8">
                <text:p>3.8</text:p>
              </table:table-cell>
              <table:table-cell office:value-type="float" office:value="0.343372">
                <text:p>0.3433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5">
                <text:p>5.5</text:p>
              </table:table-cell>
              <table:table-cell office:value-type="float" office:value="0.497138">
                <text:p>0.497138</text:p>
              </table:table-cell>
              <table:table-cell office:value-type="float" office:value="5.6">
                <text:p>5.6</text:p>
              </table:table-cell>
              <table:table-cell office:value-type="float" office:value="0.451494">
                <text:p>0.451494</text:p>
              </table:table-cell>
              <table:table-cell office:value-type="float" office:value="3.2">
                <text:p>3.2</text:p>
              </table:table-cell>
              <table:table-cell office:value-type="float" office:value="0.388512">
                <text:p>0.3885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338305">
                <text:p>0.338305</text:p>
              </table:table-cell>
              <table:table-cell office:value-type="float" office:value="3.4">
                <text:p>3.4</text:p>
              </table:table-cell>
              <table:table-cell office:value-type="float" office:value="0.443413">
                <text:p>0.443413</text:p>
              </table:table-cell>
              <table:table-cell office:value-type="float" office:value="6">
                <text:p>6</text:p>
              </table:table-cell>
              <table:table-cell office:value-type="float" office:value="0.326862">
                <text:p>0.3268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0.296963">
                <text:p>0.296963</text:p>
              </table:table-cell>
              <table:table-cell office:value-type="float" office:value="3.8">
                <text:p>3.8</text:p>
              </table:table-cell>
              <table:table-cell office:value-type="float" office:value="0.503457">
                <text:p>0.503457</text:p>
              </table:table-cell>
              <table:table-cell office:value-type="float" office:value="3.2">
                <text:p>3.2</text:p>
              </table:table-cell>
              <table:table-cell office:value-type="float" office:value="0.258694">
                <text:p>0.2586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">
                <text:p>4.5</text:p>
              </table:table-cell>
              <table:table-cell office:value-type="float" office:value="0.499111">
                <text:p>0.499111</text:p>
              </table:table-cell>
              <table:table-cell office:value-type="float" office:value="4.2">
                <text:p>4.2</text:p>
              </table:table-cell>
              <table:table-cell office:value-type="float" office:value="0.460598">
                <text:p>0.460598</text:p>
              </table:table-cell>
              <table:table-cell office:value-type="float" office:value="6.6">
                <text:p>6.6</text:p>
              </table:table-cell>
              <table:table-cell office:value-type="float" office:value="0.513771">
                <text:p>0.5137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281029">
                <text:p>0.281029</text:p>
              </table:table-cell>
              <table:table-cell office:value-type="float" office:value="5.8">
                <text:p>5.8</text:p>
              </table:table-cell>
              <table:table-cell office:value-type="float" office:value="0.595347">
                <text:p>0.59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